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05.19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83.59pt"/>
    </style:style>
    <style:style style:name="co9" style:family="table-column">
      <style:table-column-properties fo:break-before="auto" style:column-width="82.8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86.71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70.44pt"/>
    </style:style>
    <style:style style:name="co15" style:family="table-column">
      <style:table-column-properties fo:break-before="auto" style:column-width="62.76pt"/>
    </style:style>
    <style:style style:name="co16" style:family="table-column">
      <style:table-column-properties fo:break-before="auto" style:column-width="76.65pt"/>
    </style:style>
    <style:style style:name="co17" style:family="table-column">
      <style:table-column-properties fo:break-before="auto" style:column-width="75.86pt"/>
    </style:style>
    <style:style style:name="co18" style:family="table-column">
      <style:table-column-properties fo:break-before="auto" style:column-width="67.41pt"/>
    </style:style>
    <style:style style:name="co19" style:family="table-column">
      <style:table-column-properties fo:break-before="auto" style:column-width="79.74pt"/>
    </style:style>
    <style:style style:name="co20" style:family="table-column">
      <style:table-column-properties fo:break-before="auto" style:column-width="68.14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94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TC_results" table:style-name="ta1">
        <table:shapes>
          <draw:frame draw:z-index="0" draw:style-name="gr1" draw:text-style-name="P1" svg:width="840.87pt" svg:height="474.32pt" svg:x="28.69pt" svg:y="520.3pt">
            <draw:object draw:notify-on-update-of-ranges="TTC_results.A1:TTC_results.A1 TTC_results.A2:TTC_results.A32 TTC_results.B1:TTC_results.B1 TTC_results.B2:TTC_results.B32 TTC_results.A1:TTC_results.A1 TTC_results.A2:TTC_results.A32 TTC_results.C1:TTC_results.C1 TTC_results.C2:TTC_results.C32 TTC_results.A1:TTC_results.A1 TTC_results.A2:TTC_results.A32 TTC_results.D1:TTC_results.D1 TTC_results.D2:TTC_results.D32 TTC_results.A1:TTC_results.A1 TTC_results.A2:TTC_results.A32 TTC_results.E1:TTC_results.E1 TTC_results.E2:TTC_results.E32 TTC_results.A1:TTC_results.A1 TTC_results.A2:TTC_results.A32 TTC_results.F1:TTC_results.F1 TTC_results.F2:TTC_results.F32 TTC_results.A1:TTC_results.A1 TTC_results.A2:TTC_results.A32 TTC_results.G1:TTC_results.G1 TTC_results.G2:TTC_results.G32 TTC_results.A1:TTC_results.A1 TTC_results.A2:TTC_results.A32 TTC_results.H1:TTC_results.H1 TTC_results.H2:TTC_results.H32 TTC_results.A1:TTC_results.A1 TTC_results.A2:TTC_results.A32 TTC_results.I1:TTC_results.I1 TTC_results.I2:TTC_results.I32 TTC_results.A1:TTC_results.A1 TTC_results.A2:TTC_results.A32 TTC_results.J1:TTC_results.J1 TTC_results.J2:TTC_results.J32 TTC_results.A1:TTC_results.A1 TTC_results.A2:TTC_results.A32 TTC_results.K1:TTC_results.K1 TTC_results.K2:TTC_results.K32 TTC_results.A1:TTC_results.A1 TTC_results.A2:TTC_results.A32 TTC_results.L1:TTC_results.L1 TTC_results.L2:TTC_results.L32 TTC_results.A1:TTC_results.A1 TTC_results.A2:TTC_results.A32 TTC_results.M1:TTC_results.M1 TTC_results.M2:TTC_results.M32 TTC_results.A1:TTC_results.A1 TTC_results.A2:TTC_results.A32 TTC_results.N1:TTC_results.N1 TTC_results.N2:TTC_results.N32 TTC_results.A1:TTC_results.A1 TTC_results.A2:TTC_results.A32 TTC_results.O1:TTC_results.O1 TTC_results.O2:TTC_results.O32 TTC_results.A1:TTC_results.A1 TTC_results.A2:TTC_results.A32 TTC_results.P1:TTC_results.P1 TTC_results.P2:TTC_results.P32 TTC_results.A1:TTC_results.A1 TTC_results.A2:TTC_results.A32 TTC_results.Q1:TTC_results.Q1 TTC_results.Q2:TTC_results.Q32 TTC_results.A1:TTC_results.A1 TTC_results.A2:TTC_results.A32 TTC_results.R1:TTC_results.R1 TTC_results.R2:TTC_results.R32 TTC_results.A1:TTC_results.A1 TTC_results.A2:TTC_results.A32 TTC_results.S1:TTC_results.S1 TTC_results.S2:TTC_results.S32 TTC_results.A1:TTC_results.A1 TTC_results.A2:TTC_results.A32 TTC_results.T1:TTC_results.T1 TTC_results.T2:TTC_results.T32 TTC_results.A1:TTC_results.A1 TTC_results.A2:TTC_results.A32 TTC_results.U1:TTC_results.U1 TTC_results.U2:TTC_results.U32 TTC_results.A1:TTC_results.A1 TTC_results.A2:TTC_results.A32 TTC_results.V1:TTC_results.V1 TTC_results.V2:TTC_results.V32 TTC_results.A1:TTC_results.A1 TTC_results.A2:TTC_results.A32 TTC_results.W1:TTC_results.W1 TTC_results.W2:TTC_results.W32 TTC_results.A1:TTC_results.A1 TTC_results.A2:TTC_results.A32 TTC_results.X1:TTC_results.X1 TTC_results.X2:TTC_results.X32 TTC_results.A1:TTC_results.A1 TTC_results.A2:TTC_results.A32 TTC_results.Y1:TTC_results.Y1 TTC_results.Y2:TTC_results.Y32 TTC_results.A1:TTC_results.A1 TTC_results.A2:TTC_results.A32 TTC_results.Z1:TTC_results.Z1 TTC_results.Z2:TTC_results.Z32 TTC_results.A1:TTC_results.A1 TTC_results.A2:TTC_results.A32 TTC_results.AA1:TTC_results.AA1 TTC_results.AA2:TTC_results.AA32 TTC_results.A1:TTC_results.A1 TTC_results.A2:TTC_results.A32 TTC_results.AB1:TTC_results.AB1 TTC_results.AB2:TTC_results.AB32 TTC_results.A1:TTC_results.A1 TTC_results.A2:TTC_results.A32 TTC_results.AC1:TTC_results.AC1 TTC_results.AC2:TTC_results.AC32 TTC_results.A1:TTC_results.A1 TTC_results.A2:TTC_results.A32 TTC_results.AD1:TTC_results.AD1 TTC_results.AD2:TTC_results.AD32 TTC_results.A1:TTC_results.A1 TTC_results.A2:TTC_results.A32 TTC_results.AE1:TTC_results.AE1 TTC_results.AE2:TTC_results.AE32 TTC_results.A1:TTC_results.A1 TTC_results.A2:TTC_results.A32 TTC_results.AF1:TTC_results.AF1 TTC_results.AF2:TTC_results.AF32 TTC_results.A1:TTC_results.A1 TTC_results.A2:TTC_results.A32 TTC_results.AG1:TTC_results.AG1 TTC_results.AG2:TTC_results.AG32 TTC_results.A1:TTC_results.A1 TTC_results.A2:TTC_results.A32 TTC_results.AH1:TTC_results.AH1 TTC_results.AH2:TTC_results.AH32 TTC_results.A1:TTC_results.A1 TTC_results.A2:TTC_results.A32 TTC_results.AI1:TTC_results.AI1 TTC_results.AI2:TTC_results.AI32 TTC_results.A1:TTC_results.A1 TTC_results.A2:TTC_results.A32 TTC_results.AJ1:TTC_results.AJ1 TTC_results.AJ2:TTC_results.AJ32 TTC_results.A1:TTC_results.A1 TTC_results.A2:TTC_results.A32 TTC_results.AK1:TTC_results.AK1 TTC_results.AK2:TTC_results.AK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SHITOMASI+BRISK</text:p>
          </table:table-cell>
          <table:table-cell office:value-type="string" calcext:value-type="string">
            <text:p>SHITOMASI+BRIEF</text:p>
          </table:table-cell>
          <table:table-cell office:value-type="string" calcext:value-type="string">
            <text:p>SHITOMASI+ORB</text:p>
          </table:table-cell>
          <table:table-cell office:value-type="string" calcext:value-type="string">
            <text:p>SHITOMASI+FREAK</text:p>
          </table:table-cell>
          <table:table-cell office:value-type="string" calcext:value-type="string">
            <text:p>SHITOMASI+SIFT</text:p>
          </table:table-cell>
          <table:table-cell office:value-type="string" calcext:value-type="string">
            <text:p>HARRIS+BRISK</text:p>
          </table:table-cell>
          <table:table-cell office:value-type="string" calcext:value-type="string">
            <text:p>HARRIS+BRIEF</text:p>
          </table:table-cell>
          <table:table-cell office:value-type="string" calcext:value-type="string">
            <text:p>HARRIS+ORB</text:p>
          </table:table-cell>
          <table:table-cell office:value-type="string" calcext:value-type="string">
            <text:p>HARRIS+FREAK</text:p>
          </table:table-cell>
          <table:table-cell office:value-type="string" calcext:value-type="string">
            <text:p>HARRIS+SIFT</text:p>
          </table:table-cell>
          <table:table-cell office:value-type="string" calcext:value-type="string">
            <text:p>FAST+BRISK</text:p>
          </table:table-cell>
          <table:table-cell office:value-type="string" calcext:value-type="string">
            <text:p>FAST+BRIEF</text:p>
          </table:table-cell>
          <table:table-cell office:value-type="string" calcext:value-type="string">
            <text:p>FAST+ORB</text:p>
          </table:table-cell>
          <table:table-cell office:value-type="string" calcext:value-type="string">
            <text:p>FAST+FREAK</text:p>
          </table:table-cell>
          <table:table-cell office:value-type="string" calcext:value-type="string">
            <text:p>FAST+SIFT</text:p>
          </table:table-cell>
          <table:table-cell office:value-type="string" calcext:value-type="string">
            <text:p>BRISK+BRISK</text:p>
          </table:table-cell>
          <table:table-cell office:value-type="string" calcext:value-type="string">
            <text:p>BRISK+BRIEF</text:p>
          </table:table-cell>
          <table:table-cell office:value-type="string" calcext:value-type="string">
            <text:p>BRISK+ORB</text:p>
          </table:table-cell>
          <table:table-cell office:value-type="string" calcext:value-type="string">
            <text:p>BRISK+FREAK</text:p>
          </table:table-cell>
          <table:table-cell office:value-type="string" calcext:value-type="string">
            <text:p>BRISK+SIFT</text:p>
          </table:table-cell>
          <table:table-cell office:value-type="string" calcext:value-type="string">
            <text:p>ORB+BRISK</text:p>
          </table:table-cell>
          <table:table-cell office:value-type="string" calcext:value-type="string">
            <text:p>ORB+BRIEF</text:p>
          </table:table-cell>
          <table:table-cell office:value-type="string" calcext:value-type="string">
            <text:p>ORB+ORB</text:p>
          </table:table-cell>
          <table:table-cell office:value-type="string" calcext:value-type="string">
            <text:p>ORB+FREAK</text:p>
          </table:table-cell>
          <table:table-cell office:value-type="string" calcext:value-type="string">
            <text:p>ORB+SIFT</text:p>
          </table:table-cell>
          <table:table-cell office:value-type="string" calcext:value-type="string">
            <text:p>AKAZE+BRISK</text:p>
          </table:table-cell>
          <table:table-cell office:value-type="string" calcext:value-type="string">
            <text:p>AKAZE+BRIEF</text:p>
          </table:table-cell>
          <table:table-cell office:value-type="string" calcext:value-type="string">
            <text:p>AKAZE+ORB</text:p>
          </table:table-cell>
          <table:table-cell office:value-type="string" calcext:value-type="string">
            <text:p>AKAZE+FREAK</text:p>
          </table:table-cell>
          <table:table-cell office:value-type="string" calcext:value-type="string">
            <text:p>AKAZE+AKAZE</text:p>
          </table:table-cell>
          <table:table-cell office:value-type="string" calcext:value-type="string">
            <text:p>AKAZE+SIFT</text:p>
          </table:table-cell>
          <table:table-cell office:value-type="string" calcext:value-type="string">
            <text:p>SIFT+BRISK</text:p>
          </table:table-cell>
          <table:table-cell office:value-type="string" calcext:value-type="string">
            <text:p>SIFT+BRIEF</text:p>
          </table:table-cell>
          <table:table-cell office:value-type="string" calcext:value-type="string">
            <text:p>SIFT+FREAK</text:p>
          </table:table-cell>
          <table:table-cell office:value-type="string" calcext:value-type="string">
            <text:p>SIFT+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72159" calcext:value-type="float">
            <text:p>12.972159</text:p>
          </table:table-cell>
          <table:table-cell office:value-type="float" office:value="35.963062" calcext:value-type="float">
            <text:p>35.963062</text:p>
          </table:table-cell>
          <table:table-cell office:value-type="float" office:value="55.467098" calcext:value-type="float">
            <text:p>55.467098</text:p>
          </table:table-cell>
          <table:table-cell table:number-columns-repeated="2" office:value-type="float" office:value="49.131582" calcext:value-type="float">
            <text:p>49.131582</text:p>
          </table:table-cell>
          <table:table-cell office:value-type="float" office:value="99.99" calcext:value-type="float">
            <text:p>99.99</text:p>
          </table:table-cell>
          <table:table-cell office:value-type="float" office:value="37.070985" calcext:value-type="float">
            <text:p>37.070985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45.96363" calcext:value-type="float">
            <text:p>45.96363</text:p>
          </table:table-cell>
          <table:table-cell office:value-type="float" office:value="99.99" calcext:value-type="float">
            <text:p>99.99</text:p>
          </table:table-cell>
          <table:table-cell office:value-type="float" office:value="33.357617" calcext:value-type="float">
            <text:p>33.357617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97.988863" calcext:value-type="float">
            <text:p>97.988863</text:p>
          </table:table-cell>
          <table:table-cell office:value-type="float" office:value="99.99" calcext:value-type="float">
            <text:p>99.99</text:p>
          </table:table-cell>
          <table:table-cell office:value-type="float" office:value="37.115907" calcext:value-type="float">
            <text:p>37.115907</text:p>
          </table:table-cell>
          <table:table-cell office:value-type="float" office:value="51.831603" calcext:value-type="float">
            <text:p>51.831603</text:p>
          </table:table-cell>
          <table:table-cell office:value-type="float" office:value="26.657717" calcext:value-type="float">
            <text:p>26.657717</text:p>
          </table:table-cell>
          <table:table-cell office:value-type="float" office:value="50.005595" calcext:value-type="float">
            <text:p>50.005595</text:p>
          </table:table-cell>
          <table:table-cell office:value-type="float" office:value="46.775897" calcext:value-type="float">
            <text:p>46.775897</text:p>
          </table:table-cell>
          <table:table-cell office:value-type="float" office:value="36.448453" calcext:value-type="float">
            <text:p>36.448453</text:p>
          </table:table-cell>
          <table:table-cell office:value-type="float" office:value="24.408621" calcext:value-type="float">
            <text:p>24.408621</text:p>
          </table:table-cell>
          <table:table-cell office:value-type="float" office:value="19.412414" calcext:value-type="float">
            <text:p>19.412414</text:p>
          </table:table-cell>
          <table:table-cell office:value-type="float" office:value="16.160532" calcext:value-type="float">
            <text:p>16.160532</text:p>
          </table:table-cell>
          <table:table-cell office:value-type="float" office:value="30.278968" calcext:value-type="float">
            <text:p>30.278968</text:p>
          </table:table-cell>
          <table:table-cell office:value-type="float" office:value="23.279921" calcext:value-type="float">
            <text:p>23.279921</text:p>
          </table:table-cell>
          <table:table-cell office:value-type="float" office:value="21.068161" calcext:value-type="float">
            <text:p>21.068161</text:p>
          </table:table-cell>
          <table:table-cell office:value-type="float" office:value="21.494153" calcext:value-type="float">
            <text:p>21.494153</text:p>
          </table:table-cell>
          <table:table-cell office:value-type="float" office:value="17.96558" calcext:value-type="float">
            <text:p>17.96558</text:p>
          </table:table-cell>
          <table:table-cell office:value-type="float" office:value="21.582747" calcext:value-type="float">
            <text:p>21.582747</text:p>
          </table:table-cell>
          <table:table-cell office:value-type="float" office:value="23.51136" calcext:value-type="float">
            <text:p>23.51136</text:p>
          </table:table-cell>
          <table:table-cell office:value-type="float" office:value="92.158341" calcext:value-type="float">
            <text:p>92.158341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87.243024" calcext:value-type="float">
            <text:p>87.243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64038" calcext:value-type="float">
            <text:p>12.264038</text:p>
          </table:table-cell>
          <table:table-cell office:value-type="float" office:value="42.672892" calcext:value-type="float">
            <text:p>42.672892</text:p>
          </table:table-cell>
          <table:table-cell office:value-type="float" office:value="99.063768" calcext:value-type="float">
            <text:p>99.063768</text:p>
          </table:table-cell>
          <table:table-cell office:value-type="float" office:value="44.8542" calcext:value-type="float">
            <text:p>44.8542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46.55521" calcext:value-type="float">
            <text:p>46.55521</text:p>
          </table:table-cell>
          <table:table-cell office:value-type="float" office:value="99.99" calcext:value-type="float">
            <text:p>99.99</text:p>
          </table:table-cell>
          <table:table-cell office:value-type="float" office:value="60.266175" calcext:value-type="float">
            <text:p>60.266175</text:p>
          </table:table-cell>
          <table:table-cell office:value-type="float" office:value="62.829447" calcext:value-type="float">
            <text:p>62.829447</text:p>
          </table:table-cell>
          <table:table-cell office:value-type="float" office:value="69.959055" calcext:value-type="float">
            <text:p>69.959055</text:p>
          </table:table-cell>
          <table:table-cell office:value-type="float" office:value="23.384616" calcext:value-type="float">
            <text:p>23.384616</text:p>
          </table:table-cell>
          <table:table-cell table:number-columns-repeated="4" office:value-type="float" office:value="99.99" calcext:value-type="float">
            <text:p>99.99</text:p>
          </table:table-cell>
          <table:table-cell office:value-type="float" office:value="47.816092" calcext:value-type="float">
            <text:p>47.816092</text:p>
          </table:table-cell>
          <table:table-cell office:value-type="float" office:value="26.208286" calcext:value-type="float">
            <text:p>26.208286</text:p>
          </table:table-cell>
          <table:table-cell office:value-type="float" office:value="31.014122" calcext:value-type="float">
            <text:p>31.014122</text:p>
          </table:table-cell>
          <table:table-cell office:value-type="float" office:value="25.799742" calcext:value-type="float">
            <text:p>25.799742</text:p>
          </table:table-cell>
          <table:table-cell office:value-type="float" office:value="35.013755" calcext:value-type="float">
            <text:p>35.013755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7.493863" calcext:value-type="float">
            <text:p>27.493863</text:p>
          </table:table-cell>
          <table:table-cell office:value-type="float" office:value="25.946299" calcext:value-type="float">
            <text:p>25.946299</text:p>
          </table:table-cell>
          <table:table-cell office:value-type="float" office:value="25.03941" calcext:value-type="float">
            <text:p>25.03941</text:p>
          </table:table-cell>
          <table:table-cell office:value-type="float" office:value="27.281426" calcext:value-type="float">
            <text:p>27.281426</text:p>
          </table:table-cell>
          <table:table-cell office:value-type="float" office:value="25.194576" calcext:value-type="float">
            <text:p>25.194576</text:p>
          </table:table-cell>
          <table:table-cell office:value-type="float" office:value="25.947994" calcext:value-type="float">
            <text:p>25.947994</text:p>
          </table:table-cell>
          <table:table-cell table:number-columns-repeated="3" office:value-type="float" office:value="99.99" calcext:value-type="float">
            <text:p>99.99</text:p>
          </table:table-cell>
          <table:table-cell office:value-type="float" office:value="95.347323" calcext:value-type="float">
            <text:p>95.347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916132" calcext:value-type="float">
            <text:p>13.916132</text:p>
          </table:table-cell>
          <table:table-cell office:value-type="float" office:value="76.310837" calcext:value-type="float">
            <text:p>76.310837</text:p>
          </table:table-cell>
          <table:table-cell office:value-type="float" office:value="70.367206" calcext:value-type="float">
            <text:p>70.367206</text:p>
          </table:table-cell>
          <table:table-cell office:value-type="float" office:value="38.863495" calcext:value-type="float">
            <text:p>38.863495</text:p>
          </table:table-cell>
          <table:table-cell office:value-type="float" office:value="30.16317" calcext:value-type="float">
            <text:p>30.16317</text:p>
          </table:table-cell>
          <table:table-cell office:value-type="float" office:value="99.99" calcext:value-type="float">
            <text:p>99.99</text:p>
          </table:table-cell>
          <table:table-cell office:value-type="float" office:value="66.201073" calcext:value-type="float">
            <text:p>66.201073</text:p>
          </table:table-cell>
          <table:table-cell office:value-type="float" office:value="99.99" calcext:value-type="float">
            <text:p>99.99</text:p>
          </table:table-cell>
          <table:table-cell office:value-type="float" office:value="45.299945" calcext:value-type="float">
            <text:p>45.299945</text:p>
          </table:table-cell>
          <table:table-cell office:value-type="float" office:value="37.585145" calcext:value-type="float">
            <text:p>37.585145</text:p>
          </table:table-cell>
          <table:table-cell office:value-type="float" office:value="99.99" calcext:value-type="float">
            <text:p>99.99</text:p>
          </table:table-cell>
          <table:table-cell office:value-type="float" office:value="27.536396" calcext:value-type="float">
            <text:p>27.536396</text:p>
          </table:table-cell>
          <table:table-cell office:value-type="float" office:value="44.617512" calcext:value-type="float">
            <text:p>44.617512</text:p>
          </table:table-cell>
          <table:table-cell office:value-type="float" office:value="47.151733" calcext:value-type="float">
            <text:p>47.151733</text:p>
          </table:table-cell>
          <table:table-cell office:value-type="float" office:value="36.952205" calcext:value-type="float">
            <text:p>36.952205</text:p>
          </table:table-cell>
          <table:table-cell office:value-type="float" office:value="99.99" calcext:value-type="float">
            <text:p>99.99</text:p>
          </table:table-cell>
          <table:table-cell office:value-type="float" office:value="39.541703" calcext:value-type="float">
            <text:p>39.541703</text:p>
          </table:table-cell>
          <table:table-cell office:value-type="float" office:value="33.306004" calcext:value-type="float">
            <text:p>33.306004</text:p>
          </table:table-cell>
          <table:table-cell office:value-type="float" office:value="38.762588" calcext:value-type="float">
            <text:p>38.762588</text:p>
          </table:table-cell>
          <table:table-cell office:value-type="float" office:value="38.167739" calcext:value-type="float">
            <text:p>38.167739</text:p>
          </table:table-cell>
          <table:table-cell office:value-type="float" office:value="35.10223" calcext:value-type="float">
            <text:p>35.10223</text:p>
          </table:table-cell>
          <table:table-cell office:value-type="float" office:value="99.99" calcext:value-type="float">
            <text:p>99.99</text:p>
          </table:table-cell>
          <table:table-cell office:value-type="float" office:value="53.346028" calcext:value-type="float">
            <text:p>53.346028</text:p>
          </table:table-cell>
          <table:table-cell office:value-type="float" office:value="37.936535" calcext:value-type="float">
            <text:p>37.936535</text:p>
          </table:table-cell>
          <table:table-cell office:value-type="float" office:value="39.121433" calcext:value-type="float">
            <text:p>39.121433</text:p>
          </table:table-cell>
          <table:table-cell office:value-type="float" office:value="99.99" calcext:value-type="float">
            <text:p>99.99</text:p>
          </table:table-cell>
          <table:table-cell office:value-type="float" office:value="25.022143" calcext:value-type="float">
            <text:p>25.022143</text:p>
          </table:table-cell>
          <table:table-cell office:value-type="float" office:value="27.433734" calcext:value-type="float">
            <text:p>27.433734</text:p>
          </table:table-cell>
          <table:table-cell office:value-type="float" office:value="28.227036" calcext:value-type="float">
            <text:p>28.227036</text:p>
          </table:table-cell>
          <table:table-cell office:value-type="float" office:value="34.04152" calcext:value-type="float">
            <text:p>34.04152</text:p>
          </table:table-cell>
          <table:table-cell office:value-type="float" office:value="23.84918" calcext:value-type="float">
            <text:p>23.84918</text:p>
          </table:table-cell>
          <table:table-cell office:value-type="float" office:value="25.774697" calcext:value-type="float">
            <text:p>25.774697</text:p>
          </table:table-cell>
          <table:table-cell office:value-type="float" office:value="51.114283" calcext:value-type="float">
            <text:p>51.114283</text:p>
          </table:table-cell>
          <table:table-cell table:number-columns-repeated="3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115722" calcext:value-type="float">
            <text:p>7.115722</text:p>
          </table:table-cell>
          <table:table-cell office:value-type="float" office:value="16.103813" calcext:value-type="float">
            <text:p>16.103813</text:p>
          </table:table-cell>
          <table:table-cell office:value-type="float" office:value="15.921516" calcext:value-type="float">
            <text:p>15.921516</text:p>
          </table:table-cell>
          <table:table-cell office:value-type="float" office:value="17.485202" calcext:value-type="float">
            <text:p>17.485202</text:p>
          </table:table-cell>
          <table:table-cell office:value-type="float" office:value="15.48356" calcext:value-type="float">
            <text:p>15.48356</text:p>
          </table:table-cell>
          <table:table-cell office:value-type="float" office:value="20.877838" calcext:value-type="float">
            <text:p>20.877838</text:p>
          </table:table-cell>
          <table:table-cell office:value-type="float" office:value="44.555438" calcext:value-type="float">
            <text:p>44.555438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42.031759" calcext:value-type="float">
            <text:p>42.031759</text:p>
          </table:table-cell>
          <table:table-cell office:value-type="float" office:value="99.99" calcext:value-type="float">
            <text:p>99.99</text:p>
          </table:table-cell>
          <table:table-cell office:value-type="float" office:value="23.463008" calcext:value-type="float">
            <text:p>23.463008</text:p>
          </table:table-cell>
          <table:table-cell office:value-type="float" office:value="99.99" calcext:value-type="float">
            <text:p>99.99</text:p>
          </table:table-cell>
          <table:table-cell office:value-type="float" office:value="27.08086" calcext:value-type="float">
            <text:p>27.08086</text:p>
          </table:table-cell>
          <table:table-cell office:value-type="float" office:value="64.253807" calcext:value-type="float">
            <text:p>64.253807</text:p>
          </table:table-cell>
          <table:table-cell office:value-type="float" office:value="99.99" calcext:value-type="float">
            <text:p>99.99</text:p>
          </table:table-cell>
          <table:table-cell office:value-type="float" office:value="28.514652" calcext:value-type="float">
            <text:p>28.514652</text:p>
          </table:table-cell>
          <table:table-cell office:value-type="float" office:value="31.779507" calcext:value-type="float">
            <text:p>31.779507</text:p>
          </table:table-cell>
          <table:table-cell office:value-type="float" office:value="25.882052" calcext:value-type="float">
            <text:p>25.882052</text:p>
          </table:table-cell>
          <table:table-cell office:value-type="float" office:value="31.360664" calcext:value-type="float">
            <text:p>31.360664</text:p>
          </table:table-cell>
          <table:table-cell office:value-type="float" office:value="20.466929" calcext:value-type="float">
            <text:p>20.466929</text:p>
          </table:table-cell>
          <table:table-cell office:value-type="float" office:value="99.99" calcext:value-type="float">
            <text:p>99.99</text:p>
          </table:table-cell>
          <table:table-cell office:value-type="float" office:value="32.977738" calcext:value-type="float">
            <text:p>32.977738</text:p>
          </table:table-cell>
          <table:table-cell office:value-type="float" office:value="99.99" calcext:value-type="float">
            <text:p>99.99</text:p>
          </table:table-cell>
          <table:table-cell office:value-type="float" office:value="35.298523" calcext:value-type="float">
            <text:p>35.298523</text:p>
          </table:table-cell>
          <table:table-cell office:value-type="float" office:value="99.99" calcext:value-type="float">
            <text:p>99.99</text:p>
          </table:table-cell>
          <table:table-cell office:value-type="float" office:value="24.790686" calcext:value-type="float">
            <text:p>24.790686</text:p>
          </table:table-cell>
          <table:table-cell office:value-type="float" office:value="22.058747" calcext:value-type="float">
            <text:p>22.058747</text:p>
          </table:table-cell>
          <table:table-cell office:value-type="float" office:value="20.86283" calcext:value-type="float">
            <text:p>20.86283</text:p>
          </table:table-cell>
          <table:table-cell office:value-type="float" office:value="25.280408" calcext:value-type="float">
            <text:p>25.280408</text:p>
          </table:table-cell>
          <table:table-cell office:value-type="float" office:value="21.684672" calcext:value-type="float">
            <text:p>21.684672</text:p>
          </table:table-cell>
          <table:table-cell office:value-type="float" office:value="24.044413" calcext:value-type="float">
            <text:p>24.044413</text:p>
          </table:table-cell>
          <table:table-cell table:number-columns-repeated="4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251088" calcext:value-type="float">
            <text:p>16.251088</text:p>
          </table:table-cell>
          <table:table-cell office:value-type="float" office:value="25.402932" calcext:value-type="float">
            <text:p>25.402932</text:p>
          </table:table-cell>
          <table:table-cell office:value-type="float" office:value="27.834633" calcext:value-type="float">
            <text:p>27.834633</text:p>
          </table:table-cell>
          <table:table-cell office:value-type="float" office:value="33.233487" calcext:value-type="float">
            <text:p>33.233487</text:p>
          </table:table-cell>
          <table:table-cell office:value-type="float" office:value="21.195253" calcext:value-type="float">
            <text:p>21.195253</text:p>
          </table:table-cell>
          <table:table-cell office:value-type="float" office:value="30.150405" calcext:value-type="float">
            <text:p>30.150405</text:p>
          </table:table-cell>
          <table:table-cell office:value-type="float" office:value="33.233487" calcext:value-type="float">
            <text:p>33.233487</text:p>
          </table:table-cell>
          <table:table-cell office:value-type="float" office:value="99.99" calcext:value-type="float">
            <text:p>99.99</text:p>
          </table:table-cell>
          <table:table-cell office:value-type="float" office:value="43.833943" calcext:value-type="float">
            <text:p>43.833943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25.476985" calcext:value-type="float">
            <text:p>25.476985</text:p>
          </table:table-cell>
          <table:table-cell office:value-type="float" office:value="99.99" calcext:value-type="float">
            <text:p>99.99</text:p>
          </table:table-cell>
          <table:table-cell office:value-type="float" office:value="23.762858" calcext:value-type="float">
            <text:p>23.762858</text:p>
          </table:table-cell>
          <table:table-cell office:value-type="float" office:value="22.864928" calcext:value-type="float">
            <text:p>22.864928</text:p>
          </table:table-cell>
          <table:table-cell office:value-type="float" office:value="99.99" calcext:value-type="float">
            <text:p>99.99</text:p>
          </table:table-cell>
          <table:table-cell office:value-type="float" office:value="28.380272" calcext:value-type="float">
            <text:p>28.380272</text:p>
          </table:table-cell>
          <table:table-cell office:value-type="float" office:value="22.374949" calcext:value-type="float">
            <text:p>22.374949</text:p>
          </table:table-cell>
          <table:table-cell office:value-type="float" office:value="19.500965" calcext:value-type="float">
            <text:p>19.500965</text:p>
          </table:table-cell>
          <table:table-cell office:value-type="float" office:value="46.437399" calcext:value-type="float">
            <text:p>46.437399</text:p>
          </table:table-cell>
          <table:table-cell office:value-type="float" office:value="39.364548" calcext:value-type="float">
            <text:p>39.364548</text:p>
          </table:table-cell>
          <table:table-cell office:value-type="float" office:value="99.99" calcext:value-type="float">
            <text:p>99.99</text:p>
          </table:table-cell>
          <table:table-cell office:value-type="float" office:value="37.430097" calcext:value-type="float">
            <text:p>37.430097</text:p>
          </table:table-cell>
          <table:table-cell office:value-type="float" office:value="50.995229" calcext:value-type="float">
            <text:p>50.995229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21.284204" calcext:value-type="float">
            <text:p>21.284204</text:p>
          </table:table-cell>
          <table:table-cell office:value-type="float" office:value="21.450182" calcext:value-type="float">
            <text:p>21.450182</text:p>
          </table:table-cell>
          <table:table-cell office:value-type="float" office:value="23.140146" calcext:value-type="float">
            <text:p>23.140146</text:p>
          </table:table-cell>
          <table:table-cell office:value-type="float" office:value="20.444424" calcext:value-type="float">
            <text:p>20.444424</text:p>
          </table:table-cell>
          <table:table-cell office:value-type="float" office:value="19.38868" calcext:value-type="float">
            <text:p>19.38868</text:p>
          </table:table-cell>
          <table:table-cell office:value-type="float" office:value="21.043816" calcext:value-type="float">
            <text:p>21.043816</text:p>
          </table:table-cell>
          <table:table-cell table:number-columns-repeated="4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21338" calcext:value-type="float">
            <text:p>12.421338</text:p>
          </table:table-cell>
          <table:table-cell office:value-type="float" office:value="99.99" calcext:value-type="float">
            <text:p>99.99</text:p>
          </table:table-cell>
          <table:table-cell office:value-type="float" office:value="35.347943" calcext:value-type="float">
            <text:p>35.347943</text:p>
          </table:table-cell>
          <table:table-cell office:value-type="float" office:value="99.99" calcext:value-type="float">
            <text:p>99.99</text:p>
          </table:table-cell>
          <table:table-cell office:value-type="float" office:value="41.288878" calcext:value-type="float">
            <text:p>41.288878</text:p>
          </table:table-cell>
          <table:table-cell office:value-type="float" office:value="31.101952" calcext:value-type="float">
            <text:p>31.101952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4.40686" calcext:value-type="float">
            <text:p>24.40686</text:p>
          </table:table-cell>
          <table:table-cell office:value-type="float" office:value="99.99" calcext:value-type="float">
            <text:p>99.99</text:p>
          </table:table-cell>
          <table:table-cell office:value-type="float" office:value="28.355338" calcext:value-type="float">
            <text:p>28.355338</text:p>
          </table:table-cell>
          <table:table-cell office:value-type="float" office:value="20.351709" calcext:value-type="float">
            <text:p>20.351709</text:p>
          </table:table-cell>
          <table:table-cell office:value-type="float" office:value="99.99" calcext:value-type="float">
            <text:p>99.99</text:p>
          </table:table-cell>
          <table:table-cell office:value-type="float" office:value="23.176591" calcext:value-type="float">
            <text:p>23.176591</text:p>
          </table:table-cell>
          <table:table-cell office:value-type="float" office:value="22.20472" calcext:value-type="float">
            <text:p>22.20472</text:p>
          </table:table-cell>
          <table:table-cell office:value-type="float" office:value="23.410472" calcext:value-type="float">
            <text:p>23.410472</text:p>
          </table:table-cell>
          <table:table-cell office:value-type="float" office:value="27.740746" calcext:value-type="float">
            <text:p>27.740746</text:p>
          </table:table-cell>
          <table:table-cell office:value-type="float" office:value="21.411406" calcext:value-type="float">
            <text:p>21.411406</text:p>
          </table:table-cell>
          <table:table-cell office:value-type="float" office:value="21.218758" calcext:value-type="float">
            <text:p>21.218758</text:p>
          </table:table-cell>
          <table:table-cell office:value-type="float" office:value="13.259077" calcext:value-type="float">
            <text:p>13.259077</text:p>
          </table:table-cell>
          <table:table-cell table:number-columns-repeated="3" office:value-type="float" office:value="99.99" calcext:value-type="float">
            <text:p>99.99</text:p>
          </table:table-cell>
          <table:table-cell office:value-type="float" office:value="27.418472" calcext:value-type="float">
            <text:p>27.418472</text:p>
          </table:table-cell>
          <table:table-cell office:value-type="float" office:value="24.735668" calcext:value-type="float">
            <text:p>24.735668</text:p>
          </table:table-cell>
          <table:table-cell office:value-type="float" office:value="26.741599" calcext:value-type="float">
            <text:p>26.741599</text:p>
          </table:table-cell>
          <table:table-cell office:value-type="float" office:value="23.829936" calcext:value-type="float">
            <text:p>23.829936</text:p>
          </table:table-cell>
          <table:table-cell office:value-type="float" office:value="20.103904" calcext:value-type="float">
            <text:p>20.103904</text:p>
          </table:table-cell>
          <table:table-cell office:value-type="float" office:value="21.388956" calcext:value-type="float">
            <text:p>21.388956</text:p>
          </table:table-cell>
          <table:table-cell table:number-columns-repeated="4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.34042" calcext:value-type="float">
            <text:p>34.34042</text:p>
          </table:table-cell>
          <table:table-cell office:value-type="float" office:value="71.753413" calcext:value-type="float">
            <text:p>71.753413</text:p>
          </table:table-cell>
          <table:table-cell office:value-type="float" office:value="30.811113" calcext:value-type="float">
            <text:p>30.811113</text:p>
          </table:table-cell>
          <table:table-cell office:value-type="float" office:value="24.630851" calcext:value-type="float">
            <text:p>24.630851</text:p>
          </table:table-cell>
          <table:table-cell office:value-type="float" office:value="20.700921" calcext:value-type="float">
            <text:p>20.700921</text:p>
          </table:table-cell>
          <table:table-cell office:value-type="float" office:value="23.669818" calcext:value-type="float">
            <text:p>23.669818</text:p>
          </table:table-cell>
          <table:table-cell office:value-type="float" office:value="20.605251" calcext:value-type="float">
            <text:p>20.605251</text:p>
          </table:table-cell>
          <table:table-cell office:value-type="float" office:value="99.99" calcext:value-type="float">
            <text:p>99.99</text:p>
          </table:table-cell>
          <table:table-cell office:value-type="float" office:value="19.391388" calcext:value-type="float">
            <text:p>19.391388</text:p>
          </table:table-cell>
          <table:table-cell office:value-type="float" office:value="14.134073" calcext:value-type="float">
            <text:p>14.134073</text:p>
          </table:table-cell>
          <table:table-cell office:value-type="float" office:value="99.99" calcext:value-type="float">
            <text:p>99.99</text:p>
          </table:table-cell>
          <table:table-cell office:value-type="float" office:value="16.99473" calcext:value-type="float">
            <text:p>16.99473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17.562932" calcext:value-type="float">
            <text:p>17.562932</text:p>
          </table:table-cell>
          <table:table-cell office:value-type="float" office:value="80.818858" calcext:value-type="float">
            <text:p>80.818858</text:p>
          </table:table-cell>
          <table:table-cell office:value-type="float" office:value="24.597983" calcext:value-type="float">
            <text:p>24.597983</text:p>
          </table:table-cell>
          <table:table-cell office:value-type="float" office:value="21.978804" calcext:value-type="float">
            <text:p>21.978804</text:p>
          </table:table-cell>
          <table:table-cell office:value-type="float" office:value="20.181665" calcext:value-type="float">
            <text:p>20.181665</text:p>
          </table:table-cell>
          <table:table-cell office:value-type="float" office:value="27.59885" calcext:value-type="float">
            <text:p>27.59885</text:p>
          </table:table-cell>
          <table:table-cell office:value-type="float" office:value="25.577632" calcext:value-type="float">
            <text:p>25.577632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2.642321" calcext:value-type="float">
            <text:p>22.642321</text:p>
          </table:table-cell>
          <table:table-cell office:value-type="float" office:value="23.025407" calcext:value-type="float">
            <text:p>23.025407</text:p>
          </table:table-cell>
          <table:table-cell office:value-type="float" office:value="22.7341" calcext:value-type="float">
            <text:p>22.7341</text:p>
          </table:table-cell>
          <table:table-cell office:value-type="float" office:value="23.881436" calcext:value-type="float">
            <text:p>23.881436</text:p>
          </table:table-cell>
          <table:table-cell office:value-type="float" office:value="21.493304" calcext:value-type="float">
            <text:p>21.493304</text:p>
          </table:table-cell>
          <table:table-cell office:value-type="float" office:value="23.881436" calcext:value-type="float">
            <text:p>23.881436</text:p>
          </table:table-cell>
          <table:table-cell table:number-columns-repeated="4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787518" calcext:value-type="float">
            <text:p>18.787518</text:p>
          </table:table-cell>
          <table:table-cell table:number-columns-repeated="10" office:value-type="float" office:value="99.99" calcext:value-type="float">
            <text:p>99.99</text:p>
          </table:table-cell>
          <table:table-cell office:value-type="float" office:value="17.388577" calcext:value-type="float">
            <text:p>17.388577</text:p>
          </table:table-cell>
          <table:table-cell table:number-columns-repeated="4" office:value-type="float" office:value="99.99" calcext:value-type="float">
            <text:p>99.99</text:p>
          </table:table-cell>
          <table:table-cell office:value-type="float" office:value="47.452234" calcext:value-type="float">
            <text:p>47.452234</text:p>
          </table:table-cell>
          <table:table-cell office:value-type="float" office:value="46.778587" calcext:value-type="float">
            <text:p>46.778587</text:p>
          </table:table-cell>
          <table:table-cell office:value-type="float" office:value="29.082102" calcext:value-type="float">
            <text:p>29.082102</text:p>
          </table:table-cell>
          <table:table-cell office:value-type="float" office:value="35.120273" calcext:value-type="float">
            <text:p>35.120273</text:p>
          </table:table-cell>
          <table:table-cell office:value-type="float" office:value="47.728062" calcext:value-type="float">
            <text:p>47.728062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3.463855" calcext:value-type="float">
            <text:p>23.463855</text:p>
          </table:table-cell>
          <table:table-cell office:value-type="float" office:value="23.77524" calcext:value-type="float">
            <text:p>23.77524</text:p>
          </table:table-cell>
          <table:table-cell office:value-type="float" office:value="20.658463" calcext:value-type="float">
            <text:p>20.658463</text:p>
          </table:table-cell>
          <table:table-cell office:value-type="float" office:value="19.933894" calcext:value-type="float">
            <text:p>19.933894</text:p>
          </table:table-cell>
          <table:table-cell office:value-type="float" office:value="22.887143" calcext:value-type="float">
            <text:p>22.887143</text:p>
          </table:table-cell>
          <table:table-cell office:value-type="float" office:value="23.495993" calcext:value-type="float">
            <text:p>23.495993</text:p>
          </table:table-cell>
          <table:table-cell table:number-columns-repeated="4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77795" calcext:value-type="float">
            <text:p>9.177795</text:p>
          </table:table-cell>
          <table:table-cell office:value-type="float" office:value="16.111973" calcext:value-type="float">
            <text:p>16.111973</text:p>
          </table:table-cell>
          <table:table-cell office:value-type="float" office:value="15.980753" calcext:value-type="float">
            <text:p>15.980753</text:p>
          </table:table-cell>
          <table:table-cell office:value-type="float" office:value="15.578654" calcext:value-type="float">
            <text:p>15.578654</text:p>
          </table:table-cell>
          <table:table-cell office:value-type="float" office:value="16.045131" calcext:value-type="float">
            <text:p>16.045131</text:p>
          </table:table-cell>
          <table:table-cell office:value-type="float" office:value="15.440904" calcext:value-type="float">
            <text:p>15.440904</text:p>
          </table:table-cell>
          <table:table-cell office:value-type="float" office:value="48.011973" calcext:value-type="float">
            <text:p>48.011973</text:p>
          </table:table-cell>
          <table:table-cell office:value-type="float" office:value="99.99" calcext:value-type="float">
            <text:p>99.99</text:p>
          </table:table-cell>
          <table:table-cell office:value-type="float" office:value="52.604051" calcext:value-type="float">
            <text:p>52.604051</text:p>
          </table:table-cell>
          <table:table-cell office:value-type="float" office:value="27.407431" calcext:value-type="float">
            <text:p>27.407431</text:p>
          </table:table-cell>
          <table:table-cell office:value-type="float" office:value="44.092981" calcext:value-type="float">
            <text:p>44.092981</text:p>
          </table:table-cell>
          <table:table-cell office:value-type="float" office:value="20.341696" calcext:value-type="float">
            <text:p>20.341696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70.367206" calcext:value-type="float">
            <text:p>70.367206</text:p>
          </table:table-cell>
          <table:table-cell office:value-type="float" office:value="99.99" calcext:value-type="float">
            <text:p>99.99</text:p>
          </table:table-cell>
          <table:table-cell office:value-type="float" office:value="27.681921" calcext:value-type="float">
            <text:p>27.681921</text:p>
          </table:table-cell>
          <table:table-cell office:value-type="float" office:value="29.596863" calcext:value-type="float">
            <text:p>29.596863</text:p>
          </table:table-cell>
          <table:table-cell office:value-type="float" office:value="41.21797" calcext:value-type="float">
            <text:p>41.21797</text:p>
          </table:table-cell>
          <table:table-cell office:value-type="float" office:value="35.046161" calcext:value-type="float">
            <text:p>35.046161</text:p>
          </table:table-cell>
          <table:table-cell office:value-type="float" office:value="32.980116" calcext:value-type="float">
            <text:p>32.980116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5.430667" calcext:value-type="float">
            <text:p>25.430667</text:p>
          </table:table-cell>
          <table:table-cell office:value-type="float" office:value="23.104133" calcext:value-type="float">
            <text:p>23.104133</text:p>
          </table:table-cell>
          <table:table-cell office:value-type="float" office:value="19.954099" calcext:value-type="float">
            <text:p>19.954099</text:p>
          </table:table-cell>
          <table:table-cell office:value-type="float" office:value="24.617889" calcext:value-type="float">
            <text:p>24.617889</text:p>
          </table:table-cell>
          <table:table-cell office:value-type="float" office:value="23.962291" calcext:value-type="float">
            <text:p>23.962291</text:p>
          </table:table-cell>
          <table:table-cell office:value-type="float" office:value="24.373427" calcext:value-type="float">
            <text:p>24.373427</text:p>
          </table:table-cell>
          <table:table-cell table:number-columns-repeated="4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031756" calcext:value-type="float">
            <text:p>18.031756</text:p>
          </table:table-cell>
          <table:table-cell office:value-type="float" office:value="30.612556" calcext:value-type="float">
            <text:p>30.612556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35.102676" calcext:value-type="float">
            <text:p>35.102676</text:p>
          </table:table-cell>
          <table:table-cell table:number-columns-repeated="6" office:value-type="float" office:value="99.99" calcext:value-type="float">
            <text:p>99.99</text:p>
          </table:table-cell>
          <table:table-cell office:value-type="float" office:value="25.00518" calcext:value-type="float">
            <text:p>25.00518</text:p>
          </table:table-cell>
          <table:table-cell office:value-type="float" office:value="33.515272" calcext:value-type="float">
            <text:p>33.515272</text:p>
          </table:table-cell>
          <table:table-cell office:value-type="float" office:value="24.840421" calcext:value-type="float">
            <text:p>24.840421</text:p>
          </table:table-cell>
          <table:table-cell office:value-type="float" office:value="21.566684" calcext:value-type="float">
            <text:p>21.566684</text:p>
          </table:table-cell>
          <table:table-cell office:value-type="float" office:value="33.363586" calcext:value-type="float">
            <text:p>33.363586</text:p>
          </table:table-cell>
          <table:table-cell office:value-type="float" office:value="25.694642" calcext:value-type="float">
            <text:p>25.694642</text:p>
          </table:table-cell>
          <table:table-cell office:value-type="float" office:value="26.855593" calcext:value-type="float">
            <text:p>26.855593</text:p>
          </table:table-cell>
          <table:table-cell office:value-type="float" office:value="19.441527" calcext:value-type="float">
            <text:p>19.441527</text:p>
          </table:table-cell>
          <table:table-cell office:value-type="float" office:value="28.297915" calcext:value-type="float">
            <text:p>28.297915</text:p>
          </table:table-cell>
          <table:table-cell office:value-type="float" office:value="29.841755" calcext:value-type="float">
            <text:p>29.841755</text:p>
          </table:table-cell>
          <table:table-cell office:value-type="float" office:value="99.99" calcext:value-type="float">
            <text:p>99.99</text:p>
          </table:table-cell>
          <table:table-cell office:value-type="float" office:value="42.016462" calcext:value-type="float">
            <text:p>42.016462</text:p>
          </table:table-cell>
          <table:table-cell office:value-type="float" office:value="35.232745" calcext:value-type="float">
            <text:p>35.232745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21.33669" calcext:value-type="float">
            <text:p>21.33669</text:p>
          </table:table-cell>
          <table:table-cell office:value-type="float" office:value="21.016982" calcext:value-type="float">
            <text:p>21.016982</text:p>
          </table:table-cell>
          <table:table-cell office:value-type="float" office:value="18.632488" calcext:value-type="float">
            <text:p>18.632488</text:p>
          </table:table-cell>
          <table:table-cell office:value-type="float" office:value="20.72189" calcext:value-type="float">
            <text:p>20.72189</text:p>
          </table:table-cell>
          <table:table-cell office:value-type="float" office:value="19.487441" calcext:value-type="float">
            <text:p>19.487441</text:p>
          </table:table-cell>
          <table:table-cell office:value-type="float" office:value="20.61469" calcext:value-type="float">
            <text:p>20.61469</text:p>
          </table:table-cell>
          <table:table-cell office:value-type="float" office:value="82.356526" calcext:value-type="float">
            <text:p>82.356526</text:p>
          </table:table-cell>
          <table:table-cell office:value-type="float" office:value="98.336617" calcext:value-type="float">
            <text:p>98.336617</text:p>
          </table:table-cell>
          <table:table-cell table:number-columns-repeated="2"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32443" calcext:value-type="float">
            <text:p>3.832443</text:p>
          </table:table-cell>
          <table:table-cell office:value-type="float" office:value="16.560727" calcext:value-type="float">
            <text:p>16.560727</text:p>
          </table:table-cell>
          <table:table-cell office:value-type="float" office:value="17.79292" calcext:value-type="float">
            <text:p>17.79292</text:p>
          </table:table-cell>
          <table:table-cell office:value-type="float" office:value="19.003228" calcext:value-type="float">
            <text:p>19.003228</text:p>
          </table:table-cell>
          <table:table-cell office:value-type="float" office:value="17.390442" calcext:value-type="float">
            <text:p>17.390442</text:p>
          </table:table-cell>
          <table:table-cell office:value-type="float" office:value="18.761276" calcext:value-type="float">
            <text:p>18.761276</text:p>
          </table:table-cell>
          <table:table-cell office:value-type="float" office:value="37.952905" calcext:value-type="float">
            <text:p>37.952905</text:p>
          </table:table-cell>
          <table:table-cell office:value-type="float" office:value="59.256307" calcext:value-type="float">
            <text:p>59.256307</text:p>
          </table:table-cell>
          <table:table-cell office:value-type="float" office:value="30.827697" calcext:value-type="float">
            <text:p>30.827697</text:p>
          </table:table-cell>
          <table:table-cell office:value-type="float" office:value="30.398755" calcext:value-type="float">
            <text:p>30.398755</text:p>
          </table:table-cell>
          <table:table-cell office:value-type="float" office:value="43.825252" calcext:value-type="float">
            <text:p>43.825252</text:p>
          </table:table-cell>
          <table:table-cell office:value-type="float" office:value="16.615032" calcext:value-type="float">
            <text:p>16.615032</text:p>
          </table:table-cell>
          <table:table-cell office:value-type="float" office:value="33.653259" calcext:value-type="float">
            <text:p>33.653259</text:p>
          </table:table-cell>
          <table:table-cell office:value-type="float" office:value="31.596313" calcext:value-type="float">
            <text:p>31.596313</text:p>
          </table:table-cell>
          <table:table-cell office:value-type="float" office:value="21.073325" calcext:value-type="float">
            <text:p>21.073325</text:p>
          </table:table-cell>
          <table:table-cell office:value-type="float" office:value="99.99" calcext:value-type="float">
            <text:p>99.99</text:p>
          </table:table-cell>
          <table:table-cell office:value-type="float" office:value="22.012147" calcext:value-type="float">
            <text:p>22.012147</text:p>
          </table:table-cell>
          <table:table-cell office:value-type="float" office:value="24.17265" calcext:value-type="float">
            <text:p>24.17265</text:p>
          </table:table-cell>
          <table:table-cell office:value-type="float" office:value="24.015298" calcext:value-type="float">
            <text:p>24.015298</text:p>
          </table:table-cell>
          <table:table-cell office:value-type="float" office:value="27.347723" calcext:value-type="float">
            <text:p>27.347723</text:p>
          </table:table-cell>
          <table:table-cell office:value-type="float" office:value="28.342111" calcext:value-type="float">
            <text:p>28.342111</text:p>
          </table:table-cell>
          <table:table-cell office:value-type="float" office:value="25.165997" calcext:value-type="float">
            <text:p>25.165997</text:p>
          </table:table-cell>
          <table:table-cell office:value-type="float" office:value="99.99" calcext:value-type="float">
            <text:p>99.99</text:p>
          </table:table-cell>
          <table:table-cell office:value-type="float" office:value="10.640041" calcext:value-type="float">
            <text:p>10.640041</text:p>
          </table:table-cell>
          <table:table-cell office:value-type="float" office:value="99.99" calcext:value-type="float">
            <text:p>99.99</text:p>
          </table:table-cell>
          <table:table-cell office:value-type="float" office:value="19.226349" calcext:value-type="float">
            <text:p>19.226349</text:p>
          </table:table-cell>
          <table:table-cell office:value-type="float" office:value="24.147846" calcext:value-type="float">
            <text:p>24.147846</text:p>
          </table:table-cell>
          <table:table-cell office:value-type="float" office:value="22.480478" calcext:value-type="float">
            <text:p>22.480478</text:p>
          </table:table-cell>
          <table:table-cell office:value-type="float" office:value="19.388916" calcext:value-type="float">
            <text:p>19.388916</text:p>
          </table:table-cell>
          <table:table-cell office:value-type="float" office:value="22.882665" calcext:value-type="float">
            <text:p>22.882665</text:p>
          </table:table-cell>
          <table:table-cell office:value-type="float" office:value="20.865671" calcext:value-type="float">
            <text:p>20.865671</text:p>
          </table:table-cell>
          <table:table-cell office:value-type="float" office:value="21.491935" calcext:value-type="float">
            <text:p>21.491935</text:p>
          </table:table-cell>
          <table:table-cell office:value-type="float" office:value="57.416424" calcext:value-type="float">
            <text:p>57.416424</text:p>
          </table:table-cell>
          <table:table-cell office:value-type="float" office:value="99.54444" calcext:value-type="float">
            <text:p>99.54444</text:p>
          </table:table-cell>
          <table:table-cell office:value-type="float" office:value="36.799717" calcext:value-type="float">
            <text:p>36.799717</text:p>
          </table:table-cell>
          <table:table-cell office:value-type="float" office:value="54.025181" calcext:value-type="float">
            <text:p>54.0251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29.66643" calcext:value-type="float">
            <text:p>29.66643</text:p>
          </table:table-cell>
          <table:table-cell office:value-type="float" office:value="20.690043" calcext:value-type="float">
            <text:p>20.690043</text:p>
          </table:table-cell>
          <table:table-cell office:value-type="float" office:value="44.823438" calcext:value-type="float">
            <text:p>44.823438</text:p>
          </table:table-cell>
          <table:table-cell office:value-type="float" office:value="24.963442" calcext:value-type="float">
            <text:p>24.963442</text:p>
          </table:table-cell>
          <table:table-cell office:value-type="float" office:value="30.968151" calcext:value-type="float">
            <text:p>30.968151</text:p>
          </table:table-cell>
          <table:table-cell office:value-type="float" office:value="17.714668" calcext:value-type="float">
            <text:p>17.714668</text:p>
          </table:table-cell>
          <table:table-cell office:value-type="float" office:value="16.957282" calcext:value-type="float">
            <text:p>16.957282</text:p>
          </table:table-cell>
          <table:table-cell office:value-type="float" office:value="99.99" calcext:value-type="float">
            <text:p>99.99</text:p>
          </table:table-cell>
          <table:table-cell office:value-type="float" office:value="20.094921" calcext:value-type="float">
            <text:p>20.094921</text:p>
          </table:table-cell>
          <table:table-cell office:value-type="float" office:value="99.99" calcext:value-type="float">
            <text:p>99.99</text:p>
          </table:table-cell>
          <table:table-cell office:value-type="float" office:value="30.739625" calcext:value-type="float">
            <text:p>30.739625</text:p>
          </table:table-cell>
          <table:table-cell office:value-type="float" office:value="22.869711" calcext:value-type="float">
            <text:p>22.869711</text:p>
          </table:table-cell>
          <table:table-cell office:value-type="float" office:value="21.243325" calcext:value-type="float">
            <text:p>21.243325</text:p>
          </table:table-cell>
          <table:table-cell office:value-type="float" office:value="36.124507" calcext:value-type="float">
            <text:p>36.124507</text:p>
          </table:table-cell>
          <table:table-cell office:value-type="float" office:value="24.487887" calcext:value-type="float">
            <text:p>24.487887</text:p>
          </table:table-cell>
          <table:table-cell office:value-type="float" office:value="24.710283" calcext:value-type="float">
            <text:p>24.710283</text:p>
          </table:table-cell>
          <table:table-cell office:value-type="float" office:value="26.204391" calcext:value-type="float">
            <text:p>26.204391</text:p>
          </table:table-cell>
          <table:table-cell office:value-type="float" office:value="23.320107" calcext:value-type="float">
            <text:p>23.320107</text:p>
          </table:table-cell>
          <table:table-cell office:value-type="float" office:value="20.463861" calcext:value-type="float">
            <text:p>20.463861</text:p>
          </table:table-cell>
          <table:table-cell office:value-type="float" office:value="99.99" calcext:value-type="float">
            <text:p>99.99</text:p>
          </table:table-cell>
          <table:table-cell office:value-type="float" office:value="21.921775" calcext:value-type="float">
            <text:p>21.921775</text:p>
          </table:table-cell>
          <table:table-cell office:value-type="float" office:value="99.99" calcext:value-type="float">
            <text:p>99.99</text:p>
          </table:table-cell>
          <table:table-cell office:value-type="float" office:value="19.232485" calcext:value-type="float">
            <text:p>19.232485</text:p>
          </table:table-cell>
          <table:table-cell office:value-type="float" office:value="99.99" calcext:value-type="float">
            <text:p>99.99</text:p>
          </table:table-cell>
          <table:table-cell office:value-type="float" office:value="25.312055" calcext:value-type="float">
            <text:p>25.312055</text:p>
          </table:table-cell>
          <table:table-cell office:value-type="float" office:value="21.336793" calcext:value-type="float">
            <text:p>21.336793</text:p>
          </table:table-cell>
          <table:table-cell office:value-type="float" office:value="22.58668" calcext:value-type="float">
            <text:p>22.58668</text:p>
          </table:table-cell>
          <table:table-cell office:value-type="float" office:value="26.690023" calcext:value-type="float">
            <text:p>26.690023</text:p>
          </table:table-cell>
          <table:table-cell office:value-type="float" office:value="22.119899" calcext:value-type="float">
            <text:p>22.119899</text:p>
          </table:table-cell>
          <table:table-cell office:value-type="float" office:value="23.424188" calcext:value-type="float">
            <text:p>23.424188</text:p>
          </table:table-cell>
          <table:table-cell office:value-type="float" office:value="27.069771" calcext:value-type="float">
            <text:p>27.069771</text:p>
          </table:table-cell>
          <table:table-cell office:value-type="float" office:value="54.220822" calcext:value-type="float">
            <text:p>54.220822</text:p>
          </table:table-cell>
          <table:table-cell office:value-type="float" office:value="46.450821" calcext:value-type="float">
            <text:p>46.450821</text:p>
          </table:table-cell>
          <table:table-cell office:value-type="float" office:value="52.494582" calcext:value-type="float">
            <text:p>52.4945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223069" calcext:value-type="float">
            <text:p>9.223069</text:p>
          </table:table-cell>
          <table:table-cell office:value-type="float" office:value="16.172105" calcext:value-type="float">
            <text:p>16.172105</text:p>
          </table:table-cell>
          <table:table-cell office:value-type="float" office:value="17.388577" calcext:value-type="float">
            <text:p>17.388577</text:p>
          </table:table-cell>
          <table:table-cell office:value-type="float" office:value="15.658206" calcext:value-type="float">
            <text:p>15.658206</text:p>
          </table:table-cell>
          <table:table-cell office:value-type="float" office:value="15.98414" calcext:value-type="float">
            <text:p>15.98414</text:p>
          </table:table-cell>
          <table:table-cell office:value-type="float" office:value="17.791036" calcext:value-type="float">
            <text:p>17.791036</text:p>
          </table:table-cell>
          <table:table-cell office:value-type="float" office:value="22.335437" calcext:value-type="float">
            <text:p>22.335437</text:p>
          </table:table-cell>
          <table:table-cell office:value-type="float" office:value="60.103927" calcext:value-type="float">
            <text:p>60.103927</text:p>
          </table:table-cell>
          <table:table-cell office:value-type="float" office:value="25.67786" calcext:value-type="float">
            <text:p>25.67786</text:p>
          </table:table-cell>
          <table:table-cell office:value-type="float" office:value="15.624925" calcext:value-type="float">
            <text:p>15.624925</text:p>
          </table:table-cell>
          <table:table-cell office:value-type="float" office:value="60.103927" calcext:value-type="float">
            <text:p>60.103927</text:p>
          </table:table-cell>
          <table:table-cell office:value-type="float" office:value="16.332077" calcext:value-type="float">
            <text:p>16.332077</text:p>
          </table:table-cell>
          <table:table-cell office:value-type="float" office:value="21.174162" calcext:value-type="float">
            <text:p>21.174162</text:p>
          </table:table-cell>
          <table:table-cell office:value-type="float" office:value="17.55598" calcext:value-type="float">
            <text:p>17.55598</text:p>
          </table:table-cell>
          <table:table-cell office:value-type="float" office:value="20.778852" calcext:value-type="float">
            <text:p>20.778852</text:p>
          </table:table-cell>
          <table:table-cell office:value-type="float" office:value="36.439312" calcext:value-type="float">
            <text:p>36.439312</text:p>
          </table:table-cell>
          <table:table-cell office:value-type="float" office:value="24.864517" calcext:value-type="float">
            <text:p>24.864517</text:p>
          </table:table-cell>
          <table:table-cell office:value-type="float" office:value="23.143997" calcext:value-type="float">
            <text:p>23.143997</text:p>
          </table:table-cell>
          <table:table-cell office:value-type="float" office:value="17.812346" calcext:value-type="float">
            <text:p>17.812346</text:p>
          </table:table-cell>
          <table:table-cell office:value-type="float" office:value="29.482843" calcext:value-type="float">
            <text:p>29.482843</text:p>
          </table:table-cell>
          <table:table-cell office:value-type="float" office:value="26.15635" calcext:value-type="float">
            <text:p>26.15635</text:p>
          </table:table-cell>
          <table:table-cell office:value-type="float" office:value="30.98397" calcext:value-type="float">
            <text:p>30.98397</text:p>
          </table:table-cell>
          <table:table-cell office:value-type="float" office:value="99.99" calcext:value-type="float">
            <text:p>99.99</text:p>
          </table:table-cell>
          <table:table-cell office:value-type="float" office:value="62.956858" calcext:value-type="float">
            <text:p>62.956858</text:p>
          </table:table-cell>
          <table:table-cell office:value-type="float" office:value="45.922689" calcext:value-type="float">
            <text:p>45.922689</text:p>
          </table:table-cell>
          <table:table-cell office:value-type="float" office:value="21.476857" calcext:value-type="float">
            <text:p>21.476857</text:p>
          </table:table-cell>
          <table:table-cell office:value-type="float" office:value="21.014268" calcext:value-type="float">
            <text:p>21.014268</text:p>
          </table:table-cell>
          <table:table-cell office:value-type="float" office:value="20.231851" calcext:value-type="float">
            <text:p>20.231851</text:p>
          </table:table-cell>
          <table:table-cell office:value-type="float" office:value="18.257987" calcext:value-type="float">
            <text:p>18.257987</text:p>
          </table:table-cell>
          <table:table-cell office:value-type="float" office:value="21.843764" calcext:value-type="float">
            <text:p>21.843764</text:p>
          </table:table-cell>
          <table:table-cell office:value-type="float" office:value="17.656779" calcext:value-type="float">
            <text:p>17.656779</text:p>
          </table:table-cell>
          <table:table-cell office:value-type="float" office:value="19.907086" calcext:value-type="float">
            <text:p>19.907086</text:p>
          </table:table-cell>
          <table:table-cell office:value-type="float" office:value="49.37534" calcext:value-type="float">
            <text:p>49.37534</text:p>
          </table:table-cell>
          <table:table-cell office:value-type="float" office:value="57.825067" calcext:value-type="float">
            <text:p>57.825067</text:p>
          </table:table-cell>
          <table:table-cell office:value-type="float" office:value="43.641031" calcext:value-type="float">
            <text:p>43.641031</text:p>
          </table:table-cell>
          <table:table-cell office:value-type="float" office:value="54.866237" calcext:value-type="float">
            <text:p>54.8662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967763" calcext:value-type="float">
            <text:p>10.967763</text:p>
          </table:table-cell>
          <table:table-cell office:value-type="float" office:value="33.336345" calcext:value-type="float">
            <text:p>33.336345</text:p>
          </table:table-cell>
          <table:table-cell office:value-type="float" office:value="38.827713" calcext:value-type="float">
            <text:p>38.827713</text:p>
          </table:table-cell>
          <table:table-cell office:value-type="float" office:value="31.943727" calcext:value-type="float">
            <text:p>31.943727</text:p>
          </table:table-cell>
          <table:table-cell office:value-type="float" office:value="99.99" calcext:value-type="float">
            <text:p>99.99</text:p>
          </table:table-cell>
          <table:table-cell office:value-type="float" office:value="27.971945" calcext:value-type="float">
            <text:p>27.971945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18.278116" calcext:value-type="float">
            <text:p>18.278116</text:p>
          </table:table-cell>
          <table:table-cell office:value-type="float" office:value="22.301845" calcext:value-type="float">
            <text:p>22.301845</text:p>
          </table:table-cell>
          <table:table-cell office:value-type="float" office:value="17.575676" calcext:value-type="float">
            <text:p>17.575676</text:p>
          </table:table-cell>
          <table:table-cell office:value-type="float" office:value="19.80838" calcext:value-type="float">
            <text:p>19.80838</text:p>
          </table:table-cell>
          <table:table-cell office:value-type="float" office:value="30.861761" calcext:value-type="float">
            <text:p>30.861761</text:p>
          </table:table-cell>
          <table:table-cell office:value-type="float" office:value="24.264202" calcext:value-type="float">
            <text:p>24.264202</text:p>
          </table:table-cell>
          <table:table-cell office:value-type="float" office:value="24.130253" calcext:value-type="float">
            <text:p>24.130253</text:p>
          </table:table-cell>
          <table:table-cell office:value-type="float" office:value="25.932022" calcext:value-type="float">
            <text:p>25.932022</text:p>
          </table:table-cell>
          <table:table-cell office:value-type="float" office:value="21.573837" calcext:value-type="float">
            <text:p>21.573837</text:p>
          </table:table-cell>
          <table:table-cell office:value-type="float" office:value="23.058934" calcext:value-type="float">
            <text:p>23.058934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39.127132" calcext:value-type="float">
            <text:p>39.127132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20.702729" calcext:value-type="float">
            <text:p>20.702729</text:p>
          </table:table-cell>
          <table:table-cell office:value-type="float" office:value="20.719696" calcext:value-type="float">
            <text:p>20.719696</text:p>
          </table:table-cell>
          <table:table-cell office:value-type="float" office:value="24.682122" calcext:value-type="float">
            <text:p>24.682122</text:p>
          </table:table-cell>
          <table:table-cell office:value-type="float" office:value="19.142698" calcext:value-type="float">
            <text:p>19.142698</text:p>
          </table:table-cell>
          <table:table-cell office:value-type="float" office:value="21.157155" calcext:value-type="float">
            <text:p>21.157155</text:p>
          </table:table-cell>
          <table:table-cell office:value-type="float" office:value="21.984508" calcext:value-type="float">
            <text:p>21.984508</text:p>
          </table:table-cell>
          <table:table-cell office:value-type="float" office:value="50.397468" calcext:value-type="float">
            <text:p>50.397468</text:p>
          </table:table-cell>
          <table:table-cell office:value-type="float" office:value="99.99" calcext:value-type="float">
            <text:p>99.99</text:p>
          </table:table-cell>
          <table:table-cell office:value-type="float" office:value="50.693986" calcext:value-type="float">
            <text:p>50.693986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094218" calcext:value-type="float">
            <text:p>8.094218</text:p>
          </table:table-cell>
          <table:table-cell office:value-type="float" office:value="23.009442" calcext:value-type="float">
            <text:p>23.009442</text:p>
          </table:table-cell>
          <table:table-cell office:value-type="float" office:value="28.416885" calcext:value-type="float">
            <text:p>28.416885</text:p>
          </table:table-cell>
          <table:table-cell office:value-type="float" office:value="19.208524" calcext:value-type="float">
            <text:p>19.208524</text:p>
          </table:table-cell>
          <table:table-cell office:value-type="float" office:value="33.50394" calcext:value-type="float">
            <text:p>33.50394</text:p>
          </table:table-cell>
          <table:table-cell office:value-type="float" office:value="53.61303" calcext:value-type="float">
            <text:p>53.61303</text:p>
          </table:table-cell>
          <table:table-cell office:value-type="float" office:value="14.150276" calcext:value-type="float">
            <text:p>14.150276</text:p>
          </table:table-cell>
          <table:table-cell office:value-type="float" office:value="14.216133" calcext:value-type="float">
            <text:p>14.216133</text:p>
          </table:table-cell>
          <table:table-cell office:value-type="float" office:value="14.059382" calcext:value-type="float">
            <text:p>14.059382</text:p>
          </table:table-cell>
          <table:table-cell office:value-type="float" office:value="16.146573" calcext:value-type="float">
            <text:p>16.146573</text:p>
          </table:table-cell>
          <table:table-cell office:value-type="float" office:value="14.031572" calcext:value-type="float">
            <text:p>14.031572</text:p>
          </table:table-cell>
          <table:table-cell office:value-type="float" office:value="17.55598" calcext:value-type="float">
            <text:p>17.55598</text:p>
          </table:table-cell>
          <table:table-cell office:value-type="float" office:value="99.99" calcext:value-type="float">
            <text:p>99.99</text:p>
          </table:table-cell>
          <table:table-cell office:value-type="float" office:value="18.649169" calcext:value-type="float">
            <text:p>18.649169</text:p>
          </table:table-cell>
          <table:table-cell office:value-type="float" office:value="21.347138" calcext:value-type="float">
            <text:p>21.347138</text:p>
          </table:table-cell>
          <table:table-cell office:value-type="float" office:value="36.513473" calcext:value-type="float">
            <text:p>36.513473</text:p>
          </table:table-cell>
          <table:table-cell office:value-type="float" office:value="24.047436" calcext:value-type="float">
            <text:p>24.047436</text:p>
          </table:table-cell>
          <table:table-cell office:value-type="float" office:value="25.946756" calcext:value-type="float">
            <text:p>25.946756</text:p>
          </table:table-cell>
          <table:table-cell office:value-type="float" office:value="20.797304" calcext:value-type="float">
            <text:p>20.797304</text:p>
          </table:table-cell>
          <table:table-cell office:value-type="float" office:value="23.256115" calcext:value-type="float">
            <text:p>23.256115</text:p>
          </table:table-cell>
          <table:table-cell office:value-type="float" office:value="23.660785" calcext:value-type="float">
            <text:p>23.660785</text:p>
          </table:table-cell>
          <table:table-cell office:value-type="float" office:value="36.538004" calcext:value-type="float">
            <text:p>36.538004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52.558264" calcext:value-type="float">
            <text:p>52.558264</text:p>
          </table:table-cell>
          <table:table-cell office:value-type="float" office:value="99.99" calcext:value-type="float">
            <text:p>99.99</text:p>
          </table:table-cell>
          <table:table-cell office:value-type="float" office:value="26.181497" calcext:value-type="float">
            <text:p>26.181497</text:p>
          </table:table-cell>
          <table:table-cell office:value-type="float" office:value="22.393074" calcext:value-type="float">
            <text:p>22.393074</text:p>
          </table:table-cell>
          <table:table-cell office:value-type="float" office:value="29.110446" calcext:value-type="float">
            <text:p>29.110446</text:p>
          </table:table-cell>
          <table:table-cell office:value-type="float" office:value="25.776568" calcext:value-type="float">
            <text:p>25.776568</text:p>
          </table:table-cell>
          <table:table-cell office:value-type="float" office:value="25.946779" calcext:value-type="float">
            <text:p>25.946779</text:p>
          </table:table-cell>
          <table:table-cell office:value-type="float" office:value="24.602164" calcext:value-type="float">
            <text:p>24.602164</text:p>
          </table:table-cell>
          <table:table-cell office:value-type="float" office:value="31.531644" calcext:value-type="float">
            <text:p>31.531644</text:p>
          </table:table-cell>
          <table:table-cell office:value-type="float" office:value="54.561548" calcext:value-type="float">
            <text:p>54.561548</text:p>
          </table:table-cell>
          <table:table-cell office:value-type="float" office:value="34.334854" calcext:value-type="float">
            <text:p>34.334854</text:p>
          </table:table-cell>
          <table:table-cell office:value-type="float" office:value="29.46181" calcext:value-type="float">
            <text:p>29.461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75354" calcext:value-type="float">
            <text:p>3.175354</text:p>
          </table:table-cell>
          <table:table-cell office:value-type="float" office:value="16.306585" calcext:value-type="float">
            <text:p>16.306585</text:p>
          </table:table-cell>
          <table:table-cell table:number-columns-repeated="2" office:value-type="float" office:value="33.751419" calcext:value-type="float">
            <text:p>33.751419</text:p>
          </table:table-cell>
          <table:table-cell office:value-type="float" office:value="99.99" calcext:value-type="float">
            <text:p>99.99</text:p>
          </table:table-cell>
          <table:table-cell office:value-type="float" office:value="17.057362" calcext:value-type="float">
            <text:p>17.057362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54.730805" calcext:value-type="float">
            <text:p>54.730805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19.612304" calcext:value-type="float">
            <text:p>19.612304</text:p>
          </table:table-cell>
          <table:table-cell office:value-type="float" office:value="99.99" calcext:value-type="float">
            <text:p>99.99</text:p>
          </table:table-cell>
          <table:table-cell office:value-type="float" office:value="20.040554" calcext:value-type="float">
            <text:p>20.040554</text:p>
          </table:table-cell>
          <table:table-cell office:value-type="float" office:value="21.308358" calcext:value-type="float">
            <text:p>21.308358</text:p>
          </table:table-cell>
          <table:table-cell office:value-type="float" office:value="46.832205" calcext:value-type="float">
            <text:p>46.832205</text:p>
          </table:table-cell>
          <table:table-cell office:value-type="float" office:value="19.090112" calcext:value-type="float">
            <text:p>19.090112</text:p>
          </table:table-cell>
          <table:table-cell office:value-type="float" office:value="20.227026" calcext:value-type="float">
            <text:p>20.227026</text:p>
          </table:table-cell>
          <table:table-cell office:value-type="float" office:value="18.659426" calcext:value-type="float">
            <text:p>18.659426</text:p>
          </table:table-cell>
          <table:table-cell office:value-type="float" office:value="18.619904" calcext:value-type="float">
            <text:p>18.619904</text:p>
          </table:table-cell>
          <table:table-cell office:value-type="float" office:value="19.130634" calcext:value-type="float">
            <text:p>19.130634</text:p>
          </table:table-cell>
          <table:table-cell office:value-type="float" office:value="16.990715" calcext:value-type="float">
            <text:p>16.990715</text:p>
          </table:table-cell>
          <table:table-cell office:value-type="float" office:value="15.293871" calcext:value-type="float">
            <text:p>15.293871</text:p>
          </table:table-cell>
          <table:table-cell office:value-type="float" office:value="51.815852" calcext:value-type="float">
            <text:p>51.815852</text:p>
          </table:table-cell>
          <table:table-cell office:value-type="float" office:value="11.443953" calcext:value-type="float">
            <text:p>11.443953</text:p>
          </table:table-cell>
          <table:table-cell office:value-type="float" office:value="19.855307" calcext:value-type="float">
            <text:p>19.855307</text:p>
          </table:table-cell>
          <table:table-cell office:value-type="float" office:value="21.542158" calcext:value-type="float">
            <text:p>21.542158</text:p>
          </table:table-cell>
          <table:table-cell office:value-type="float" office:value="21.386193" calcext:value-type="float">
            <text:p>21.386193</text:p>
          </table:table-cell>
          <table:table-cell office:value-type="float" office:value="22.499843" calcext:value-type="float">
            <text:p>22.499843</text:p>
          </table:table-cell>
          <table:table-cell office:value-type="float" office:value="16.896815" calcext:value-type="float">
            <text:p>16.896815</text:p>
          </table:table-cell>
          <table:table-cell office:value-type="float" office:value="18.956726" calcext:value-type="float">
            <text:p>18.956726</text:p>
          </table:table-cell>
          <table:table-cell office:value-type="float" office:value="18.675078" calcext:value-type="float">
            <text:p>18.675078</text:p>
          </table:table-cell>
          <table:table-cell office:value-type="float" office:value="75.0239" calcext:value-type="float">
            <text:p>75.0239</text:p>
          </table:table-cell>
          <table:table-cell office:value-type="float" office:value="67.977103" calcext:value-type="float">
            <text:p>67.977103</text:p>
          </table:table-cell>
          <table:table-cell office:value-type="float" office:value="61.832626" calcext:value-type="float">
            <text:p>61.832626</text:p>
          </table:table-cell>
          <table:table-cell office:value-type="float" office:value="59.382742" calcext:value-type="float">
            <text:p>59.3827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99" calcext:value-type="float">
            <text:p>99.99</text:p>
          </table:table-cell>
          <table:table-cell office:value-type="float" office:value="20.924167" calcext:value-type="float">
            <text:p>20.924167</text:p>
          </table:table-cell>
          <table:table-cell office:value-type="float" office:value="33.388932" calcext:value-type="float">
            <text:p>33.388932</text:p>
          </table:table-cell>
          <table:table-cell office:value-type="float" office:value="17.272682" calcext:value-type="float">
            <text:p>17.272682</text:p>
          </table:table-cell>
          <table:table-cell office:value-type="float" office:value="19.138158" calcext:value-type="float">
            <text:p>19.138158</text:p>
          </table:table-cell>
          <table:table-cell office:value-type="float" office:value="24.307445" calcext:value-type="float">
            <text:p>24.307445</text:p>
          </table:table-cell>
          <table:table-cell office:value-type="float" office:value="20.040554" calcext:value-type="float">
            <text:p>20.040554</text:p>
          </table:table-cell>
          <table:table-cell office:value-type="float" office:value="18.299864" calcext:value-type="float">
            <text:p>18.299864</text:p>
          </table:table-cell>
          <table:table-cell office:value-type="float" office:value="16.642303" calcext:value-type="float">
            <text:p>16.642303</text:p>
          </table:table-cell>
          <table:table-cell office:value-type="float" office:value="28.402942" calcext:value-type="float">
            <text:p>28.402942</text:p>
          </table:table-cell>
          <table:table-cell office:value-type="float" office:value="29.811821" calcext:value-type="float">
            <text:p>29.811821</text:p>
          </table:table-cell>
          <table:table-cell office:value-type="float" office:value="19.273059" calcext:value-type="float">
            <text:p>19.273059</text:p>
          </table:table-cell>
          <table:table-cell office:value-type="float" office:value="18.262209" calcext:value-type="float">
            <text:p>18.262209</text:p>
          </table:table-cell>
          <table:table-cell office:value-type="float" office:value="20.094921" calcext:value-type="float">
            <text:p>20.094921</text:p>
          </table:table-cell>
          <table:table-cell office:value-type="float" office:value="21.631218" calcext:value-type="float">
            <text:p>21.631218</text:p>
          </table:table-cell>
          <table:table-cell office:value-type="float" office:value="20.421049" calcext:value-type="float">
            <text:p>20.421049</text:p>
          </table:table-cell>
          <table:table-cell office:value-type="float" office:value="22.705509" calcext:value-type="float">
            <text:p>22.705509</text:p>
          </table:table-cell>
          <table:table-cell office:value-type="float" office:value="19.186791" calcext:value-type="float">
            <text:p>19.186791</text:p>
          </table:table-cell>
          <table:table-cell office:value-type="float" office:value="18.148816" calcext:value-type="float">
            <text:p>18.148816</text:p>
          </table:table-cell>
          <table:table-cell office:value-type="float" office:value="22.701687" calcext:value-type="float">
            <text:p>22.701687</text:p>
          </table:table-cell>
          <table:table-cell office:value-type="float" office:value="21.467725" calcext:value-type="float">
            <text:p>21.467725</text:p>
          </table:table-cell>
          <table:table-cell office:value-type="float" office:value="31.19548" calcext:value-type="float">
            <text:p>31.19548</text:p>
          </table:table-cell>
          <table:table-cell office:value-type="float" office:value="21.706862" calcext:value-type="float">
            <text:p>21.706862</text:p>
          </table:table-cell>
          <table:table-cell office:value-type="float" office:value="27.973583" calcext:value-type="float">
            <text:p>27.973583</text:p>
          </table:table-cell>
          <table:table-cell office:value-type="float" office:value="11.321919" calcext:value-type="float">
            <text:p>11.321919</text:p>
          </table:table-cell>
          <table:table-cell office:value-type="float" office:value="32.934808" calcext:value-type="float">
            <text:p>32.934808</text:p>
          </table:table-cell>
          <table:table-cell office:value-type="float" office:value="25.714483" calcext:value-type="float">
            <text:p>25.714483</text:p>
          </table:table-cell>
          <table:table-cell office:value-type="float" office:value="25.984525" calcext:value-type="float">
            <text:p>25.984525</text:p>
          </table:table-cell>
          <table:table-cell office:value-type="float" office:value="26.003267" calcext:value-type="float">
            <text:p>26.003267</text:p>
          </table:table-cell>
          <table:table-cell office:value-type="float" office:value="26.435313" calcext:value-type="float">
            <text:p>26.435313</text:p>
          </table:table-cell>
          <table:table-cell office:value-type="float" office:value="23.303931" calcext:value-type="float">
            <text:p>23.303931</text:p>
          </table:table-cell>
          <table:table-cell office:value-type="float" office:value="24.832558" calcext:value-type="float">
            <text:p>24.832558</text:p>
          </table:table-cell>
          <table:table-cell office:value-type="float" office:value="26.371426" calcext:value-type="float">
            <text:p>26.371426</text:p>
          </table:table-cell>
          <table:table-cell office:value-type="float" office:value="32.897791" calcext:value-type="float">
            <text:p>32.897791</text:p>
          </table:table-cell>
          <table:table-cell office:value-type="float" office:value="25.964752" calcext:value-type="float">
            <text:p>25.964752</text:p>
          </table:table-cell>
          <table:table-cell office:value-type="float" office:value="38.500204" calcext:value-type="float">
            <text:p>38.5002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309779" calcext:value-type="float">
            <text:p>8.309779</text:p>
          </table:table-cell>
          <table:table-cell office:value-type="float" office:value="22.127115" calcext:value-type="float">
            <text:p>22.127115</text:p>
          </table:table-cell>
          <table:table-cell office:value-type="float" office:value="20.087882" calcext:value-type="float">
            <text:p>20.087882</text:p>
          </table:table-cell>
          <table:table-cell office:value-type="float" office:value="16.200615" calcext:value-type="float">
            <text:p>16.200615</text:p>
          </table:table-cell>
          <table:table-cell office:value-type="float" office:value="15.723596" calcext:value-type="float">
            <text:p>15.723596</text:p>
          </table:table-cell>
          <table:table-cell office:value-type="float" office:value="21.474884" calcext:value-type="float">
            <text:p>21.474884</text:p>
          </table:table-cell>
          <table:table-cell office:value-type="float" office:value="16.562305" calcext:value-type="float">
            <text:p>16.562305</text:p>
          </table:table-cell>
          <table:table-cell office:value-type="float" office:value="19.79582" calcext:value-type="float">
            <text:p>19.79582</text:p>
          </table:table-cell>
          <table:table-cell office:value-type="float" office:value="17.074415" calcext:value-type="float">
            <text:p>17.074415</text:p>
          </table:table-cell>
          <table:table-cell office:value-type="float" office:value="15.809145" calcext:value-type="float">
            <text:p>15.809145</text:p>
          </table:table-cell>
          <table:table-cell office:value-type="float" office:value="26.714577" calcext:value-type="float">
            <text:p>26.714577</text:p>
          </table:table-cell>
          <table:table-cell office:value-type="float" office:value="26.200381" calcext:value-type="float">
            <text:p>26.200381</text:p>
          </table:table-cell>
          <table:table-cell office:value-type="float" office:value="67.374963" calcext:value-type="float">
            <text:p>67.374963</text:p>
          </table:table-cell>
          <table:table-cell office:value-type="float" office:value="99.99" calcext:value-type="float">
            <text:p>99.99</text:p>
          </table:table-cell>
          <table:table-cell office:value-type="float" office:value="96.24045" calcext:value-type="float">
            <text:p>96.24045</text:p>
          </table:table-cell>
          <table:table-cell office:value-type="float" office:value="81.823303" calcext:value-type="float">
            <text:p>81.823303</text:p>
          </table:table-cell>
          <table:table-cell office:value-type="float" office:value="27.14175" calcext:value-type="float">
            <text:p>27.14175</text:p>
          </table:table-cell>
          <table:table-cell office:value-type="float" office:value="26.184686" calcext:value-type="float">
            <text:p>26.184686</text:p>
          </table:table-cell>
          <table:table-cell office:value-type="float" office:value="24.875388" calcext:value-type="float">
            <text:p>24.875388</text:p>
          </table:table-cell>
          <table:table-cell office:value-type="float" office:value="25.546723" calcext:value-type="float">
            <text:p>25.546723</text:p>
          </table:table-cell>
          <table:table-cell office:value-type="float" office:value="27.46806" calcext:value-type="float">
            <text:p>27.46806</text:p>
          </table:table-cell>
          <table:table-cell office:value-type="float" office:value="31.405695" calcext:value-type="float">
            <text:p>31.405695</text:p>
          </table:table-cell>
          <table:table-cell office:value-type="float" office:value="25.815444" calcext:value-type="float">
            <text:p>25.815444</text:p>
          </table:table-cell>
          <table:table-cell office:value-type="float" office:value="99.99" calcext:value-type="float">
            <text:p>99.99</text:p>
          </table:table-cell>
          <table:table-cell office:value-type="float" office:value="22.793274" calcext:value-type="float">
            <text:p>22.793274</text:p>
          </table:table-cell>
          <table:table-cell office:value-type="float" office:value="31.405695" calcext:value-type="float">
            <text:p>31.405695</text:p>
          </table:table-cell>
          <table:table-cell office:value-type="float" office:value="26.620016" calcext:value-type="float">
            <text:p>26.620016</text:p>
          </table:table-cell>
          <table:table-cell office:value-type="float" office:value="23.937946" calcext:value-type="float">
            <text:p>23.937946</text:p>
          </table:table-cell>
          <table:table-cell office:value-type="float" office:value="22.738353" calcext:value-type="float">
            <text:p>22.738353</text:p>
          </table:table-cell>
          <table:table-cell office:value-type="float" office:value="27.460125" calcext:value-type="float">
            <text:p>27.460125</text:p>
          </table:table-cell>
          <table:table-cell office:value-type="float" office:value="24.006199" calcext:value-type="float">
            <text:p>24.006199</text:p>
          </table:table-cell>
          <table:table-cell office:value-type="float" office:value="24.477215" calcext:value-type="float">
            <text:p>24.477215</text:p>
          </table:table-cell>
          <table:table-cell office:value-type="float" office:value="41.724947" calcext:value-type="float">
            <text:p>41.724947</text:p>
          </table:table-cell>
          <table:table-cell office:value-type="float" office:value="33.292695" calcext:value-type="float">
            <text:p>33.292695</text:p>
          </table:table-cell>
          <table:table-cell office:value-type="float" office:value="31.726394" calcext:value-type="float">
            <text:p>31.726394</text:p>
          </table:table-cell>
          <table:table-cell office:value-type="float" office:value="39.363612" calcext:value-type="float">
            <text:p>39.3636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43156" calcext:value-type="float">
            <text:p>7.643156</text:p>
          </table:table-cell>
          <table:table-cell office:value-type="float" office:value="18.88809" calcext:value-type="float">
            <text:p>18.88809</text:p>
          </table:table-cell>
          <table:table-cell office:value-type="float" office:value="16.264206" calcext:value-type="float">
            <text:p>16.264206</text:p>
          </table:table-cell>
          <table:table-cell office:value-type="float" office:value="16.097714" calcext:value-type="float">
            <text:p>16.097714</text:p>
          </table:table-cell>
          <table:table-cell office:value-type="float" office:value="16.224282" calcext:value-type="float">
            <text:p>16.224282</text:p>
          </table:table-cell>
          <table:table-cell office:value-type="float" office:value="17.975274" calcext:value-type="float">
            <text:p>17.975274</text:p>
          </table:table-cell>
          <table:table-cell table:number-columns-repeated="6" office:value-type="float" office:value="99.99" calcext:value-type="float">
            <text:p>99.99</text:p>
          </table:table-cell>
          <table:table-cell office:value-type="float" office:value="60.978848" calcext:value-type="float">
            <text:p>60.978848</text:p>
          </table:table-cell>
          <table:table-cell office:value-type="float" office:value="38.342109" calcext:value-type="float">
            <text:p>38.342109</text:p>
          </table:table-cell>
          <table:table-cell office:value-type="float" office:value="99.99" calcext:value-type="float">
            <text:p>99.99</text:p>
          </table:table-cell>
          <table:table-cell office:value-type="float" office:value="39.150677" calcext:value-type="float">
            <text:p>39.150677</text:p>
          </table:table-cell>
          <table:table-cell office:value-type="float" office:value="21.720263" calcext:value-type="float">
            <text:p>21.720263</text:p>
          </table:table-cell>
          <table:table-cell office:value-type="float" office:value="20.993396" calcext:value-type="float">
            <text:p>20.993396</text:p>
          </table:table-cell>
          <table:table-cell office:value-type="float" office:value="22.116486" calcext:value-type="float">
            <text:p>22.116486</text:p>
          </table:table-cell>
          <table:table-cell office:value-type="float" office:value="23.374647" calcext:value-type="float">
            <text:p>23.374647</text:p>
          </table:table-cell>
          <table:table-cell office:value-type="float" office:value="25.295865" calcext:value-type="float">
            <text:p>25.295865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4.844961" calcext:value-type="float">
            <text:p>24.844961</text:p>
          </table:table-cell>
          <table:table-cell office:value-type="float" office:value="22.710444" calcext:value-type="float">
            <text:p>22.710444</text:p>
          </table:table-cell>
          <table:table-cell office:value-type="float" office:value="26.032042" calcext:value-type="float">
            <text:p>26.032042</text:p>
          </table:table-cell>
          <table:table-cell office:value-type="float" office:value="24.282221" calcext:value-type="float">
            <text:p>24.282221</text:p>
          </table:table-cell>
          <table:table-cell office:value-type="float" office:value="22.250613" calcext:value-type="float">
            <text:p>22.250613</text:p>
          </table:table-cell>
          <table:table-cell office:value-type="float" office:value="22.96004" calcext:value-type="float">
            <text:p>22.96004</text:p>
          </table:table-cell>
          <table:table-cell office:value-type="float" office:value="71.85987" calcext:value-type="float">
            <text:p>71.85987</text:p>
          </table:table-cell>
          <table:table-cell office:value-type="float" office:value="69.831787" calcext:value-type="float">
            <text:p>69.831787</text:p>
          </table:table-cell>
          <table:table-cell office:value-type="float" office:value="62.495475" calcext:value-type="float">
            <text:p>62.495475</text:p>
          </table:table-cell>
          <table:table-cell office:value-type="float" office:value="54.775269" calcext:value-type="float">
            <text:p>54.7752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738851" calcext:value-type="float">
            <text:p>4.738851</text:p>
          </table:table-cell>
          <table:table-cell office:value-type="float" office:value="16.754832" calcext:value-type="float">
            <text:p>16.754832</text:p>
          </table:table-cell>
          <table:table-cell office:value-type="float" office:value="40.220053" calcext:value-type="float">
            <text:p>40.220053</text:p>
          </table:table-cell>
          <table:table-cell office:value-type="float" office:value="16.113042" calcext:value-type="float">
            <text:p>16.113042</text:p>
          </table:table-cell>
          <table:table-cell office:value-type="float" office:value="17.251522" calcext:value-type="float">
            <text:p>17.251522</text:p>
          </table:table-cell>
          <table:table-cell office:value-type="float" office:value="29.167671" calcext:value-type="float">
            <text:p>29.167671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19.774605" calcext:value-type="float">
            <text:p>19.774605</text:p>
          </table:table-cell>
          <table:table-cell office:value-type="float" office:value="99.99" calcext:value-type="float">
            <text:p>99.99</text:p>
          </table:table-cell>
          <table:table-cell office:value-type="float" office:value="24.351368" calcext:value-type="float">
            <text:p>24.351368</text:p>
          </table:table-cell>
          <table:table-cell office:value-type="float" office:value="21.196549" calcext:value-type="float">
            <text:p>21.196549</text:p>
          </table:table-cell>
          <table:table-cell office:value-type="float" office:value="28.190337" calcext:value-type="float">
            <text:p>28.190337</text:p>
          </table:table-cell>
          <table:table-cell office:value-type="float" office:value="25.53847" calcext:value-type="float">
            <text:p>25.53847</text:p>
          </table:table-cell>
          <table:table-cell office:value-type="float" office:value="24.273301" calcext:value-type="float">
            <text:p>24.273301</text:p>
          </table:table-cell>
          <table:table-cell office:value-type="float" office:value="26.820251" calcext:value-type="float">
            <text:p>26.820251</text:p>
          </table:table-cell>
          <table:table-cell office:value-type="float" office:value="28.273438" calcext:value-type="float">
            <text:p>28.273438</text:p>
          </table:table-cell>
          <table:table-cell office:value-type="float" office:value="35.133076" calcext:value-type="float">
            <text:p>35.133076</text:p>
          </table:table-cell>
          <table:table-cell office:value-type="float" office:value="99.99" calcext:value-type="float">
            <text:p>99.99</text:p>
          </table:table-cell>
          <table:table-cell office:value-type="float" office:value="59.384968" calcext:value-type="float">
            <text:p>59.384968</text:p>
          </table:table-cell>
          <table:table-cell table:number-columns-repeated="3" office:value-type="float" office:value="99.99" calcext:value-type="float">
            <text:p>99.99</text:p>
          </table:table-cell>
          <table:table-cell office:value-type="float" office:value="28.352094" calcext:value-type="float">
            <text:p>28.352094</text:p>
          </table:table-cell>
          <table:table-cell office:value-type="float" office:value="24.942257" calcext:value-type="float">
            <text:p>24.942257</text:p>
          </table:table-cell>
          <table:table-cell office:value-type="float" office:value="25.262502" calcext:value-type="float">
            <text:p>25.262502</text:p>
          </table:table-cell>
          <table:table-cell office:value-type="float" office:value="21.828409" calcext:value-type="float">
            <text:p>21.828409</text:p>
          </table:table-cell>
          <table:table-cell office:value-type="float" office:value="21.543397" calcext:value-type="float">
            <text:p>21.543397</text:p>
          </table:table-cell>
          <table:table-cell office:value-type="float" office:value="24.481082" calcext:value-type="float">
            <text:p>24.481082</text:p>
          </table:table-cell>
          <table:table-cell table:number-columns-repeated="3" office:value-type="float" office:value="99.99" calcext:value-type="float">
            <text:p>99.99</text:p>
          </table:table-cell>
          <table:table-cell office:value-type="float" office:value="99.905816" calcext:value-type="float">
            <text:p>99.9058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255299" calcext:value-type="float">
            <text:p>5.255299</text:p>
          </table:table-cell>
          <table:table-cell office:value-type="float" office:value="74.81718" calcext:value-type="float">
            <text:p>74.81718</text:p>
          </table:table-cell>
          <table:table-cell office:value-type="float" office:value="61.563167" calcext:value-type="float">
            <text:p>61.563167</text:p>
          </table:table-cell>
          <table:table-cell office:value-type="float" office:value="24.755394" calcext:value-type="float">
            <text:p>24.755394</text:p>
          </table:table-cell>
          <table:table-cell office:value-type="float" office:value="99.99" calcext:value-type="float">
            <text:p>99.99</text:p>
          </table:table-cell>
          <table:table-cell office:value-type="float" office:value="31.494515" calcext:value-type="float">
            <text:p>31.494515</text:p>
          </table:table-cell>
          <table:table-cell office:value-type="float" office:value="19.070031" calcext:value-type="float">
            <text:p>19.070031</text:p>
          </table:table-cell>
          <table:table-cell office:value-type="float" office:value="27.389009" calcext:value-type="float">
            <text:p>27.389009</text:p>
          </table:table-cell>
          <table:table-cell office:value-type="float" office:value="18.056252" calcext:value-type="float">
            <text:p>18.056252</text:p>
          </table:table-cell>
          <table:table-cell office:value-type="float" office:value="16.589205" calcext:value-type="float">
            <text:p>16.589205</text:p>
          </table:table-cell>
          <table:table-cell office:value-type="float" office:value="16.551533" calcext:value-type="float">
            <text:p>16.551533</text:p>
          </table:table-cell>
          <table:table-cell office:value-type="float" office:value="23.481945" calcext:value-type="float">
            <text:p>23.481945</text:p>
          </table:table-cell>
          <table:table-cell office:value-type="float" office:value="99.99" calcext:value-type="float">
            <text:p>99.99</text:p>
          </table:table-cell>
          <table:table-cell office:value-type="float" office:value="53.878079" calcext:value-type="float">
            <text:p>53.878079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17.681475" calcext:value-type="float">
            <text:p>17.681475</text:p>
          </table:table-cell>
          <table:table-cell office:value-type="float" office:value="20.899251" calcext:value-type="float">
            <text:p>20.899251</text:p>
          </table:table-cell>
          <table:table-cell office:value-type="float" office:value="13.384812" calcext:value-type="float">
            <text:p>13.384812</text:p>
          </table:table-cell>
          <table:table-cell office:value-type="float" office:value="22.004304" calcext:value-type="float">
            <text:p>22.004304</text:p>
          </table:table-cell>
          <table:table-cell office:value-type="float" office:value="20.832052" calcext:value-type="float">
            <text:p>20.832052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6.841559" calcext:value-type="float">
            <text:p>26.841559</text:p>
          </table:table-cell>
          <table:table-cell office:value-type="float" office:value="31.261175" calcext:value-type="float">
            <text:p>31.261175</text:p>
          </table:table-cell>
          <table:table-cell office:value-type="float" office:value="27.520202" calcext:value-type="float">
            <text:p>27.520202</text:p>
          </table:table-cell>
          <table:table-cell office:value-type="float" office:value="31.421676" calcext:value-type="float">
            <text:p>31.421676</text:p>
          </table:table-cell>
          <table:table-cell office:value-type="float" office:value="21.691385" calcext:value-type="float">
            <text:p>21.691385</text:p>
          </table:table-cell>
          <table:table-cell office:value-type="float" office:value="24.883146" calcext:value-type="float">
            <text:p>24.883146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73.311841" calcext:value-type="float">
            <text:p>73.311841</text:p>
          </table:table-cell>
          <table:table-cell office:value-type="float" office:value="98.361649" calcext:value-type="float">
            <text:p>98.3616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693871" calcext:value-type="float">
            <text:p>9.693871</text:p>
          </table:table-cell>
          <table:table-cell office:value-type="float" office:value="15.980003" calcext:value-type="float">
            <text:p>15.980003</text:p>
          </table:table-cell>
          <table:table-cell office:value-type="float" office:value="15.974978" calcext:value-type="float">
            <text:p>15.974978</text:p>
          </table:table-cell>
          <table:table-cell office:value-type="float" office:value="14.910702" calcext:value-type="float">
            <text:p>14.910702</text:p>
          </table:table-cell>
          <table:table-cell office:value-type="float" office:value="15.07258" calcext:value-type="float">
            <text:p>15.07258</text:p>
          </table:table-cell>
          <table:table-cell office:value-type="float" office:value="16.889222" calcext:value-type="float">
            <text:p>16.889222</text:p>
          </table:table-cell>
          <table:table-cell office:value-type="float" office:value="35.427882" calcext:value-type="float">
            <text:p>35.427882</text:p>
          </table:table-cell>
          <table:table-cell office:value-type="float" office:value="99.99" calcext:value-type="float">
            <text:p>99.99</text:p>
          </table:table-cell>
          <table:table-cell office:value-type="float" office:value="72.88931" calcext:value-type="float">
            <text:p>72.88931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23.239964" calcext:value-type="float">
            <text:p>23.239964</text:p>
          </table:table-cell>
          <table:table-cell office:value-type="float" office:value="21.130021" calcext:value-type="float">
            <text:p>21.130021</text:p>
          </table:table-cell>
          <table:table-cell table:number-columns-repeated="3" office:value-type="float" office:value="99.99" calcext:value-type="float">
            <text:p>99.99</text:p>
          </table:table-cell>
          <table:table-cell office:value-type="float" office:value="19.410151" calcext:value-type="float">
            <text:p>19.410151</text:p>
          </table:table-cell>
          <table:table-cell office:value-type="float" office:value="21.036908" calcext:value-type="float">
            <text:p>21.036908</text:p>
          </table:table-cell>
          <table:table-cell office:value-type="float" office:value="17.846835" calcext:value-type="float">
            <text:p>17.846835</text:p>
          </table:table-cell>
          <table:table-cell office:value-type="float" office:value="21.646241" calcext:value-type="float">
            <text:p>21.646241</text:p>
          </table:table-cell>
          <table:table-cell office:value-type="float" office:value="18.40782" calcext:value-type="float">
            <text:p>18.40782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16.954697" calcext:value-type="float">
            <text:p>16.954697</text:p>
          </table:table-cell>
          <table:table-cell office:value-type="float" office:value="17.921536" calcext:value-type="float">
            <text:p>17.921536</text:p>
          </table:table-cell>
          <table:table-cell office:value-type="float" office:value="17.577203" calcext:value-type="float">
            <text:p>17.577203</text:p>
          </table:table-cell>
          <table:table-cell office:value-type="float" office:value="17.61087" calcext:value-type="float">
            <text:p>17.61087</text:p>
          </table:table-cell>
          <table:table-cell office:value-type="float" office:value="17.773918" calcext:value-type="float">
            <text:p>17.773918</text:p>
          </table:table-cell>
          <table:table-cell office:value-type="float" office:value="16.275162" calcext:value-type="float">
            <text:p>16.275162</text:p>
          </table:table-cell>
          <table:table-cell office:value-type="float" office:value="82.200945" calcext:value-type="float">
            <text:p>82.200945</text:p>
          </table:table-cell>
          <table:table-cell office:value-type="float" office:value="80.271175" calcext:value-type="float">
            <text:p>80.271175</text:p>
          </table:table-cell>
          <table:table-cell office:value-type="float" office:value="92.376062" calcext:value-type="float">
            <text:p>92.376062</text:p>
          </table:table-cell>
          <table:table-cell office:value-type="float" office:value="57.739483" calcext:value-type="float">
            <text:p>57.7394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430688" calcext:value-type="float">
            <text:p>8.430688</text:p>
          </table:table-cell>
          <table:table-cell office:value-type="float" office:value="25.435784" calcext:value-type="float">
            <text:p>25.435784</text:p>
          </table:table-cell>
          <table:table-cell office:value-type="float" office:value="26.75608" calcext:value-type="float">
            <text:p>26.75608</text:p>
          </table:table-cell>
          <table:table-cell office:value-type="float" office:value="24.834846" calcext:value-type="float">
            <text:p>24.834846</text:p>
          </table:table-cell>
          <table:table-cell office:value-type="float" office:value="22.763559" calcext:value-type="float">
            <text:p>22.763559</text:p>
          </table:table-cell>
          <table:table-cell office:value-type="float" office:value="21.290156" calcext:value-type="float">
            <text:p>21.290156</text:p>
          </table:table-cell>
          <table:table-cell office:value-type="float" office:value="42.094717" calcext:value-type="float">
            <text:p>42.094717</text:p>
          </table:table-cell>
          <table:table-cell office:value-type="float" office:value="65.244482" calcext:value-type="float">
            <text:p>65.244482</text:p>
          </table:table-cell>
          <table:table-cell office:value-type="float" office:value="21.634831" calcext:value-type="float">
            <text:p>21.634831</text:p>
          </table:table-cell>
          <table:table-cell office:value-type="float" office:value="33.715808" calcext:value-type="float">
            <text:p>33.715808</text:p>
          </table:table-cell>
          <table:table-cell office:value-type="float" office:value="41.363701" calcext:value-type="float">
            <text:p>41.363701</text:p>
          </table:table-cell>
          <table:table-cell office:value-type="float" office:value="99.99" calcext:value-type="float">
            <text:p>99.99</text:p>
          </table:table-cell>
          <table:table-cell office:value-type="float" office:value="73.472751" calcext:value-type="float">
            <text:p>73.472751</text:p>
          </table:table-cell>
          <table:table-cell office:value-type="float" office:value="18.172659" calcext:value-type="float">
            <text:p>18.172659</text:p>
          </table:table-cell>
          <table:table-cell office:value-type="float" office:value="27.512409" calcext:value-type="float">
            <text:p>27.512409</text:p>
          </table:table-cell>
          <table:table-cell office:value-type="float" office:value="99.99" calcext:value-type="float">
            <text:p>99.99</text:p>
          </table:table-cell>
          <table:table-cell office:value-type="float" office:value="21.120646" calcext:value-type="float">
            <text:p>21.120646</text:p>
          </table:table-cell>
          <table:table-cell office:value-type="float" office:value="28.433189" calcext:value-type="float">
            <text:p>28.433189</text:p>
          </table:table-cell>
          <table:table-cell office:value-type="float" office:value="17.937746" calcext:value-type="float">
            <text:p>17.937746</text:p>
          </table:table-cell>
          <table:table-cell office:value-type="float" office:value="26.189431" calcext:value-type="float">
            <text:p>26.189431</text:p>
          </table:table-cell>
          <table:table-cell office:value-type="float" office:value="22.790506" calcext:value-type="float">
            <text:p>22.790506</text:p>
          </table:table-cell>
          <table:table-cell office:value-type="float" office:value="99.99" calcext:value-type="float">
            <text:p>99.99</text:p>
          </table:table-cell>
          <table:table-cell office:value-type="float" office:value="42.917608" calcext:value-type="float">
            <text:p>42.917608</text:p>
          </table:table-cell>
          <table:table-cell table:number-columns-repeated="3" office:value-type="float" office:value="99.99" calcext:value-type="float">
            <text:p>99.99</text:p>
          </table:table-cell>
          <table:table-cell office:value-type="float" office:value="22.18651" calcext:value-type="float">
            <text:p>22.18651</text:p>
          </table:table-cell>
          <table:table-cell office:value-type="float" office:value="20.995384" calcext:value-type="float">
            <text:p>20.995384</text:p>
          </table:table-cell>
          <table:table-cell office:value-type="float" office:value="23.942921" calcext:value-type="float">
            <text:p>23.942921</text:p>
          </table:table-cell>
          <table:table-cell office:value-type="float" office:value="22.891704" calcext:value-type="float">
            <text:p>22.891704</text:p>
          </table:table-cell>
          <table:table-cell office:value-type="float" office:value="23.654707" calcext:value-type="float">
            <text:p>23.654707</text:p>
          </table:table-cell>
          <table:table-cell office:value-type="float" office:value="21.864137" calcext:value-type="float">
            <text:p>21.864137</text:p>
          </table:table-cell>
          <table:table-cell office:value-type="float" office:value="48.296674" calcext:value-type="float">
            <text:p>48.296674</text:p>
          </table:table-cell>
          <table:table-cell office:value-type="float" office:value="89.778408" calcext:value-type="float">
            <text:p>89.778408</text:p>
          </table:table-cell>
          <table:table-cell office:value-type="float" office:value="56.039721" calcext:value-type="float">
            <text:p>56.039721</text:p>
          </table:table-cell>
          <table:table-cell office:value-type="float" office:value="51.523342" calcext:value-type="float">
            <text:p>51.5233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925544" calcext:value-type="float">
            <text:p>6.925544</text:p>
          </table:table-cell>
          <table:table-cell office:value-type="float" office:value="41.407556" calcext:value-type="float">
            <text:p>41.407556</text:p>
          </table:table-cell>
          <table:table-cell office:value-type="float" office:value="24.919374" calcext:value-type="float">
            <text:p>24.919374</text:p>
          </table:table-cell>
          <table:table-cell office:value-type="float" office:value="39.425694" calcext:value-type="float">
            <text:p>39.425694</text:p>
          </table:table-cell>
          <table:table-cell office:value-type="float" office:value="34.586192" calcext:value-type="float">
            <text:p>34.586192</text:p>
          </table:table-cell>
          <table:table-cell office:value-type="float" office:value="30.426005" calcext:value-type="float">
            <text:p>30.426005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2.072192" calcext:value-type="float">
            <text:p>22.072192</text:p>
          </table:table-cell>
          <table:table-cell office:value-type="float" office:value="42.203787" calcext:value-type="float">
            <text:p>42.203787</text:p>
          </table:table-cell>
          <table:table-cell office:value-type="float" office:value="56.053289" calcext:value-type="float">
            <text:p>56.053289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20.923557" calcext:value-type="float">
            <text:p>20.923557</text:p>
          </table:table-cell>
          <table:table-cell office:value-type="float" office:value="27.693812" calcext:value-type="float">
            <text:p>27.693812</text:p>
          </table:table-cell>
          <table:table-cell office:value-type="float" office:value="19.526569" calcext:value-type="float">
            <text:p>19.526569</text:p>
          </table:table-cell>
          <table:table-cell office:value-type="float" office:value="23.271627" calcext:value-type="float">
            <text:p>23.271627</text:p>
          </table:table-cell>
          <table:table-cell office:value-type="float" office:value="24.934555" calcext:value-type="float">
            <text:p>24.934555</text:p>
          </table:table-cell>
          <table:table-cell office:value-type="float" office:value="93.913224" calcext:value-type="float">
            <text:p>93.913224</text:p>
          </table:table-cell>
          <table:table-cell office:value-type="float" office:value="99.99" calcext:value-type="float">
            <text:p>99.99</text:p>
          </table:table-cell>
          <table:table-cell office:value-type="float" office:value="27.563943" calcext:value-type="float">
            <text:p>27.563943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24.116797" calcext:value-type="float">
            <text:p>24.116797</text:p>
          </table:table-cell>
          <table:table-cell office:value-type="float" office:value="20.539414" calcext:value-type="float">
            <text:p>20.539414</text:p>
          </table:table-cell>
          <table:table-cell office:value-type="float" office:value="23.814913" calcext:value-type="float">
            <text:p>23.814913</text:p>
          </table:table-cell>
          <table:table-cell office:value-type="float" office:value="24.561365" calcext:value-type="float">
            <text:p>24.561365</text:p>
          </table:table-cell>
          <table:table-cell office:value-type="float" office:value="19.608841" calcext:value-type="float">
            <text:p>19.608841</text:p>
          </table:table-cell>
          <table:table-cell office:value-type="float" office:value="19.97827" calcext:value-type="float">
            <text:p>19.97827</text:p>
          </table:table-cell>
          <table:table-cell office:value-type="float" office:value="27.527842" calcext:value-type="float">
            <text:p>27.527842</text:p>
          </table:table-cell>
          <table:table-cell office:value-type="float" office:value="36.51118" calcext:value-type="float">
            <text:p>36.51118</text:p>
          </table:table-cell>
          <table:table-cell office:value-type="float" office:value="29.712719" calcext:value-type="float">
            <text:p>29.712719</text:p>
          </table:table-cell>
          <table:table-cell office:value-type="float" office:value="32.551867" calcext:value-type="float">
            <text:p>32.5518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147677" calcext:value-type="float">
            <text:p>7.147677</text:p>
          </table:table-cell>
          <table:table-cell office:value-type="float" office:value="17.724126" calcext:value-type="float">
            <text:p>17.724126</text:p>
          </table:table-cell>
          <table:table-cell office:value-type="float" office:value="19.621085" calcext:value-type="float">
            <text:p>19.621085</text:p>
          </table:table-cell>
          <table:table-cell office:value-type="float" office:value="16.152876" calcext:value-type="float">
            <text:p>16.152876</text:p>
          </table:table-cell>
          <table:table-cell office:value-type="float" office:value="17.55746" calcext:value-type="float">
            <text:p>17.55746</text:p>
          </table:table-cell>
          <table:table-cell office:value-type="float" office:value="17.559925" calcext:value-type="float">
            <text:p>17.559925</text:p>
          </table:table-cell>
          <table:table-cell office:value-type="float" office:value="17.472753" calcext:value-type="float">
            <text:p>17.472753</text:p>
          </table:table-cell>
          <table:table-cell office:value-type="float" office:value="18.566873" calcext:value-type="float">
            <text:p>18.566873</text:p>
          </table:table-cell>
          <table:table-cell office:value-type="float" office:value="16.750443" calcext:value-type="float">
            <text:p>16.750443</text:p>
          </table:table-cell>
          <table:table-cell office:value-type="float" office:value="16.156116" calcext:value-type="float">
            <text:p>16.156116</text:p>
          </table:table-cell>
          <table:table-cell office:value-type="float" office:value="20.080179" calcext:value-type="float">
            <text:p>20.080179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7.039594" calcext:value-type="float">
            <text:p>27.039594</text:p>
          </table:table-cell>
          <table:table-cell office:value-type="float" office:value="19.944726" calcext:value-type="float">
            <text:p>19.944726</text:p>
          </table:table-cell>
          <table:table-cell office:value-type="float" office:value="28.309246" calcext:value-type="float">
            <text:p>28.309246</text:p>
          </table:table-cell>
          <table:table-cell office:value-type="float" office:value="22.811006" calcext:value-type="float">
            <text:p>22.811006</text:p>
          </table:table-cell>
          <table:table-cell office:value-type="float" office:value="25.772426" calcext:value-type="float">
            <text:p>25.772426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0.52848" calcext:value-type="float">
            <text:p>20.52848</text:p>
          </table:table-cell>
          <table:table-cell office:value-type="float" office:value="22.285525" calcext:value-type="float">
            <text:p>22.285525</text:p>
          </table:table-cell>
          <table:table-cell office:value-type="float" office:value="20.274549" calcext:value-type="float">
            <text:p>20.274549</text:p>
          </table:table-cell>
          <table:table-cell office:value-type="float" office:value="22.142092" calcext:value-type="float">
            <text:p>22.142092</text:p>
          </table:table-cell>
          <table:table-cell office:value-type="float" office:value="21.799386" calcext:value-type="float">
            <text:p>21.799386</text:p>
          </table:table-cell>
          <table:table-cell office:value-type="float" office:value="22.491938" calcext:value-type="float">
            <text:p>22.491938</text:p>
          </table:table-cell>
          <table:table-cell office:value-type="float" office:value="36.397932" calcext:value-type="float">
            <text:p>36.397932</text:p>
          </table:table-cell>
          <table:table-cell office:value-type="float" office:value="49.852345" calcext:value-type="float">
            <text:p>49.852345</text:p>
          </table:table-cell>
          <table:table-cell office:value-type="float" office:value="40.849344" calcext:value-type="float">
            <text:p>40.849344</text:p>
          </table:table-cell>
          <table:table-cell office:value-type="float" office:value="59.014002" calcext:value-type="float">
            <text:p>59.014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97707" calcext:value-type="float">
            <text:p>9.97707</text:p>
          </table:table-cell>
          <table:table-cell office:value-type="float" office:value="17.52689" calcext:value-type="float">
            <text:p>17.52689</text:p>
          </table:table-cell>
          <table:table-cell office:value-type="float" office:value="19.577299" calcext:value-type="float">
            <text:p>19.577299</text:p>
          </table:table-cell>
          <table:table-cell office:value-type="float" office:value="16.939816" calcext:value-type="float">
            <text:p>16.939816</text:p>
          </table:table-cell>
          <table:table-cell office:value-type="float" office:value="19.062369" calcext:value-type="float">
            <text:p>19.062369</text:p>
          </table:table-cell>
          <table:table-cell office:value-type="float" office:value="19.739189" calcext:value-type="float">
            <text:p>19.739189</text:p>
          </table:table-cell>
          <table:table-cell table:number-columns-repeated="7" office:value-type="float" office:value="99.99" calcext:value-type="float">
            <text:p>99.99</text:p>
          </table:table-cell>
          <table:table-cell office:value-type="float" office:value="22.551457" calcext:value-type="float">
            <text:p>22.551457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30.090614" calcext:value-type="float">
            <text:p>30.090614</text:p>
          </table:table-cell>
          <table:table-cell office:value-type="float" office:value="30.405309" calcext:value-type="float">
            <text:p>30.405309</text:p>
          </table:table-cell>
          <table:table-cell office:value-type="float" office:value="34.935778" calcext:value-type="float">
            <text:p>34.935778</text:p>
          </table:table-cell>
          <table:table-cell office:value-type="float" office:value="33.875582" calcext:value-type="float">
            <text:p>33.875582</text:p>
          </table:table-cell>
          <table:table-cell office:value-type="float" office:value="45.951979" calcext:value-type="float">
            <text:p>45.951979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4.366805" calcext:value-type="float">
            <text:p>24.366805</text:p>
          </table:table-cell>
          <table:table-cell office:value-type="float" office:value="27.631904" calcext:value-type="float">
            <text:p>27.631904</text:p>
          </table:table-cell>
          <table:table-cell office:value-type="float" office:value="26.611521" calcext:value-type="float">
            <text:p>26.611521</text:p>
          </table:table-cell>
          <table:table-cell office:value-type="float" office:value="31.640281" calcext:value-type="float">
            <text:p>31.640281</text:p>
          </table:table-cell>
          <table:table-cell office:value-type="float" office:value="28.630582" calcext:value-type="float">
            <text:p>28.630582</text:p>
          </table:table-cell>
          <table:table-cell office:value-type="float" office:value="27.731487" calcext:value-type="float">
            <text:p>27.731487</text:p>
          </table:table-cell>
          <table:table-cell office:value-type="float" office:value="63.179871" calcext:value-type="float">
            <text:p>63.179871</text:p>
          </table:table-cell>
          <table:table-cell office:value-type="float" office:value="57.217668" calcext:value-type="float">
            <text:p>57.217668</text:p>
          </table:table-cell>
          <table:table-cell office:value-type="float" office:value="63.753304" calcext:value-type="float">
            <text:p>63.753304</text:p>
          </table:table-cell>
          <table:table-cell office:value-type="float" office:value="63.436255" calcext:value-type="float">
            <text:p>63.4362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059997" calcext:value-type="float">
            <text:p>7.059997</text:p>
          </table:table-cell>
          <table:table-cell office:value-type="float" office:value="45.486888" calcext:value-type="float">
            <text:p>45.486888</text:p>
          </table:table-cell>
          <table:table-cell office:value-type="float" office:value="36.413052" calcext:value-type="float">
            <text:p>36.413052</text:p>
          </table:table-cell>
          <table:table-cell office:value-type="float" office:value="22.707033" calcext:value-type="float">
            <text:p>22.707033</text:p>
          </table:table-cell>
          <table:table-cell office:value-type="float" office:value="19.897013" calcext:value-type="float">
            <text:p>19.897013</text:p>
          </table:table-cell>
          <table:table-cell office:value-type="float" office:value="32.751462" calcext:value-type="float">
            <text:p>32.751462</text:p>
          </table:table-cell>
          <table:table-cell office:value-type="float" office:value="56.914891" calcext:value-type="float">
            <text:p>56.914891</text:p>
          </table:table-cell>
          <table:table-cell office:value-type="float" office:value="99.99" calcext:value-type="float">
            <text:p>99.99</text:p>
          </table:table-cell>
          <table:table-cell office:value-type="float" office:value="58.817859" calcext:value-type="float">
            <text:p>58.817859</text:p>
          </table:table-cell>
          <table:table-cell office:value-type="float" office:value="22.477697" calcext:value-type="float">
            <text:p>22.477697</text:p>
          </table:table-cell>
          <table:table-cell table:number-columns-repeated="6" office:value-type="float" office:value="99.99" calcext:value-type="float">
            <text:p>99.99</text:p>
          </table:table-cell>
          <table:table-cell office:value-type="float" office:value="39.394887" calcext:value-type="float">
            <text:p>39.394887</text:p>
          </table:table-cell>
          <table:table-cell office:value-type="float" office:value="37.411686" calcext:value-type="float">
            <text:p>37.411686</text:p>
          </table:table-cell>
          <table:table-cell office:value-type="float" office:value="30.927371" calcext:value-type="float">
            <text:p>30.927371</text:p>
          </table:table-cell>
          <table:table-cell office:value-type="float" office:value="36.324646" calcext:value-type="float">
            <text:p>36.324646</text:p>
          </table:table-cell>
          <table:table-cell office:value-type="float" office:value="52.109165" calcext:value-type="float">
            <text:p>52.109165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6.333296" calcext:value-type="float">
            <text:p>26.333296</text:p>
          </table:table-cell>
          <table:table-cell office:value-type="float" office:value="24.770591" calcext:value-type="float">
            <text:p>24.770591</text:p>
          </table:table-cell>
          <table:table-cell office:value-type="float" office:value="26.312692" calcext:value-type="float">
            <text:p>26.312692</text:p>
          </table:table-cell>
          <table:table-cell office:value-type="float" office:value="22.797449" calcext:value-type="float">
            <text:p>22.797449</text:p>
          </table:table-cell>
          <table:table-cell office:value-type="float" office:value="27.60675" calcext:value-type="float">
            <text:p>27.60675</text:p>
          </table:table-cell>
          <table:table-cell office:value-type="float" office:value="30.201945" calcext:value-type="float">
            <text:p>30.201945</text:p>
          </table:table-cell>
          <table:table-cell office:value-type="float" office:value="23.612148" calcext:value-type="float">
            <text:p>23.612148</text:p>
          </table:table-cell>
          <table:table-cell office:value-type="float" office:value="32.617771" calcext:value-type="float">
            <text:p>32.617771</text:p>
          </table:table-cell>
          <table:table-cell office:value-type="float" office:value="24.137266" calcext:value-type="float">
            <text:p>24.137266</text:p>
          </table:table-cell>
          <table:table-cell office:value-type="float" office:value="35.131555" calcext:value-type="float">
            <text:p>35.1315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668104" calcext:value-type="float">
            <text:p>12.668104</text:p>
          </table:table-cell>
          <table:table-cell office:value-type="float" office:value="26.993908" calcext:value-type="float">
            <text:p>26.993908</text:p>
          </table:table-cell>
          <table:table-cell office:value-type="float" office:value="40.402635" calcext:value-type="float">
            <text:p>40.402635</text:p>
          </table:table-cell>
          <table:table-cell office:value-type="float" office:value="34.96516" calcext:value-type="float">
            <text:p>34.96516</text:p>
          </table:table-cell>
          <table:table-cell office:value-type="float" office:value="36.922113" calcext:value-type="float">
            <text:p>36.922113</text:p>
          </table:table-cell>
          <table:table-cell office:value-type="float" office:value="66.979374" calcext:value-type="float">
            <text:p>66.979374</text:p>
          </table:table-cell>
          <table:table-cell office:value-type="float" office:value="23.743133" calcext:value-type="float">
            <text:p>23.743133</text:p>
          </table:table-cell>
          <table:table-cell office:value-type="float" office:value="34.969121" calcext:value-type="float">
            <text:p>34.969121</text:p>
          </table:table-cell>
          <table:table-cell office:value-type="float" office:value="28.432426" calcext:value-type="float">
            <text:p>28.432426</text:p>
          </table:table-cell>
          <table:table-cell office:value-type="float" office:value="31.601921" calcext:value-type="float">
            <text:p>31.601921</text:p>
          </table:table-cell>
          <table:table-cell office:value-type="float" office:value="26.538078" calcext:value-type="float">
            <text:p>26.538078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8.428264" calcext:value-type="float">
            <text:p>28.428264</text:p>
          </table:table-cell>
          <table:table-cell office:value-type="float" office:value="34.147425" calcext:value-type="float">
            <text:p>34.147425</text:p>
          </table:table-cell>
          <table:table-cell office:value-type="float" office:value="27.495024" calcext:value-type="float">
            <text:p>27.495024</text:p>
          </table:table-cell>
          <table:table-cell office:value-type="float" office:value="27.633218" calcext:value-type="float">
            <text:p>27.633218</text:p>
          </table:table-cell>
          <table:table-cell office:value-type="float" office:value="36.541257" calcext:value-type="float">
            <text:p>36.541257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5.484252" calcext:value-type="float">
            <text:p>25.484252</text:p>
          </table:table-cell>
          <table:table-cell office:value-type="float" office:value="30.049907" calcext:value-type="float">
            <text:p>30.049907</text:p>
          </table:table-cell>
          <table:table-cell office:value-type="float" office:value="31.841191" calcext:value-type="float">
            <text:p>31.841191</text:p>
          </table:table-cell>
          <table:table-cell office:value-type="float" office:value="26.009865" calcext:value-type="float">
            <text:p>26.009865</text:p>
          </table:table-cell>
          <table:table-cell office:value-type="float" office:value="26.717549" calcext:value-type="float">
            <text:p>26.717549</text:p>
          </table:table-cell>
          <table:table-cell office:value-type="float" office:value="27.373649" calcext:value-type="float">
            <text:p>27.373649</text:p>
          </table:table-cell>
          <table:table-cell office:value-type="float" office:value="32.308145" calcext:value-type="float">
            <text:p>32.308145</text:p>
          </table:table-cell>
          <table:table-cell office:value-type="float" office:value="50.117516" calcext:value-type="float">
            <text:p>50.117516</text:p>
          </table:table-cell>
          <table:table-cell office:value-type="float" office:value="27.449304" calcext:value-type="float">
            <text:p>27.449304</text:p>
          </table:table-cell>
          <table:table-cell office:value-type="float" office:value="34.143402" calcext:value-type="float">
            <text:p>34.1434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65648" calcext:value-type="float">
            <text:p>2.65648</text:p>
          </table:table-cell>
          <table:table-cell table:number-columns-repeated="15" office:value-type="float" office:value="99.99" calcext:value-type="float">
            <text:p>99.99</text:p>
          </table:table-cell>
          <table:table-cell office:value-type="float" office:value="26.72239" calcext:value-type="float">
            <text:p>26.72239</text:p>
          </table:table-cell>
          <table:table-cell office:value-type="float" office:value="29.746294" calcext:value-type="float">
            <text:p>29.746294</text:p>
          </table:table-cell>
          <table:table-cell office:value-type="float" office:value="25.639311" calcext:value-type="float">
            <text:p>25.639311</text:p>
          </table:table-cell>
          <table:table-cell office:value-type="float" office:value="29.676234" calcext:value-type="float">
            <text:p>29.676234</text:p>
          </table:table-cell>
          <table:table-cell office:value-type="float" office:value="33.290461" calcext:value-type="float">
            <text:p>33.290461</text:p>
          </table:table-cell>
          <table:table-cell table:number-columns-repeated="5" office:value-type="float" office:value="99.99" calcext:value-type="float">
            <text:p>99.99</text:p>
          </table:table-cell>
          <table:table-cell office:value-type="float" office:value="26.025569" calcext:value-type="float">
            <text:p>26.025569</text:p>
          </table:table-cell>
          <table:table-cell office:value-type="float" office:value="24.483445" calcext:value-type="float">
            <text:p>24.483445</text:p>
          </table:table-cell>
          <table:table-cell office:value-type="float" office:value="22.320676" calcext:value-type="float">
            <text:p>22.320676</text:p>
          </table:table-cell>
          <table:table-cell office:value-type="float" office:value="23.761365" calcext:value-type="float">
            <text:p>23.761365</text:p>
          </table:table-cell>
          <table:table-cell office:value-type="float" office:value="23.388096" calcext:value-type="float">
            <text:p>23.388096</text:p>
          </table:table-cell>
          <table:table-cell office:value-type="float" office:value="25.459975" calcext:value-type="float">
            <text:p>25.459975</text:p>
          </table:table-cell>
          <table:table-cell office:value-type="float" office:value="46.412298" calcext:value-type="float">
            <text:p>46.412298</text:p>
          </table:table-cell>
          <table:table-cell office:value-type="float" office:value="59.485832" calcext:value-type="float">
            <text:p>59.485832</text:p>
          </table:table-cell>
          <table:table-cell office:value-type="float" office:value="68.732033" calcext:value-type="float">
            <text:p>68.732033</text:p>
          </table:table-cell>
          <table:table-cell office:value-type="float" office:value="51.042945" calcext:value-type="float">
            <text:p>51.0429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 office:value-type="float" office:value="99.99" calcext:value-type="float">
            <text:p>99.99</text:p>
          </table:table-cell>
          <table:table-cell office:value-type="float" office:value="36.081778" calcext:value-type="float">
            <text:p>36.081778</text:p>
          </table:table-cell>
          <table:table-cell office:value-type="float" office:value="42.79176" calcext:value-type="float">
            <text:p>42.79176</text:p>
          </table:table-cell>
          <table:table-cell table:number-columns-repeated="7" office:value-type="float" office:value="99.99" calcext:value-type="float">
            <text:p>99.99</text:p>
          </table:table-cell>
          <table:table-cell office:value-type="float" office:value="39.371059" calcext:value-type="float">
            <text:p>39.371059</text:p>
          </table:table-cell>
          <table:table-cell office:value-type="float" office:value="33.026569" calcext:value-type="float">
            <text:p>33.026569</text:p>
          </table:table-cell>
          <table:table-cell office:value-type="float" office:value="32.67064" calcext:value-type="float">
            <text:p>32.67064</text:p>
          </table:table-cell>
          <table:table-cell office:value-type="float" office:value="30.323165" calcext:value-type="float">
            <text:p>30.323165</text:p>
          </table:table-cell>
          <table:table-cell office:value-type="float" office:value="55.380524" calcext:value-type="float">
            <text:p>55.380524</text:p>
          </table:table-cell>
          <table:table-cell office:value-type="float" office:value="99.99" calcext:value-type="float">
            <text:p>99.99</text:p>
          </table:table-cell>
          <table:table-cell office:value-type="float" office:value="65.457345" calcext:value-type="float">
            <text:p>65.457345</text:p>
          </table:table-cell>
          <table:table-cell office:value-type="float" office:value="76.933981" calcext:value-type="float">
            <text:p>76.933981</text:p>
          </table:table-cell>
          <table:table-cell table:number-columns-repeated="2" office:value-type="float" office:value="99.99" calcext:value-type="float">
            <text:p>99.99</text:p>
          </table:table-cell>
          <table:table-cell office:value-type="float" office:value="25.573736" calcext:value-type="float">
            <text:p>25.573736</text:p>
          </table:table-cell>
          <table:table-cell office:value-type="float" office:value="25.523978" calcext:value-type="float">
            <text:p>25.523978</text:p>
          </table:table-cell>
          <table:table-cell office:value-type="float" office:value="22.958875" calcext:value-type="float">
            <text:p>22.958875</text:p>
          </table:table-cell>
          <table:table-cell office:value-type="float" office:value="24.309719" calcext:value-type="float">
            <text:p>24.309719</text:p>
          </table:table-cell>
          <table:table-cell office:value-type="float" office:value="23.158401" calcext:value-type="float">
            <text:p>23.158401</text:p>
          </table:table-cell>
          <table:table-cell office:value-type="float" office:value="25.573736" calcext:value-type="float">
            <text:p>25.573736</text:p>
          </table:table-cell>
          <table:table-cell office:value-type="float" office:value="39.290829" calcext:value-type="float">
            <text:p>39.290829</text:p>
          </table:table-cell>
          <table:table-cell office:value-type="float" office:value="32.066814" calcext:value-type="float">
            <text:p>32.066814</text:p>
          </table:table-cell>
          <table:table-cell office:value-type="float" office:value="43.728498" calcext:value-type="float">
            <text:p>43.728498</text:p>
          </table:table-cell>
          <table:table-cell office:value-type="float" office:value="42.270748" calcext:value-type="float">
            <text:p>42.2707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32])" office:value-type="float" office:value="27.7370681327387" calcext:value-type="float">
            <text:p>27.7370681327387</text:p>
          </table:table-cell>
          <table:table-cell table:formula="of:=STDEV([.C2:.C32])" office:value-type="float" office:value="31.7557252604664" calcext:value-type="float">
            <text:p>31.7557252604664</text:p>
          </table:table-cell>
          <table:table-cell table:formula="of:=STDEV([.D2:.D32])" office:value-type="float" office:value="29.7787143870078" calcext:value-type="float">
            <text:p>29.7787143870078</text:p>
          </table:table-cell>
          <table:table-cell table:formula="of:=STDEV([.E2:.E32])" office:value-type="float" office:value="30.1886002647341" calcext:value-type="float">
            <text:p>30.1886002647341</text:p>
          </table:table-cell>
          <table:table-cell table:formula="of:=STDEV([.F2:.F32])" office:value-type="float" office:value="33.8738671323264" calcext:value-type="float">
            <text:p>33.8738671323264</text:p>
          </table:table-cell>
          <table:table-cell table:formula="of:=STDEV([.G2:.G32])" office:value-type="float" office:value="33.6651093880104" calcext:value-type="float">
            <text:p>33.6651093880104</text:p>
          </table:table-cell>
          <table:table-cell table:formula="of:=STDEV([.H2:.H32])" office:value-type="float" office:value="35.651533150397" calcext:value-type="float">
            <text:p>35.651533150397</text:p>
          </table:table-cell>
          <table:table-cell table:formula="of:=STDEV([.I2:.I32])" office:value-type="float" office:value="36.4098049243924" calcext:value-type="float">
            <text:p>36.4098049243924</text:p>
          </table:table-cell>
          <table:table-cell table:formula="of:=STDEV([.J2:.J32])" office:value-type="float" office:value="36.2087130523173" calcext:value-type="float">
            <text:p>36.2087130523173</text:p>
          </table:table-cell>
          <table:table-cell table:formula="of:=STDEV([.K2:.K32])" office:value-type="float" office:value="38.5644270639363" calcext:value-type="float">
            <text:p>38.5644270639363</text:p>
          </table:table-cell>
          <table:table-cell table:formula="of:=STDEV([.L2:.L32])" office:value-type="float" office:value="36.3562094200336" calcext:value-type="float">
            <text:p>36.3562094200336</text:p>
          </table:table-cell>
          <table:table-cell table:formula="of:=STDEV([.M2:.M32])" office:value-type="float" office:value="36.8711222112893" calcext:value-type="float">
            <text:p>36.8711222112893</text:p>
          </table:table-cell>
          <table:table-cell table:formula="of:=STDEV([.N2:.N32])" office:value-type="float" office:value="34.7402067654206" calcext:value-type="float">
            <text:p>34.7402067654206</text:p>
          </table:table-cell>
          <table:table-cell table:formula="of:=STDEV([.O2:.O32])" office:value-type="float" office:value="37.6481935822588" calcext:value-type="float">
            <text:p>37.6481935822588</text:p>
          </table:table-cell>
          <table:table-cell table:formula="of:=STDEV([.P2:.P32])" office:value-type="float" office:value="38.995651487578" calcext:value-type="float">
            <text:p>38.995651487578</text:p>
          </table:table-cell>
          <table:table-cell table:formula="of:=STDEV([.Q2:.Q32])" office:value-type="float" office:value="33.1232054121629" calcext:value-type="float">
            <text:p>33.1232054121629</text:p>
          </table:table-cell>
          <table:table-cell table:formula="of:=STDEV([.R2:.R32])" office:value-type="float" office:value="9.24522486756257" calcext:value-type="float">
            <text:p>9.24522486756257</text:p>
          </table:table-cell>
          <table:table-cell table:formula="of:=STDEV([.S2:.S32])" office:value-type="float" office:value="8.94934783213926" calcext:value-type="float">
            <text:p>8.94934783213926</text:p>
          </table:table-cell>
          <table:table-cell table:formula="of:=STDEV([.T2:.T32])" office:value-type="float" office:value="7.84601395586176" calcext:value-type="float">
            <text:p>7.84601395586176</text:p>
          </table:table-cell>
          <table:table-cell table:formula="of:=STDEV([.U2:.U32])" office:value-type="float" office:value="8.75674466984184" calcext:value-type="float">
            <text:p>8.75674466984184</text:p>
          </table:table-cell>
          <table:table-cell table:formula="of:=STDEV([.V2:.V32])" office:value-type="float" office:value="11.5792994096231" calcext:value-type="float">
            <text:p>11.5792994096231</text:p>
          </table:table-cell>
          <table:table-cell table:formula="of:=STDEV([.W2:.W32])" office:value-type="float" office:value="34.7593942710022" calcext:value-type="float">
            <text:p>34.7593942710022</text:p>
          </table:table-cell>
          <table:table-cell table:formula="of:=STDEV([.X2:.X32])" office:value-type="float" office:value="36.2531841100303" calcext:value-type="float">
            <text:p>36.2531841100303</text:p>
          </table:table-cell>
          <table:table-cell table:formula="of:=STDEV([.Y2:.Y32])" office:value-type="float" office:value="34.0005929656006" calcext:value-type="float">
            <text:p>34.0005929656006</text:p>
          </table:table-cell>
          <table:table-cell table:formula="of:=STDEV([.Z2:.Z32])" office:value-type="float" office:value="36.6594904529517" calcext:value-type="float">
            <text:p>36.6594904529517</text:p>
          </table:table-cell>
          <table:table-cell table:formula="of:=STDEV([.AA2:.AA32])" office:value-type="float" office:value="33.463288122239" calcext:value-type="float">
            <text:p>33.463288122239</text:p>
          </table:table-cell>
          <table:table-cell table:formula="of:=STDEV([.AB2:.AB32])" office:value-type="float" office:value="5.02760793194431" calcext:value-type="float">
            <text:p>5.02760793194431</text:p>
          </table:table-cell>
          <table:table-cell table:formula="of:=STDEV([.AC2:.AC32])" office:value-type="float" office:value="5.13144366725264" calcext:value-type="float">
            <text:p>5.13144366725264</text:p>
          </table:table-cell>
          <table:table-cell table:formula="of:=STDEV([.AD2:.AD32])" office:value-type="float" office:value="5.40106881591644" calcext:value-type="float">
            <text:p>5.40106881591644</text:p>
          </table:table-cell>
          <table:table-cell table:formula="of:=STDEV([.AE2:.AE32])" office:value-type="float" office:value="5.83888988815905" calcext:value-type="float">
            <text:p>5.83888988815905</text:p>
          </table:table-cell>
          <table:table-cell table:formula="of:=STDEV([.AF2:.AF32])" office:value-type="float" office:value="4.81327550155293" calcext:value-type="float">
            <text:p>4.81327550155293</text:p>
          </table:table-cell>
          <table:table-cell table:formula="of:=STDEV([.AG2:.AG32])" office:value-type="float" office:value="5.05284915250018" calcext:value-type="float">
            <text:p>5.05284915250018</text:p>
          </table:table-cell>
          <table:table-cell table:formula="of:=STDEV([.AH2:.AH32])" office:value-type="float" office:value="30.6621479802639" calcext:value-type="float">
            <text:p>30.6621479802639</text:p>
          </table:table-cell>
          <table:table-cell table:formula="of:=STDEV([.AI2:.AI32])" office:value-type="float" office:value="29.451576950625" calcext:value-type="float">
            <text:p>29.451576950625</text:p>
          </table:table-cell>
          <table:table-cell table:formula="of:=STDEV([.AJ2:.AJ32])" office:value-type="float" office:value="31.2810080579247" calcext:value-type="float">
            <text:p>31.2810080579247</text:p>
          </table:table-cell>
          <table:table-cell table:formula="of:=STDEV([.AK2:.AK32])" office:value-type="float" office:value="29.3406486451169" calcext:value-type="float">
            <text:p>29.3406486451169</text:p>
          </table:table-cell>
        </table:table-row>
      </table:table>
      <table:table table:name="TTC_results_top" table:style-name="ta1">
        <table:shapes>
          <draw:frame draw:z-index="0" draw:style-name="gr1" draw:text-style-name="P1" svg:width="862.87pt" svg:height="485.35pt" svg:x="38.41pt" svg:y="468.14pt">
            <draw:object draw:notify-on-update-of-ranges="TTC_results_top.A1:TTC_results_top.A1 TTC_results_top.A2:TTC_results_top.A32 TTC_results_top.B1:TTC_results_top.B1 TTC_results_top.B2:TTC_results_top.B32 TTC_results_top.A1:TTC_results_top.A1 TTC_results_top.A2:TTC_results_top.A32 TTC_results_top.C1:TTC_results_top.C1 TTC_results_top.C2:TTC_results_top.C32 TTC_results_top.A1:TTC_results_top.A1 TTC_results_top.A2:TTC_results_top.A32 TTC_results_top.D1:TTC_results_top.D1 TTC_results_top.D2:TTC_results_top.D32 TTC_results_top.A1:TTC_results_top.A1 TTC_results_top.A2:TTC_results_top.A32 TTC_results_top.E1:TTC_results_top.E1 TTC_results_top.E2:TTC_results_top.E32 TTC_results_top.A1:TTC_results_top.A1 TTC_results_top.A2:TTC_results_top.A32 TTC_results_top.F1:TTC_results_top.F1 TTC_results_top.F2:TTC_results_top.F32 TTC_results_top.A1:TTC_results_top.A1 TTC_results_top.A2:TTC_results_top.A32 TTC_results_top.G1:TTC_results_top.G1 TTC_results_top.G2:TTC_results_top.G32 TTC_results_top.A1:TTC_results_top.A1 TTC_results_top.A2:TTC_results_top.A32 TTC_results_top.H1:TTC_results_top.H1 TTC_results_top.H2:TTC_results_top.H32 TTC_results_top.A1:TTC_results_top.A1 TTC_results_top.A2:TTC_results_top.A32 TTC_results_top.I1:TTC_results_top.I1 TTC_results_top.I2:TTC_results_top.I32 TTC_results_top.A1:TTC_results_top.A1 TTC_results_top.A2:TTC_results_top.A32 TTC_results_top.J1:TTC_results_top.J1 TTC_results_top.J2:TTC_results_top.J32 TTC_results_top.A1:TTC_results_top.A1 TTC_results_top.A2:TTC_results_top.A32 TTC_results_top.K1:TTC_results_top.K1 TTC_results_top.K2:TTC_results_top.K32 TTC_results_top.A1:TTC_results_top.A1 TTC_results_top.A2:TTC_results_top.A32 TTC_results_top.L1:TTC_results_top.L1 TTC_results_top.L2:TTC_results_top.L32 TTC_results_top.A1:TTC_results_top.A1 TTC_results_top.A2:TTC_results_top.A32 TTC_results_top.M1:TTC_results_top.M1 TTC_results_top.M2:TTC_results_top.M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BRISK+BRISK</text:p>
          </table:table-cell>
          <table:table-cell office:value-type="string" calcext:value-type="string">
            <text:p>BRISK+BRIEF</text:p>
          </table:table-cell>
          <table:table-cell office:value-type="string" calcext:value-type="string">
            <text:p>BRISK+ORB</text:p>
          </table:table-cell>
          <table:table-cell office:value-type="string" calcext:value-type="string">
            <text:p>BRISK+FREAK</text:p>
          </table:table-cell>
          <table:table-cell office:value-type="string" calcext:value-type="string">
            <text:p>BRISK+SIFT</text:p>
          </table:table-cell>
          <table:table-cell office:value-type="string" calcext:value-type="string">
            <text:p>AKAZE+BRISK</text:p>
          </table:table-cell>
          <table:table-cell office:value-type="string" calcext:value-type="string">
            <text:p>AKAZE+BRIEF</text:p>
          </table:table-cell>
          <table:table-cell office:value-type="string" calcext:value-type="string">
            <text:p>AKAZE+ORB</text:p>
          </table:table-cell>
          <table:table-cell office:value-type="string" calcext:value-type="string">
            <text:p>AKAZE+FREAK</text:p>
          </table:table-cell>
          <table:table-cell office:value-type="string" calcext:value-type="string">
            <text:p>AKAZE+AKAZE</text:p>
          </table:table-cell>
          <table:table-cell office:value-type="string" calcext:value-type="string">
            <text:p>AKAZE+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72159" calcext:value-type="float">
            <text:p>12.972159</text:p>
          </table:table-cell>
          <table:table-cell office:value-type="float" office:value="37.115907" calcext:value-type="float">
            <text:p>37.115907</text:p>
          </table:table-cell>
          <table:table-cell office:value-type="float" office:value="51.831603" calcext:value-type="float">
            <text:p>51.831603</text:p>
          </table:table-cell>
          <table:table-cell office:value-type="float" office:value="26.657717" calcext:value-type="float">
            <text:p>26.657717</text:p>
          </table:table-cell>
          <table:table-cell office:value-type="float" office:value="50.005595" calcext:value-type="float">
            <text:p>50.005595</text:p>
          </table:table-cell>
          <table:table-cell office:value-type="float" office:value="46.775897" calcext:value-type="float">
            <text:p>46.775897</text:p>
          </table:table-cell>
          <table:table-cell office:value-type="float" office:value="23.279921" calcext:value-type="float">
            <text:p>23.279921</text:p>
          </table:table-cell>
          <table:table-cell office:value-type="float" office:value="21.068161" calcext:value-type="float">
            <text:p>21.068161</text:p>
          </table:table-cell>
          <table:table-cell office:value-type="float" office:value="21.494153" calcext:value-type="float">
            <text:p>21.494153</text:p>
          </table:table-cell>
          <table:table-cell office:value-type="float" office:value="17.96558" calcext:value-type="float">
            <text:p>17.96558</text:p>
          </table:table-cell>
          <table:table-cell office:value-type="float" office:value="21.582747" calcext:value-type="float">
            <text:p>21.582747</text:p>
          </table:table-cell>
          <table:table-cell office:value-type="float" office:value="23.51136" calcext:value-type="float">
            <text:p>23.51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64038" calcext:value-type="float">
            <text:p>12.264038</text:p>
          </table:table-cell>
          <table:table-cell office:value-type="float" office:value="47.816092" calcext:value-type="float">
            <text:p>47.816092</text:p>
          </table:table-cell>
          <table:table-cell office:value-type="float" office:value="26.208286" calcext:value-type="float">
            <text:p>26.208286</text:p>
          </table:table-cell>
          <table:table-cell office:value-type="float" office:value="31.014122" calcext:value-type="float">
            <text:p>31.014122</text:p>
          </table:table-cell>
          <table:table-cell office:value-type="float" office:value="25.799742" calcext:value-type="float">
            <text:p>25.799742</text:p>
          </table:table-cell>
          <table:table-cell office:value-type="float" office:value="35.013755" calcext:value-type="float">
            <text:p>35.013755</text:p>
          </table:table-cell>
          <table:table-cell office:value-type="float" office:value="27.493863" calcext:value-type="float">
            <text:p>27.493863</text:p>
          </table:table-cell>
          <table:table-cell office:value-type="float" office:value="25.946299" calcext:value-type="float">
            <text:p>25.946299</text:p>
          </table:table-cell>
          <table:table-cell office:value-type="float" office:value="25.03941" calcext:value-type="float">
            <text:p>25.03941</text:p>
          </table:table-cell>
          <table:table-cell office:value-type="float" office:value="27.281426" calcext:value-type="float">
            <text:p>27.281426</text:p>
          </table:table-cell>
          <table:table-cell office:value-type="float" office:value="25.194576" calcext:value-type="float">
            <text:p>25.194576</text:p>
          </table:table-cell>
          <table:table-cell office:value-type="float" office:value="25.947994" calcext:value-type="float">
            <text:p>25.947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916132" calcext:value-type="float">
            <text:p>13.916132</text:p>
          </table:table-cell>
          <table:table-cell office:value-type="float" office:value="39.541703" calcext:value-type="float">
            <text:p>39.541703</text:p>
          </table:table-cell>
          <table:table-cell office:value-type="float" office:value="33.306004" calcext:value-type="float">
            <text:p>33.306004</text:p>
          </table:table-cell>
          <table:table-cell office:value-type="float" office:value="38.762588" calcext:value-type="float">
            <text:p>38.762588</text:p>
          </table:table-cell>
          <table:table-cell office:value-type="float" office:value="38.167739" calcext:value-type="float">
            <text:p>38.167739</text:p>
          </table:table-cell>
          <table:table-cell office:value-type="float" office:value="35.10223" calcext:value-type="float">
            <text:p>35.10223</text:p>
          </table:table-cell>
          <table:table-cell office:value-type="float" office:value="25.022143" calcext:value-type="float">
            <text:p>25.022143</text:p>
          </table:table-cell>
          <table:table-cell office:value-type="float" office:value="27.433734" calcext:value-type="float">
            <text:p>27.433734</text:p>
          </table:table-cell>
          <table:table-cell office:value-type="float" office:value="28.227036" calcext:value-type="float">
            <text:p>28.227036</text:p>
          </table:table-cell>
          <table:table-cell office:value-type="float" office:value="34.04152" calcext:value-type="float">
            <text:p>34.04152</text:p>
          </table:table-cell>
          <table:table-cell office:value-type="float" office:value="23.84918" calcext:value-type="float">
            <text:p>23.84918</text:p>
          </table:table-cell>
          <table:table-cell office:value-type="float" office:value="25.774697" calcext:value-type="float">
            <text:p>25.774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115722" calcext:value-type="float">
            <text:p>7.115722</text:p>
          </table:table-cell>
          <table:table-cell office:value-type="float" office:value="28.514652" calcext:value-type="float">
            <text:p>28.514652</text:p>
          </table:table-cell>
          <table:table-cell office:value-type="float" office:value="31.779507" calcext:value-type="float">
            <text:p>31.779507</text:p>
          </table:table-cell>
          <table:table-cell office:value-type="float" office:value="25.882052" calcext:value-type="float">
            <text:p>25.882052</text:p>
          </table:table-cell>
          <table:table-cell office:value-type="float" office:value="31.360664" calcext:value-type="float">
            <text:p>31.360664</text:p>
          </table:table-cell>
          <table:table-cell office:value-type="float" office:value="20.466929" calcext:value-type="float">
            <text:p>20.466929</text:p>
          </table:table-cell>
          <table:table-cell office:value-type="float" office:value="24.790686" calcext:value-type="float">
            <text:p>24.790686</text:p>
          </table:table-cell>
          <table:table-cell office:value-type="float" office:value="22.058747" calcext:value-type="float">
            <text:p>22.058747</text:p>
          </table:table-cell>
          <table:table-cell office:value-type="float" office:value="20.86283" calcext:value-type="float">
            <text:p>20.86283</text:p>
          </table:table-cell>
          <table:table-cell office:value-type="float" office:value="25.280408" calcext:value-type="float">
            <text:p>25.280408</text:p>
          </table:table-cell>
          <table:table-cell office:value-type="float" office:value="21.684672" calcext:value-type="float">
            <text:p>21.684672</text:p>
          </table:table-cell>
          <table:table-cell office:value-type="float" office:value="24.044413" calcext:value-type="float">
            <text:p>24.044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251088" calcext:value-type="float">
            <text:p>16.251088</text:p>
          </table:table-cell>
          <table:table-cell office:value-type="float" office:value="28.380272" calcext:value-type="float">
            <text:p>28.380272</text:p>
          </table:table-cell>
          <table:table-cell office:value-type="float" office:value="22.374949" calcext:value-type="float">
            <text:p>22.374949</text:p>
          </table:table-cell>
          <table:table-cell office:value-type="float" office:value="19.500965" calcext:value-type="float">
            <text:p>19.500965</text:p>
          </table:table-cell>
          <table:table-cell office:value-type="float" office:value="46.437399" calcext:value-type="float">
            <text:p>46.437399</text:p>
          </table:table-cell>
          <table:table-cell office:value-type="float" office:value="39.364548" calcext:value-type="float">
            <text:p>39.364548</text:p>
          </table:table-cell>
          <table:table-cell office:value-type="float" office:value="21.284204" calcext:value-type="float">
            <text:p>21.284204</text:p>
          </table:table-cell>
          <table:table-cell office:value-type="float" office:value="21.450182" calcext:value-type="float">
            <text:p>21.450182</text:p>
          </table:table-cell>
          <table:table-cell office:value-type="float" office:value="23.140146" calcext:value-type="float">
            <text:p>23.140146</text:p>
          </table:table-cell>
          <table:table-cell office:value-type="float" office:value="20.444424" calcext:value-type="float">
            <text:p>20.444424</text:p>
          </table:table-cell>
          <table:table-cell office:value-type="float" office:value="19.38868" calcext:value-type="float">
            <text:p>19.38868</text:p>
          </table:table-cell>
          <table:table-cell office:value-type="float" office:value="21.043816" calcext:value-type="float">
            <text:p>21.043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21338" calcext:value-type="float">
            <text:p>12.421338</text:p>
          </table:table-cell>
          <table:table-cell office:value-type="float" office:value="23.176591" calcext:value-type="float">
            <text:p>23.176591</text:p>
          </table:table-cell>
          <table:table-cell office:value-type="float" office:value="22.20472" calcext:value-type="float">
            <text:p>22.20472</text:p>
          </table:table-cell>
          <table:table-cell office:value-type="float" office:value="23.410472" calcext:value-type="float">
            <text:p>23.410472</text:p>
          </table:table-cell>
          <table:table-cell office:value-type="float" office:value="27.740746" calcext:value-type="float">
            <text:p>27.740746</text:p>
          </table:table-cell>
          <table:table-cell office:value-type="float" office:value="21.411406" calcext:value-type="float">
            <text:p>21.411406</text:p>
          </table:table-cell>
          <table:table-cell office:value-type="float" office:value="27.418472" calcext:value-type="float">
            <text:p>27.418472</text:p>
          </table:table-cell>
          <table:table-cell office:value-type="float" office:value="24.735668" calcext:value-type="float">
            <text:p>24.735668</text:p>
          </table:table-cell>
          <table:table-cell office:value-type="float" office:value="26.741599" calcext:value-type="float">
            <text:p>26.741599</text:p>
          </table:table-cell>
          <table:table-cell office:value-type="float" office:value="23.829936" calcext:value-type="float">
            <text:p>23.829936</text:p>
          </table:table-cell>
          <table:table-cell office:value-type="float" office:value="20.103904" calcext:value-type="float">
            <text:p>20.103904</text:p>
          </table:table-cell>
          <table:table-cell office:value-type="float" office:value="21.388956" calcext:value-type="float">
            <text:p>21.3889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.34042" calcext:value-type="float">
            <text:p>34.34042</text:p>
          </table:table-cell>
          <table:table-cell office:value-type="float" office:value="24.597983" calcext:value-type="float">
            <text:p>24.597983</text:p>
          </table:table-cell>
          <table:table-cell office:value-type="float" office:value="21.978804" calcext:value-type="float">
            <text:p>21.978804</text:p>
          </table:table-cell>
          <table:table-cell office:value-type="float" office:value="20.181665" calcext:value-type="float">
            <text:p>20.181665</text:p>
          </table:table-cell>
          <table:table-cell office:value-type="float" office:value="27.59885" calcext:value-type="float">
            <text:p>27.59885</text:p>
          </table:table-cell>
          <table:table-cell office:value-type="float" office:value="25.577632" calcext:value-type="float">
            <text:p>25.577632</text:p>
          </table:table-cell>
          <table:table-cell office:value-type="float" office:value="22.642321" calcext:value-type="float">
            <text:p>22.642321</text:p>
          </table:table-cell>
          <table:table-cell office:value-type="float" office:value="23.025407" calcext:value-type="float">
            <text:p>23.025407</text:p>
          </table:table-cell>
          <table:table-cell office:value-type="float" office:value="22.7341" calcext:value-type="float">
            <text:p>22.7341</text:p>
          </table:table-cell>
          <table:table-cell office:value-type="float" office:value="23.881436" calcext:value-type="float">
            <text:p>23.881436</text:p>
          </table:table-cell>
          <table:table-cell office:value-type="float" office:value="21.493304" calcext:value-type="float">
            <text:p>21.493304</text:p>
          </table:table-cell>
          <table:table-cell office:value-type="float" office:value="23.881436" calcext:value-type="float">
            <text:p>23.8814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787518" calcext:value-type="float">
            <text:p>18.787518</text:p>
          </table:table-cell>
          <table:table-cell office:value-type="float" office:value="47.452234" calcext:value-type="float">
            <text:p>47.452234</text:p>
          </table:table-cell>
          <table:table-cell office:value-type="float" office:value="46.778587" calcext:value-type="float">
            <text:p>46.778587</text:p>
          </table:table-cell>
          <table:table-cell office:value-type="float" office:value="29.082102" calcext:value-type="float">
            <text:p>29.082102</text:p>
          </table:table-cell>
          <table:table-cell office:value-type="float" office:value="35.120273" calcext:value-type="float">
            <text:p>35.120273</text:p>
          </table:table-cell>
          <table:table-cell office:value-type="float" office:value="47.728062" calcext:value-type="float">
            <text:p>47.728062</text:p>
          </table:table-cell>
          <table:table-cell office:value-type="float" office:value="23.463855" calcext:value-type="float">
            <text:p>23.463855</text:p>
          </table:table-cell>
          <table:table-cell office:value-type="float" office:value="23.77524" calcext:value-type="float">
            <text:p>23.77524</text:p>
          </table:table-cell>
          <table:table-cell office:value-type="float" office:value="20.658463" calcext:value-type="float">
            <text:p>20.658463</text:p>
          </table:table-cell>
          <table:table-cell office:value-type="float" office:value="19.933894" calcext:value-type="float">
            <text:p>19.933894</text:p>
          </table:table-cell>
          <table:table-cell office:value-type="float" office:value="22.887143" calcext:value-type="float">
            <text:p>22.887143</text:p>
          </table:table-cell>
          <table:table-cell office:value-type="float" office:value="23.495993" calcext:value-type="float">
            <text:p>23.4959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77795" calcext:value-type="float">
            <text:p>9.177795</text:p>
          </table:table-cell>
          <table:table-cell office:value-type="float" office:value="27.681921" calcext:value-type="float">
            <text:p>27.681921</text:p>
          </table:table-cell>
          <table:table-cell office:value-type="float" office:value="29.596863" calcext:value-type="float">
            <text:p>29.596863</text:p>
          </table:table-cell>
          <table:table-cell office:value-type="float" office:value="41.21797" calcext:value-type="float">
            <text:p>41.21797</text:p>
          </table:table-cell>
          <table:table-cell office:value-type="float" office:value="35.046161" calcext:value-type="float">
            <text:p>35.046161</text:p>
          </table:table-cell>
          <table:table-cell office:value-type="float" office:value="32.980116" calcext:value-type="float">
            <text:p>32.980116</text:p>
          </table:table-cell>
          <table:table-cell office:value-type="float" office:value="25.430667" calcext:value-type="float">
            <text:p>25.430667</text:p>
          </table:table-cell>
          <table:table-cell office:value-type="float" office:value="23.104133" calcext:value-type="float">
            <text:p>23.104133</text:p>
          </table:table-cell>
          <table:table-cell office:value-type="float" office:value="19.954099" calcext:value-type="float">
            <text:p>19.954099</text:p>
          </table:table-cell>
          <table:table-cell office:value-type="float" office:value="24.617889" calcext:value-type="float">
            <text:p>24.617889</text:p>
          </table:table-cell>
          <table:table-cell office:value-type="float" office:value="23.962291" calcext:value-type="float">
            <text:p>23.962291</text:p>
          </table:table-cell>
          <table:table-cell office:value-type="float" office:value="24.373427" calcext:value-type="float">
            <text:p>24.3734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031756" calcext:value-type="float">
            <text:p>18.031756</text:p>
          </table:table-cell>
          <table:table-cell office:value-type="float" office:value="25.694642" calcext:value-type="float">
            <text:p>25.694642</text:p>
          </table:table-cell>
          <table:table-cell office:value-type="float" office:value="26.855593" calcext:value-type="float">
            <text:p>26.855593</text:p>
          </table:table-cell>
          <table:table-cell office:value-type="float" office:value="19.441527" calcext:value-type="float">
            <text:p>19.441527</text:p>
          </table:table-cell>
          <table:table-cell office:value-type="float" office:value="28.297915" calcext:value-type="float">
            <text:p>28.297915</text:p>
          </table:table-cell>
          <table:table-cell office:value-type="float" office:value="29.841755" calcext:value-type="float">
            <text:p>29.841755</text:p>
          </table:table-cell>
          <table:table-cell office:value-type="float" office:value="21.33669" calcext:value-type="float">
            <text:p>21.33669</text:p>
          </table:table-cell>
          <table:table-cell office:value-type="float" office:value="21.016982" calcext:value-type="float">
            <text:p>21.016982</text:p>
          </table:table-cell>
          <table:table-cell office:value-type="float" office:value="18.632488" calcext:value-type="float">
            <text:p>18.632488</text:p>
          </table:table-cell>
          <table:table-cell office:value-type="float" office:value="20.72189" calcext:value-type="float">
            <text:p>20.72189</text:p>
          </table:table-cell>
          <table:table-cell office:value-type="float" office:value="19.487441" calcext:value-type="float">
            <text:p>19.487441</text:p>
          </table:table-cell>
          <table:table-cell office:value-type="float" office:value="20.61469" calcext:value-type="float">
            <text:p>20.614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32443" calcext:value-type="float">
            <text:p>3.832443</text:p>
          </table:table-cell>
          <table:table-cell office:value-type="float" office:value="22.012147" calcext:value-type="float">
            <text:p>22.012147</text:p>
          </table:table-cell>
          <table:table-cell office:value-type="float" office:value="24.17265" calcext:value-type="float">
            <text:p>24.17265</text:p>
          </table:table-cell>
          <table:table-cell office:value-type="float" office:value="24.015298" calcext:value-type="float">
            <text:p>24.015298</text:p>
          </table:table-cell>
          <table:table-cell office:value-type="float" office:value="27.347723" calcext:value-type="float">
            <text:p>27.347723</text:p>
          </table:table-cell>
          <table:table-cell office:value-type="float" office:value="28.342111" calcext:value-type="float">
            <text:p>28.342111</text:p>
          </table:table-cell>
          <table:table-cell office:value-type="float" office:value="24.147846" calcext:value-type="float">
            <text:p>24.147846</text:p>
          </table:table-cell>
          <table:table-cell office:value-type="float" office:value="22.480478" calcext:value-type="float">
            <text:p>22.480478</text:p>
          </table:table-cell>
          <table:table-cell office:value-type="float" office:value="19.388916" calcext:value-type="float">
            <text:p>19.388916</text:p>
          </table:table-cell>
          <table:table-cell office:value-type="float" office:value="22.882665" calcext:value-type="float">
            <text:p>22.882665</text:p>
          </table:table-cell>
          <table:table-cell office:value-type="float" office:value="20.865671" calcext:value-type="float">
            <text:p>20.865671</text:p>
          </table:table-cell>
          <table:table-cell office:value-type="float" office:value="21.491935" calcext:value-type="float">
            <text:p>21.4919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99" calcext:value-type="float">
            <text:p>99.99</text:p>
          </table:table-cell>
          <table:table-cell office:value-type="float" office:value="24.487887" calcext:value-type="float">
            <text:p>24.487887</text:p>
          </table:table-cell>
          <table:table-cell office:value-type="float" office:value="24.710283" calcext:value-type="float">
            <text:p>24.710283</text:p>
          </table:table-cell>
          <table:table-cell office:value-type="float" office:value="26.204391" calcext:value-type="float">
            <text:p>26.204391</text:p>
          </table:table-cell>
          <table:table-cell office:value-type="float" office:value="23.320107" calcext:value-type="float">
            <text:p>23.320107</text:p>
          </table:table-cell>
          <table:table-cell office:value-type="float" office:value="20.463861" calcext:value-type="float">
            <text:p>20.463861</text:p>
          </table:table-cell>
          <table:table-cell office:value-type="float" office:value="25.312055" calcext:value-type="float">
            <text:p>25.312055</text:p>
          </table:table-cell>
          <table:table-cell office:value-type="float" office:value="21.336793" calcext:value-type="float">
            <text:p>21.336793</text:p>
          </table:table-cell>
          <table:table-cell office:value-type="float" office:value="22.58668" calcext:value-type="float">
            <text:p>22.58668</text:p>
          </table:table-cell>
          <table:table-cell office:value-type="float" office:value="26.690023" calcext:value-type="float">
            <text:p>26.690023</text:p>
          </table:table-cell>
          <table:table-cell office:value-type="float" office:value="22.119899" calcext:value-type="float">
            <text:p>22.119899</text:p>
          </table:table-cell>
          <table:table-cell office:value-type="float" office:value="23.424188" calcext:value-type="float">
            <text:p>23.4241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223069" calcext:value-type="float">
            <text:p>9.223069</text:p>
          </table:table-cell>
          <table:table-cell office:value-type="float" office:value="24.864517" calcext:value-type="float">
            <text:p>24.864517</text:p>
          </table:table-cell>
          <table:table-cell office:value-type="float" office:value="23.143997" calcext:value-type="float">
            <text:p>23.143997</text:p>
          </table:table-cell>
          <table:table-cell office:value-type="float" office:value="17.812346" calcext:value-type="float">
            <text:p>17.812346</text:p>
          </table:table-cell>
          <table:table-cell office:value-type="float" office:value="29.482843" calcext:value-type="float">
            <text:p>29.482843</text:p>
          </table:table-cell>
          <table:table-cell office:value-type="float" office:value="26.15635" calcext:value-type="float">
            <text:p>26.15635</text:p>
          </table:table-cell>
          <table:table-cell office:value-type="float" office:value="21.014268" calcext:value-type="float">
            <text:p>21.014268</text:p>
          </table:table-cell>
          <table:table-cell office:value-type="float" office:value="20.231851" calcext:value-type="float">
            <text:p>20.231851</text:p>
          </table:table-cell>
          <table:table-cell office:value-type="float" office:value="18.257987" calcext:value-type="float">
            <text:p>18.257987</text:p>
          </table:table-cell>
          <table:table-cell office:value-type="float" office:value="21.843764" calcext:value-type="float">
            <text:p>21.843764</text:p>
          </table:table-cell>
          <table:table-cell office:value-type="float" office:value="17.656779" calcext:value-type="float">
            <text:p>17.656779</text:p>
          </table:table-cell>
          <table:table-cell office:value-type="float" office:value="19.907086" calcext:value-type="float">
            <text:p>19.9070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967763" calcext:value-type="float">
            <text:p>10.967763</text:p>
          </table:table-cell>
          <table:table-cell office:value-type="float" office:value="24.264202" calcext:value-type="float">
            <text:p>24.264202</text:p>
          </table:table-cell>
          <table:table-cell office:value-type="float" office:value="24.130253" calcext:value-type="float">
            <text:p>24.130253</text:p>
          </table:table-cell>
          <table:table-cell office:value-type="float" office:value="25.932022" calcext:value-type="float">
            <text:p>25.932022</text:p>
          </table:table-cell>
          <table:table-cell office:value-type="float" office:value="21.573837" calcext:value-type="float">
            <text:p>21.573837</text:p>
          </table:table-cell>
          <table:table-cell office:value-type="float" office:value="23.058934" calcext:value-type="float">
            <text:p>23.058934</text:p>
          </table:table-cell>
          <table:table-cell office:value-type="float" office:value="20.702729" calcext:value-type="float">
            <text:p>20.702729</text:p>
          </table:table-cell>
          <table:table-cell office:value-type="float" office:value="20.719696" calcext:value-type="float">
            <text:p>20.719696</text:p>
          </table:table-cell>
          <table:table-cell office:value-type="float" office:value="24.682122" calcext:value-type="float">
            <text:p>24.682122</text:p>
          </table:table-cell>
          <table:table-cell office:value-type="float" office:value="19.142698" calcext:value-type="float">
            <text:p>19.142698</text:p>
          </table:table-cell>
          <table:table-cell office:value-type="float" office:value="21.157155" calcext:value-type="float">
            <text:p>21.157155</text:p>
          </table:table-cell>
          <table:table-cell office:value-type="float" office:value="21.984508" calcext:value-type="float">
            <text:p>21.9845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094218" calcext:value-type="float">
            <text:p>8.094218</text:p>
          </table:table-cell>
          <table:table-cell office:value-type="float" office:value="24.047436" calcext:value-type="float">
            <text:p>24.047436</text:p>
          </table:table-cell>
          <table:table-cell office:value-type="float" office:value="25.946756" calcext:value-type="float">
            <text:p>25.946756</text:p>
          </table:table-cell>
          <table:table-cell office:value-type="float" office:value="20.797304" calcext:value-type="float">
            <text:p>20.797304</text:p>
          </table:table-cell>
          <table:table-cell office:value-type="float" office:value="23.256115" calcext:value-type="float">
            <text:p>23.256115</text:p>
          </table:table-cell>
          <table:table-cell office:value-type="float" office:value="23.660785" calcext:value-type="float">
            <text:p>23.660785</text:p>
          </table:table-cell>
          <table:table-cell office:value-type="float" office:value="26.181497" calcext:value-type="float">
            <text:p>26.181497</text:p>
          </table:table-cell>
          <table:table-cell office:value-type="float" office:value="22.393074" calcext:value-type="float">
            <text:p>22.393074</text:p>
          </table:table-cell>
          <table:table-cell office:value-type="float" office:value="29.110446" calcext:value-type="float">
            <text:p>29.110446</text:p>
          </table:table-cell>
          <table:table-cell office:value-type="float" office:value="25.776568" calcext:value-type="float">
            <text:p>25.776568</text:p>
          </table:table-cell>
          <table:table-cell office:value-type="float" office:value="25.946779" calcext:value-type="float">
            <text:p>25.946779</text:p>
          </table:table-cell>
          <table:table-cell office:value-type="float" office:value="24.602164" calcext:value-type="float">
            <text:p>24.602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75354" calcext:value-type="float">
            <text:p>3.175354</text:p>
          </table:table-cell>
          <table:table-cell office:value-type="float" office:value="19.090112" calcext:value-type="float">
            <text:p>19.090112</text:p>
          </table:table-cell>
          <table:table-cell office:value-type="float" office:value="20.227026" calcext:value-type="float">
            <text:p>20.227026</text:p>
          </table:table-cell>
          <table:table-cell office:value-type="float" office:value="18.659426" calcext:value-type="float">
            <text:p>18.659426</text:p>
          </table:table-cell>
          <table:table-cell office:value-type="float" office:value="18.619904" calcext:value-type="float">
            <text:p>18.619904</text:p>
          </table:table-cell>
          <table:table-cell office:value-type="float" office:value="19.130634" calcext:value-type="float">
            <text:p>19.130634</text:p>
          </table:table-cell>
          <table:table-cell office:value-type="float" office:value="21.542158" calcext:value-type="float">
            <text:p>21.542158</text:p>
          </table:table-cell>
          <table:table-cell office:value-type="float" office:value="21.386193" calcext:value-type="float">
            <text:p>21.386193</text:p>
          </table:table-cell>
          <table:table-cell office:value-type="float" office:value="22.499843" calcext:value-type="float">
            <text:p>22.499843</text:p>
          </table:table-cell>
          <table:table-cell office:value-type="float" office:value="16.896815" calcext:value-type="float">
            <text:p>16.896815</text:p>
          </table:table-cell>
          <table:table-cell office:value-type="float" office:value="18.956726" calcext:value-type="float">
            <text:p>18.956726</text:p>
          </table:table-cell>
          <table:table-cell office:value-type="float" office:value="18.675078" calcext:value-type="float">
            <text:p>18.6750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99" calcext:value-type="float">
            <text:p>99.99</text:p>
          </table:table-cell>
          <table:table-cell office:value-type="float" office:value="22.705509" calcext:value-type="float">
            <text:p>22.705509</text:p>
          </table:table-cell>
          <table:table-cell office:value-type="float" office:value="19.186791" calcext:value-type="float">
            <text:p>19.186791</text:p>
          </table:table-cell>
          <table:table-cell office:value-type="float" office:value="18.148816" calcext:value-type="float">
            <text:p>18.148816</text:p>
          </table:table-cell>
          <table:table-cell office:value-type="float" office:value="22.701687" calcext:value-type="float">
            <text:p>22.701687</text:p>
          </table:table-cell>
          <table:table-cell office:value-type="float" office:value="21.467725" calcext:value-type="float">
            <text:p>21.467725</text:p>
          </table:table-cell>
          <table:table-cell office:value-type="float" office:value="25.714483" calcext:value-type="float">
            <text:p>25.714483</text:p>
          </table:table-cell>
          <table:table-cell office:value-type="float" office:value="25.984525" calcext:value-type="float">
            <text:p>25.984525</text:p>
          </table:table-cell>
          <table:table-cell office:value-type="float" office:value="26.003267" calcext:value-type="float">
            <text:p>26.003267</text:p>
          </table:table-cell>
          <table:table-cell office:value-type="float" office:value="26.435313" calcext:value-type="float">
            <text:p>26.435313</text:p>
          </table:table-cell>
          <table:table-cell office:value-type="float" office:value="23.303931" calcext:value-type="float">
            <text:p>23.303931</text:p>
          </table:table-cell>
          <table:table-cell office:value-type="float" office:value="24.832558" calcext:value-type="float">
            <text:p>24.832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309779" calcext:value-type="float">
            <text:p>8.309779</text:p>
          </table:table-cell>
          <table:table-cell office:value-type="float" office:value="27.14175" calcext:value-type="float">
            <text:p>27.14175</text:p>
          </table:table-cell>
          <table:table-cell office:value-type="float" office:value="26.184686" calcext:value-type="float">
            <text:p>26.184686</text:p>
          </table:table-cell>
          <table:table-cell office:value-type="float" office:value="24.875388" calcext:value-type="float">
            <text:p>24.875388</text:p>
          </table:table-cell>
          <table:table-cell office:value-type="float" office:value="25.546723" calcext:value-type="float">
            <text:p>25.546723</text:p>
          </table:table-cell>
          <table:table-cell office:value-type="float" office:value="27.46806" calcext:value-type="float">
            <text:p>27.46806</text:p>
          </table:table-cell>
          <table:table-cell office:value-type="float" office:value="26.620016" calcext:value-type="float">
            <text:p>26.620016</text:p>
          </table:table-cell>
          <table:table-cell office:value-type="float" office:value="23.937946" calcext:value-type="float">
            <text:p>23.937946</text:p>
          </table:table-cell>
          <table:table-cell office:value-type="float" office:value="22.738353" calcext:value-type="float">
            <text:p>22.738353</text:p>
          </table:table-cell>
          <table:table-cell office:value-type="float" office:value="27.460125" calcext:value-type="float">
            <text:p>27.460125</text:p>
          </table:table-cell>
          <table:table-cell office:value-type="float" office:value="24.006199" calcext:value-type="float">
            <text:p>24.006199</text:p>
          </table:table-cell>
          <table:table-cell office:value-type="float" office:value="24.477215" calcext:value-type="float">
            <text:p>24.4772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43156" calcext:value-type="float">
            <text:p>7.643156</text:p>
          </table:table-cell>
          <table:table-cell office:value-type="float" office:value="21.720263" calcext:value-type="float">
            <text:p>21.720263</text:p>
          </table:table-cell>
          <table:table-cell office:value-type="float" office:value="20.993396" calcext:value-type="float">
            <text:p>20.993396</text:p>
          </table:table-cell>
          <table:table-cell office:value-type="float" office:value="22.116486" calcext:value-type="float">
            <text:p>22.116486</text:p>
          </table:table-cell>
          <table:table-cell office:value-type="float" office:value="23.374647" calcext:value-type="float">
            <text:p>23.374647</text:p>
          </table:table-cell>
          <table:table-cell office:value-type="float" office:value="25.295865" calcext:value-type="float">
            <text:p>25.295865</text:p>
          </table:table-cell>
          <table:table-cell office:value-type="float" office:value="24.844961" calcext:value-type="float">
            <text:p>24.844961</text:p>
          </table:table-cell>
          <table:table-cell office:value-type="float" office:value="22.710444" calcext:value-type="float">
            <text:p>22.710444</text:p>
          </table:table-cell>
          <table:table-cell office:value-type="float" office:value="26.032042" calcext:value-type="float">
            <text:p>26.032042</text:p>
          </table:table-cell>
          <table:table-cell office:value-type="float" office:value="24.282221" calcext:value-type="float">
            <text:p>24.282221</text:p>
          </table:table-cell>
          <table:table-cell office:value-type="float" office:value="22.250613" calcext:value-type="float">
            <text:p>22.250613</text:p>
          </table:table-cell>
          <table:table-cell office:value-type="float" office:value="22.96004" calcext:value-type="float">
            <text:p>22.960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738851" calcext:value-type="float">
            <text:p>4.738851</text:p>
          </table:table-cell>
          <table:table-cell office:value-type="float" office:value="25.53847" calcext:value-type="float">
            <text:p>25.53847</text:p>
          </table:table-cell>
          <table:table-cell office:value-type="float" office:value="24.273301" calcext:value-type="float">
            <text:p>24.273301</text:p>
          </table:table-cell>
          <table:table-cell office:value-type="float" office:value="26.820251" calcext:value-type="float">
            <text:p>26.820251</text:p>
          </table:table-cell>
          <table:table-cell office:value-type="float" office:value="28.273438" calcext:value-type="float">
            <text:p>28.273438</text:p>
          </table:table-cell>
          <table:table-cell office:value-type="float" office:value="35.133076" calcext:value-type="float">
            <text:p>35.133076</text:p>
          </table:table-cell>
          <table:table-cell office:value-type="float" office:value="28.352094" calcext:value-type="float">
            <text:p>28.352094</text:p>
          </table:table-cell>
          <table:table-cell office:value-type="float" office:value="24.942257" calcext:value-type="float">
            <text:p>24.942257</text:p>
          </table:table-cell>
          <table:table-cell office:value-type="float" office:value="25.262502" calcext:value-type="float">
            <text:p>25.262502</text:p>
          </table:table-cell>
          <table:table-cell office:value-type="float" office:value="21.828409" calcext:value-type="float">
            <text:p>21.828409</text:p>
          </table:table-cell>
          <table:table-cell office:value-type="float" office:value="21.543397" calcext:value-type="float">
            <text:p>21.543397</text:p>
          </table:table-cell>
          <table:table-cell office:value-type="float" office:value="24.481082" calcext:value-type="float">
            <text:p>24.481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255299" calcext:value-type="float">
            <text:p>5.255299</text:p>
          </table:table-cell>
          <table:table-cell office:value-type="float" office:value="17.681475" calcext:value-type="float">
            <text:p>17.681475</text:p>
          </table:table-cell>
          <table:table-cell office:value-type="float" office:value="20.899251" calcext:value-type="float">
            <text:p>20.899251</text:p>
          </table:table-cell>
          <table:table-cell office:value-type="float" office:value="13.384812" calcext:value-type="float">
            <text:p>13.384812</text:p>
          </table:table-cell>
          <table:table-cell office:value-type="float" office:value="22.004304" calcext:value-type="float">
            <text:p>22.004304</text:p>
          </table:table-cell>
          <table:table-cell office:value-type="float" office:value="20.832052" calcext:value-type="float">
            <text:p>20.832052</text:p>
          </table:table-cell>
          <table:table-cell office:value-type="float" office:value="26.841559" calcext:value-type="float">
            <text:p>26.841559</text:p>
          </table:table-cell>
          <table:table-cell office:value-type="float" office:value="31.261175" calcext:value-type="float">
            <text:p>31.261175</text:p>
          </table:table-cell>
          <table:table-cell office:value-type="float" office:value="27.520202" calcext:value-type="float">
            <text:p>27.520202</text:p>
          </table:table-cell>
          <table:table-cell office:value-type="float" office:value="31.421676" calcext:value-type="float">
            <text:p>31.421676</text:p>
          </table:table-cell>
          <table:table-cell office:value-type="float" office:value="21.691385" calcext:value-type="float">
            <text:p>21.691385</text:p>
          </table:table-cell>
          <table:table-cell office:value-type="float" office:value="24.883146" calcext:value-type="float">
            <text:p>24.8831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693871" calcext:value-type="float">
            <text:p>9.693871</text:p>
          </table:table-cell>
          <table:table-cell office:value-type="float" office:value="19.410151" calcext:value-type="float">
            <text:p>19.410151</text:p>
          </table:table-cell>
          <table:table-cell office:value-type="float" office:value="21.036908" calcext:value-type="float">
            <text:p>21.036908</text:p>
          </table:table-cell>
          <table:table-cell office:value-type="float" office:value="17.846835" calcext:value-type="float">
            <text:p>17.846835</text:p>
          </table:table-cell>
          <table:table-cell office:value-type="float" office:value="21.646241" calcext:value-type="float">
            <text:p>21.646241</text:p>
          </table:table-cell>
          <table:table-cell office:value-type="float" office:value="18.40782" calcext:value-type="float">
            <text:p>18.40782</text:p>
          </table:table-cell>
          <table:table-cell office:value-type="float" office:value="16.954697" calcext:value-type="float">
            <text:p>16.954697</text:p>
          </table:table-cell>
          <table:table-cell office:value-type="float" office:value="17.921536" calcext:value-type="float">
            <text:p>17.921536</text:p>
          </table:table-cell>
          <table:table-cell office:value-type="float" office:value="17.577203" calcext:value-type="float">
            <text:p>17.577203</text:p>
          </table:table-cell>
          <table:table-cell office:value-type="float" office:value="17.61087" calcext:value-type="float">
            <text:p>17.61087</text:p>
          </table:table-cell>
          <table:table-cell office:value-type="float" office:value="17.773918" calcext:value-type="float">
            <text:p>17.773918</text:p>
          </table:table-cell>
          <table:table-cell office:value-type="float" office:value="16.275162" calcext:value-type="float">
            <text:p>16.2751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430688" calcext:value-type="float">
            <text:p>8.430688</text:p>
          </table:table-cell>
          <table:table-cell office:value-type="float" office:value="21.120646" calcext:value-type="float">
            <text:p>21.120646</text:p>
          </table:table-cell>
          <table:table-cell office:value-type="float" office:value="28.433189" calcext:value-type="float">
            <text:p>28.433189</text:p>
          </table:table-cell>
          <table:table-cell office:value-type="float" office:value="17.937746" calcext:value-type="float">
            <text:p>17.937746</text:p>
          </table:table-cell>
          <table:table-cell office:value-type="float" office:value="26.189431" calcext:value-type="float">
            <text:p>26.189431</text:p>
          </table:table-cell>
          <table:table-cell office:value-type="float" office:value="22.790506" calcext:value-type="float">
            <text:p>22.790506</text:p>
          </table:table-cell>
          <table:table-cell office:value-type="float" office:value="22.18651" calcext:value-type="float">
            <text:p>22.18651</text:p>
          </table:table-cell>
          <table:table-cell office:value-type="float" office:value="20.995384" calcext:value-type="float">
            <text:p>20.995384</text:p>
          </table:table-cell>
          <table:table-cell office:value-type="float" office:value="23.942921" calcext:value-type="float">
            <text:p>23.942921</text:p>
          </table:table-cell>
          <table:table-cell office:value-type="float" office:value="22.891704" calcext:value-type="float">
            <text:p>22.891704</text:p>
          </table:table-cell>
          <table:table-cell office:value-type="float" office:value="23.654707" calcext:value-type="float">
            <text:p>23.654707</text:p>
          </table:table-cell>
          <table:table-cell office:value-type="float" office:value="21.864137" calcext:value-type="float">
            <text:p>21.8641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925544" calcext:value-type="float">
            <text:p>6.925544</text:p>
          </table:table-cell>
          <table:table-cell office:value-type="float" office:value="20.923557" calcext:value-type="float">
            <text:p>20.923557</text:p>
          </table:table-cell>
          <table:table-cell office:value-type="float" office:value="27.693812" calcext:value-type="float">
            <text:p>27.693812</text:p>
          </table:table-cell>
          <table:table-cell office:value-type="float" office:value="19.526569" calcext:value-type="float">
            <text:p>19.526569</text:p>
          </table:table-cell>
          <table:table-cell office:value-type="float" office:value="23.271627" calcext:value-type="float">
            <text:p>23.271627</text:p>
          </table:table-cell>
          <table:table-cell office:value-type="float" office:value="24.934555" calcext:value-type="float">
            <text:p>24.934555</text:p>
          </table:table-cell>
          <table:table-cell office:value-type="float" office:value="24.116797" calcext:value-type="float">
            <text:p>24.116797</text:p>
          </table:table-cell>
          <table:table-cell office:value-type="float" office:value="20.539414" calcext:value-type="float">
            <text:p>20.539414</text:p>
          </table:table-cell>
          <table:table-cell office:value-type="float" office:value="23.814913" calcext:value-type="float">
            <text:p>23.814913</text:p>
          </table:table-cell>
          <table:table-cell office:value-type="float" office:value="24.561365" calcext:value-type="float">
            <text:p>24.561365</text:p>
          </table:table-cell>
          <table:table-cell office:value-type="float" office:value="19.608841" calcext:value-type="float">
            <text:p>19.608841</text:p>
          </table:table-cell>
          <table:table-cell office:value-type="float" office:value="19.97827" calcext:value-type="float">
            <text:p>19.97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147677" calcext:value-type="float">
            <text:p>7.147677</text:p>
          </table:table-cell>
          <table:table-cell office:value-type="float" office:value="27.039594" calcext:value-type="float">
            <text:p>27.039594</text:p>
          </table:table-cell>
          <table:table-cell office:value-type="float" office:value="19.944726" calcext:value-type="float">
            <text:p>19.944726</text:p>
          </table:table-cell>
          <table:table-cell office:value-type="float" office:value="28.309246" calcext:value-type="float">
            <text:p>28.309246</text:p>
          </table:table-cell>
          <table:table-cell office:value-type="float" office:value="22.811006" calcext:value-type="float">
            <text:p>22.811006</text:p>
          </table:table-cell>
          <table:table-cell office:value-type="float" office:value="25.772426" calcext:value-type="float">
            <text:p>25.772426</text:p>
          </table:table-cell>
          <table:table-cell office:value-type="float" office:value="20.52848" calcext:value-type="float">
            <text:p>20.52848</text:p>
          </table:table-cell>
          <table:table-cell office:value-type="float" office:value="22.285525" calcext:value-type="float">
            <text:p>22.285525</text:p>
          </table:table-cell>
          <table:table-cell office:value-type="float" office:value="20.274549" calcext:value-type="float">
            <text:p>20.274549</text:p>
          </table:table-cell>
          <table:table-cell office:value-type="float" office:value="22.142092" calcext:value-type="float">
            <text:p>22.142092</text:p>
          </table:table-cell>
          <table:table-cell office:value-type="float" office:value="21.799386" calcext:value-type="float">
            <text:p>21.799386</text:p>
          </table:table-cell>
          <table:table-cell office:value-type="float" office:value="22.491938" calcext:value-type="float">
            <text:p>22.4919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97707" calcext:value-type="float">
            <text:p>9.97707</text:p>
          </table:table-cell>
          <table:table-cell office:value-type="float" office:value="30.090614" calcext:value-type="float">
            <text:p>30.090614</text:p>
          </table:table-cell>
          <table:table-cell office:value-type="float" office:value="30.405309" calcext:value-type="float">
            <text:p>30.405309</text:p>
          </table:table-cell>
          <table:table-cell office:value-type="float" office:value="34.935778" calcext:value-type="float">
            <text:p>34.935778</text:p>
          </table:table-cell>
          <table:table-cell office:value-type="float" office:value="33.875582" calcext:value-type="float">
            <text:p>33.875582</text:p>
          </table:table-cell>
          <table:table-cell office:value-type="float" office:value="45.951979" calcext:value-type="float">
            <text:p>45.951979</text:p>
          </table:table-cell>
          <table:table-cell office:value-type="float" office:value="24.366805" calcext:value-type="float">
            <text:p>24.366805</text:p>
          </table:table-cell>
          <table:table-cell office:value-type="float" office:value="27.631904" calcext:value-type="float">
            <text:p>27.631904</text:p>
          </table:table-cell>
          <table:table-cell office:value-type="float" office:value="26.611521" calcext:value-type="float">
            <text:p>26.611521</text:p>
          </table:table-cell>
          <table:table-cell office:value-type="float" office:value="31.640281" calcext:value-type="float">
            <text:p>31.640281</text:p>
          </table:table-cell>
          <table:table-cell office:value-type="float" office:value="28.630582" calcext:value-type="float">
            <text:p>28.630582</text:p>
          </table:table-cell>
          <table:table-cell office:value-type="float" office:value="27.731487" calcext:value-type="float">
            <text:p>27.7314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059997" calcext:value-type="float">
            <text:p>7.059997</text:p>
          </table:table-cell>
          <table:table-cell office:value-type="float" office:value="39.394887" calcext:value-type="float">
            <text:p>39.394887</text:p>
          </table:table-cell>
          <table:table-cell office:value-type="float" office:value="37.411686" calcext:value-type="float">
            <text:p>37.411686</text:p>
          </table:table-cell>
          <table:table-cell office:value-type="float" office:value="30.927371" calcext:value-type="float">
            <text:p>30.927371</text:p>
          </table:table-cell>
          <table:table-cell office:value-type="float" office:value="36.324646" calcext:value-type="float">
            <text:p>36.324646</text:p>
          </table:table-cell>
          <table:table-cell office:value-type="float" office:value="52.109165" calcext:value-type="float">
            <text:p>52.109165</text:p>
          </table:table-cell>
          <table:table-cell office:value-type="float" office:value="26.333296" calcext:value-type="float">
            <text:p>26.333296</text:p>
          </table:table-cell>
          <table:table-cell office:value-type="float" office:value="24.770591" calcext:value-type="float">
            <text:p>24.770591</text:p>
          </table:table-cell>
          <table:table-cell office:value-type="float" office:value="26.312692" calcext:value-type="float">
            <text:p>26.312692</text:p>
          </table:table-cell>
          <table:table-cell office:value-type="float" office:value="22.797449" calcext:value-type="float">
            <text:p>22.797449</text:p>
          </table:table-cell>
          <table:table-cell office:value-type="float" office:value="27.60675" calcext:value-type="float">
            <text:p>27.60675</text:p>
          </table:table-cell>
          <table:table-cell office:value-type="float" office:value="30.201945" calcext:value-type="float">
            <text:p>30.2019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668104" calcext:value-type="float">
            <text:p>12.668104</text:p>
          </table:table-cell>
          <table:table-cell office:value-type="float" office:value="28.428264" calcext:value-type="float">
            <text:p>28.428264</text:p>
          </table:table-cell>
          <table:table-cell office:value-type="float" office:value="34.147425" calcext:value-type="float">
            <text:p>34.147425</text:p>
          </table:table-cell>
          <table:table-cell office:value-type="float" office:value="27.495024" calcext:value-type="float">
            <text:p>27.495024</text:p>
          </table:table-cell>
          <table:table-cell office:value-type="float" office:value="27.633218" calcext:value-type="float">
            <text:p>27.633218</text:p>
          </table:table-cell>
          <table:table-cell office:value-type="float" office:value="36.541257" calcext:value-type="float">
            <text:p>36.541257</text:p>
          </table:table-cell>
          <table:table-cell office:value-type="float" office:value="25.484252" calcext:value-type="float">
            <text:p>25.484252</text:p>
          </table:table-cell>
          <table:table-cell office:value-type="float" office:value="30.049907" calcext:value-type="float">
            <text:p>30.049907</text:p>
          </table:table-cell>
          <table:table-cell office:value-type="float" office:value="31.841191" calcext:value-type="float">
            <text:p>31.841191</text:p>
          </table:table-cell>
          <table:table-cell office:value-type="float" office:value="26.009865" calcext:value-type="float">
            <text:p>26.009865</text:p>
          </table:table-cell>
          <table:table-cell office:value-type="float" office:value="26.717549" calcext:value-type="float">
            <text:p>26.717549</text:p>
          </table:table-cell>
          <table:table-cell office:value-type="float" office:value="27.373649" calcext:value-type="float">
            <text:p>27.3736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65648" calcext:value-type="float">
            <text:p>2.65648</text:p>
          </table:table-cell>
          <table:table-cell office:value-type="float" office:value="26.72239" calcext:value-type="float">
            <text:p>26.72239</text:p>
          </table:table-cell>
          <table:table-cell office:value-type="float" office:value="29.746294" calcext:value-type="float">
            <text:p>29.746294</text:p>
          </table:table-cell>
          <table:table-cell office:value-type="float" office:value="25.639311" calcext:value-type="float">
            <text:p>25.639311</text:p>
          </table:table-cell>
          <table:table-cell office:value-type="float" office:value="29.676234" calcext:value-type="float">
            <text:p>29.676234</text:p>
          </table:table-cell>
          <table:table-cell office:value-type="float" office:value="33.290461" calcext:value-type="float">
            <text:p>33.290461</text:p>
          </table:table-cell>
          <table:table-cell office:value-type="float" office:value="26.025569" calcext:value-type="float">
            <text:p>26.025569</text:p>
          </table:table-cell>
          <table:table-cell office:value-type="float" office:value="24.483445" calcext:value-type="float">
            <text:p>24.483445</text:p>
          </table:table-cell>
          <table:table-cell office:value-type="float" office:value="22.320676" calcext:value-type="float">
            <text:p>22.320676</text:p>
          </table:table-cell>
          <table:table-cell office:value-type="float" office:value="23.761365" calcext:value-type="float">
            <text:p>23.761365</text:p>
          </table:table-cell>
          <table:table-cell office:value-type="float" office:value="23.388096" calcext:value-type="float">
            <text:p>23.388096</text:p>
          </table:table-cell>
          <table:table-cell office:value-type="float" office:value="25.459975" calcext:value-type="float">
            <text:p>25.4599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.99" calcext:value-type="float">
            <text:p>99.99</text:p>
          </table:table-cell>
          <table:table-cell office:value-type="float" office:value="39.371059" calcext:value-type="float">
            <text:p>39.371059</text:p>
          </table:table-cell>
          <table:table-cell office:value-type="float" office:value="33.026569" calcext:value-type="float">
            <text:p>33.026569</text:p>
          </table:table-cell>
          <table:table-cell office:value-type="float" office:value="32.67064" calcext:value-type="float">
            <text:p>32.67064</text:p>
          </table:table-cell>
          <table:table-cell office:value-type="float" office:value="30.323165" calcext:value-type="float">
            <text:p>30.323165</text:p>
          </table:table-cell>
          <table:table-cell office:value-type="float" office:value="55.380524" calcext:value-type="float">
            <text:p>55.380524</text:p>
          </table:table-cell>
          <table:table-cell office:value-type="float" office:value="25.573736" calcext:value-type="float">
            <text:p>25.573736</text:p>
          </table:table-cell>
          <table:table-cell office:value-type="float" office:value="25.523978" calcext:value-type="float">
            <text:p>25.523978</text:p>
          </table:table-cell>
          <table:table-cell office:value-type="float" office:value="22.958875" calcext:value-type="float">
            <text:p>22.958875</text:p>
          </table:table-cell>
          <table:table-cell office:value-type="float" office:value="24.309719" calcext:value-type="float">
            <text:p>24.309719</text:p>
          </table:table-cell>
          <table:table-cell office:value-type="float" office:value="23.158401" calcext:value-type="float">
            <text:p>23.158401</text:p>
          </table:table-cell>
          <table:table-cell office:value-type="float" office:value="25.573736" calcext:value-type="float">
            <text:p>25.5737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32])" office:value-type="float" office:value="27.7370681327387" calcext:value-type="float">
            <text:p>27.7370681327387</text:p>
          </table:table-cell>
          <table:table-cell table:formula="of:=STDEV([.C2:.C32])" office:value-type="float" office:value="9.24522486756257" calcext:value-type="float">
            <text:p>9.24522486756257</text:p>
          </table:table-cell>
          <table:table-cell table:formula="of:=STDEV([.D2:.D32])" office:value-type="float" office:value="8.94934783213926" calcext:value-type="float">
            <text:p>8.94934783213926</text:p>
          </table:table-cell>
          <table:table-cell table:formula="of:=STDEV([.E2:.E32])" office:value-type="float" office:value="7.84601395586176" calcext:value-type="float">
            <text:p>7.84601395586176</text:p>
          </table:table-cell>
          <table:table-cell table:formula="of:=STDEV([.F2:.F32])" office:value-type="float" office:value="8.75674466984184" calcext:value-type="float">
            <text:p>8.75674466984184</text:p>
          </table:table-cell>
          <table:table-cell table:formula="of:=STDEV([.G2:.G32])" office:value-type="float" office:value="11.5792994096231" calcext:value-type="float">
            <text:p>11.5792994096231</text:p>
          </table:table-cell>
          <table:table-cell table:formula="of:=STDEV([.H2:.H32])" office:value-type="float" office:value="5.02760793194431" calcext:value-type="float">
            <text:p>5.02760793194431</text:p>
          </table:table-cell>
          <table:table-cell table:formula="of:=STDEV([.I2:.I32])" office:value-type="float" office:value="5.13144366725264" calcext:value-type="float">
            <text:p>5.13144366725264</text:p>
          </table:table-cell>
          <table:table-cell table:formula="of:=STDEV([.J2:.J32])" office:value-type="float" office:value="5.40106881591644" calcext:value-type="float">
            <text:p>5.40106881591644</text:p>
          </table:table-cell>
          <table:table-cell table:formula="of:=STDEV([.K2:.K32])" office:value-type="float" office:value="5.83888988815905" calcext:value-type="float">
            <text:p>5.83888988815905</text:p>
          </table:table-cell>
          <table:table-cell table:formula="of:=STDEV([.L2:.L32])" office:value-type="float" office:value="4.81327550155293" calcext:value-type="float">
            <text:p>4.81327550155293</text:p>
          </table:table-cell>
          <table:table-cell table:formula="of:=STDEV([.M2:.M32])" office:value-type="float" office:value="5.05284915250018" calcext:value-type="float">
            <text:p>5.05284915250018</text:p>
          </table:table-cell>
        </table:table-row>
      </table:table>
      <table:table table:name="TTC_results_top_2" table:style-name="ta1">
        <table:shapes>
          <draw:frame draw:z-index="0" draw:style-name="gr1" draw:text-style-name="P1" svg:width="862.87pt" svg:height="485.35pt" svg:x="38.41pt" svg:y="468.14pt">
            <draw:object draw:notify-on-update-of-ranges="TTC_results_top_2.A1:TTC_results_top_2.A1 TTC_results_top_2.A2:TTC_results_top_2.A31 TTC_results_top_2.B1:TTC_results_top_2.B1 TTC_results_top_2.B2:TTC_results_top_2.B31 TTC_results_top_2.A1:TTC_results_top_2.A1 TTC_results_top_2.A2:TTC_results_top_2.A31 TTC_results_top_2.C1:TTC_results_top_2.C1 TTC_results_top_2.C2:TTC_results_top_2.C31 TTC_results_top_2.A1:TTC_results_top_2.A1 TTC_results_top_2.A2:TTC_results_top_2.A31 TTC_results_top_2.D1:TTC_results_top_2.D1 TTC_results_top_2.D2:TTC_results_top_2.D31 TTC_results_top_2.A1:TTC_results_top_2.A1 TTC_results_top_2.A2:TTC_results_top_2.A31 TTC_results_top_2.E1:TTC_results_top_2.E1 TTC_results_top_2.E2:TTC_results_top_2.E31 TTC_results_top_2.A1:TTC_results_top_2.A1 TTC_results_top_2.A2:TTC_results_top_2.A31 TTC_results_top_2.F1:TTC_results_top_2.F1 TTC_results_top_2.F2:TTC_results_top_2.F31 TTC_results_top_2.A1:TTC_results_top_2.A1 TTC_results_top_2.A2:TTC_results_top_2.A31 TTC_results_top_2.G1:TTC_results_top_2.G1 TTC_results_top_2.G2:TTC_results_top_2.G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KAZE+BRISK</text:p>
          </table:table-cell>
          <table:table-cell office:value-type="string" calcext:value-type="string">
            <text:p>AKAZE+BRIEF</text:p>
          </table:table-cell>
          <table:table-cell office:value-type="string" calcext:value-type="string">
            <text:p>AKAZE+ORB</text:p>
          </table:table-cell>
          <table:table-cell office:value-type="string" calcext:value-type="string">
            <text:p>AKAZE+FREAK</text:p>
          </table:table-cell>
          <table:table-cell office:value-type="string" calcext:value-type="string">
            <text:p>AKAZE+AKAZE</text:p>
          </table:table-cell>
          <table:table-cell office:value-type="string" calcext:value-type="string">
            <text:p>AKAZE+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279921" calcext:value-type="float">
            <text:p>23.279921</text:p>
          </table:table-cell>
          <table:table-cell office:value-type="float" office:value="21.068161" calcext:value-type="float">
            <text:p>21.068161</text:p>
          </table:table-cell>
          <table:table-cell office:value-type="float" office:value="21.494153" calcext:value-type="float">
            <text:p>21.494153</text:p>
          </table:table-cell>
          <table:table-cell office:value-type="float" office:value="17.96558" calcext:value-type="float">
            <text:p>17.96558</text:p>
          </table:table-cell>
          <table:table-cell office:value-type="float" office:value="21.582747" calcext:value-type="float">
            <text:p>21.582747</text:p>
          </table:table-cell>
          <table:table-cell office:value-type="float" office:value="23.51136" calcext:value-type="float">
            <text:p>23.511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493863" calcext:value-type="float">
            <text:p>27.493863</text:p>
          </table:table-cell>
          <table:table-cell office:value-type="float" office:value="25.946299" calcext:value-type="float">
            <text:p>25.946299</text:p>
          </table:table-cell>
          <table:table-cell office:value-type="float" office:value="25.03941" calcext:value-type="float">
            <text:p>25.03941</text:p>
          </table:table-cell>
          <table:table-cell office:value-type="float" office:value="27.281426" calcext:value-type="float">
            <text:p>27.281426</text:p>
          </table:table-cell>
          <table:table-cell office:value-type="float" office:value="25.194576" calcext:value-type="float">
            <text:p>25.194576</text:p>
          </table:table-cell>
          <table:table-cell office:value-type="float" office:value="25.947994" calcext:value-type="float">
            <text:p>25.947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022143" calcext:value-type="float">
            <text:p>25.022143</text:p>
          </table:table-cell>
          <table:table-cell office:value-type="float" office:value="27.433734" calcext:value-type="float">
            <text:p>27.433734</text:p>
          </table:table-cell>
          <table:table-cell office:value-type="float" office:value="28.227036" calcext:value-type="float">
            <text:p>28.227036</text:p>
          </table:table-cell>
          <table:table-cell office:value-type="float" office:value="34.04152" calcext:value-type="float">
            <text:p>34.04152</text:p>
          </table:table-cell>
          <table:table-cell office:value-type="float" office:value="23.84918" calcext:value-type="float">
            <text:p>23.84918</text:p>
          </table:table-cell>
          <table:table-cell office:value-type="float" office:value="25.774697" calcext:value-type="float">
            <text:p>25.774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790686" calcext:value-type="float">
            <text:p>24.790686</text:p>
          </table:table-cell>
          <table:table-cell office:value-type="float" office:value="22.058747" calcext:value-type="float">
            <text:p>22.058747</text:p>
          </table:table-cell>
          <table:table-cell office:value-type="float" office:value="20.86283" calcext:value-type="float">
            <text:p>20.86283</text:p>
          </table:table-cell>
          <table:table-cell office:value-type="float" office:value="25.280408" calcext:value-type="float">
            <text:p>25.280408</text:p>
          </table:table-cell>
          <table:table-cell office:value-type="float" office:value="21.684672" calcext:value-type="float">
            <text:p>21.684672</text:p>
          </table:table-cell>
          <table:table-cell office:value-type="float" office:value="24.044413" calcext:value-type="float">
            <text:p>24.044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284204" calcext:value-type="float">
            <text:p>21.284204</text:p>
          </table:table-cell>
          <table:table-cell office:value-type="float" office:value="21.450182" calcext:value-type="float">
            <text:p>21.450182</text:p>
          </table:table-cell>
          <table:table-cell office:value-type="float" office:value="23.140146" calcext:value-type="float">
            <text:p>23.140146</text:p>
          </table:table-cell>
          <table:table-cell office:value-type="float" office:value="20.444424" calcext:value-type="float">
            <text:p>20.444424</text:p>
          </table:table-cell>
          <table:table-cell office:value-type="float" office:value="19.38868" calcext:value-type="float">
            <text:p>19.38868</text:p>
          </table:table-cell>
          <table:table-cell office:value-type="float" office:value="21.043816" calcext:value-type="float">
            <text:p>21.043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418472" calcext:value-type="float">
            <text:p>27.418472</text:p>
          </table:table-cell>
          <table:table-cell office:value-type="float" office:value="24.735668" calcext:value-type="float">
            <text:p>24.735668</text:p>
          </table:table-cell>
          <table:table-cell office:value-type="float" office:value="26.741599" calcext:value-type="float">
            <text:p>26.741599</text:p>
          </table:table-cell>
          <table:table-cell office:value-type="float" office:value="23.829936" calcext:value-type="float">
            <text:p>23.829936</text:p>
          </table:table-cell>
          <table:table-cell office:value-type="float" office:value="20.103904" calcext:value-type="float">
            <text:p>20.103904</text:p>
          </table:table-cell>
          <table:table-cell office:value-type="float" office:value="21.388956" calcext:value-type="float">
            <text:p>21.3889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642321" calcext:value-type="float">
            <text:p>22.642321</text:p>
          </table:table-cell>
          <table:table-cell office:value-type="float" office:value="23.025407" calcext:value-type="float">
            <text:p>23.025407</text:p>
          </table:table-cell>
          <table:table-cell office:value-type="float" office:value="22.7341" calcext:value-type="float">
            <text:p>22.7341</text:p>
          </table:table-cell>
          <table:table-cell office:value-type="float" office:value="23.881436" calcext:value-type="float">
            <text:p>23.881436</text:p>
          </table:table-cell>
          <table:table-cell office:value-type="float" office:value="21.493304" calcext:value-type="float">
            <text:p>21.493304</text:p>
          </table:table-cell>
          <table:table-cell office:value-type="float" office:value="23.881436" calcext:value-type="float">
            <text:p>23.8814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463855" calcext:value-type="float">
            <text:p>23.463855</text:p>
          </table:table-cell>
          <table:table-cell office:value-type="float" office:value="23.77524" calcext:value-type="float">
            <text:p>23.77524</text:p>
          </table:table-cell>
          <table:table-cell office:value-type="float" office:value="20.658463" calcext:value-type="float">
            <text:p>20.658463</text:p>
          </table:table-cell>
          <table:table-cell office:value-type="float" office:value="19.933894" calcext:value-type="float">
            <text:p>19.933894</text:p>
          </table:table-cell>
          <table:table-cell office:value-type="float" office:value="22.887143" calcext:value-type="float">
            <text:p>22.887143</text:p>
          </table:table-cell>
          <table:table-cell office:value-type="float" office:value="23.495993" calcext:value-type="float">
            <text:p>23.4959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430667" calcext:value-type="float">
            <text:p>25.430667</text:p>
          </table:table-cell>
          <table:table-cell office:value-type="float" office:value="23.104133" calcext:value-type="float">
            <text:p>23.104133</text:p>
          </table:table-cell>
          <table:table-cell office:value-type="float" office:value="19.954099" calcext:value-type="float">
            <text:p>19.954099</text:p>
          </table:table-cell>
          <table:table-cell office:value-type="float" office:value="24.617889" calcext:value-type="float">
            <text:p>24.617889</text:p>
          </table:table-cell>
          <table:table-cell office:value-type="float" office:value="23.962291" calcext:value-type="float">
            <text:p>23.962291</text:p>
          </table:table-cell>
          <table:table-cell office:value-type="float" office:value="24.373427" calcext:value-type="float">
            <text:p>24.3734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33669" calcext:value-type="float">
            <text:p>21.33669</text:p>
          </table:table-cell>
          <table:table-cell office:value-type="float" office:value="21.016982" calcext:value-type="float">
            <text:p>21.016982</text:p>
          </table:table-cell>
          <table:table-cell office:value-type="float" office:value="18.632488" calcext:value-type="float">
            <text:p>18.632488</text:p>
          </table:table-cell>
          <table:table-cell office:value-type="float" office:value="20.72189" calcext:value-type="float">
            <text:p>20.72189</text:p>
          </table:table-cell>
          <table:table-cell office:value-type="float" office:value="19.487441" calcext:value-type="float">
            <text:p>19.487441</text:p>
          </table:table-cell>
          <table:table-cell office:value-type="float" office:value="20.61469" calcext:value-type="float">
            <text:p>20.614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147846" calcext:value-type="float">
            <text:p>24.147846</text:p>
          </table:table-cell>
          <table:table-cell office:value-type="float" office:value="22.480478" calcext:value-type="float">
            <text:p>22.480478</text:p>
          </table:table-cell>
          <table:table-cell office:value-type="float" office:value="19.388916" calcext:value-type="float">
            <text:p>19.388916</text:p>
          </table:table-cell>
          <table:table-cell office:value-type="float" office:value="22.882665" calcext:value-type="float">
            <text:p>22.882665</text:p>
          </table:table-cell>
          <table:table-cell office:value-type="float" office:value="20.865671" calcext:value-type="float">
            <text:p>20.865671</text:p>
          </table:table-cell>
          <table:table-cell office:value-type="float" office:value="21.491935" calcext:value-type="float">
            <text:p>21.4919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312055" calcext:value-type="float">
            <text:p>25.312055</text:p>
          </table:table-cell>
          <table:table-cell office:value-type="float" office:value="21.336793" calcext:value-type="float">
            <text:p>21.336793</text:p>
          </table:table-cell>
          <table:table-cell office:value-type="float" office:value="22.58668" calcext:value-type="float">
            <text:p>22.58668</text:p>
          </table:table-cell>
          <table:table-cell office:value-type="float" office:value="26.690023" calcext:value-type="float">
            <text:p>26.690023</text:p>
          </table:table-cell>
          <table:table-cell office:value-type="float" office:value="22.119899" calcext:value-type="float">
            <text:p>22.119899</text:p>
          </table:table-cell>
          <table:table-cell office:value-type="float" office:value="23.424188" calcext:value-type="float">
            <text:p>23.4241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.014268" calcext:value-type="float">
            <text:p>21.014268</text:p>
          </table:table-cell>
          <table:table-cell office:value-type="float" office:value="20.231851" calcext:value-type="float">
            <text:p>20.231851</text:p>
          </table:table-cell>
          <table:table-cell office:value-type="float" office:value="18.257987" calcext:value-type="float">
            <text:p>18.257987</text:p>
          </table:table-cell>
          <table:table-cell office:value-type="float" office:value="21.843764" calcext:value-type="float">
            <text:p>21.843764</text:p>
          </table:table-cell>
          <table:table-cell office:value-type="float" office:value="17.656779" calcext:value-type="float">
            <text:p>17.656779</text:p>
          </table:table-cell>
          <table:table-cell office:value-type="float" office:value="19.907086" calcext:value-type="float">
            <text:p>19.9070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702729" calcext:value-type="float">
            <text:p>20.702729</text:p>
          </table:table-cell>
          <table:table-cell office:value-type="float" office:value="20.719696" calcext:value-type="float">
            <text:p>20.719696</text:p>
          </table:table-cell>
          <table:table-cell office:value-type="float" office:value="24.682122" calcext:value-type="float">
            <text:p>24.682122</text:p>
          </table:table-cell>
          <table:table-cell office:value-type="float" office:value="19.142698" calcext:value-type="float">
            <text:p>19.142698</text:p>
          </table:table-cell>
          <table:table-cell office:value-type="float" office:value="21.157155" calcext:value-type="float">
            <text:p>21.157155</text:p>
          </table:table-cell>
          <table:table-cell office:value-type="float" office:value="21.984508" calcext:value-type="float">
            <text:p>21.9845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181497" calcext:value-type="float">
            <text:p>26.181497</text:p>
          </table:table-cell>
          <table:table-cell office:value-type="float" office:value="22.393074" calcext:value-type="float">
            <text:p>22.393074</text:p>
          </table:table-cell>
          <table:table-cell office:value-type="float" office:value="29.110446" calcext:value-type="float">
            <text:p>29.110446</text:p>
          </table:table-cell>
          <table:table-cell office:value-type="float" office:value="25.776568" calcext:value-type="float">
            <text:p>25.776568</text:p>
          </table:table-cell>
          <table:table-cell office:value-type="float" office:value="25.946779" calcext:value-type="float">
            <text:p>25.946779</text:p>
          </table:table-cell>
          <table:table-cell office:value-type="float" office:value="24.602164" calcext:value-type="float">
            <text:p>24.602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542158" calcext:value-type="float">
            <text:p>21.542158</text:p>
          </table:table-cell>
          <table:table-cell office:value-type="float" office:value="21.386193" calcext:value-type="float">
            <text:p>21.386193</text:p>
          </table:table-cell>
          <table:table-cell office:value-type="float" office:value="22.499843" calcext:value-type="float">
            <text:p>22.499843</text:p>
          </table:table-cell>
          <table:table-cell office:value-type="float" office:value="16.896815" calcext:value-type="float">
            <text:p>16.896815</text:p>
          </table:table-cell>
          <table:table-cell office:value-type="float" office:value="18.956726" calcext:value-type="float">
            <text:p>18.956726</text:p>
          </table:table-cell>
          <table:table-cell office:value-type="float" office:value="18.675078" calcext:value-type="float">
            <text:p>18.6750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714483" calcext:value-type="float">
            <text:p>25.714483</text:p>
          </table:table-cell>
          <table:table-cell office:value-type="float" office:value="25.984525" calcext:value-type="float">
            <text:p>25.984525</text:p>
          </table:table-cell>
          <table:table-cell office:value-type="float" office:value="26.003267" calcext:value-type="float">
            <text:p>26.003267</text:p>
          </table:table-cell>
          <table:table-cell office:value-type="float" office:value="26.435313" calcext:value-type="float">
            <text:p>26.435313</text:p>
          </table:table-cell>
          <table:table-cell office:value-type="float" office:value="23.303931" calcext:value-type="float">
            <text:p>23.303931</text:p>
          </table:table-cell>
          <table:table-cell office:value-type="float" office:value="24.832558" calcext:value-type="float">
            <text:p>24.832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620016" calcext:value-type="float">
            <text:p>26.620016</text:p>
          </table:table-cell>
          <table:table-cell office:value-type="float" office:value="23.937946" calcext:value-type="float">
            <text:p>23.937946</text:p>
          </table:table-cell>
          <table:table-cell office:value-type="float" office:value="22.738353" calcext:value-type="float">
            <text:p>22.738353</text:p>
          </table:table-cell>
          <table:table-cell office:value-type="float" office:value="27.460125" calcext:value-type="float">
            <text:p>27.460125</text:p>
          </table:table-cell>
          <table:table-cell office:value-type="float" office:value="24.006199" calcext:value-type="float">
            <text:p>24.006199</text:p>
          </table:table-cell>
          <table:table-cell office:value-type="float" office:value="24.477215" calcext:value-type="float">
            <text:p>24.4772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844961" calcext:value-type="float">
            <text:p>24.844961</text:p>
          </table:table-cell>
          <table:table-cell office:value-type="float" office:value="22.710444" calcext:value-type="float">
            <text:p>22.710444</text:p>
          </table:table-cell>
          <table:table-cell office:value-type="float" office:value="26.032042" calcext:value-type="float">
            <text:p>26.032042</text:p>
          </table:table-cell>
          <table:table-cell office:value-type="float" office:value="24.282221" calcext:value-type="float">
            <text:p>24.282221</text:p>
          </table:table-cell>
          <table:table-cell office:value-type="float" office:value="22.250613" calcext:value-type="float">
            <text:p>22.250613</text:p>
          </table:table-cell>
          <table:table-cell office:value-type="float" office:value="22.96004" calcext:value-type="float">
            <text:p>22.960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352094" calcext:value-type="float">
            <text:p>28.352094</text:p>
          </table:table-cell>
          <table:table-cell office:value-type="float" office:value="24.942257" calcext:value-type="float">
            <text:p>24.942257</text:p>
          </table:table-cell>
          <table:table-cell office:value-type="float" office:value="25.262502" calcext:value-type="float">
            <text:p>25.262502</text:p>
          </table:table-cell>
          <table:table-cell office:value-type="float" office:value="21.828409" calcext:value-type="float">
            <text:p>21.828409</text:p>
          </table:table-cell>
          <table:table-cell office:value-type="float" office:value="21.543397" calcext:value-type="float">
            <text:p>21.543397</text:p>
          </table:table-cell>
          <table:table-cell office:value-type="float" office:value="24.481082" calcext:value-type="float">
            <text:p>24.481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841559" calcext:value-type="float">
            <text:p>26.841559</text:p>
          </table:table-cell>
          <table:table-cell office:value-type="float" office:value="31.261175" calcext:value-type="float">
            <text:p>31.261175</text:p>
          </table:table-cell>
          <table:table-cell office:value-type="float" office:value="27.520202" calcext:value-type="float">
            <text:p>27.520202</text:p>
          </table:table-cell>
          <table:table-cell office:value-type="float" office:value="31.421676" calcext:value-type="float">
            <text:p>31.421676</text:p>
          </table:table-cell>
          <table:table-cell office:value-type="float" office:value="21.691385" calcext:value-type="float">
            <text:p>21.691385</text:p>
          </table:table-cell>
          <table:table-cell office:value-type="float" office:value="24.883146" calcext:value-type="float">
            <text:p>24.8831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954697" calcext:value-type="float">
            <text:p>16.954697</text:p>
          </table:table-cell>
          <table:table-cell office:value-type="float" office:value="17.921536" calcext:value-type="float">
            <text:p>17.921536</text:p>
          </table:table-cell>
          <table:table-cell office:value-type="float" office:value="17.577203" calcext:value-type="float">
            <text:p>17.577203</text:p>
          </table:table-cell>
          <table:table-cell office:value-type="float" office:value="17.61087" calcext:value-type="float">
            <text:p>17.61087</text:p>
          </table:table-cell>
          <table:table-cell office:value-type="float" office:value="17.773918" calcext:value-type="float">
            <text:p>17.773918</text:p>
          </table:table-cell>
          <table:table-cell office:value-type="float" office:value="16.275162" calcext:value-type="float">
            <text:p>16.2751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18651" calcext:value-type="float">
            <text:p>22.18651</text:p>
          </table:table-cell>
          <table:table-cell office:value-type="float" office:value="20.995384" calcext:value-type="float">
            <text:p>20.995384</text:p>
          </table:table-cell>
          <table:table-cell office:value-type="float" office:value="23.942921" calcext:value-type="float">
            <text:p>23.942921</text:p>
          </table:table-cell>
          <table:table-cell office:value-type="float" office:value="22.891704" calcext:value-type="float">
            <text:p>22.891704</text:p>
          </table:table-cell>
          <table:table-cell office:value-type="float" office:value="23.654707" calcext:value-type="float">
            <text:p>23.654707</text:p>
          </table:table-cell>
          <table:table-cell office:value-type="float" office:value="21.864137" calcext:value-type="float">
            <text:p>21.8641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116797" calcext:value-type="float">
            <text:p>24.116797</text:p>
          </table:table-cell>
          <table:table-cell office:value-type="float" office:value="20.539414" calcext:value-type="float">
            <text:p>20.539414</text:p>
          </table:table-cell>
          <table:table-cell office:value-type="float" office:value="23.814913" calcext:value-type="float">
            <text:p>23.814913</text:p>
          </table:table-cell>
          <table:table-cell office:value-type="float" office:value="24.561365" calcext:value-type="float">
            <text:p>24.561365</text:p>
          </table:table-cell>
          <table:table-cell office:value-type="float" office:value="19.608841" calcext:value-type="float">
            <text:p>19.608841</text:p>
          </table:table-cell>
          <table:table-cell office:value-type="float" office:value="19.97827" calcext:value-type="float">
            <text:p>19.97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.52848" calcext:value-type="float">
            <text:p>20.52848</text:p>
          </table:table-cell>
          <table:table-cell office:value-type="float" office:value="22.285525" calcext:value-type="float">
            <text:p>22.285525</text:p>
          </table:table-cell>
          <table:table-cell office:value-type="float" office:value="20.274549" calcext:value-type="float">
            <text:p>20.274549</text:p>
          </table:table-cell>
          <table:table-cell office:value-type="float" office:value="22.142092" calcext:value-type="float">
            <text:p>22.142092</text:p>
          </table:table-cell>
          <table:table-cell office:value-type="float" office:value="21.799386" calcext:value-type="float">
            <text:p>21.799386</text:p>
          </table:table-cell>
          <table:table-cell office:value-type="float" office:value="22.491938" calcext:value-type="float">
            <text:p>22.4919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.366805" calcext:value-type="float">
            <text:p>24.366805</text:p>
          </table:table-cell>
          <table:table-cell office:value-type="float" office:value="27.631904" calcext:value-type="float">
            <text:p>27.631904</text:p>
          </table:table-cell>
          <table:table-cell office:value-type="float" office:value="26.611521" calcext:value-type="float">
            <text:p>26.611521</text:p>
          </table:table-cell>
          <table:table-cell office:value-type="float" office:value="31.640281" calcext:value-type="float">
            <text:p>31.640281</text:p>
          </table:table-cell>
          <table:table-cell office:value-type="float" office:value="28.630582" calcext:value-type="float">
            <text:p>28.630582</text:p>
          </table:table-cell>
          <table:table-cell office:value-type="float" office:value="27.731487" calcext:value-type="float">
            <text:p>27.7314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333296" calcext:value-type="float">
            <text:p>26.333296</text:p>
          </table:table-cell>
          <table:table-cell office:value-type="float" office:value="24.770591" calcext:value-type="float">
            <text:p>24.770591</text:p>
          </table:table-cell>
          <table:table-cell office:value-type="float" office:value="26.312692" calcext:value-type="float">
            <text:p>26.312692</text:p>
          </table:table-cell>
          <table:table-cell office:value-type="float" office:value="22.797449" calcext:value-type="float">
            <text:p>22.797449</text:p>
          </table:table-cell>
          <table:table-cell office:value-type="float" office:value="27.60675" calcext:value-type="float">
            <text:p>27.60675</text:p>
          </table:table-cell>
          <table:table-cell office:value-type="float" office:value="30.201945" calcext:value-type="float">
            <text:p>30.2019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.484252" calcext:value-type="float">
            <text:p>25.484252</text:p>
          </table:table-cell>
          <table:table-cell office:value-type="float" office:value="30.049907" calcext:value-type="float">
            <text:p>30.049907</text:p>
          </table:table-cell>
          <table:table-cell office:value-type="float" office:value="31.841191" calcext:value-type="float">
            <text:p>31.841191</text:p>
          </table:table-cell>
          <table:table-cell office:value-type="float" office:value="26.009865" calcext:value-type="float">
            <text:p>26.009865</text:p>
          </table:table-cell>
          <table:table-cell office:value-type="float" office:value="26.717549" calcext:value-type="float">
            <text:p>26.717549</text:p>
          </table:table-cell>
          <table:table-cell office:value-type="float" office:value="27.373649" calcext:value-type="float">
            <text:p>27.3736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.025569" calcext:value-type="float">
            <text:p>26.025569</text:p>
          </table:table-cell>
          <table:table-cell office:value-type="float" office:value="24.483445" calcext:value-type="float">
            <text:p>24.483445</text:p>
          </table:table-cell>
          <table:table-cell office:value-type="float" office:value="22.320676" calcext:value-type="float">
            <text:p>22.320676</text:p>
          </table:table-cell>
          <table:table-cell office:value-type="float" office:value="23.761365" calcext:value-type="float">
            <text:p>23.761365</text:p>
          </table:table-cell>
          <table:table-cell office:value-type="float" office:value="23.388096" calcext:value-type="float">
            <text:p>23.388096</text:p>
          </table:table-cell>
          <table:table-cell office:value-type="float" office:value="25.459975" calcext:value-type="float">
            <text:p>25.4599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.573736" calcext:value-type="float">
            <text:p>25.573736</text:p>
          </table:table-cell>
          <table:table-cell office:value-type="float" office:value="25.523978" calcext:value-type="float">
            <text:p>25.523978</text:p>
          </table:table-cell>
          <table:table-cell office:value-type="float" office:value="22.958875" calcext:value-type="float">
            <text:p>22.958875</text:p>
          </table:table-cell>
          <table:table-cell office:value-type="float" office:value="24.309719" calcext:value-type="float">
            <text:p>24.309719</text:p>
          </table:table-cell>
          <table:table-cell office:value-type="float" office:value="23.158401" calcext:value-type="float">
            <text:p>23.158401</text:p>
          </table:table-cell>
          <table:table-cell office:value-type="float" office:value="25.573736" calcext:value-type="float">
            <text:p>25.5737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32])" office:value-type="float" office:value="5.02760793194431" calcext:value-type="float">
            <text:p>5.02760793194431</text:p>
          </table:table-cell>
          <table:table-cell table:formula="of:=STDEV([.C2:.C32])" office:value-type="float" office:value="5.13144366725264" calcext:value-type="float">
            <text:p>5.13144366725264</text:p>
          </table:table-cell>
          <table:table-cell table:formula="of:=STDEV([.D2:.D32])" office:value-type="float" office:value="5.40106881591644" calcext:value-type="float">
            <text:p>5.40106881591644</text:p>
          </table:table-cell>
          <table:table-cell table:formula="of:=STDEV([.E2:.E32])" office:value-type="float" office:value="5.83888988815905" calcext:value-type="float">
            <text:p>5.83888988815905</text:p>
          </table:table-cell>
          <table:table-cell table:formula="of:=STDEV([.F2:.F32])" office:value-type="float" office:value="4.81327550155293" calcext:value-type="float">
            <text:p>4.81327550155293</text:p>
          </table:table-cell>
          <table:table-cell table:formula="of:=STDEV([.G2:.G32])" office:value-type="float" office:value="5.05284915250018" calcext:value-type="float">
            <text:p>5.05284915250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9T22:03:21.235953679</dc:date>
    <meta:editing-duration>PT5M25S</meta:editing-duration>
    <meta:editing-cycles>1</meta:editing-cycles>
    <meta:document-statistic meta:table-count="3" meta:cell-count="1881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9.665cm" svg:height="16.734cm" xlink:href=".." xlink:type="simple" chart:class="chart:scatter" chart:style-name="ch1">
        <chart:title svg:x="10.793cm" svg:y="0.47cm" chart:style-name="ch2">
          <text:p>TTC Estimation using Camera and Lidar</text:p>
        </chart:title>
        <chart:legend svg:x="1.61cm" svg:y="12.023cm" style:legend-expansion="custom" chartooo:width="26.882cm" chartooo:height="4.155cm" style:legend-expansion-aspect-ratio="6.46979542719615" chart:style-name="ch3"/>
        <chart:plot-area chart:style-name="ch4" table:cell-range-address="TTC_results.A1:TTC_results.AK32" chart:data-source-has-labels="row" svg:x="1.43cm" svg:y="1.314cm" svg:width="27.213cm" svg:height="9.812cm">
          <chartooo:coordinate-region svg:x="2.237cm" svg:y="1.513cm" svg:width="26.219cm" svg:height="8.966cm"/>
          <chart:axis chart:dimension="x" chart:name="primary-x" chart:style-name="ch5">
            <chart:title svg:x="13.18cm" svg:y="11.46cm" chart:style-name="ch6">
              <text:p>Time Step (0.1s per step)</text:p>
            </chart:title>
          </chart:axis>
          <chart:axis chart:dimension="y" chart:name="primary-y" chart:style-name="ch7">
            <chart:title svg:x="0.277cm" svg:y="6.806cm" chart:style-name="ch8">
              <text:p>TTC (s)</text:p>
            </chart:title>
            <chart:grid chart:style-name="ch9" chart:class="major"/>
          </chart:axis>
          <chart:series chart:style-name="ch10" chart:values-cell-range-address="TTC_results.B2:TTC_results.B32" chart:label-cell-address="TTC_results.B1:TTC_results.B1" chart:class="chart:scatter">
            <chart:domain table:cell-range-address="TTC_results.A2:TTC_results.A32"/>
            <chart:data-point chart:repeated="31"/>
          </chart:series>
          <chart:series chart:style-name="ch11" chart:values-cell-range-address="TTC_results.C2:TTC_results.C32" chart:label-cell-address="TTC_results.C1:TTC_results.C1" chart:class="chart:scatter">
            <chart:data-point chart:repeated="31"/>
          </chart:series>
          <chart:series chart:style-name="ch12" chart:values-cell-range-address="TTC_results.D2:TTC_results.D32" chart:label-cell-address="TTC_results.D1:TTC_results.D1" chart:class="chart:scatter">
            <chart:data-point chart:repeated="31"/>
          </chart:series>
          <chart:series chart:style-name="ch13" chart:values-cell-range-address="TTC_results.E2:TTC_results.E32" chart:label-cell-address="TTC_results.E1:TTC_results.E1" chart:class="chart:scatter">
            <chart:data-point chart:repeated="31"/>
          </chart:series>
          <chart:series chart:style-name="ch14" chart:values-cell-range-address="TTC_results.F2:TTC_results.F32" chart:label-cell-address="TTC_results.F1:TTC_results.F1" chart:class="chart:scatter">
            <chart:data-point chart:repeated="31"/>
          </chart:series>
          <chart:series chart:style-name="ch15" chart:values-cell-range-address="TTC_results.G2:TTC_results.G32" chart:label-cell-address="TTC_results.G1:TTC_results.G1" chart:class="chart:scatter">
            <chart:data-point chart:repeated="31"/>
          </chart:series>
          <chart:series chart:style-name="ch16" chart:values-cell-range-address="TTC_results.H2:TTC_results.H32" chart:label-cell-address="TTC_results.H1:TTC_results.H1" chart:class="chart:scatter">
            <chart:data-point chart:repeated="31"/>
          </chart:series>
          <chart:series chart:style-name="ch17" chart:values-cell-range-address="TTC_results.I2:TTC_results.I32" chart:label-cell-address="TTC_results.I1:TTC_results.I1" chart:class="chart:scatter">
            <chart:data-point chart:repeated="31"/>
          </chart:series>
          <chart:series chart:style-name="ch18" chart:values-cell-range-address="TTC_results.J2:TTC_results.J32" chart:label-cell-address="TTC_results.J1:TTC_results.J1" chart:class="chart:scatter">
            <chart:data-point chart:repeated="31"/>
          </chart:series>
          <chart:series chart:style-name="ch19" chart:values-cell-range-address="TTC_results.K2:TTC_results.K32" chart:label-cell-address="TTC_results.K1:TTC_results.K1" chart:class="chart:scatter">
            <chart:data-point chart:repeated="31"/>
          </chart:series>
          <chart:series chart:style-name="ch20" chart:values-cell-range-address="TTC_results.L2:TTC_results.L32" chart:label-cell-address="TTC_results.L1:TTC_results.L1" chart:class="chart:scatter">
            <chart:data-point chart:repeated="31"/>
          </chart:series>
          <chart:series chart:style-name="ch21" chart:values-cell-range-address="TTC_results.M2:TTC_results.M32" chart:label-cell-address="TTC_results.M1:TTC_results.M1" chart:class="chart:scatter">
            <chart:data-point chart:repeated="31"/>
          </chart:series>
          <chart:series chart:style-name="ch22" chart:values-cell-range-address="TTC_results.N2:TTC_results.N32" chart:label-cell-address="TTC_results.N1:TTC_results.N1" chart:class="chart:scatter">
            <chart:data-point chart:repeated="31"/>
          </chart:series>
          <chart:series chart:style-name="ch23" chart:values-cell-range-address="TTC_results.O2:TTC_results.O32" chart:label-cell-address="TTC_results.O1:TTC_results.O1" chart:class="chart:scatter">
            <chart:data-point chart:repeated="31"/>
          </chart:series>
          <chart:series chart:style-name="ch24" chart:values-cell-range-address="TTC_results.P2:TTC_results.P32" chart:label-cell-address="TTC_results.P1:TTC_results.P1" chart:class="chart:scatter">
            <chart:data-point chart:repeated="31"/>
          </chart:series>
          <chart:series chart:style-name="ch13" chart:values-cell-range-address="TTC_results.Q2:TTC_results.Q32" chart:label-cell-address="TTC_results.Q1:TTC_results.Q1" chart:class="chart:scatter">
            <chart:data-point chart:repeated="31"/>
          </chart:series>
          <chart:series chart:style-name="ch14" chart:values-cell-range-address="TTC_results.R2:TTC_results.R32" chart:label-cell-address="TTC_results.R1:TTC_results.R1" chart:class="chart:scatter">
            <chart:data-point chart:repeated="31"/>
          </chart:series>
          <chart:series chart:style-name="ch15" chart:values-cell-range-address="TTC_results.S2:TTC_results.S32" chart:label-cell-address="TTC_results.S1:TTC_results.S1" chart:class="chart:scatter">
            <chart:data-point chart:repeated="31"/>
          </chart:series>
          <chart:series chart:style-name="ch16" chart:values-cell-range-address="TTC_results.T2:TTC_results.T32" chart:label-cell-address="TTC_results.T1:TTC_results.T1" chart:class="chart:scatter">
            <chart:data-point chart:repeated="31"/>
          </chart:series>
          <chart:series chart:style-name="ch17" chart:values-cell-range-address="TTC_results.U2:TTC_results.U32" chart:label-cell-address="TTC_results.U1:TTC_results.U1" chart:class="chart:scatter">
            <chart:data-point chart:repeated="31"/>
          </chart:series>
          <chart:series chart:style-name="ch18" chart:values-cell-range-address="TTC_results.V2:TTC_results.V32" chart:label-cell-address="TTC_results.V1:TTC_results.V1" chart:class="chart:scatter">
            <chart:data-point chart:repeated="31"/>
          </chart:series>
          <chart:series chart:style-name="ch19" chart:values-cell-range-address="TTC_results.W2:TTC_results.W32" chart:label-cell-address="TTC_results.W1:TTC_results.W1" chart:class="chart:scatter">
            <chart:data-point chart:repeated="31"/>
          </chart:series>
          <chart:series chart:style-name="ch20" chart:values-cell-range-address="TTC_results.X2:TTC_results.X32" chart:label-cell-address="TTC_results.X1:TTC_results.X1" chart:class="chart:scatter">
            <chart:data-point chart:repeated="31"/>
          </chart:series>
          <chart:series chart:style-name="ch21" chart:values-cell-range-address="TTC_results.Y2:TTC_results.Y32" chart:label-cell-address="TTC_results.Y1:TTC_results.Y1" chart:class="chart:scatter">
            <chart:data-point chart:repeated="31"/>
          </chart:series>
          <chart:series chart:style-name="ch22" chart:values-cell-range-address="TTC_results.Z2:TTC_results.Z32" chart:label-cell-address="TTC_results.Z1:TTC_results.Z1" chart:class="chart:scatter">
            <chart:data-point chart:repeated="31"/>
          </chart:series>
          <chart:series chart:style-name="ch23" chart:values-cell-range-address="TTC_results.AA2:TTC_results.AA32" chart:label-cell-address="TTC_results.AA1:TTC_results.AA1" chart:class="chart:scatter">
            <chart:data-point chart:repeated="31"/>
          </chart:series>
          <chart:series chart:style-name="ch24" chart:values-cell-range-address="TTC_results.AB2:TTC_results.AB32" chart:label-cell-address="TTC_results.AB1:TTC_results.AB1" chart:class="chart:scatter">
            <chart:data-point chart:repeated="31"/>
          </chart:series>
          <chart:series chart:style-name="ch13" chart:values-cell-range-address="TTC_results.AC2:TTC_results.AC32" chart:label-cell-address="TTC_results.AC1:TTC_results.AC1" chart:class="chart:scatter">
            <chart:data-point chart:repeated="31"/>
          </chart:series>
          <chart:series chart:style-name="ch14" chart:values-cell-range-address="TTC_results.AD2:TTC_results.AD32" chart:label-cell-address="TTC_results.AD1:TTC_results.AD1" chart:class="chart:scatter">
            <chart:data-point chart:repeated="31"/>
          </chart:series>
          <chart:series chart:style-name="ch15" chart:values-cell-range-address="TTC_results.AE2:TTC_results.AE32" chart:label-cell-address="TTC_results.AE1:TTC_results.AE1" chart:class="chart:scatter">
            <chart:data-point chart:repeated="31"/>
          </chart:series>
          <chart:series chart:style-name="ch16" chart:values-cell-range-address="TTC_results.AF2:TTC_results.AF32" chart:label-cell-address="TTC_results.AF1:TTC_results.AF1" chart:class="chart:scatter">
            <chart:data-point chart:repeated="31"/>
          </chart:series>
          <chart:series chart:style-name="ch17" chart:values-cell-range-address="TTC_results.AG2:TTC_results.AG32" chart:label-cell-address="TTC_results.AG1:TTC_results.AG1" chart:class="chart:scatter">
            <chart:data-point chart:repeated="31"/>
          </chart:series>
          <chart:series chart:style-name="ch18" chart:values-cell-range-address="TTC_results.AH2:TTC_results.AH32" chart:label-cell-address="TTC_results.AH1:TTC_results.AH1" chart:class="chart:scatter">
            <chart:data-point chart:repeated="31"/>
          </chart:series>
          <chart:series chart:style-name="ch19" chart:values-cell-range-address="TTC_results.AI2:TTC_results.AI32" chart:label-cell-address="TTC_results.AI1:TTC_results.AI1" chart:class="chart:scatter">
            <chart:data-point chart:repeated="31"/>
          </chart:series>
          <chart:series chart:style-name="ch20" chart:values-cell-range-address="TTC_results.AJ2:TTC_results.AJ32" chart:label-cell-address="TTC_results.AJ1:TTC_results.AJ1" chart:class="chart:scatter">
            <chart:data-point chart:repeated="31"/>
          </chart:series>
          <chart:series chart:style-name="ch21" chart:values-cell-range-address="TTC_results.AK2:TTC_results.AK32" chart:label-cell-address="TTC_results.AK1:TTC_results.AK1" chart:class="chart:scatter">
            <chart:data-point chart:repeated="3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dar</text:p>
                <draw:g>
                  <svg:desc>TTC_results.B1:TTC_results.B1</svg:desc>
                </draw:g>
              </table:table-cell>
              <table:table-cell office:value-type="string">
                <text:p>SHITOMASI+BRISK</text:p>
                <draw:g>
                  <svg:desc>TTC_results.C1:TTC_results.C1</svg:desc>
                </draw:g>
              </table:table-cell>
              <table:table-cell office:value-type="string">
                <text:p>SHITOMASI+BRIEF</text:p>
                <draw:g>
                  <svg:desc>TTC_results.D1:TTC_results.D1</svg:desc>
                </draw:g>
              </table:table-cell>
              <table:table-cell office:value-type="string">
                <text:p>SHITOMASI+ORB</text:p>
                <draw:g>
                  <svg:desc>TTC_results.E1:TTC_results.E1</svg:desc>
                </draw:g>
              </table:table-cell>
              <table:table-cell office:value-type="string">
                <text:p>SHITOMASI+FREAK</text:p>
                <draw:g>
                  <svg:desc>TTC_results.F1:TTC_results.F1</svg:desc>
                </draw:g>
              </table:table-cell>
              <table:table-cell office:value-type="string">
                <text:p>SHITOMASI+SIFT</text:p>
                <draw:g>
                  <svg:desc>TTC_results.G1:TTC_results.G1</svg:desc>
                </draw:g>
              </table:table-cell>
              <table:table-cell office:value-type="string">
                <text:p>HARRIS+BRISK</text:p>
                <draw:g>
                  <svg:desc>TTC_results.H1:TTC_results.H1</svg:desc>
                </draw:g>
              </table:table-cell>
              <table:table-cell office:value-type="string">
                <text:p>HARRIS+BRIEF</text:p>
                <draw:g>
                  <svg:desc>TTC_results.I1:TTC_results.I1</svg:desc>
                </draw:g>
              </table:table-cell>
              <table:table-cell office:value-type="string">
                <text:p>HARRIS+ORB</text:p>
                <draw:g>
                  <svg:desc>TTC_results.J1:TTC_results.J1</svg:desc>
                </draw:g>
              </table:table-cell>
              <table:table-cell office:value-type="string">
                <text:p>HARRIS+FREAK</text:p>
                <draw:g>
                  <svg:desc>TTC_results.K1:TTC_results.K1</svg:desc>
                </draw:g>
              </table:table-cell>
              <table:table-cell office:value-type="string">
                <text:p>HARRIS+SIFT</text:p>
                <draw:g>
                  <svg:desc>TTC_results.L1:TTC_results.L1</svg:desc>
                </draw:g>
              </table:table-cell>
              <table:table-cell office:value-type="string">
                <text:p>FAST+BRISK</text:p>
                <draw:g>
                  <svg:desc>TTC_results.M1:TTC_results.M1</svg:desc>
                </draw:g>
              </table:table-cell>
              <table:table-cell office:value-type="string">
                <text:p>FAST+BRIEF</text:p>
                <draw:g>
                  <svg:desc>TTC_results.N1:TTC_results.N1</svg:desc>
                </draw:g>
              </table:table-cell>
              <table:table-cell office:value-type="string">
                <text:p>FAST+ORB</text:p>
                <draw:g>
                  <svg:desc>TTC_results.O1:TTC_results.O1</svg:desc>
                </draw:g>
              </table:table-cell>
              <table:table-cell office:value-type="string">
                <text:p>FAST+FREAK</text:p>
                <draw:g>
                  <svg:desc>TTC_results.P1:TTC_results.P1</svg:desc>
                </draw:g>
              </table:table-cell>
              <table:table-cell office:value-type="string">
                <text:p>FAST+SIFT</text:p>
                <draw:g>
                  <svg:desc>TTC_results.Q1:TTC_results.Q1</svg:desc>
                </draw:g>
              </table:table-cell>
              <table:table-cell office:value-type="string">
                <text:p>BRISK+BRISK</text:p>
                <draw:g>
                  <svg:desc>TTC_results.R1:TTC_results.R1</svg:desc>
                </draw:g>
              </table:table-cell>
              <table:table-cell office:value-type="string">
                <text:p>BRISK+BRIEF</text:p>
                <draw:g>
                  <svg:desc>TTC_results.S1:TTC_results.S1</svg:desc>
                </draw:g>
              </table:table-cell>
              <table:table-cell office:value-type="string">
                <text:p>BRISK+ORB</text:p>
                <draw:g>
                  <svg:desc>TTC_results.T1:TTC_results.T1</svg:desc>
                </draw:g>
              </table:table-cell>
              <table:table-cell office:value-type="string">
                <text:p>BRISK+FREAK</text:p>
                <draw:g>
                  <svg:desc>TTC_results.U1:TTC_results.U1</svg:desc>
                </draw:g>
              </table:table-cell>
              <table:table-cell office:value-type="string">
                <text:p>BRISK+SIFT</text:p>
                <draw:g>
                  <svg:desc>TTC_results.V1:TTC_results.V1</svg:desc>
                </draw:g>
              </table:table-cell>
              <table:table-cell office:value-type="string">
                <text:p>ORB+BRISK</text:p>
                <draw:g>
                  <svg:desc>TTC_results.W1:TTC_results.W1</svg:desc>
                </draw:g>
              </table:table-cell>
              <table:table-cell office:value-type="string">
                <text:p>ORB+BRIEF</text:p>
                <draw:g>
                  <svg:desc>TTC_results.X1:TTC_results.X1</svg:desc>
                </draw:g>
              </table:table-cell>
              <table:table-cell office:value-type="string">
                <text:p>ORB+ORB</text:p>
                <draw:g>
                  <svg:desc>TTC_results.Y1:TTC_results.Y1</svg:desc>
                </draw:g>
              </table:table-cell>
              <table:table-cell office:value-type="string">
                <text:p>ORB+FREAK</text:p>
                <draw:g>
                  <svg:desc>TTC_results.Z1:TTC_results.Z1</svg:desc>
                </draw:g>
              </table:table-cell>
              <table:table-cell office:value-type="string">
                <text:p>ORB+SIFT</text:p>
                <draw:g>
                  <svg:desc>TTC_results.AA1:TTC_results.AA1</svg:desc>
                </draw:g>
              </table:table-cell>
              <table:table-cell office:value-type="string">
                <text:p>AKAZE+BRISK</text:p>
                <draw:g>
                  <svg:desc>TTC_results.AB1:TTC_results.AB1</svg:desc>
                </draw:g>
              </table:table-cell>
              <table:table-cell office:value-type="string">
                <text:p>AKAZE+BRIEF</text:p>
                <draw:g>
                  <svg:desc>TTC_results.AC1:TTC_results.AC1</svg:desc>
                </draw:g>
              </table:table-cell>
              <table:table-cell office:value-type="string">
                <text:p>AKAZE+ORB</text:p>
                <draw:g>
                  <svg:desc>TTC_results.AD1:TTC_results.AD1</svg:desc>
                </draw:g>
              </table:table-cell>
              <table:table-cell office:value-type="string">
                <text:p>AKAZE+FREAK</text:p>
                <draw:g>
                  <svg:desc>TTC_results.AE1:TTC_results.AE1</svg:desc>
                </draw:g>
              </table:table-cell>
              <table:table-cell office:value-type="string">
                <text:p>AKAZE+AKAZE</text:p>
                <draw:g>
                  <svg:desc>TTC_results.AF1:TTC_results.AF1</svg:desc>
                </draw:g>
              </table:table-cell>
              <table:table-cell office:value-type="string">
                <text:p>AKAZE+SIFT</text:p>
                <draw:g>
                  <svg:desc>TTC_results.AG1:TTC_results.AG1</svg:desc>
                </draw:g>
              </table:table-cell>
              <table:table-cell office:value-type="string">
                <text:p>SIFT+BRISK</text:p>
                <draw:g>
                  <svg:desc>TTC_results.AH1:TTC_results.AH1</svg:desc>
                </draw:g>
              </table:table-cell>
              <table:table-cell office:value-type="string">
                <text:p>SIFT+BRIEF</text:p>
                <draw:g>
                  <svg:desc>TTC_results.AI1:TTC_results.AI1</svg:desc>
                </draw:g>
              </table:table-cell>
              <table:table-cell office:value-type="string">
                <text:p>SIFT+FREAK</text:p>
                <draw:g>
                  <svg:desc>TTC_results.AJ1:TTC_results.AJ1</svg:desc>
                </draw:g>
              </table:table-cell>
              <table:table-cell office:value-type="string">
                <text:p>SIFT+SIFT</text:p>
                <draw:g>
                  <svg:desc>TTC_results.AK1:TTC_results.A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TC_results.A2:TTC_results.A32</svg:desc>
                </draw:g>
              </table:table-cell>
              <table:table-cell office:value-type="float" office:value="12.972159">
                <text:p>12.972159</text:p>
                <draw:g>
                  <svg:desc>TTC_results.B2:TTC_results.B32</svg:desc>
                </draw:g>
              </table:table-cell>
              <table:table-cell office:value-type="float" office:value="35.963062">
                <text:p>35.963062</text:p>
                <draw:g>
                  <svg:desc>TTC_results.C2:TTC_results.C32</svg:desc>
                </draw:g>
              </table:table-cell>
              <table:table-cell office:value-type="float" office:value="55.467098">
                <text:p>55.467098</text:p>
                <draw:g>
                  <svg:desc>TTC_results.D2:TTC_results.D32</svg:desc>
                </draw:g>
              </table:table-cell>
              <table:table-cell office:value-type="float" office:value="49.131582">
                <text:p>49.131582</text:p>
                <draw:g>
                  <svg:desc>TTC_results.E2:TTC_results.E32</svg:desc>
                </draw:g>
              </table:table-cell>
              <table:table-cell office:value-type="float" office:value="49.131582">
                <text:p>49.131582</text:p>
                <draw:g>
                  <svg:desc>TTC_results.F2:TTC_results.F32</svg:desc>
                </draw:g>
              </table:table-cell>
              <table:table-cell office:value-type="float" office:value="99.99">
                <text:p>99.99</text:p>
                <draw:g>
                  <svg:desc>TTC_results.G2:TTC_results.G32</svg:desc>
                </draw:g>
              </table:table-cell>
              <table:table-cell office:value-type="float" office:value="37.070985">
                <text:p>37.070985</text:p>
                <draw:g>
                  <svg:desc>TTC_results.H2:TTC_results.H32</svg:desc>
                </draw:g>
              </table:table-cell>
              <table:table-cell office:value-type="float" office:value="99.99">
                <text:p>99.99</text:p>
                <draw:g>
                  <svg:desc>TTC_results.I2:TTC_results.I32</svg:desc>
                </draw:g>
              </table:table-cell>
              <table:table-cell office:value-type="float" office:value="99.99">
                <text:p>99.99</text:p>
                <draw:g>
                  <svg:desc>TTC_results.J2:TTC_results.J32</svg:desc>
                </draw:g>
              </table:table-cell>
              <table:table-cell office:value-type="float" office:value="45.96363">
                <text:p>45.96363</text:p>
                <draw:g>
                  <svg:desc>TTC_results.K2:TTC_results.K32</svg:desc>
                </draw:g>
              </table:table-cell>
              <table:table-cell office:value-type="float" office:value="99.99">
                <text:p>99.99</text:p>
                <draw:g>
                  <svg:desc>TTC_results.L2:TTC_results.L32</svg:desc>
                </draw:g>
              </table:table-cell>
              <table:table-cell office:value-type="float" office:value="33.357617">
                <text:p>33.357617</text:p>
                <draw:g>
                  <svg:desc>TTC_results.M2:TTC_results.M32</svg:desc>
                </draw:g>
              </table:table-cell>
              <table:table-cell office:value-type="float" office:value="99.99">
                <text:p>99.99</text:p>
                <draw:g>
                  <svg:desc>TTC_results.N2:TTC_results.N32</svg:desc>
                </draw:g>
              </table:table-cell>
              <table:table-cell office:value-type="float" office:value="99.99">
                <text:p>99.99</text:p>
                <draw:g>
                  <svg:desc>TTC_results.O2:TTC_results.O32</svg:desc>
                </draw:g>
              </table:table-cell>
              <table:table-cell office:value-type="float" office:value="97.988863">
                <text:p>97.988863</text:p>
                <draw:g>
                  <svg:desc>TTC_results.P2:TTC_results.P32</svg:desc>
                </draw:g>
              </table:table-cell>
              <table:table-cell office:value-type="float" office:value="99.99">
                <text:p>99.99</text:p>
                <draw:g>
                  <svg:desc>TTC_results.Q2:TTC_results.Q32</svg:desc>
                </draw:g>
              </table:table-cell>
              <table:table-cell office:value-type="float" office:value="37.115907">
                <text:p>37.115907</text:p>
                <draw:g>
                  <svg:desc>TTC_results.R2:TTC_results.R32</svg:desc>
                </draw:g>
              </table:table-cell>
              <table:table-cell office:value-type="float" office:value="51.831603">
                <text:p>51.831603</text:p>
                <draw:g>
                  <svg:desc>TTC_results.S2:TTC_results.S32</svg:desc>
                </draw:g>
              </table:table-cell>
              <table:table-cell office:value-type="float" office:value="26.657717">
                <text:p>26.657717</text:p>
                <draw:g>
                  <svg:desc>TTC_results.T2:TTC_results.T32</svg:desc>
                </draw:g>
              </table:table-cell>
              <table:table-cell office:value-type="float" office:value="50.005595">
                <text:p>50.005595</text:p>
                <draw:g>
                  <svg:desc>TTC_results.U2:TTC_results.U32</svg:desc>
                </draw:g>
              </table:table-cell>
              <table:table-cell office:value-type="float" office:value="46.775897">
                <text:p>46.775897</text:p>
                <draw:g>
                  <svg:desc>TTC_results.V2:TTC_results.V32</svg:desc>
                </draw:g>
              </table:table-cell>
              <table:table-cell office:value-type="float" office:value="36.448453">
                <text:p>36.448453</text:p>
                <draw:g>
                  <svg:desc>TTC_results.W2:TTC_results.W32</svg:desc>
                </draw:g>
              </table:table-cell>
              <table:table-cell office:value-type="float" office:value="24.408621">
                <text:p>24.408621</text:p>
                <draw:g>
                  <svg:desc>TTC_results.X2:TTC_results.X32</svg:desc>
                </draw:g>
              </table:table-cell>
              <table:table-cell office:value-type="float" office:value="19.412414">
                <text:p>19.412414</text:p>
                <draw:g>
                  <svg:desc>TTC_results.Y2:TTC_results.Y32</svg:desc>
                </draw:g>
              </table:table-cell>
              <table:table-cell office:value-type="float" office:value="16.160532">
                <text:p>16.160532</text:p>
                <draw:g>
                  <svg:desc>TTC_results.Z2:TTC_results.Z32</svg:desc>
                </draw:g>
              </table:table-cell>
              <table:table-cell office:value-type="float" office:value="30.278968">
                <text:p>30.278968</text:p>
                <draw:g>
                  <svg:desc>TTC_results.AA2:TTC_results.AA32</svg:desc>
                </draw:g>
              </table:table-cell>
              <table:table-cell office:value-type="float" office:value="23.279921">
                <text:p>23.279921</text:p>
                <draw:g>
                  <svg:desc>TTC_results.AB2:TTC_results.AB32</svg:desc>
                </draw:g>
              </table:table-cell>
              <table:table-cell office:value-type="float" office:value="21.068161">
                <text:p>21.068161</text:p>
                <draw:g>
                  <svg:desc>TTC_results.AC2:TTC_results.AC32</svg:desc>
                </draw:g>
              </table:table-cell>
              <table:table-cell office:value-type="float" office:value="21.494153">
                <text:p>21.494153</text:p>
                <draw:g>
                  <svg:desc>TTC_results.AD2:TTC_results.AD32</svg:desc>
                </draw:g>
              </table:table-cell>
              <table:table-cell office:value-type="float" office:value="17.96558">
                <text:p>17.96558</text:p>
                <draw:g>
                  <svg:desc>TTC_results.AE2:TTC_results.AE32</svg:desc>
                </draw:g>
              </table:table-cell>
              <table:table-cell office:value-type="float" office:value="21.582747">
                <text:p>21.582747</text:p>
                <draw:g>
                  <svg:desc>TTC_results.AF2:TTC_results.AF32</svg:desc>
                </draw:g>
              </table:table-cell>
              <table:table-cell office:value-type="float" office:value="23.51136">
                <text:p>23.51136</text:p>
                <draw:g>
                  <svg:desc>TTC_results.AG2:TTC_results.AG32</svg:desc>
                </draw:g>
              </table:table-cell>
              <table:table-cell office:value-type="float" office:value="92.158341">
                <text:p>92.158341</text:p>
                <draw:g>
                  <svg:desc>TTC_results.AH2:TTC_results.AH32</svg:desc>
                </draw:g>
              </table:table-cell>
              <table:table-cell office:value-type="float" office:value="99.99">
                <text:p>99.99</text:p>
                <draw:g>
                  <svg:desc>TTC_results.AI2:TTC_results.AI32</svg:desc>
                </draw:g>
              </table:table-cell>
              <table:table-cell office:value-type="float" office:value="99.99">
                <text:p>99.99</text:p>
                <draw:g>
                  <svg:desc>TTC_results.AJ2:TTC_results.AJ32</svg:desc>
                </draw:g>
              </table:table-cell>
              <table:table-cell office:value-type="float" office:value="87.243024">
                <text:p>87.243024</text:p>
                <draw:g>
                  <svg:desc>TTC_results.AK2:TTC_results.AK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264038">
                <text:p>12.264038</text:p>
              </table:table-cell>
              <table:table-cell office:value-type="float" office:value="42.672892">
                <text:p>42.672892</text:p>
              </table:table-cell>
              <table:table-cell office:value-type="float" office:value="99.063768">
                <text:p>99.063768</text:p>
              </table:table-cell>
              <table:table-cell office:value-type="float" office:value="44.8542">
                <text:p>44.8542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46.55521">
                <text:p>46.55521</text:p>
              </table:table-cell>
              <table:table-cell office:value-type="float" office:value="99.99">
                <text:p>99.99</text:p>
              </table:table-cell>
              <table:table-cell office:value-type="float" office:value="60.266175">
                <text:p>60.266175</text:p>
              </table:table-cell>
              <table:table-cell office:value-type="float" office:value="62.829447">
                <text:p>62.829447</text:p>
              </table:table-cell>
              <table:table-cell office:value-type="float" office:value="69.959055">
                <text:p>69.959055</text:p>
              </table:table-cell>
              <table:table-cell office:value-type="float" office:value="23.384616">
                <text:p>23.38461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47.816092">
                <text:p>47.816092</text:p>
              </table:table-cell>
              <table:table-cell office:value-type="float" office:value="26.208286">
                <text:p>26.208286</text:p>
              </table:table-cell>
              <table:table-cell office:value-type="float" office:value="31.014122">
                <text:p>31.014122</text:p>
              </table:table-cell>
              <table:table-cell office:value-type="float" office:value="25.799742">
                <text:p>25.799742</text:p>
              </table:table-cell>
              <table:table-cell office:value-type="float" office:value="35.013755">
                <text:p>35.013755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7.493863">
                <text:p>27.493863</text:p>
              </table:table-cell>
              <table:table-cell office:value-type="float" office:value="25.946299">
                <text:p>25.946299</text:p>
              </table:table-cell>
              <table:table-cell office:value-type="float" office:value="25.03941">
                <text:p>25.03941</text:p>
              </table:table-cell>
              <table:table-cell office:value-type="float" office:value="27.281426">
                <text:p>27.281426</text:p>
              </table:table-cell>
              <table:table-cell office:value-type="float" office:value="25.194576">
                <text:p>25.194576</text:p>
              </table:table-cell>
              <table:table-cell office:value-type="float" office:value="25.947994">
                <text:p>25.947994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5.347323">
                <text:p>95.347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.916132">
                <text:p>13.916132</text:p>
              </table:table-cell>
              <table:table-cell office:value-type="float" office:value="76.310837">
                <text:p>76.310837</text:p>
              </table:table-cell>
              <table:table-cell office:value-type="float" office:value="70.367206">
                <text:p>70.367206</text:p>
              </table:table-cell>
              <table:table-cell office:value-type="float" office:value="38.863495">
                <text:p>38.863495</text:p>
              </table:table-cell>
              <table:table-cell office:value-type="float" office:value="30.16317">
                <text:p>30.16317</text:p>
              </table:table-cell>
              <table:table-cell office:value-type="float" office:value="99.99">
                <text:p>99.99</text:p>
              </table:table-cell>
              <table:table-cell office:value-type="float" office:value="66.201073">
                <text:p>66.201073</text:p>
              </table:table-cell>
              <table:table-cell office:value-type="float" office:value="99.99">
                <text:p>99.99</text:p>
              </table:table-cell>
              <table:table-cell office:value-type="float" office:value="45.299945">
                <text:p>45.299945</text:p>
              </table:table-cell>
              <table:table-cell office:value-type="float" office:value="37.585145">
                <text:p>37.585145</text:p>
              </table:table-cell>
              <table:table-cell office:value-type="float" office:value="99.99">
                <text:p>99.99</text:p>
              </table:table-cell>
              <table:table-cell office:value-type="float" office:value="27.536396">
                <text:p>27.536396</text:p>
              </table:table-cell>
              <table:table-cell office:value-type="float" office:value="44.617512">
                <text:p>44.617512</text:p>
              </table:table-cell>
              <table:table-cell office:value-type="float" office:value="47.151733">
                <text:p>47.151733</text:p>
              </table:table-cell>
              <table:table-cell office:value-type="float" office:value="36.952205">
                <text:p>36.952205</text:p>
              </table:table-cell>
              <table:table-cell office:value-type="float" office:value="99.99">
                <text:p>99.99</text:p>
              </table:table-cell>
              <table:table-cell office:value-type="float" office:value="39.541703">
                <text:p>39.541703</text:p>
              </table:table-cell>
              <table:table-cell office:value-type="float" office:value="33.306004">
                <text:p>33.306004</text:p>
              </table:table-cell>
              <table:table-cell office:value-type="float" office:value="38.762588">
                <text:p>38.762588</text:p>
              </table:table-cell>
              <table:table-cell office:value-type="float" office:value="38.167739">
                <text:p>38.167739</text:p>
              </table:table-cell>
              <table:table-cell office:value-type="float" office:value="35.10223">
                <text:p>35.10223</text:p>
              </table:table-cell>
              <table:table-cell office:value-type="float" office:value="99.99">
                <text:p>99.99</text:p>
              </table:table-cell>
              <table:table-cell office:value-type="float" office:value="53.346028">
                <text:p>53.346028</text:p>
              </table:table-cell>
              <table:table-cell office:value-type="float" office:value="37.936535">
                <text:p>37.936535</text:p>
              </table:table-cell>
              <table:table-cell office:value-type="float" office:value="39.121433">
                <text:p>39.121433</text:p>
              </table:table-cell>
              <table:table-cell office:value-type="float" office:value="99.99">
                <text:p>99.99</text:p>
              </table:table-cell>
              <table:table-cell office:value-type="float" office:value="25.022143">
                <text:p>25.022143</text:p>
              </table:table-cell>
              <table:table-cell office:value-type="float" office:value="27.433734">
                <text:p>27.433734</text:p>
              </table:table-cell>
              <table:table-cell office:value-type="float" office:value="28.227036">
                <text:p>28.227036</text:p>
              </table:table-cell>
              <table:table-cell office:value-type="float" office:value="34.04152">
                <text:p>34.04152</text:p>
              </table:table-cell>
              <table:table-cell office:value-type="float" office:value="23.84918">
                <text:p>23.84918</text:p>
              </table:table-cell>
              <table:table-cell office:value-type="float" office:value="25.774697">
                <text:p>25.774697</text:p>
              </table:table-cell>
              <table:table-cell office:value-type="float" office:value="51.114283">
                <text:p>51.114283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115722">
                <text:p>7.115722</text:p>
              </table:table-cell>
              <table:table-cell office:value-type="float" office:value="16.103813">
                <text:p>16.103813</text:p>
              </table:table-cell>
              <table:table-cell office:value-type="float" office:value="15.921516">
                <text:p>15.921516</text:p>
              </table:table-cell>
              <table:table-cell office:value-type="float" office:value="17.485202">
                <text:p>17.485202</text:p>
              </table:table-cell>
              <table:table-cell office:value-type="float" office:value="15.48356">
                <text:p>15.48356</text:p>
              </table:table-cell>
              <table:table-cell office:value-type="float" office:value="20.877838">
                <text:p>20.877838</text:p>
              </table:table-cell>
              <table:table-cell office:value-type="float" office:value="44.555438">
                <text:p>44.55543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42.031759">
                <text:p>42.031759</text:p>
              </table:table-cell>
              <table:table-cell office:value-type="float" office:value="99.99">
                <text:p>99.99</text:p>
              </table:table-cell>
              <table:table-cell office:value-type="float" office:value="23.463008">
                <text:p>23.463008</text:p>
              </table:table-cell>
              <table:table-cell office:value-type="float" office:value="99.99">
                <text:p>99.99</text:p>
              </table:table-cell>
              <table:table-cell office:value-type="float" office:value="27.08086">
                <text:p>27.08086</text:p>
              </table:table-cell>
              <table:table-cell office:value-type="float" office:value="64.253807">
                <text:p>64.253807</text:p>
              </table:table-cell>
              <table:table-cell office:value-type="float" office:value="99.99">
                <text:p>99.99</text:p>
              </table:table-cell>
              <table:table-cell office:value-type="float" office:value="28.514652">
                <text:p>28.514652</text:p>
              </table:table-cell>
              <table:table-cell office:value-type="float" office:value="31.779507">
                <text:p>31.779507</text:p>
              </table:table-cell>
              <table:table-cell office:value-type="float" office:value="25.882052">
                <text:p>25.882052</text:p>
              </table:table-cell>
              <table:table-cell office:value-type="float" office:value="31.360664">
                <text:p>31.360664</text:p>
              </table:table-cell>
              <table:table-cell office:value-type="float" office:value="20.466929">
                <text:p>20.466929</text:p>
              </table:table-cell>
              <table:table-cell office:value-type="float" office:value="99.99">
                <text:p>99.99</text:p>
              </table:table-cell>
              <table:table-cell office:value-type="float" office:value="32.977738">
                <text:p>32.977738</text:p>
              </table:table-cell>
              <table:table-cell office:value-type="float" office:value="99.99">
                <text:p>99.99</text:p>
              </table:table-cell>
              <table:table-cell office:value-type="float" office:value="35.298523">
                <text:p>35.298523</text:p>
              </table:table-cell>
              <table:table-cell office:value-type="float" office:value="99.99">
                <text:p>99.99</text:p>
              </table:table-cell>
              <table:table-cell office:value-type="float" office:value="24.790686">
                <text:p>24.790686</text:p>
              </table:table-cell>
              <table:table-cell office:value-type="float" office:value="22.058747">
                <text:p>22.058747</text:p>
              </table:table-cell>
              <table:table-cell office:value-type="float" office:value="20.86283">
                <text:p>20.86283</text:p>
              </table:table-cell>
              <table:table-cell office:value-type="float" office:value="25.280408">
                <text:p>25.280408</text:p>
              </table:table-cell>
              <table:table-cell office:value-type="float" office:value="21.684672">
                <text:p>21.684672</text:p>
              </table:table-cell>
              <table:table-cell office:value-type="float" office:value="24.044413">
                <text:p>24.044413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.251088">
                <text:p>16.251088</text:p>
              </table:table-cell>
              <table:table-cell office:value-type="float" office:value="25.402932">
                <text:p>25.402932</text:p>
              </table:table-cell>
              <table:table-cell office:value-type="float" office:value="27.834633">
                <text:p>27.834633</text:p>
              </table:table-cell>
              <table:table-cell office:value-type="float" office:value="33.233487">
                <text:p>33.233487</text:p>
              </table:table-cell>
              <table:table-cell office:value-type="float" office:value="21.195253">
                <text:p>21.195253</text:p>
              </table:table-cell>
              <table:table-cell office:value-type="float" office:value="30.150405">
                <text:p>30.150405</text:p>
              </table:table-cell>
              <table:table-cell office:value-type="float" office:value="33.233487">
                <text:p>33.233487</text:p>
              </table:table-cell>
              <table:table-cell office:value-type="float" office:value="99.99">
                <text:p>99.99</text:p>
              </table:table-cell>
              <table:table-cell office:value-type="float" office:value="43.833943">
                <text:p>43.833943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5.476985">
                <text:p>25.476985</text:p>
              </table:table-cell>
              <table:table-cell office:value-type="float" office:value="99.99">
                <text:p>99.99</text:p>
              </table:table-cell>
              <table:table-cell office:value-type="float" office:value="23.762858">
                <text:p>23.762858</text:p>
              </table:table-cell>
              <table:table-cell office:value-type="float" office:value="22.864928">
                <text:p>22.864928</text:p>
              </table:table-cell>
              <table:table-cell office:value-type="float" office:value="99.99">
                <text:p>99.99</text:p>
              </table:table-cell>
              <table:table-cell office:value-type="float" office:value="28.380272">
                <text:p>28.380272</text:p>
              </table:table-cell>
              <table:table-cell office:value-type="float" office:value="22.374949">
                <text:p>22.374949</text:p>
              </table:table-cell>
              <table:table-cell office:value-type="float" office:value="19.500965">
                <text:p>19.500965</text:p>
              </table:table-cell>
              <table:table-cell office:value-type="float" office:value="46.437399">
                <text:p>46.437399</text:p>
              </table:table-cell>
              <table:table-cell office:value-type="float" office:value="39.364548">
                <text:p>39.364548</text:p>
              </table:table-cell>
              <table:table-cell office:value-type="float" office:value="99.99">
                <text:p>99.99</text:p>
              </table:table-cell>
              <table:table-cell office:value-type="float" office:value="37.430097">
                <text:p>37.430097</text:p>
              </table:table-cell>
              <table:table-cell office:value-type="float" office:value="50.995229">
                <text:p>50.99522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1.284204">
                <text:p>21.284204</text:p>
              </table:table-cell>
              <table:table-cell office:value-type="float" office:value="21.450182">
                <text:p>21.450182</text:p>
              </table:table-cell>
              <table:table-cell office:value-type="float" office:value="23.140146">
                <text:p>23.140146</text:p>
              </table:table-cell>
              <table:table-cell office:value-type="float" office:value="20.444424">
                <text:p>20.444424</text:p>
              </table:table-cell>
              <table:table-cell office:value-type="float" office:value="19.38868">
                <text:p>19.38868</text:p>
              </table:table-cell>
              <table:table-cell office:value-type="float" office:value="21.043816">
                <text:p>21.04381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.421338">
                <text:p>12.421338</text:p>
              </table:table-cell>
              <table:table-cell office:value-type="float" office:value="99.99">
                <text:p>99.99</text:p>
              </table:table-cell>
              <table:table-cell office:value-type="float" office:value="35.347943">
                <text:p>35.347943</text:p>
              </table:table-cell>
              <table:table-cell office:value-type="float" office:value="99.99">
                <text:p>99.99</text:p>
              </table:table-cell>
              <table:table-cell office:value-type="float" office:value="41.288878">
                <text:p>41.288878</text:p>
              </table:table-cell>
              <table:table-cell office:value-type="float" office:value="31.101952">
                <text:p>31.101952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4.40686">
                <text:p>24.40686</text:p>
              </table:table-cell>
              <table:table-cell office:value-type="float" office:value="99.99">
                <text:p>99.99</text:p>
              </table:table-cell>
              <table:table-cell office:value-type="float" office:value="28.355338">
                <text:p>28.355338</text:p>
              </table:table-cell>
              <table:table-cell office:value-type="float" office:value="20.351709">
                <text:p>20.351709</text:p>
              </table:table-cell>
              <table:table-cell office:value-type="float" office:value="99.99">
                <text:p>99.99</text:p>
              </table:table-cell>
              <table:table-cell office:value-type="float" office:value="23.176591">
                <text:p>23.176591</text:p>
              </table:table-cell>
              <table:table-cell office:value-type="float" office:value="22.20472">
                <text:p>22.20472</text:p>
              </table:table-cell>
              <table:table-cell office:value-type="float" office:value="23.410472">
                <text:p>23.410472</text:p>
              </table:table-cell>
              <table:table-cell office:value-type="float" office:value="27.740746">
                <text:p>27.740746</text:p>
              </table:table-cell>
              <table:table-cell office:value-type="float" office:value="21.411406">
                <text:p>21.411406</text:p>
              </table:table-cell>
              <table:table-cell office:value-type="float" office:value="21.218758">
                <text:p>21.218758</text:p>
              </table:table-cell>
              <table:table-cell office:value-type="float" office:value="13.259077">
                <text:p>13.259077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7.418472">
                <text:p>27.418472</text:p>
              </table:table-cell>
              <table:table-cell office:value-type="float" office:value="24.735668">
                <text:p>24.735668</text:p>
              </table:table-cell>
              <table:table-cell office:value-type="float" office:value="26.741599">
                <text:p>26.741599</text:p>
              </table:table-cell>
              <table:table-cell office:value-type="float" office:value="23.829936">
                <text:p>23.829936</text:p>
              </table:table-cell>
              <table:table-cell office:value-type="float" office:value="20.103904">
                <text:p>20.103904</text:p>
              </table:table-cell>
              <table:table-cell office:value-type="float" office:value="21.388956">
                <text:p>21.38895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4.34042">
                <text:p>34.34042</text:p>
              </table:table-cell>
              <table:table-cell office:value-type="float" office:value="71.753413">
                <text:p>71.753413</text:p>
              </table:table-cell>
              <table:table-cell office:value-type="float" office:value="30.811113">
                <text:p>30.811113</text:p>
              </table:table-cell>
              <table:table-cell office:value-type="float" office:value="24.630851">
                <text:p>24.630851</text:p>
              </table:table-cell>
              <table:table-cell office:value-type="float" office:value="20.700921">
                <text:p>20.700921</text:p>
              </table:table-cell>
              <table:table-cell office:value-type="float" office:value="23.669818">
                <text:p>23.669818</text:p>
              </table:table-cell>
              <table:table-cell office:value-type="float" office:value="20.605251">
                <text:p>20.605251</text:p>
              </table:table-cell>
              <table:table-cell office:value-type="float" office:value="99.99">
                <text:p>99.99</text:p>
              </table:table-cell>
              <table:table-cell office:value-type="float" office:value="19.391388">
                <text:p>19.391388</text:p>
              </table:table-cell>
              <table:table-cell office:value-type="float" office:value="14.134073">
                <text:p>14.134073</text:p>
              </table:table-cell>
              <table:table-cell office:value-type="float" office:value="99.99">
                <text:p>99.99</text:p>
              </table:table-cell>
              <table:table-cell office:value-type="float" office:value="16.99473">
                <text:p>16.99473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7.562932">
                <text:p>17.562932</text:p>
              </table:table-cell>
              <table:table-cell office:value-type="float" office:value="80.818858">
                <text:p>80.818858</text:p>
              </table:table-cell>
              <table:table-cell office:value-type="float" office:value="24.597983">
                <text:p>24.597983</text:p>
              </table:table-cell>
              <table:table-cell office:value-type="float" office:value="21.978804">
                <text:p>21.978804</text:p>
              </table:table-cell>
              <table:table-cell office:value-type="float" office:value="20.181665">
                <text:p>20.181665</text:p>
              </table:table-cell>
              <table:table-cell office:value-type="float" office:value="27.59885">
                <text:p>27.59885</text:p>
              </table:table-cell>
              <table:table-cell office:value-type="float" office:value="25.577632">
                <text:p>25.577632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2.642321">
                <text:p>22.642321</text:p>
              </table:table-cell>
              <table:table-cell office:value-type="float" office:value="23.025407">
                <text:p>23.025407</text:p>
              </table:table-cell>
              <table:table-cell office:value-type="float" office:value="22.7341">
                <text:p>22.7341</text:p>
              </table:table-cell>
              <table:table-cell office:value-type="float" office:value="23.881436">
                <text:p>23.881436</text:p>
              </table:table-cell>
              <table:table-cell office:value-type="float" office:value="21.493304">
                <text:p>21.493304</text:p>
              </table:table-cell>
              <table:table-cell office:value-type="float" office:value="23.881436">
                <text:p>23.88143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.787518">
                <text:p>18.78751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7.388577">
                <text:p>17.388577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47.452234">
                <text:p>47.452234</text:p>
              </table:table-cell>
              <table:table-cell office:value-type="float" office:value="46.778587">
                <text:p>46.778587</text:p>
              </table:table-cell>
              <table:table-cell office:value-type="float" office:value="29.082102">
                <text:p>29.082102</text:p>
              </table:table-cell>
              <table:table-cell office:value-type="float" office:value="35.120273">
                <text:p>35.120273</text:p>
              </table:table-cell>
              <table:table-cell office:value-type="float" office:value="47.728062">
                <text:p>47.728062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3.463855">
                <text:p>23.463855</text:p>
              </table:table-cell>
              <table:table-cell office:value-type="float" office:value="23.77524">
                <text:p>23.77524</text:p>
              </table:table-cell>
              <table:table-cell office:value-type="float" office:value="20.658463">
                <text:p>20.658463</text:p>
              </table:table-cell>
              <table:table-cell office:value-type="float" office:value="19.933894">
                <text:p>19.933894</text:p>
              </table:table-cell>
              <table:table-cell office:value-type="float" office:value="22.887143">
                <text:p>22.887143</text:p>
              </table:table-cell>
              <table:table-cell office:value-type="float" office:value="23.495993">
                <text:p>23.495993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177795">
                <text:p>9.177795</text:p>
              </table:table-cell>
              <table:table-cell office:value-type="float" office:value="16.111973">
                <text:p>16.111973</text:p>
              </table:table-cell>
              <table:table-cell office:value-type="float" office:value="15.980753">
                <text:p>15.980753</text:p>
              </table:table-cell>
              <table:table-cell office:value-type="float" office:value="15.578654">
                <text:p>15.578654</text:p>
              </table:table-cell>
              <table:table-cell office:value-type="float" office:value="16.045131">
                <text:p>16.045131</text:p>
              </table:table-cell>
              <table:table-cell office:value-type="float" office:value="15.440904">
                <text:p>15.440904</text:p>
              </table:table-cell>
              <table:table-cell office:value-type="float" office:value="48.011973">
                <text:p>48.011973</text:p>
              </table:table-cell>
              <table:table-cell office:value-type="float" office:value="99.99">
                <text:p>99.99</text:p>
              </table:table-cell>
              <table:table-cell office:value-type="float" office:value="52.604051">
                <text:p>52.604051</text:p>
              </table:table-cell>
              <table:table-cell office:value-type="float" office:value="27.407431">
                <text:p>27.407431</text:p>
              </table:table-cell>
              <table:table-cell office:value-type="float" office:value="44.092981">
                <text:p>44.092981</text:p>
              </table:table-cell>
              <table:table-cell office:value-type="float" office:value="20.341696">
                <text:p>20.34169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70.367206">
                <text:p>70.367206</text:p>
              </table:table-cell>
              <table:table-cell office:value-type="float" office:value="99.99">
                <text:p>99.99</text:p>
              </table:table-cell>
              <table:table-cell office:value-type="float" office:value="27.681921">
                <text:p>27.681921</text:p>
              </table:table-cell>
              <table:table-cell office:value-type="float" office:value="29.596863">
                <text:p>29.596863</text:p>
              </table:table-cell>
              <table:table-cell office:value-type="float" office:value="41.21797">
                <text:p>41.21797</text:p>
              </table:table-cell>
              <table:table-cell office:value-type="float" office:value="35.046161">
                <text:p>35.046161</text:p>
              </table:table-cell>
              <table:table-cell office:value-type="float" office:value="32.980116">
                <text:p>32.98011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5.430667">
                <text:p>25.430667</text:p>
              </table:table-cell>
              <table:table-cell office:value-type="float" office:value="23.104133">
                <text:p>23.104133</text:p>
              </table:table-cell>
              <table:table-cell office:value-type="float" office:value="19.954099">
                <text:p>19.954099</text:p>
              </table:table-cell>
              <table:table-cell office:value-type="float" office:value="24.617889">
                <text:p>24.617889</text:p>
              </table:table-cell>
              <table:table-cell office:value-type="float" office:value="23.962291">
                <text:p>23.962291</text:p>
              </table:table-cell>
              <table:table-cell office:value-type="float" office:value="24.373427">
                <text:p>24.373427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.031756">
                <text:p>18.031756</text:p>
              </table:table-cell>
              <table:table-cell office:value-type="float" office:value="30.612556">
                <text:p>30.61255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35.102676">
                <text:p>35.10267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5.00518">
                <text:p>25.00518</text:p>
              </table:table-cell>
              <table:table-cell office:value-type="float" office:value="33.515272">
                <text:p>33.515272</text:p>
              </table:table-cell>
              <table:table-cell office:value-type="float" office:value="24.840421">
                <text:p>24.840421</text:p>
              </table:table-cell>
              <table:table-cell office:value-type="float" office:value="21.566684">
                <text:p>21.566684</text:p>
              </table:table-cell>
              <table:table-cell office:value-type="float" office:value="33.363586">
                <text:p>33.363586</text:p>
              </table:table-cell>
              <table:table-cell office:value-type="float" office:value="25.694642">
                <text:p>25.694642</text:p>
              </table:table-cell>
              <table:table-cell office:value-type="float" office:value="26.855593">
                <text:p>26.855593</text:p>
              </table:table-cell>
              <table:table-cell office:value-type="float" office:value="19.441527">
                <text:p>19.441527</text:p>
              </table:table-cell>
              <table:table-cell office:value-type="float" office:value="28.297915">
                <text:p>28.297915</text:p>
              </table:table-cell>
              <table:table-cell office:value-type="float" office:value="29.841755">
                <text:p>29.841755</text:p>
              </table:table-cell>
              <table:table-cell office:value-type="float" office:value="99.99">
                <text:p>99.99</text:p>
              </table:table-cell>
              <table:table-cell office:value-type="float" office:value="42.016462">
                <text:p>42.016462</text:p>
              </table:table-cell>
              <table:table-cell office:value-type="float" office:value="35.232745">
                <text:p>35.232745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1.33669">
                <text:p>21.33669</text:p>
              </table:table-cell>
              <table:table-cell office:value-type="float" office:value="21.016982">
                <text:p>21.016982</text:p>
              </table:table-cell>
              <table:table-cell office:value-type="float" office:value="18.632488">
                <text:p>18.632488</text:p>
              </table:table-cell>
              <table:table-cell office:value-type="float" office:value="20.72189">
                <text:p>20.72189</text:p>
              </table:table-cell>
              <table:table-cell office:value-type="float" office:value="19.487441">
                <text:p>19.487441</text:p>
              </table:table-cell>
              <table:table-cell office:value-type="float" office:value="20.61469">
                <text:p>20.61469</text:p>
              </table:table-cell>
              <table:table-cell office:value-type="float" office:value="82.356526">
                <text:p>82.356526</text:p>
              </table:table-cell>
              <table:table-cell office:value-type="float" office:value="98.336617">
                <text:p>98.336617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832443">
                <text:p>3.832443</text:p>
              </table:table-cell>
              <table:table-cell office:value-type="float" office:value="16.560727">
                <text:p>16.560727</text:p>
              </table:table-cell>
              <table:table-cell office:value-type="float" office:value="17.79292">
                <text:p>17.79292</text:p>
              </table:table-cell>
              <table:table-cell office:value-type="float" office:value="19.003228">
                <text:p>19.003228</text:p>
              </table:table-cell>
              <table:table-cell office:value-type="float" office:value="17.390442">
                <text:p>17.390442</text:p>
              </table:table-cell>
              <table:table-cell office:value-type="float" office:value="18.761276">
                <text:p>18.761276</text:p>
              </table:table-cell>
              <table:table-cell office:value-type="float" office:value="37.952905">
                <text:p>37.952905</text:p>
              </table:table-cell>
              <table:table-cell office:value-type="float" office:value="59.256307">
                <text:p>59.256307</text:p>
              </table:table-cell>
              <table:table-cell office:value-type="float" office:value="30.827697">
                <text:p>30.827697</text:p>
              </table:table-cell>
              <table:table-cell office:value-type="float" office:value="30.398755">
                <text:p>30.398755</text:p>
              </table:table-cell>
              <table:table-cell office:value-type="float" office:value="43.825252">
                <text:p>43.825252</text:p>
              </table:table-cell>
              <table:table-cell office:value-type="float" office:value="16.615032">
                <text:p>16.615032</text:p>
              </table:table-cell>
              <table:table-cell office:value-type="float" office:value="33.653259">
                <text:p>33.653259</text:p>
              </table:table-cell>
              <table:table-cell office:value-type="float" office:value="31.596313">
                <text:p>31.596313</text:p>
              </table:table-cell>
              <table:table-cell office:value-type="float" office:value="21.073325">
                <text:p>21.073325</text:p>
              </table:table-cell>
              <table:table-cell office:value-type="float" office:value="99.99">
                <text:p>99.99</text:p>
              </table:table-cell>
              <table:table-cell office:value-type="float" office:value="22.012147">
                <text:p>22.012147</text:p>
              </table:table-cell>
              <table:table-cell office:value-type="float" office:value="24.17265">
                <text:p>24.17265</text:p>
              </table:table-cell>
              <table:table-cell office:value-type="float" office:value="24.015298">
                <text:p>24.015298</text:p>
              </table:table-cell>
              <table:table-cell office:value-type="float" office:value="27.347723">
                <text:p>27.347723</text:p>
              </table:table-cell>
              <table:table-cell office:value-type="float" office:value="28.342111">
                <text:p>28.342111</text:p>
              </table:table-cell>
              <table:table-cell office:value-type="float" office:value="25.165997">
                <text:p>25.165997</text:p>
              </table:table-cell>
              <table:table-cell office:value-type="float" office:value="99.99">
                <text:p>99.99</text:p>
              </table:table-cell>
              <table:table-cell office:value-type="float" office:value="10.640041">
                <text:p>10.640041</text:p>
              </table:table-cell>
              <table:table-cell office:value-type="float" office:value="99.99">
                <text:p>99.99</text:p>
              </table:table-cell>
              <table:table-cell office:value-type="float" office:value="19.226349">
                <text:p>19.226349</text:p>
              </table:table-cell>
              <table:table-cell office:value-type="float" office:value="24.147846">
                <text:p>24.147846</text:p>
              </table:table-cell>
              <table:table-cell office:value-type="float" office:value="22.480478">
                <text:p>22.480478</text:p>
              </table:table-cell>
              <table:table-cell office:value-type="float" office:value="19.388916">
                <text:p>19.388916</text:p>
              </table:table-cell>
              <table:table-cell office:value-type="float" office:value="22.882665">
                <text:p>22.882665</text:p>
              </table:table-cell>
              <table:table-cell office:value-type="float" office:value="20.865671">
                <text:p>20.865671</text:p>
              </table:table-cell>
              <table:table-cell office:value-type="float" office:value="21.491935">
                <text:p>21.491935</text:p>
              </table:table-cell>
              <table:table-cell office:value-type="float" office:value="57.416424">
                <text:p>57.416424</text:p>
              </table:table-cell>
              <table:table-cell office:value-type="float" office:value="99.54444">
                <text:p>99.54444</text:p>
              </table:table-cell>
              <table:table-cell office:value-type="float" office:value="36.799717">
                <text:p>36.799717</text:p>
              </table:table-cell>
              <table:table-cell office:value-type="float" office:value="54.025181">
                <text:p>54.025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9.66643">
                <text:p>29.66643</text:p>
              </table:table-cell>
              <table:table-cell office:value-type="float" office:value="20.690043">
                <text:p>20.690043</text:p>
              </table:table-cell>
              <table:table-cell office:value-type="float" office:value="44.823438">
                <text:p>44.823438</text:p>
              </table:table-cell>
              <table:table-cell office:value-type="float" office:value="24.963442">
                <text:p>24.963442</text:p>
              </table:table-cell>
              <table:table-cell office:value-type="float" office:value="30.968151">
                <text:p>30.968151</text:p>
              </table:table-cell>
              <table:table-cell office:value-type="float" office:value="17.714668">
                <text:p>17.714668</text:p>
              </table:table-cell>
              <table:table-cell office:value-type="float" office:value="16.957282">
                <text:p>16.957282</text:p>
              </table:table-cell>
              <table:table-cell office:value-type="float" office:value="99.99">
                <text:p>99.99</text:p>
              </table:table-cell>
              <table:table-cell office:value-type="float" office:value="20.094921">
                <text:p>20.094921</text:p>
              </table:table-cell>
              <table:table-cell office:value-type="float" office:value="99.99">
                <text:p>99.99</text:p>
              </table:table-cell>
              <table:table-cell office:value-type="float" office:value="30.739625">
                <text:p>30.739625</text:p>
              </table:table-cell>
              <table:table-cell office:value-type="float" office:value="22.869711">
                <text:p>22.869711</text:p>
              </table:table-cell>
              <table:table-cell office:value-type="float" office:value="21.243325">
                <text:p>21.243325</text:p>
              </table:table-cell>
              <table:table-cell office:value-type="float" office:value="36.124507">
                <text:p>36.124507</text:p>
              </table:table-cell>
              <table:table-cell office:value-type="float" office:value="24.487887">
                <text:p>24.487887</text:p>
              </table:table-cell>
              <table:table-cell office:value-type="float" office:value="24.710283">
                <text:p>24.710283</text:p>
              </table:table-cell>
              <table:table-cell office:value-type="float" office:value="26.204391">
                <text:p>26.204391</text:p>
              </table:table-cell>
              <table:table-cell office:value-type="float" office:value="23.320107">
                <text:p>23.320107</text:p>
              </table:table-cell>
              <table:table-cell office:value-type="float" office:value="20.463861">
                <text:p>20.463861</text:p>
              </table:table-cell>
              <table:table-cell office:value-type="float" office:value="99.99">
                <text:p>99.99</text:p>
              </table:table-cell>
              <table:table-cell office:value-type="float" office:value="21.921775">
                <text:p>21.921775</text:p>
              </table:table-cell>
              <table:table-cell office:value-type="float" office:value="99.99">
                <text:p>99.99</text:p>
              </table:table-cell>
              <table:table-cell office:value-type="float" office:value="19.232485">
                <text:p>19.232485</text:p>
              </table:table-cell>
              <table:table-cell office:value-type="float" office:value="99.99">
                <text:p>99.99</text:p>
              </table:table-cell>
              <table:table-cell office:value-type="float" office:value="25.312055">
                <text:p>25.312055</text:p>
              </table:table-cell>
              <table:table-cell office:value-type="float" office:value="21.336793">
                <text:p>21.336793</text:p>
              </table:table-cell>
              <table:table-cell office:value-type="float" office:value="22.58668">
                <text:p>22.58668</text:p>
              </table:table-cell>
              <table:table-cell office:value-type="float" office:value="26.690023">
                <text:p>26.690023</text:p>
              </table:table-cell>
              <table:table-cell office:value-type="float" office:value="22.119899">
                <text:p>22.119899</text:p>
              </table:table-cell>
              <table:table-cell office:value-type="float" office:value="23.424188">
                <text:p>23.424188</text:p>
              </table:table-cell>
              <table:table-cell office:value-type="float" office:value="27.069771">
                <text:p>27.069771</text:p>
              </table:table-cell>
              <table:table-cell office:value-type="float" office:value="54.220822">
                <text:p>54.220822</text:p>
              </table:table-cell>
              <table:table-cell office:value-type="float" office:value="46.450821">
                <text:p>46.450821</text:p>
              </table:table-cell>
              <table:table-cell office:value-type="float" office:value="52.494582">
                <text:p>52.494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.223069">
                <text:p>9.223069</text:p>
              </table:table-cell>
              <table:table-cell office:value-type="float" office:value="16.172105">
                <text:p>16.172105</text:p>
              </table:table-cell>
              <table:table-cell office:value-type="float" office:value="17.388577">
                <text:p>17.388577</text:p>
              </table:table-cell>
              <table:table-cell office:value-type="float" office:value="15.658206">
                <text:p>15.658206</text:p>
              </table:table-cell>
              <table:table-cell office:value-type="float" office:value="15.98414">
                <text:p>15.98414</text:p>
              </table:table-cell>
              <table:table-cell office:value-type="float" office:value="17.791036">
                <text:p>17.791036</text:p>
              </table:table-cell>
              <table:table-cell office:value-type="float" office:value="22.335437">
                <text:p>22.335437</text:p>
              </table:table-cell>
              <table:table-cell office:value-type="float" office:value="60.103927">
                <text:p>60.103927</text:p>
              </table:table-cell>
              <table:table-cell office:value-type="float" office:value="25.67786">
                <text:p>25.67786</text:p>
              </table:table-cell>
              <table:table-cell office:value-type="float" office:value="15.624925">
                <text:p>15.624925</text:p>
              </table:table-cell>
              <table:table-cell office:value-type="float" office:value="60.103927">
                <text:p>60.103927</text:p>
              </table:table-cell>
              <table:table-cell office:value-type="float" office:value="16.332077">
                <text:p>16.332077</text:p>
              </table:table-cell>
              <table:table-cell office:value-type="float" office:value="21.174162">
                <text:p>21.174162</text:p>
              </table:table-cell>
              <table:table-cell office:value-type="float" office:value="17.55598">
                <text:p>17.55598</text:p>
              </table:table-cell>
              <table:table-cell office:value-type="float" office:value="20.778852">
                <text:p>20.778852</text:p>
              </table:table-cell>
              <table:table-cell office:value-type="float" office:value="36.439312">
                <text:p>36.439312</text:p>
              </table:table-cell>
              <table:table-cell office:value-type="float" office:value="24.864517">
                <text:p>24.864517</text:p>
              </table:table-cell>
              <table:table-cell office:value-type="float" office:value="23.143997">
                <text:p>23.143997</text:p>
              </table:table-cell>
              <table:table-cell office:value-type="float" office:value="17.812346">
                <text:p>17.812346</text:p>
              </table:table-cell>
              <table:table-cell office:value-type="float" office:value="29.482843">
                <text:p>29.482843</text:p>
              </table:table-cell>
              <table:table-cell office:value-type="float" office:value="26.15635">
                <text:p>26.15635</text:p>
              </table:table-cell>
              <table:table-cell office:value-type="float" office:value="30.98397">
                <text:p>30.98397</text:p>
              </table:table-cell>
              <table:table-cell office:value-type="float" office:value="99.99">
                <text:p>99.99</text:p>
              </table:table-cell>
              <table:table-cell office:value-type="float" office:value="62.956858">
                <text:p>62.956858</text:p>
              </table:table-cell>
              <table:table-cell office:value-type="float" office:value="45.922689">
                <text:p>45.922689</text:p>
              </table:table-cell>
              <table:table-cell office:value-type="float" office:value="21.476857">
                <text:p>21.476857</text:p>
              </table:table-cell>
              <table:table-cell office:value-type="float" office:value="21.014268">
                <text:p>21.014268</text:p>
              </table:table-cell>
              <table:table-cell office:value-type="float" office:value="20.231851">
                <text:p>20.231851</text:p>
              </table:table-cell>
              <table:table-cell office:value-type="float" office:value="18.257987">
                <text:p>18.257987</text:p>
              </table:table-cell>
              <table:table-cell office:value-type="float" office:value="21.843764">
                <text:p>21.843764</text:p>
              </table:table-cell>
              <table:table-cell office:value-type="float" office:value="17.656779">
                <text:p>17.656779</text:p>
              </table:table-cell>
              <table:table-cell office:value-type="float" office:value="19.907086">
                <text:p>19.907086</text:p>
              </table:table-cell>
              <table:table-cell office:value-type="float" office:value="49.37534">
                <text:p>49.37534</text:p>
              </table:table-cell>
              <table:table-cell office:value-type="float" office:value="57.825067">
                <text:p>57.825067</text:p>
              </table:table-cell>
              <table:table-cell office:value-type="float" office:value="43.641031">
                <text:p>43.641031</text:p>
              </table:table-cell>
              <table:table-cell office:value-type="float" office:value="54.866237">
                <text:p>54.866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.967763">
                <text:p>10.967763</text:p>
              </table:table-cell>
              <table:table-cell office:value-type="float" office:value="33.336345">
                <text:p>33.336345</text:p>
              </table:table-cell>
              <table:table-cell office:value-type="float" office:value="38.827713">
                <text:p>38.827713</text:p>
              </table:table-cell>
              <table:table-cell office:value-type="float" office:value="31.943727">
                <text:p>31.943727</text:p>
              </table:table-cell>
              <table:table-cell office:value-type="float" office:value="99.99">
                <text:p>99.99</text:p>
              </table:table-cell>
              <table:table-cell office:value-type="float" office:value="27.971945">
                <text:p>27.971945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8.278116">
                <text:p>18.278116</text:p>
              </table:table-cell>
              <table:table-cell office:value-type="float" office:value="22.301845">
                <text:p>22.301845</text:p>
              </table:table-cell>
              <table:table-cell office:value-type="float" office:value="17.575676">
                <text:p>17.575676</text:p>
              </table:table-cell>
              <table:table-cell office:value-type="float" office:value="19.80838">
                <text:p>19.80838</text:p>
              </table:table-cell>
              <table:table-cell office:value-type="float" office:value="30.861761">
                <text:p>30.861761</text:p>
              </table:table-cell>
              <table:table-cell office:value-type="float" office:value="24.264202">
                <text:p>24.264202</text:p>
              </table:table-cell>
              <table:table-cell office:value-type="float" office:value="24.130253">
                <text:p>24.130253</text:p>
              </table:table-cell>
              <table:table-cell office:value-type="float" office:value="25.932022">
                <text:p>25.932022</text:p>
              </table:table-cell>
              <table:table-cell office:value-type="float" office:value="21.573837">
                <text:p>21.573837</text:p>
              </table:table-cell>
              <table:table-cell office:value-type="float" office:value="23.058934">
                <text:p>23.058934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39.127132">
                <text:p>39.127132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0.702729">
                <text:p>20.702729</text:p>
              </table:table-cell>
              <table:table-cell office:value-type="float" office:value="20.719696">
                <text:p>20.719696</text:p>
              </table:table-cell>
              <table:table-cell office:value-type="float" office:value="24.682122">
                <text:p>24.682122</text:p>
              </table:table-cell>
              <table:table-cell office:value-type="float" office:value="19.142698">
                <text:p>19.142698</text:p>
              </table:table-cell>
              <table:table-cell office:value-type="float" office:value="21.157155">
                <text:p>21.157155</text:p>
              </table:table-cell>
              <table:table-cell office:value-type="float" office:value="21.984508">
                <text:p>21.984508</text:p>
              </table:table-cell>
              <table:table-cell office:value-type="float" office:value="50.397468">
                <text:p>50.397468</text:p>
              </table:table-cell>
              <table:table-cell office:value-type="float" office:value="99.99">
                <text:p>99.99</text:p>
              </table:table-cell>
              <table:table-cell office:value-type="float" office:value="50.693986">
                <text:p>50.693986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.094218">
                <text:p>8.094218</text:p>
              </table:table-cell>
              <table:table-cell office:value-type="float" office:value="23.009442">
                <text:p>23.009442</text:p>
              </table:table-cell>
              <table:table-cell office:value-type="float" office:value="28.416885">
                <text:p>28.416885</text:p>
              </table:table-cell>
              <table:table-cell office:value-type="float" office:value="19.208524">
                <text:p>19.208524</text:p>
              </table:table-cell>
              <table:table-cell office:value-type="float" office:value="33.50394">
                <text:p>33.50394</text:p>
              </table:table-cell>
              <table:table-cell office:value-type="float" office:value="53.61303">
                <text:p>53.61303</text:p>
              </table:table-cell>
              <table:table-cell office:value-type="float" office:value="14.150276">
                <text:p>14.150276</text:p>
              </table:table-cell>
              <table:table-cell office:value-type="float" office:value="14.216133">
                <text:p>14.216133</text:p>
              </table:table-cell>
              <table:table-cell office:value-type="float" office:value="14.059382">
                <text:p>14.059382</text:p>
              </table:table-cell>
              <table:table-cell office:value-type="float" office:value="16.146573">
                <text:p>16.146573</text:p>
              </table:table-cell>
              <table:table-cell office:value-type="float" office:value="14.031572">
                <text:p>14.031572</text:p>
              </table:table-cell>
              <table:table-cell office:value-type="float" office:value="17.55598">
                <text:p>17.55598</text:p>
              </table:table-cell>
              <table:table-cell office:value-type="float" office:value="99.99">
                <text:p>99.99</text:p>
              </table:table-cell>
              <table:table-cell office:value-type="float" office:value="18.649169">
                <text:p>18.649169</text:p>
              </table:table-cell>
              <table:table-cell office:value-type="float" office:value="21.347138">
                <text:p>21.347138</text:p>
              </table:table-cell>
              <table:table-cell office:value-type="float" office:value="36.513473">
                <text:p>36.513473</text:p>
              </table:table-cell>
              <table:table-cell office:value-type="float" office:value="24.047436">
                <text:p>24.047436</text:p>
              </table:table-cell>
              <table:table-cell office:value-type="float" office:value="25.946756">
                <text:p>25.946756</text:p>
              </table:table-cell>
              <table:table-cell office:value-type="float" office:value="20.797304">
                <text:p>20.797304</text:p>
              </table:table-cell>
              <table:table-cell office:value-type="float" office:value="23.256115">
                <text:p>23.256115</text:p>
              </table:table-cell>
              <table:table-cell office:value-type="float" office:value="23.660785">
                <text:p>23.660785</text:p>
              </table:table-cell>
              <table:table-cell office:value-type="float" office:value="36.538004">
                <text:p>36.538004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52.558264">
                <text:p>52.558264</text:p>
              </table:table-cell>
              <table:table-cell office:value-type="float" office:value="99.99">
                <text:p>99.99</text:p>
              </table:table-cell>
              <table:table-cell office:value-type="float" office:value="26.181497">
                <text:p>26.181497</text:p>
              </table:table-cell>
              <table:table-cell office:value-type="float" office:value="22.393074">
                <text:p>22.393074</text:p>
              </table:table-cell>
              <table:table-cell office:value-type="float" office:value="29.110446">
                <text:p>29.110446</text:p>
              </table:table-cell>
              <table:table-cell office:value-type="float" office:value="25.776568">
                <text:p>25.776568</text:p>
              </table:table-cell>
              <table:table-cell office:value-type="float" office:value="25.946779">
                <text:p>25.946779</text:p>
              </table:table-cell>
              <table:table-cell office:value-type="float" office:value="24.602164">
                <text:p>24.602164</text:p>
              </table:table-cell>
              <table:table-cell office:value-type="float" office:value="31.531644">
                <text:p>31.531644</text:p>
              </table:table-cell>
              <table:table-cell office:value-type="float" office:value="54.561548">
                <text:p>54.561548</text:p>
              </table:table-cell>
              <table:table-cell office:value-type="float" office:value="34.334854">
                <text:p>34.334854</text:p>
              </table:table-cell>
              <table:table-cell office:value-type="float" office:value="29.46181">
                <text:p>29.46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175354">
                <text:p>3.175354</text:p>
              </table:table-cell>
              <table:table-cell office:value-type="float" office:value="16.306585">
                <text:p>16.306585</text:p>
              </table:table-cell>
              <table:table-cell office:value-type="float" office:value="33.751419">
                <text:p>33.751419</text:p>
              </table:table-cell>
              <table:table-cell office:value-type="float" office:value="33.751419">
                <text:p>33.751419</text:p>
              </table:table-cell>
              <table:table-cell office:value-type="float" office:value="99.99">
                <text:p>99.99</text:p>
              </table:table-cell>
              <table:table-cell office:value-type="float" office:value="17.057362">
                <text:p>17.057362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54.730805">
                <text:p>54.730805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9.612304">
                <text:p>19.612304</text:p>
              </table:table-cell>
              <table:table-cell office:value-type="float" office:value="99.99">
                <text:p>99.99</text:p>
              </table:table-cell>
              <table:table-cell office:value-type="float" office:value="20.040554">
                <text:p>20.040554</text:p>
              </table:table-cell>
              <table:table-cell office:value-type="float" office:value="21.308358">
                <text:p>21.308358</text:p>
              </table:table-cell>
              <table:table-cell office:value-type="float" office:value="46.832205">
                <text:p>46.832205</text:p>
              </table:table-cell>
              <table:table-cell office:value-type="float" office:value="19.090112">
                <text:p>19.090112</text:p>
              </table:table-cell>
              <table:table-cell office:value-type="float" office:value="20.227026">
                <text:p>20.227026</text:p>
              </table:table-cell>
              <table:table-cell office:value-type="float" office:value="18.659426">
                <text:p>18.659426</text:p>
              </table:table-cell>
              <table:table-cell office:value-type="float" office:value="18.619904">
                <text:p>18.619904</text:p>
              </table:table-cell>
              <table:table-cell office:value-type="float" office:value="19.130634">
                <text:p>19.130634</text:p>
              </table:table-cell>
              <table:table-cell office:value-type="float" office:value="16.990715">
                <text:p>16.990715</text:p>
              </table:table-cell>
              <table:table-cell office:value-type="float" office:value="15.293871">
                <text:p>15.293871</text:p>
              </table:table-cell>
              <table:table-cell office:value-type="float" office:value="51.815852">
                <text:p>51.815852</text:p>
              </table:table-cell>
              <table:table-cell office:value-type="float" office:value="11.443953">
                <text:p>11.443953</text:p>
              </table:table-cell>
              <table:table-cell office:value-type="float" office:value="19.855307">
                <text:p>19.855307</text:p>
              </table:table-cell>
              <table:table-cell office:value-type="float" office:value="21.542158">
                <text:p>21.542158</text:p>
              </table:table-cell>
              <table:table-cell office:value-type="float" office:value="21.386193">
                <text:p>21.386193</text:p>
              </table:table-cell>
              <table:table-cell office:value-type="float" office:value="22.499843">
                <text:p>22.499843</text:p>
              </table:table-cell>
              <table:table-cell office:value-type="float" office:value="16.896815">
                <text:p>16.896815</text:p>
              </table:table-cell>
              <table:table-cell office:value-type="float" office:value="18.956726">
                <text:p>18.956726</text:p>
              </table:table-cell>
              <table:table-cell office:value-type="float" office:value="18.675078">
                <text:p>18.675078</text:p>
              </table:table-cell>
              <table:table-cell office:value-type="float" office:value="75.0239">
                <text:p>75.0239</text:p>
              </table:table-cell>
              <table:table-cell office:value-type="float" office:value="67.977103">
                <text:p>67.977103</text:p>
              </table:table-cell>
              <table:table-cell office:value-type="float" office:value="61.832626">
                <text:p>61.832626</text:p>
              </table:table-cell>
              <table:table-cell office:value-type="float" office:value="59.382742">
                <text:p>59.382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9.99">
                <text:p>99.99</text:p>
              </table:table-cell>
              <table:table-cell office:value-type="float" office:value="20.924167">
                <text:p>20.924167</text:p>
              </table:table-cell>
              <table:table-cell office:value-type="float" office:value="33.388932">
                <text:p>33.388932</text:p>
              </table:table-cell>
              <table:table-cell office:value-type="float" office:value="17.272682">
                <text:p>17.272682</text:p>
              </table:table-cell>
              <table:table-cell office:value-type="float" office:value="19.138158">
                <text:p>19.138158</text:p>
              </table:table-cell>
              <table:table-cell office:value-type="float" office:value="24.307445">
                <text:p>24.307445</text:p>
              </table:table-cell>
              <table:table-cell office:value-type="float" office:value="20.040554">
                <text:p>20.040554</text:p>
              </table:table-cell>
              <table:table-cell office:value-type="float" office:value="18.299864">
                <text:p>18.299864</text:p>
              </table:table-cell>
              <table:table-cell office:value-type="float" office:value="16.642303">
                <text:p>16.642303</text:p>
              </table:table-cell>
              <table:table-cell office:value-type="float" office:value="28.402942">
                <text:p>28.402942</text:p>
              </table:table-cell>
              <table:table-cell office:value-type="float" office:value="29.811821">
                <text:p>29.811821</text:p>
              </table:table-cell>
              <table:table-cell office:value-type="float" office:value="19.273059">
                <text:p>19.273059</text:p>
              </table:table-cell>
              <table:table-cell office:value-type="float" office:value="18.262209">
                <text:p>18.262209</text:p>
              </table:table-cell>
              <table:table-cell office:value-type="float" office:value="20.094921">
                <text:p>20.094921</text:p>
              </table:table-cell>
              <table:table-cell office:value-type="float" office:value="21.631218">
                <text:p>21.631218</text:p>
              </table:table-cell>
              <table:table-cell office:value-type="float" office:value="20.421049">
                <text:p>20.421049</text:p>
              </table:table-cell>
              <table:table-cell office:value-type="float" office:value="22.705509">
                <text:p>22.705509</text:p>
              </table:table-cell>
              <table:table-cell office:value-type="float" office:value="19.186791">
                <text:p>19.186791</text:p>
              </table:table-cell>
              <table:table-cell office:value-type="float" office:value="18.148816">
                <text:p>18.148816</text:p>
              </table:table-cell>
              <table:table-cell office:value-type="float" office:value="22.701687">
                <text:p>22.701687</text:p>
              </table:table-cell>
              <table:table-cell office:value-type="float" office:value="21.467725">
                <text:p>21.467725</text:p>
              </table:table-cell>
              <table:table-cell office:value-type="float" office:value="31.19548">
                <text:p>31.19548</text:p>
              </table:table-cell>
              <table:table-cell office:value-type="float" office:value="21.706862">
                <text:p>21.706862</text:p>
              </table:table-cell>
              <table:table-cell office:value-type="float" office:value="27.973583">
                <text:p>27.973583</text:p>
              </table:table-cell>
              <table:table-cell office:value-type="float" office:value="11.321919">
                <text:p>11.321919</text:p>
              </table:table-cell>
              <table:table-cell office:value-type="float" office:value="32.934808">
                <text:p>32.934808</text:p>
              </table:table-cell>
              <table:table-cell office:value-type="float" office:value="25.714483">
                <text:p>25.714483</text:p>
              </table:table-cell>
              <table:table-cell office:value-type="float" office:value="25.984525">
                <text:p>25.984525</text:p>
              </table:table-cell>
              <table:table-cell office:value-type="float" office:value="26.003267">
                <text:p>26.003267</text:p>
              </table:table-cell>
              <table:table-cell office:value-type="float" office:value="26.435313">
                <text:p>26.435313</text:p>
              </table:table-cell>
              <table:table-cell office:value-type="float" office:value="23.303931">
                <text:p>23.303931</text:p>
              </table:table-cell>
              <table:table-cell office:value-type="float" office:value="24.832558">
                <text:p>24.832558</text:p>
              </table:table-cell>
              <table:table-cell office:value-type="float" office:value="26.371426">
                <text:p>26.371426</text:p>
              </table:table-cell>
              <table:table-cell office:value-type="float" office:value="32.897791">
                <text:p>32.897791</text:p>
              </table:table-cell>
              <table:table-cell office:value-type="float" office:value="25.964752">
                <text:p>25.964752</text:p>
              </table:table-cell>
              <table:table-cell office:value-type="float" office:value="38.500204">
                <text:p>38.500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.309779">
                <text:p>8.309779</text:p>
              </table:table-cell>
              <table:table-cell office:value-type="float" office:value="22.127115">
                <text:p>22.127115</text:p>
              </table:table-cell>
              <table:table-cell office:value-type="float" office:value="20.087882">
                <text:p>20.087882</text:p>
              </table:table-cell>
              <table:table-cell office:value-type="float" office:value="16.200615">
                <text:p>16.200615</text:p>
              </table:table-cell>
              <table:table-cell office:value-type="float" office:value="15.723596">
                <text:p>15.723596</text:p>
              </table:table-cell>
              <table:table-cell office:value-type="float" office:value="21.474884">
                <text:p>21.474884</text:p>
              </table:table-cell>
              <table:table-cell office:value-type="float" office:value="16.562305">
                <text:p>16.562305</text:p>
              </table:table-cell>
              <table:table-cell office:value-type="float" office:value="19.79582">
                <text:p>19.79582</text:p>
              </table:table-cell>
              <table:table-cell office:value-type="float" office:value="17.074415">
                <text:p>17.074415</text:p>
              </table:table-cell>
              <table:table-cell office:value-type="float" office:value="15.809145">
                <text:p>15.809145</text:p>
              </table:table-cell>
              <table:table-cell office:value-type="float" office:value="26.714577">
                <text:p>26.714577</text:p>
              </table:table-cell>
              <table:table-cell office:value-type="float" office:value="26.200381">
                <text:p>26.200381</text:p>
              </table:table-cell>
              <table:table-cell office:value-type="float" office:value="67.374963">
                <text:p>67.374963</text:p>
              </table:table-cell>
              <table:table-cell office:value-type="float" office:value="99.99">
                <text:p>99.99</text:p>
              </table:table-cell>
              <table:table-cell office:value-type="float" office:value="96.24045">
                <text:p>96.24045</text:p>
              </table:table-cell>
              <table:table-cell office:value-type="float" office:value="81.823303">
                <text:p>81.823303</text:p>
              </table:table-cell>
              <table:table-cell office:value-type="float" office:value="27.14175">
                <text:p>27.14175</text:p>
              </table:table-cell>
              <table:table-cell office:value-type="float" office:value="26.184686">
                <text:p>26.184686</text:p>
              </table:table-cell>
              <table:table-cell office:value-type="float" office:value="24.875388">
                <text:p>24.875388</text:p>
              </table:table-cell>
              <table:table-cell office:value-type="float" office:value="25.546723">
                <text:p>25.546723</text:p>
              </table:table-cell>
              <table:table-cell office:value-type="float" office:value="27.46806">
                <text:p>27.46806</text:p>
              </table:table-cell>
              <table:table-cell office:value-type="float" office:value="31.405695">
                <text:p>31.405695</text:p>
              </table:table-cell>
              <table:table-cell office:value-type="float" office:value="25.815444">
                <text:p>25.815444</text:p>
              </table:table-cell>
              <table:table-cell office:value-type="float" office:value="99.99">
                <text:p>99.99</text:p>
              </table:table-cell>
              <table:table-cell office:value-type="float" office:value="22.793274">
                <text:p>22.793274</text:p>
              </table:table-cell>
              <table:table-cell office:value-type="float" office:value="31.405695">
                <text:p>31.405695</text:p>
              </table:table-cell>
              <table:table-cell office:value-type="float" office:value="26.620016">
                <text:p>26.620016</text:p>
              </table:table-cell>
              <table:table-cell office:value-type="float" office:value="23.937946">
                <text:p>23.937946</text:p>
              </table:table-cell>
              <table:table-cell office:value-type="float" office:value="22.738353">
                <text:p>22.738353</text:p>
              </table:table-cell>
              <table:table-cell office:value-type="float" office:value="27.460125">
                <text:p>27.460125</text:p>
              </table:table-cell>
              <table:table-cell office:value-type="float" office:value="24.006199">
                <text:p>24.006199</text:p>
              </table:table-cell>
              <table:table-cell office:value-type="float" office:value="24.477215">
                <text:p>24.477215</text:p>
              </table:table-cell>
              <table:table-cell office:value-type="float" office:value="41.724947">
                <text:p>41.724947</text:p>
              </table:table-cell>
              <table:table-cell office:value-type="float" office:value="33.292695">
                <text:p>33.292695</text:p>
              </table:table-cell>
              <table:table-cell office:value-type="float" office:value="31.726394">
                <text:p>31.726394</text:p>
              </table:table-cell>
              <table:table-cell office:value-type="float" office:value="39.363612">
                <text:p>39.3636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.643156">
                <text:p>7.643156</text:p>
              </table:table-cell>
              <table:table-cell office:value-type="float" office:value="18.88809">
                <text:p>18.88809</text:p>
              </table:table-cell>
              <table:table-cell office:value-type="float" office:value="16.264206">
                <text:p>16.264206</text:p>
              </table:table-cell>
              <table:table-cell office:value-type="float" office:value="16.097714">
                <text:p>16.097714</text:p>
              </table:table-cell>
              <table:table-cell office:value-type="float" office:value="16.224282">
                <text:p>16.224282</text:p>
              </table:table-cell>
              <table:table-cell office:value-type="float" office:value="17.975274">
                <text:p>17.975274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60.978848">
                <text:p>60.978848</text:p>
              </table:table-cell>
              <table:table-cell office:value-type="float" office:value="38.342109">
                <text:p>38.342109</text:p>
              </table:table-cell>
              <table:table-cell office:value-type="float" office:value="99.99">
                <text:p>99.99</text:p>
              </table:table-cell>
              <table:table-cell office:value-type="float" office:value="39.150677">
                <text:p>39.150677</text:p>
              </table:table-cell>
              <table:table-cell office:value-type="float" office:value="21.720263">
                <text:p>21.720263</text:p>
              </table:table-cell>
              <table:table-cell office:value-type="float" office:value="20.993396">
                <text:p>20.993396</text:p>
              </table:table-cell>
              <table:table-cell office:value-type="float" office:value="22.116486">
                <text:p>22.116486</text:p>
              </table:table-cell>
              <table:table-cell office:value-type="float" office:value="23.374647">
                <text:p>23.374647</text:p>
              </table:table-cell>
              <table:table-cell office:value-type="float" office:value="25.295865">
                <text:p>25.295865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4.844961">
                <text:p>24.844961</text:p>
              </table:table-cell>
              <table:table-cell office:value-type="float" office:value="22.710444">
                <text:p>22.710444</text:p>
              </table:table-cell>
              <table:table-cell office:value-type="float" office:value="26.032042">
                <text:p>26.032042</text:p>
              </table:table-cell>
              <table:table-cell office:value-type="float" office:value="24.282221">
                <text:p>24.282221</text:p>
              </table:table-cell>
              <table:table-cell office:value-type="float" office:value="22.250613">
                <text:p>22.250613</text:p>
              </table:table-cell>
              <table:table-cell office:value-type="float" office:value="22.96004">
                <text:p>22.96004</text:p>
              </table:table-cell>
              <table:table-cell office:value-type="float" office:value="71.85987">
                <text:p>71.85987</text:p>
              </table:table-cell>
              <table:table-cell office:value-type="float" office:value="69.831787">
                <text:p>69.831787</text:p>
              </table:table-cell>
              <table:table-cell office:value-type="float" office:value="62.495475">
                <text:p>62.495475</text:p>
              </table:table-cell>
              <table:table-cell office:value-type="float" office:value="54.775269">
                <text:p>54.775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738851">
                <text:p>4.738851</text:p>
              </table:table-cell>
              <table:table-cell office:value-type="float" office:value="16.754832">
                <text:p>16.754832</text:p>
              </table:table-cell>
              <table:table-cell office:value-type="float" office:value="40.220053">
                <text:p>40.220053</text:p>
              </table:table-cell>
              <table:table-cell office:value-type="float" office:value="16.113042">
                <text:p>16.113042</text:p>
              </table:table-cell>
              <table:table-cell office:value-type="float" office:value="17.251522">
                <text:p>17.251522</text:p>
              </table:table-cell>
              <table:table-cell office:value-type="float" office:value="29.167671">
                <text:p>29.167671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9.774605">
                <text:p>19.774605</text:p>
              </table:table-cell>
              <table:table-cell office:value-type="float" office:value="99.99">
                <text:p>99.99</text:p>
              </table:table-cell>
              <table:table-cell office:value-type="float" office:value="24.351368">
                <text:p>24.351368</text:p>
              </table:table-cell>
              <table:table-cell office:value-type="float" office:value="21.196549">
                <text:p>21.196549</text:p>
              </table:table-cell>
              <table:table-cell office:value-type="float" office:value="28.190337">
                <text:p>28.190337</text:p>
              </table:table-cell>
              <table:table-cell office:value-type="float" office:value="25.53847">
                <text:p>25.53847</text:p>
              </table:table-cell>
              <table:table-cell office:value-type="float" office:value="24.273301">
                <text:p>24.273301</text:p>
              </table:table-cell>
              <table:table-cell office:value-type="float" office:value="26.820251">
                <text:p>26.820251</text:p>
              </table:table-cell>
              <table:table-cell office:value-type="float" office:value="28.273438">
                <text:p>28.273438</text:p>
              </table:table-cell>
              <table:table-cell office:value-type="float" office:value="35.133076">
                <text:p>35.133076</text:p>
              </table:table-cell>
              <table:table-cell office:value-type="float" office:value="99.99">
                <text:p>99.99</text:p>
              </table:table-cell>
              <table:table-cell office:value-type="float" office:value="59.384968">
                <text:p>59.38496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8.352094">
                <text:p>28.352094</text:p>
              </table:table-cell>
              <table:table-cell office:value-type="float" office:value="24.942257">
                <text:p>24.942257</text:p>
              </table:table-cell>
              <table:table-cell office:value-type="float" office:value="25.262502">
                <text:p>25.262502</text:p>
              </table:table-cell>
              <table:table-cell office:value-type="float" office:value="21.828409">
                <text:p>21.828409</text:p>
              </table:table-cell>
              <table:table-cell office:value-type="float" office:value="21.543397">
                <text:p>21.543397</text:p>
              </table:table-cell>
              <table:table-cell office:value-type="float" office:value="24.481082">
                <text:p>24.481082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05816">
                <text:p>99.905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.255299">
                <text:p>5.255299</text:p>
              </table:table-cell>
              <table:table-cell office:value-type="float" office:value="74.81718">
                <text:p>74.81718</text:p>
              </table:table-cell>
              <table:table-cell office:value-type="float" office:value="61.563167">
                <text:p>61.563167</text:p>
              </table:table-cell>
              <table:table-cell office:value-type="float" office:value="24.755394">
                <text:p>24.755394</text:p>
              </table:table-cell>
              <table:table-cell office:value-type="float" office:value="99.99">
                <text:p>99.99</text:p>
              </table:table-cell>
              <table:table-cell office:value-type="float" office:value="31.494515">
                <text:p>31.494515</text:p>
              </table:table-cell>
              <table:table-cell office:value-type="float" office:value="19.070031">
                <text:p>19.070031</text:p>
              </table:table-cell>
              <table:table-cell office:value-type="float" office:value="27.389009">
                <text:p>27.389009</text:p>
              </table:table-cell>
              <table:table-cell office:value-type="float" office:value="18.056252">
                <text:p>18.056252</text:p>
              </table:table-cell>
              <table:table-cell office:value-type="float" office:value="16.589205">
                <text:p>16.589205</text:p>
              </table:table-cell>
              <table:table-cell office:value-type="float" office:value="16.551533">
                <text:p>16.551533</text:p>
              </table:table-cell>
              <table:table-cell office:value-type="float" office:value="23.481945">
                <text:p>23.481945</text:p>
              </table:table-cell>
              <table:table-cell office:value-type="float" office:value="99.99">
                <text:p>99.99</text:p>
              </table:table-cell>
              <table:table-cell office:value-type="float" office:value="53.878079">
                <text:p>53.87807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7.681475">
                <text:p>17.681475</text:p>
              </table:table-cell>
              <table:table-cell office:value-type="float" office:value="20.899251">
                <text:p>20.899251</text:p>
              </table:table-cell>
              <table:table-cell office:value-type="float" office:value="13.384812">
                <text:p>13.384812</text:p>
              </table:table-cell>
              <table:table-cell office:value-type="float" office:value="22.004304">
                <text:p>22.004304</text:p>
              </table:table-cell>
              <table:table-cell office:value-type="float" office:value="20.832052">
                <text:p>20.832052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6.841559">
                <text:p>26.841559</text:p>
              </table:table-cell>
              <table:table-cell office:value-type="float" office:value="31.261175">
                <text:p>31.261175</text:p>
              </table:table-cell>
              <table:table-cell office:value-type="float" office:value="27.520202">
                <text:p>27.520202</text:p>
              </table:table-cell>
              <table:table-cell office:value-type="float" office:value="31.421676">
                <text:p>31.421676</text:p>
              </table:table-cell>
              <table:table-cell office:value-type="float" office:value="21.691385">
                <text:p>21.691385</text:p>
              </table:table-cell>
              <table:table-cell office:value-type="float" office:value="24.883146">
                <text:p>24.88314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73.311841">
                <text:p>73.311841</text:p>
              </table:table-cell>
              <table:table-cell office:value-type="float" office:value="98.361649">
                <text:p>98.361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.693871">
                <text:p>9.693871</text:p>
              </table:table-cell>
              <table:table-cell office:value-type="float" office:value="15.980003">
                <text:p>15.980003</text:p>
              </table:table-cell>
              <table:table-cell office:value-type="float" office:value="15.974978">
                <text:p>15.974978</text:p>
              </table:table-cell>
              <table:table-cell office:value-type="float" office:value="14.910702">
                <text:p>14.910702</text:p>
              </table:table-cell>
              <table:table-cell office:value-type="float" office:value="15.07258">
                <text:p>15.07258</text:p>
              </table:table-cell>
              <table:table-cell office:value-type="float" office:value="16.889222">
                <text:p>16.889222</text:p>
              </table:table-cell>
              <table:table-cell office:value-type="float" office:value="35.427882">
                <text:p>35.427882</text:p>
              </table:table-cell>
              <table:table-cell office:value-type="float" office:value="99.99">
                <text:p>99.99</text:p>
              </table:table-cell>
              <table:table-cell office:value-type="float" office:value="72.88931">
                <text:p>72.88931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3.239964">
                <text:p>23.239964</text:p>
              </table:table-cell>
              <table:table-cell office:value-type="float" office:value="21.130021">
                <text:p>21.130021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9.410151">
                <text:p>19.410151</text:p>
              </table:table-cell>
              <table:table-cell office:value-type="float" office:value="21.036908">
                <text:p>21.036908</text:p>
              </table:table-cell>
              <table:table-cell office:value-type="float" office:value="17.846835">
                <text:p>17.846835</text:p>
              </table:table-cell>
              <table:table-cell office:value-type="float" office:value="21.646241">
                <text:p>21.646241</text:p>
              </table:table-cell>
              <table:table-cell office:value-type="float" office:value="18.40782">
                <text:p>18.40782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16.954697">
                <text:p>16.954697</text:p>
              </table:table-cell>
              <table:table-cell office:value-type="float" office:value="17.921536">
                <text:p>17.921536</text:p>
              </table:table-cell>
              <table:table-cell office:value-type="float" office:value="17.577203">
                <text:p>17.577203</text:p>
              </table:table-cell>
              <table:table-cell office:value-type="float" office:value="17.61087">
                <text:p>17.61087</text:p>
              </table:table-cell>
              <table:table-cell office:value-type="float" office:value="17.773918">
                <text:p>17.773918</text:p>
              </table:table-cell>
              <table:table-cell office:value-type="float" office:value="16.275162">
                <text:p>16.275162</text:p>
              </table:table-cell>
              <table:table-cell office:value-type="float" office:value="82.200945">
                <text:p>82.200945</text:p>
              </table:table-cell>
              <table:table-cell office:value-type="float" office:value="80.271175">
                <text:p>80.271175</text:p>
              </table:table-cell>
              <table:table-cell office:value-type="float" office:value="92.376062">
                <text:p>92.376062</text:p>
              </table:table-cell>
              <table:table-cell office:value-type="float" office:value="57.739483">
                <text:p>57.739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.430688">
                <text:p>8.430688</text:p>
              </table:table-cell>
              <table:table-cell office:value-type="float" office:value="25.435784">
                <text:p>25.435784</text:p>
              </table:table-cell>
              <table:table-cell office:value-type="float" office:value="26.75608">
                <text:p>26.75608</text:p>
              </table:table-cell>
              <table:table-cell office:value-type="float" office:value="24.834846">
                <text:p>24.834846</text:p>
              </table:table-cell>
              <table:table-cell office:value-type="float" office:value="22.763559">
                <text:p>22.763559</text:p>
              </table:table-cell>
              <table:table-cell office:value-type="float" office:value="21.290156">
                <text:p>21.290156</text:p>
              </table:table-cell>
              <table:table-cell office:value-type="float" office:value="42.094717">
                <text:p>42.094717</text:p>
              </table:table-cell>
              <table:table-cell office:value-type="float" office:value="65.244482">
                <text:p>65.244482</text:p>
              </table:table-cell>
              <table:table-cell office:value-type="float" office:value="21.634831">
                <text:p>21.634831</text:p>
              </table:table-cell>
              <table:table-cell office:value-type="float" office:value="33.715808">
                <text:p>33.715808</text:p>
              </table:table-cell>
              <table:table-cell office:value-type="float" office:value="41.363701">
                <text:p>41.363701</text:p>
              </table:table-cell>
              <table:table-cell office:value-type="float" office:value="99.99">
                <text:p>99.99</text:p>
              </table:table-cell>
              <table:table-cell office:value-type="float" office:value="73.472751">
                <text:p>73.472751</text:p>
              </table:table-cell>
              <table:table-cell office:value-type="float" office:value="18.172659">
                <text:p>18.172659</text:p>
              </table:table-cell>
              <table:table-cell office:value-type="float" office:value="27.512409">
                <text:p>27.512409</text:p>
              </table:table-cell>
              <table:table-cell office:value-type="float" office:value="99.99">
                <text:p>99.99</text:p>
              </table:table-cell>
              <table:table-cell office:value-type="float" office:value="21.120646">
                <text:p>21.120646</text:p>
              </table:table-cell>
              <table:table-cell office:value-type="float" office:value="28.433189">
                <text:p>28.433189</text:p>
              </table:table-cell>
              <table:table-cell office:value-type="float" office:value="17.937746">
                <text:p>17.937746</text:p>
              </table:table-cell>
              <table:table-cell office:value-type="float" office:value="26.189431">
                <text:p>26.189431</text:p>
              </table:table-cell>
              <table:table-cell office:value-type="float" office:value="22.790506">
                <text:p>22.790506</text:p>
              </table:table-cell>
              <table:table-cell office:value-type="float" office:value="99.99">
                <text:p>99.99</text:p>
              </table:table-cell>
              <table:table-cell office:value-type="float" office:value="42.917608">
                <text:p>42.91760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2.18651">
                <text:p>22.18651</text:p>
              </table:table-cell>
              <table:table-cell office:value-type="float" office:value="20.995384">
                <text:p>20.995384</text:p>
              </table:table-cell>
              <table:table-cell office:value-type="float" office:value="23.942921">
                <text:p>23.942921</text:p>
              </table:table-cell>
              <table:table-cell office:value-type="float" office:value="22.891704">
                <text:p>22.891704</text:p>
              </table:table-cell>
              <table:table-cell office:value-type="float" office:value="23.654707">
                <text:p>23.654707</text:p>
              </table:table-cell>
              <table:table-cell office:value-type="float" office:value="21.864137">
                <text:p>21.864137</text:p>
              </table:table-cell>
              <table:table-cell office:value-type="float" office:value="48.296674">
                <text:p>48.296674</text:p>
              </table:table-cell>
              <table:table-cell office:value-type="float" office:value="89.778408">
                <text:p>89.778408</text:p>
              </table:table-cell>
              <table:table-cell office:value-type="float" office:value="56.039721">
                <text:p>56.039721</text:p>
              </table:table-cell>
              <table:table-cell office:value-type="float" office:value="51.523342">
                <text:p>51.5233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.925544">
                <text:p>6.925544</text:p>
              </table:table-cell>
              <table:table-cell office:value-type="float" office:value="41.407556">
                <text:p>41.407556</text:p>
              </table:table-cell>
              <table:table-cell office:value-type="float" office:value="24.919374">
                <text:p>24.919374</text:p>
              </table:table-cell>
              <table:table-cell office:value-type="float" office:value="39.425694">
                <text:p>39.425694</text:p>
              </table:table-cell>
              <table:table-cell office:value-type="float" office:value="34.586192">
                <text:p>34.586192</text:p>
              </table:table-cell>
              <table:table-cell office:value-type="float" office:value="30.426005">
                <text:p>30.426005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2.072192">
                <text:p>22.072192</text:p>
              </table:table-cell>
              <table:table-cell office:value-type="float" office:value="42.203787">
                <text:p>42.203787</text:p>
              </table:table-cell>
              <table:table-cell office:value-type="float" office:value="56.053289">
                <text:p>56.05328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0.923557">
                <text:p>20.923557</text:p>
              </table:table-cell>
              <table:table-cell office:value-type="float" office:value="27.693812">
                <text:p>27.693812</text:p>
              </table:table-cell>
              <table:table-cell office:value-type="float" office:value="19.526569">
                <text:p>19.526569</text:p>
              </table:table-cell>
              <table:table-cell office:value-type="float" office:value="23.271627">
                <text:p>23.271627</text:p>
              </table:table-cell>
              <table:table-cell office:value-type="float" office:value="24.934555">
                <text:p>24.934555</text:p>
              </table:table-cell>
              <table:table-cell office:value-type="float" office:value="93.913224">
                <text:p>93.913224</text:p>
              </table:table-cell>
              <table:table-cell office:value-type="float" office:value="99.99">
                <text:p>99.99</text:p>
              </table:table-cell>
              <table:table-cell office:value-type="float" office:value="27.563943">
                <text:p>27.563943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4.116797">
                <text:p>24.116797</text:p>
              </table:table-cell>
              <table:table-cell office:value-type="float" office:value="20.539414">
                <text:p>20.539414</text:p>
              </table:table-cell>
              <table:table-cell office:value-type="float" office:value="23.814913">
                <text:p>23.814913</text:p>
              </table:table-cell>
              <table:table-cell office:value-type="float" office:value="24.561365">
                <text:p>24.561365</text:p>
              </table:table-cell>
              <table:table-cell office:value-type="float" office:value="19.608841">
                <text:p>19.608841</text:p>
              </table:table-cell>
              <table:table-cell office:value-type="float" office:value="19.97827">
                <text:p>19.97827</text:p>
              </table:table-cell>
              <table:table-cell office:value-type="float" office:value="27.527842">
                <text:p>27.527842</text:p>
              </table:table-cell>
              <table:table-cell office:value-type="float" office:value="36.51118">
                <text:p>36.51118</text:p>
              </table:table-cell>
              <table:table-cell office:value-type="float" office:value="29.712719">
                <text:p>29.712719</text:p>
              </table:table-cell>
              <table:table-cell office:value-type="float" office:value="32.551867">
                <text:p>32.5518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.147677">
                <text:p>7.147677</text:p>
              </table:table-cell>
              <table:table-cell office:value-type="float" office:value="17.724126">
                <text:p>17.724126</text:p>
              </table:table-cell>
              <table:table-cell office:value-type="float" office:value="19.621085">
                <text:p>19.621085</text:p>
              </table:table-cell>
              <table:table-cell office:value-type="float" office:value="16.152876">
                <text:p>16.152876</text:p>
              </table:table-cell>
              <table:table-cell office:value-type="float" office:value="17.55746">
                <text:p>17.55746</text:p>
              </table:table-cell>
              <table:table-cell office:value-type="float" office:value="17.559925">
                <text:p>17.559925</text:p>
              </table:table-cell>
              <table:table-cell office:value-type="float" office:value="17.472753">
                <text:p>17.472753</text:p>
              </table:table-cell>
              <table:table-cell office:value-type="float" office:value="18.566873">
                <text:p>18.566873</text:p>
              </table:table-cell>
              <table:table-cell office:value-type="float" office:value="16.750443">
                <text:p>16.750443</text:p>
              </table:table-cell>
              <table:table-cell office:value-type="float" office:value="16.156116">
                <text:p>16.156116</text:p>
              </table:table-cell>
              <table:table-cell office:value-type="float" office:value="20.080179">
                <text:p>20.08017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7.039594">
                <text:p>27.039594</text:p>
              </table:table-cell>
              <table:table-cell office:value-type="float" office:value="19.944726">
                <text:p>19.944726</text:p>
              </table:table-cell>
              <table:table-cell office:value-type="float" office:value="28.309246">
                <text:p>28.309246</text:p>
              </table:table-cell>
              <table:table-cell office:value-type="float" office:value="22.811006">
                <text:p>22.811006</text:p>
              </table:table-cell>
              <table:table-cell office:value-type="float" office:value="25.772426">
                <text:p>25.77242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0.52848">
                <text:p>20.52848</text:p>
              </table:table-cell>
              <table:table-cell office:value-type="float" office:value="22.285525">
                <text:p>22.285525</text:p>
              </table:table-cell>
              <table:table-cell office:value-type="float" office:value="20.274549">
                <text:p>20.274549</text:p>
              </table:table-cell>
              <table:table-cell office:value-type="float" office:value="22.142092">
                <text:p>22.142092</text:p>
              </table:table-cell>
              <table:table-cell office:value-type="float" office:value="21.799386">
                <text:p>21.799386</text:p>
              </table:table-cell>
              <table:table-cell office:value-type="float" office:value="22.491938">
                <text:p>22.491938</text:p>
              </table:table-cell>
              <table:table-cell office:value-type="float" office:value="36.397932">
                <text:p>36.397932</text:p>
              </table:table-cell>
              <table:table-cell office:value-type="float" office:value="49.852345">
                <text:p>49.852345</text:p>
              </table:table-cell>
              <table:table-cell office:value-type="float" office:value="40.849344">
                <text:p>40.849344</text:p>
              </table:table-cell>
              <table:table-cell office:value-type="float" office:value="59.014002">
                <text:p>59.014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.97707">
                <text:p>9.97707</text:p>
              </table:table-cell>
              <table:table-cell office:value-type="float" office:value="17.52689">
                <text:p>17.52689</text:p>
              </table:table-cell>
              <table:table-cell office:value-type="float" office:value="19.577299">
                <text:p>19.577299</text:p>
              </table:table-cell>
              <table:table-cell office:value-type="float" office:value="16.939816">
                <text:p>16.939816</text:p>
              </table:table-cell>
              <table:table-cell office:value-type="float" office:value="19.062369">
                <text:p>19.062369</text:p>
              </table:table-cell>
              <table:table-cell office:value-type="float" office:value="19.739189">
                <text:p>19.73918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2.551457">
                <text:p>22.551457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30.090614">
                <text:p>30.090614</text:p>
              </table:table-cell>
              <table:table-cell office:value-type="float" office:value="30.405309">
                <text:p>30.405309</text:p>
              </table:table-cell>
              <table:table-cell office:value-type="float" office:value="34.935778">
                <text:p>34.935778</text:p>
              </table:table-cell>
              <table:table-cell office:value-type="float" office:value="33.875582">
                <text:p>33.875582</text:p>
              </table:table-cell>
              <table:table-cell office:value-type="float" office:value="45.951979">
                <text:p>45.95197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4.366805">
                <text:p>24.366805</text:p>
              </table:table-cell>
              <table:table-cell office:value-type="float" office:value="27.631904">
                <text:p>27.631904</text:p>
              </table:table-cell>
              <table:table-cell office:value-type="float" office:value="26.611521">
                <text:p>26.611521</text:p>
              </table:table-cell>
              <table:table-cell office:value-type="float" office:value="31.640281">
                <text:p>31.640281</text:p>
              </table:table-cell>
              <table:table-cell office:value-type="float" office:value="28.630582">
                <text:p>28.630582</text:p>
              </table:table-cell>
              <table:table-cell office:value-type="float" office:value="27.731487">
                <text:p>27.731487</text:p>
              </table:table-cell>
              <table:table-cell office:value-type="float" office:value="63.179871">
                <text:p>63.179871</text:p>
              </table:table-cell>
              <table:table-cell office:value-type="float" office:value="57.217668">
                <text:p>57.217668</text:p>
              </table:table-cell>
              <table:table-cell office:value-type="float" office:value="63.753304">
                <text:p>63.753304</text:p>
              </table:table-cell>
              <table:table-cell office:value-type="float" office:value="63.436255">
                <text:p>63.436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7.059997">
                <text:p>7.059997</text:p>
              </table:table-cell>
              <table:table-cell office:value-type="float" office:value="45.486888">
                <text:p>45.486888</text:p>
              </table:table-cell>
              <table:table-cell office:value-type="float" office:value="36.413052">
                <text:p>36.413052</text:p>
              </table:table-cell>
              <table:table-cell office:value-type="float" office:value="22.707033">
                <text:p>22.707033</text:p>
              </table:table-cell>
              <table:table-cell office:value-type="float" office:value="19.897013">
                <text:p>19.897013</text:p>
              </table:table-cell>
              <table:table-cell office:value-type="float" office:value="32.751462">
                <text:p>32.751462</text:p>
              </table:table-cell>
              <table:table-cell office:value-type="float" office:value="56.914891">
                <text:p>56.914891</text:p>
              </table:table-cell>
              <table:table-cell office:value-type="float" office:value="99.99">
                <text:p>99.99</text:p>
              </table:table-cell>
              <table:table-cell office:value-type="float" office:value="58.817859">
                <text:p>58.817859</text:p>
              </table:table-cell>
              <table:table-cell office:value-type="float" office:value="22.477697">
                <text:p>22.477697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39.394887">
                <text:p>39.394887</text:p>
              </table:table-cell>
              <table:table-cell office:value-type="float" office:value="37.411686">
                <text:p>37.411686</text:p>
              </table:table-cell>
              <table:table-cell office:value-type="float" office:value="30.927371">
                <text:p>30.927371</text:p>
              </table:table-cell>
              <table:table-cell office:value-type="float" office:value="36.324646">
                <text:p>36.324646</text:p>
              </table:table-cell>
              <table:table-cell office:value-type="float" office:value="52.109165">
                <text:p>52.109165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6.333296">
                <text:p>26.333296</text:p>
              </table:table-cell>
              <table:table-cell office:value-type="float" office:value="24.770591">
                <text:p>24.770591</text:p>
              </table:table-cell>
              <table:table-cell office:value-type="float" office:value="26.312692">
                <text:p>26.312692</text:p>
              </table:table-cell>
              <table:table-cell office:value-type="float" office:value="22.797449">
                <text:p>22.797449</text:p>
              </table:table-cell>
              <table:table-cell office:value-type="float" office:value="27.60675">
                <text:p>27.60675</text:p>
              </table:table-cell>
              <table:table-cell office:value-type="float" office:value="30.201945">
                <text:p>30.201945</text:p>
              </table:table-cell>
              <table:table-cell office:value-type="float" office:value="23.612148">
                <text:p>23.612148</text:p>
              </table:table-cell>
              <table:table-cell office:value-type="float" office:value="32.617771">
                <text:p>32.617771</text:p>
              </table:table-cell>
              <table:table-cell office:value-type="float" office:value="24.137266">
                <text:p>24.137266</text:p>
              </table:table-cell>
              <table:table-cell office:value-type="float" office:value="35.131555">
                <text:p>35.131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.668104">
                <text:p>12.668104</text:p>
              </table:table-cell>
              <table:table-cell office:value-type="float" office:value="26.993908">
                <text:p>26.993908</text:p>
              </table:table-cell>
              <table:table-cell office:value-type="float" office:value="40.402635">
                <text:p>40.402635</text:p>
              </table:table-cell>
              <table:table-cell office:value-type="float" office:value="34.96516">
                <text:p>34.96516</text:p>
              </table:table-cell>
              <table:table-cell office:value-type="float" office:value="36.922113">
                <text:p>36.922113</text:p>
              </table:table-cell>
              <table:table-cell office:value-type="float" office:value="66.979374">
                <text:p>66.979374</text:p>
              </table:table-cell>
              <table:table-cell office:value-type="float" office:value="23.743133">
                <text:p>23.743133</text:p>
              </table:table-cell>
              <table:table-cell office:value-type="float" office:value="34.969121">
                <text:p>34.969121</text:p>
              </table:table-cell>
              <table:table-cell office:value-type="float" office:value="28.432426">
                <text:p>28.432426</text:p>
              </table:table-cell>
              <table:table-cell office:value-type="float" office:value="31.601921">
                <text:p>31.601921</text:p>
              </table:table-cell>
              <table:table-cell office:value-type="float" office:value="26.538078">
                <text:p>26.53807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8.428264">
                <text:p>28.428264</text:p>
              </table:table-cell>
              <table:table-cell office:value-type="float" office:value="34.147425">
                <text:p>34.147425</text:p>
              </table:table-cell>
              <table:table-cell office:value-type="float" office:value="27.495024">
                <text:p>27.495024</text:p>
              </table:table-cell>
              <table:table-cell office:value-type="float" office:value="27.633218">
                <text:p>27.633218</text:p>
              </table:table-cell>
              <table:table-cell office:value-type="float" office:value="36.541257">
                <text:p>36.541257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5.484252">
                <text:p>25.484252</text:p>
              </table:table-cell>
              <table:table-cell office:value-type="float" office:value="30.049907">
                <text:p>30.049907</text:p>
              </table:table-cell>
              <table:table-cell office:value-type="float" office:value="31.841191">
                <text:p>31.841191</text:p>
              </table:table-cell>
              <table:table-cell office:value-type="float" office:value="26.009865">
                <text:p>26.009865</text:p>
              </table:table-cell>
              <table:table-cell office:value-type="float" office:value="26.717549">
                <text:p>26.717549</text:p>
              </table:table-cell>
              <table:table-cell office:value-type="float" office:value="27.373649">
                <text:p>27.373649</text:p>
              </table:table-cell>
              <table:table-cell office:value-type="float" office:value="32.308145">
                <text:p>32.308145</text:p>
              </table:table-cell>
              <table:table-cell office:value-type="float" office:value="50.117516">
                <text:p>50.117516</text:p>
              </table:table-cell>
              <table:table-cell office:value-type="float" office:value="27.449304">
                <text:p>27.449304</text:p>
              </table:table-cell>
              <table:table-cell office:value-type="float" office:value="34.143402">
                <text:p>34.143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65648">
                <text:p>2.65648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6.72239">
                <text:p>26.72239</text:p>
              </table:table-cell>
              <table:table-cell office:value-type="float" office:value="29.746294">
                <text:p>29.746294</text:p>
              </table:table-cell>
              <table:table-cell office:value-type="float" office:value="25.639311">
                <text:p>25.639311</text:p>
              </table:table-cell>
              <table:table-cell office:value-type="float" office:value="29.676234">
                <text:p>29.676234</text:p>
              </table:table-cell>
              <table:table-cell office:value-type="float" office:value="33.290461">
                <text:p>33.290461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6.025569">
                <text:p>26.025569</text:p>
              </table:table-cell>
              <table:table-cell office:value-type="float" office:value="24.483445">
                <text:p>24.483445</text:p>
              </table:table-cell>
              <table:table-cell office:value-type="float" office:value="22.320676">
                <text:p>22.320676</text:p>
              </table:table-cell>
              <table:table-cell office:value-type="float" office:value="23.761365">
                <text:p>23.761365</text:p>
              </table:table-cell>
              <table:table-cell office:value-type="float" office:value="23.388096">
                <text:p>23.388096</text:p>
              </table:table-cell>
              <table:table-cell office:value-type="float" office:value="25.459975">
                <text:p>25.459975</text:p>
              </table:table-cell>
              <table:table-cell office:value-type="float" office:value="46.412298">
                <text:p>46.412298</text:p>
              </table:table-cell>
              <table:table-cell office:value-type="float" office:value="59.485832">
                <text:p>59.485832</text:p>
              </table:table-cell>
              <table:table-cell office:value-type="float" office:value="68.732033">
                <text:p>68.732033</text:p>
              </table:table-cell>
              <table:table-cell office:value-type="float" office:value="51.042945">
                <text:p>51.042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36.081778">
                <text:p>36.081778</text:p>
              </table:table-cell>
              <table:table-cell office:value-type="float" office:value="42.79176">
                <text:p>42.79176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39.371059">
                <text:p>39.371059</text:p>
              </table:table-cell>
              <table:table-cell office:value-type="float" office:value="33.026569">
                <text:p>33.026569</text:p>
              </table:table-cell>
              <table:table-cell office:value-type="float" office:value="32.67064">
                <text:p>32.67064</text:p>
              </table:table-cell>
              <table:table-cell office:value-type="float" office:value="30.323165">
                <text:p>30.323165</text:p>
              </table:table-cell>
              <table:table-cell office:value-type="float" office:value="55.380524">
                <text:p>55.380524</text:p>
              </table:table-cell>
              <table:table-cell office:value-type="float" office:value="99.99">
                <text:p>99.99</text:p>
              </table:table-cell>
              <table:table-cell office:value-type="float" office:value="65.457345">
                <text:p>65.457345</text:p>
              </table:table-cell>
              <table:table-cell office:value-type="float" office:value="76.933981">
                <text:p>76.933981</text:p>
              </table:table-cell>
              <table:table-cell office:value-type="float" office:value="99.99">
                <text:p>99.99</text:p>
              </table:table-cell>
              <table:table-cell office:value-type="float" office:value="99.99">
                <text:p>99.99</text:p>
              </table:table-cell>
              <table:table-cell office:value-type="float" office:value="25.573736">
                <text:p>25.573736</text:p>
              </table:table-cell>
              <table:table-cell office:value-type="float" office:value="25.523978">
                <text:p>25.523978</text:p>
              </table:table-cell>
              <table:table-cell office:value-type="float" office:value="22.958875">
                <text:p>22.958875</text:p>
              </table:table-cell>
              <table:table-cell office:value-type="float" office:value="24.309719">
                <text:p>24.309719</text:p>
              </table:table-cell>
              <table:table-cell office:value-type="float" office:value="23.158401">
                <text:p>23.158401</text:p>
              </table:table-cell>
              <table:table-cell office:value-type="float" office:value="25.573736">
                <text:p>25.573736</text:p>
              </table:table-cell>
              <table:table-cell office:value-type="float" office:value="39.290829">
                <text:p>39.290829</text:p>
              </table:table-cell>
              <table:table-cell office:value-type="float" office:value="32.066814">
                <text:p>32.066814</text:p>
              </table:table-cell>
              <table:table-cell office:value-type="float" office:value="43.728498">
                <text:p>43.728498</text:p>
              </table:table-cell>
              <table:table-cell office:value-type="float" office:value="42.270748">
                <text:p>42.270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0.441cm" svg:height="17.123cm" xlink:href=".." xlink:type="simple" chart:class="chart:scatter" chart:style-name="ch1">
        <chart:title svg:x="9.091cm" svg:y="0.478cm" chart:style-name="ch2">
          <text:p>TTC Estimation using Camera and Lidar (Top results + Lidar)</text:p>
        </chart:title>
        <chart:legend chart:legend-position="end" svg:x="26.557cm" svg:y="5.523cm" style:legend-expansion="high" chart:style-name="ch3"/>
        <chart:plot-area chart:style-name="ch4" table:cell-range-address="TTC_results_top.A1:TTC_results_top.M32" chart:data-source-has-labels="row" svg:x="1.619cm" svg:y="1.599cm" svg:width="24.33cm" svg:height="14.201cm">
          <chartooo:coordinate-region svg:x="2.24cm" svg:y="1.798cm" svg:width="23.336cm" svg:height="13.355cm"/>
          <chart:axis chart:dimension="x" chart:name="primary-x" chart:style-name="ch5">
            <chart:title svg:x="11.928cm" svg:y="16.142cm" chart:style-name="ch6">
              <text:p>Time Step (0.1s per step)</text:p>
            </chart:title>
          </chart:axis>
          <chart:axis chart:dimension="y" chart:name="primary-y" chart:style-name="ch5">
            <chart:title svg:x="0.451cm" svg:y="9.285cm" chart:style-name="ch7">
              <text:p>TTC (s)</text:p>
            </chart:title>
            <chart:grid chart:style-name="ch8" chart:class="major"/>
          </chart:axis>
          <chart:series chart:style-name="ch9" chart:values-cell-range-address="TTC_results_top.B2:TTC_results_top.B32" chart:label-cell-address="TTC_results_top.B1:TTC_results_top.B1" chart:class="chart:scatter">
            <chart:domain table:cell-range-address="TTC_results_top.A2:TTC_results_top.A32"/>
            <chart:data-point chart:repeated="31"/>
          </chart:series>
          <chart:series chart:style-name="ch10" chart:values-cell-range-address="TTC_results_top.C2:TTC_results_top.C32" chart:label-cell-address="TTC_results_top.C1:TTC_results_top.C1" chart:class="chart:scatter">
            <chart:data-point chart:repeated="31"/>
          </chart:series>
          <chart:series chart:style-name="ch11" chart:values-cell-range-address="TTC_results_top.D2:TTC_results_top.D32" chart:label-cell-address="TTC_results_top.D1:TTC_results_top.D1" chart:class="chart:scatter">
            <chart:data-point chart:repeated="31"/>
          </chart:series>
          <chart:series chart:style-name="ch12" chart:values-cell-range-address="TTC_results_top.E2:TTC_results_top.E32" chart:label-cell-address="TTC_results_top.E1:TTC_results_top.E1" chart:class="chart:scatter">
            <chart:data-point chart:repeated="31"/>
          </chart:series>
          <chart:series chart:style-name="ch13" chart:values-cell-range-address="TTC_results_top.F2:TTC_results_top.F32" chart:label-cell-address="TTC_results_top.F1:TTC_results_top.F1" chart:class="chart:scatter">
            <chart:data-point chart:repeated="31"/>
          </chart:series>
          <chart:series chart:style-name="ch14" chart:values-cell-range-address="TTC_results_top.G2:TTC_results_top.G32" chart:label-cell-address="TTC_results_top.G1:TTC_results_top.G1" chart:class="chart:scatter">
            <chart:data-point chart:repeated="31"/>
          </chart:series>
          <chart:series chart:style-name="ch15" chart:values-cell-range-address="TTC_results_top.H2:TTC_results_top.H32" chart:label-cell-address="TTC_results_top.H1:TTC_results_top.H1" chart:class="chart:scatter">
            <chart:data-point chart:repeated="31"/>
          </chart:series>
          <chart:series chart:style-name="ch16" chart:values-cell-range-address="TTC_results_top.I2:TTC_results_top.I32" chart:label-cell-address="TTC_results_top.I1:TTC_results_top.I1" chart:class="chart:scatter">
            <chart:data-point chart:repeated="31"/>
          </chart:series>
          <chart:series chart:style-name="ch17" chart:values-cell-range-address="TTC_results_top.J2:TTC_results_top.J32" chart:label-cell-address="TTC_results_top.J1:TTC_results_top.J1" chart:class="chart:scatter">
            <chart:data-point chart:repeated="31"/>
          </chart:series>
          <chart:series chart:style-name="ch18" chart:values-cell-range-address="TTC_results_top.K2:TTC_results_top.K32" chart:label-cell-address="TTC_results_top.K1:TTC_results_top.K1" chart:class="chart:scatter">
            <chart:data-point chart:repeated="31"/>
          </chart:series>
          <chart:series chart:style-name="ch19" chart:values-cell-range-address="TTC_results_top.L2:TTC_results_top.L32" chart:label-cell-address="TTC_results_top.L1:TTC_results_top.L1" chart:class="chart:scatter">
            <chart:data-point chart:repeated="31"/>
          </chart:series>
          <chart:series chart:style-name="ch20" chart:values-cell-range-address="TTC_results_top.M2:TTC_results_top.M32" chart:label-cell-address="TTC_results_top.M1:TTC_results_top.M1" chart:class="chart:scatter">
            <chart:data-point chart:repeated="3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dar</text:p>
                <draw:g>
                  <svg:desc>TTC_results_top.B1:TTC_results_top.B1</svg:desc>
                </draw:g>
              </table:table-cell>
              <table:table-cell office:value-type="string">
                <text:p>BRISK+BRISK</text:p>
                <draw:g>
                  <svg:desc>TTC_results_top.C1:TTC_results_top.C1</svg:desc>
                </draw:g>
              </table:table-cell>
              <table:table-cell office:value-type="string">
                <text:p>BRISK+BRIEF</text:p>
                <draw:g>
                  <svg:desc>TTC_results_top.D1:TTC_results_top.D1</svg:desc>
                </draw:g>
              </table:table-cell>
              <table:table-cell office:value-type="string">
                <text:p>BRISK+ORB</text:p>
                <draw:g>
                  <svg:desc>TTC_results_top.E1:TTC_results_top.E1</svg:desc>
                </draw:g>
              </table:table-cell>
              <table:table-cell office:value-type="string">
                <text:p>BRISK+FREAK</text:p>
                <draw:g>
                  <svg:desc>TTC_results_top.F1:TTC_results_top.F1</svg:desc>
                </draw:g>
              </table:table-cell>
              <table:table-cell office:value-type="string">
                <text:p>BRISK+SIFT</text:p>
                <draw:g>
                  <svg:desc>TTC_results_top.G1:TTC_results_top.G1</svg:desc>
                </draw:g>
              </table:table-cell>
              <table:table-cell office:value-type="string">
                <text:p>AKAZE+BRISK</text:p>
                <draw:g>
                  <svg:desc>TTC_results_top.H1:TTC_results_top.H1</svg:desc>
                </draw:g>
              </table:table-cell>
              <table:table-cell office:value-type="string">
                <text:p>AKAZE+BRIEF</text:p>
                <draw:g>
                  <svg:desc>TTC_results_top.I1:TTC_results_top.I1</svg:desc>
                </draw:g>
              </table:table-cell>
              <table:table-cell office:value-type="string">
                <text:p>AKAZE+ORB</text:p>
                <draw:g>
                  <svg:desc>TTC_results_top.J1:TTC_results_top.J1</svg:desc>
                </draw:g>
              </table:table-cell>
              <table:table-cell office:value-type="string">
                <text:p>AKAZE+FREAK</text:p>
                <draw:g>
                  <svg:desc>TTC_results_top.K1:TTC_results_top.K1</svg:desc>
                </draw:g>
              </table:table-cell>
              <table:table-cell office:value-type="string">
                <text:p>AKAZE+AKAZE</text:p>
                <draw:g>
                  <svg:desc>TTC_results_top.L1:TTC_results_top.L1</svg:desc>
                </draw:g>
              </table:table-cell>
              <table:table-cell office:value-type="string">
                <text:p>AKAZE+SIFT</text:p>
                <draw:g>
                  <svg:desc>TTC_results_top.M1:TTC_results_top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TC_results_top.A2:TTC_results_top.A32</svg:desc>
                </draw:g>
              </table:table-cell>
              <table:table-cell office:value-type="float" office:value="12.972159">
                <text:p>12.972159</text:p>
                <draw:g>
                  <svg:desc>TTC_results_top.B2:TTC_results_top.B32</svg:desc>
                </draw:g>
              </table:table-cell>
              <table:table-cell office:value-type="float" office:value="37.115907">
                <text:p>37.115907</text:p>
                <draw:g>
                  <svg:desc>TTC_results_top.C2:TTC_results_top.C32</svg:desc>
                </draw:g>
              </table:table-cell>
              <table:table-cell office:value-type="float" office:value="51.831603">
                <text:p>51.831603</text:p>
                <draw:g>
                  <svg:desc>TTC_results_top.D2:TTC_results_top.D32</svg:desc>
                </draw:g>
              </table:table-cell>
              <table:table-cell office:value-type="float" office:value="26.657717">
                <text:p>26.657717</text:p>
                <draw:g>
                  <svg:desc>TTC_results_top.E2:TTC_results_top.E32</svg:desc>
                </draw:g>
              </table:table-cell>
              <table:table-cell office:value-type="float" office:value="50.005595">
                <text:p>50.005595</text:p>
                <draw:g>
                  <svg:desc>TTC_results_top.F2:TTC_results_top.F32</svg:desc>
                </draw:g>
              </table:table-cell>
              <table:table-cell office:value-type="float" office:value="46.775897">
                <text:p>46.775897</text:p>
                <draw:g>
                  <svg:desc>TTC_results_top.G2:TTC_results_top.G32</svg:desc>
                </draw:g>
              </table:table-cell>
              <table:table-cell office:value-type="float" office:value="23.279921">
                <text:p>23.279921</text:p>
                <draw:g>
                  <svg:desc>TTC_results_top.H2:TTC_results_top.H32</svg:desc>
                </draw:g>
              </table:table-cell>
              <table:table-cell office:value-type="float" office:value="21.068161">
                <text:p>21.068161</text:p>
                <draw:g>
                  <svg:desc>TTC_results_top.I2:TTC_results_top.I32</svg:desc>
                </draw:g>
              </table:table-cell>
              <table:table-cell office:value-type="float" office:value="21.494153">
                <text:p>21.494153</text:p>
                <draw:g>
                  <svg:desc>TTC_results_top.J2:TTC_results_top.J32</svg:desc>
                </draw:g>
              </table:table-cell>
              <table:table-cell office:value-type="float" office:value="17.96558">
                <text:p>17.96558</text:p>
                <draw:g>
                  <svg:desc>TTC_results_top.K2:TTC_results_top.K32</svg:desc>
                </draw:g>
              </table:table-cell>
              <table:table-cell office:value-type="float" office:value="21.582747">
                <text:p>21.582747</text:p>
                <draw:g>
                  <svg:desc>TTC_results_top.L2:TTC_results_top.L32</svg:desc>
                </draw:g>
              </table:table-cell>
              <table:table-cell office:value-type="float" office:value="23.51136">
                <text:p>23.51136</text:p>
                <draw:g>
                  <svg:desc>TTC_results_top.M2:TTC_results_top.M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264038">
                <text:p>12.264038</text:p>
              </table:table-cell>
              <table:table-cell office:value-type="float" office:value="47.816092">
                <text:p>47.816092</text:p>
              </table:table-cell>
              <table:table-cell office:value-type="float" office:value="26.208286">
                <text:p>26.208286</text:p>
              </table:table-cell>
              <table:table-cell office:value-type="float" office:value="31.014122">
                <text:p>31.014122</text:p>
              </table:table-cell>
              <table:table-cell office:value-type="float" office:value="25.799742">
                <text:p>25.799742</text:p>
              </table:table-cell>
              <table:table-cell office:value-type="float" office:value="35.013755">
                <text:p>35.013755</text:p>
              </table:table-cell>
              <table:table-cell office:value-type="float" office:value="27.493863">
                <text:p>27.493863</text:p>
              </table:table-cell>
              <table:table-cell office:value-type="float" office:value="25.946299">
                <text:p>25.946299</text:p>
              </table:table-cell>
              <table:table-cell office:value-type="float" office:value="25.03941">
                <text:p>25.03941</text:p>
              </table:table-cell>
              <table:table-cell office:value-type="float" office:value="27.281426">
                <text:p>27.281426</text:p>
              </table:table-cell>
              <table:table-cell office:value-type="float" office:value="25.194576">
                <text:p>25.194576</text:p>
              </table:table-cell>
              <table:table-cell office:value-type="float" office:value="25.947994">
                <text:p>25.947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.916132">
                <text:p>13.916132</text:p>
              </table:table-cell>
              <table:table-cell office:value-type="float" office:value="39.541703">
                <text:p>39.541703</text:p>
              </table:table-cell>
              <table:table-cell office:value-type="float" office:value="33.306004">
                <text:p>33.306004</text:p>
              </table:table-cell>
              <table:table-cell office:value-type="float" office:value="38.762588">
                <text:p>38.762588</text:p>
              </table:table-cell>
              <table:table-cell office:value-type="float" office:value="38.167739">
                <text:p>38.167739</text:p>
              </table:table-cell>
              <table:table-cell office:value-type="float" office:value="35.10223">
                <text:p>35.10223</text:p>
              </table:table-cell>
              <table:table-cell office:value-type="float" office:value="25.022143">
                <text:p>25.022143</text:p>
              </table:table-cell>
              <table:table-cell office:value-type="float" office:value="27.433734">
                <text:p>27.433734</text:p>
              </table:table-cell>
              <table:table-cell office:value-type="float" office:value="28.227036">
                <text:p>28.227036</text:p>
              </table:table-cell>
              <table:table-cell office:value-type="float" office:value="34.04152">
                <text:p>34.04152</text:p>
              </table:table-cell>
              <table:table-cell office:value-type="float" office:value="23.84918">
                <text:p>23.84918</text:p>
              </table:table-cell>
              <table:table-cell office:value-type="float" office:value="25.774697">
                <text:p>25.774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115722">
                <text:p>7.115722</text:p>
              </table:table-cell>
              <table:table-cell office:value-type="float" office:value="28.514652">
                <text:p>28.514652</text:p>
              </table:table-cell>
              <table:table-cell office:value-type="float" office:value="31.779507">
                <text:p>31.779507</text:p>
              </table:table-cell>
              <table:table-cell office:value-type="float" office:value="25.882052">
                <text:p>25.882052</text:p>
              </table:table-cell>
              <table:table-cell office:value-type="float" office:value="31.360664">
                <text:p>31.360664</text:p>
              </table:table-cell>
              <table:table-cell office:value-type="float" office:value="20.466929">
                <text:p>20.466929</text:p>
              </table:table-cell>
              <table:table-cell office:value-type="float" office:value="24.790686">
                <text:p>24.790686</text:p>
              </table:table-cell>
              <table:table-cell office:value-type="float" office:value="22.058747">
                <text:p>22.058747</text:p>
              </table:table-cell>
              <table:table-cell office:value-type="float" office:value="20.86283">
                <text:p>20.86283</text:p>
              </table:table-cell>
              <table:table-cell office:value-type="float" office:value="25.280408">
                <text:p>25.280408</text:p>
              </table:table-cell>
              <table:table-cell office:value-type="float" office:value="21.684672">
                <text:p>21.684672</text:p>
              </table:table-cell>
              <table:table-cell office:value-type="float" office:value="24.044413">
                <text:p>24.044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.251088">
                <text:p>16.251088</text:p>
              </table:table-cell>
              <table:table-cell office:value-type="float" office:value="28.380272">
                <text:p>28.380272</text:p>
              </table:table-cell>
              <table:table-cell office:value-type="float" office:value="22.374949">
                <text:p>22.374949</text:p>
              </table:table-cell>
              <table:table-cell office:value-type="float" office:value="19.500965">
                <text:p>19.500965</text:p>
              </table:table-cell>
              <table:table-cell office:value-type="float" office:value="46.437399">
                <text:p>46.437399</text:p>
              </table:table-cell>
              <table:table-cell office:value-type="float" office:value="39.364548">
                <text:p>39.364548</text:p>
              </table:table-cell>
              <table:table-cell office:value-type="float" office:value="21.284204">
                <text:p>21.284204</text:p>
              </table:table-cell>
              <table:table-cell office:value-type="float" office:value="21.450182">
                <text:p>21.450182</text:p>
              </table:table-cell>
              <table:table-cell office:value-type="float" office:value="23.140146">
                <text:p>23.140146</text:p>
              </table:table-cell>
              <table:table-cell office:value-type="float" office:value="20.444424">
                <text:p>20.444424</text:p>
              </table:table-cell>
              <table:table-cell office:value-type="float" office:value="19.38868">
                <text:p>19.38868</text:p>
              </table:table-cell>
              <table:table-cell office:value-type="float" office:value="21.043816">
                <text:p>21.043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.421338">
                <text:p>12.421338</text:p>
              </table:table-cell>
              <table:table-cell office:value-type="float" office:value="23.176591">
                <text:p>23.176591</text:p>
              </table:table-cell>
              <table:table-cell office:value-type="float" office:value="22.20472">
                <text:p>22.20472</text:p>
              </table:table-cell>
              <table:table-cell office:value-type="float" office:value="23.410472">
                <text:p>23.410472</text:p>
              </table:table-cell>
              <table:table-cell office:value-type="float" office:value="27.740746">
                <text:p>27.740746</text:p>
              </table:table-cell>
              <table:table-cell office:value-type="float" office:value="21.411406">
                <text:p>21.411406</text:p>
              </table:table-cell>
              <table:table-cell office:value-type="float" office:value="27.418472">
                <text:p>27.418472</text:p>
              </table:table-cell>
              <table:table-cell office:value-type="float" office:value="24.735668">
                <text:p>24.735668</text:p>
              </table:table-cell>
              <table:table-cell office:value-type="float" office:value="26.741599">
                <text:p>26.741599</text:p>
              </table:table-cell>
              <table:table-cell office:value-type="float" office:value="23.829936">
                <text:p>23.829936</text:p>
              </table:table-cell>
              <table:table-cell office:value-type="float" office:value="20.103904">
                <text:p>20.103904</text:p>
              </table:table-cell>
              <table:table-cell office:value-type="float" office:value="21.388956">
                <text:p>21.388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4.34042">
                <text:p>34.34042</text:p>
              </table:table-cell>
              <table:table-cell office:value-type="float" office:value="24.597983">
                <text:p>24.597983</text:p>
              </table:table-cell>
              <table:table-cell office:value-type="float" office:value="21.978804">
                <text:p>21.978804</text:p>
              </table:table-cell>
              <table:table-cell office:value-type="float" office:value="20.181665">
                <text:p>20.181665</text:p>
              </table:table-cell>
              <table:table-cell office:value-type="float" office:value="27.59885">
                <text:p>27.59885</text:p>
              </table:table-cell>
              <table:table-cell office:value-type="float" office:value="25.577632">
                <text:p>25.577632</text:p>
              </table:table-cell>
              <table:table-cell office:value-type="float" office:value="22.642321">
                <text:p>22.642321</text:p>
              </table:table-cell>
              <table:table-cell office:value-type="float" office:value="23.025407">
                <text:p>23.025407</text:p>
              </table:table-cell>
              <table:table-cell office:value-type="float" office:value="22.7341">
                <text:p>22.7341</text:p>
              </table:table-cell>
              <table:table-cell office:value-type="float" office:value="23.881436">
                <text:p>23.881436</text:p>
              </table:table-cell>
              <table:table-cell office:value-type="float" office:value="21.493304">
                <text:p>21.493304</text:p>
              </table:table-cell>
              <table:table-cell office:value-type="float" office:value="23.881436">
                <text:p>23.881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.787518">
                <text:p>18.787518</text:p>
              </table:table-cell>
              <table:table-cell office:value-type="float" office:value="47.452234">
                <text:p>47.452234</text:p>
              </table:table-cell>
              <table:table-cell office:value-type="float" office:value="46.778587">
                <text:p>46.778587</text:p>
              </table:table-cell>
              <table:table-cell office:value-type="float" office:value="29.082102">
                <text:p>29.082102</text:p>
              </table:table-cell>
              <table:table-cell office:value-type="float" office:value="35.120273">
                <text:p>35.120273</text:p>
              </table:table-cell>
              <table:table-cell office:value-type="float" office:value="47.728062">
                <text:p>47.728062</text:p>
              </table:table-cell>
              <table:table-cell office:value-type="float" office:value="23.463855">
                <text:p>23.463855</text:p>
              </table:table-cell>
              <table:table-cell office:value-type="float" office:value="23.77524">
                <text:p>23.77524</text:p>
              </table:table-cell>
              <table:table-cell office:value-type="float" office:value="20.658463">
                <text:p>20.658463</text:p>
              </table:table-cell>
              <table:table-cell office:value-type="float" office:value="19.933894">
                <text:p>19.933894</text:p>
              </table:table-cell>
              <table:table-cell office:value-type="float" office:value="22.887143">
                <text:p>22.887143</text:p>
              </table:table-cell>
              <table:table-cell office:value-type="float" office:value="23.495993">
                <text:p>23.495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177795">
                <text:p>9.177795</text:p>
              </table:table-cell>
              <table:table-cell office:value-type="float" office:value="27.681921">
                <text:p>27.681921</text:p>
              </table:table-cell>
              <table:table-cell office:value-type="float" office:value="29.596863">
                <text:p>29.596863</text:p>
              </table:table-cell>
              <table:table-cell office:value-type="float" office:value="41.21797">
                <text:p>41.21797</text:p>
              </table:table-cell>
              <table:table-cell office:value-type="float" office:value="35.046161">
                <text:p>35.046161</text:p>
              </table:table-cell>
              <table:table-cell office:value-type="float" office:value="32.980116">
                <text:p>32.980116</text:p>
              </table:table-cell>
              <table:table-cell office:value-type="float" office:value="25.430667">
                <text:p>25.430667</text:p>
              </table:table-cell>
              <table:table-cell office:value-type="float" office:value="23.104133">
                <text:p>23.104133</text:p>
              </table:table-cell>
              <table:table-cell office:value-type="float" office:value="19.954099">
                <text:p>19.954099</text:p>
              </table:table-cell>
              <table:table-cell office:value-type="float" office:value="24.617889">
                <text:p>24.617889</text:p>
              </table:table-cell>
              <table:table-cell office:value-type="float" office:value="23.962291">
                <text:p>23.962291</text:p>
              </table:table-cell>
              <table:table-cell office:value-type="float" office:value="24.373427">
                <text:p>24.373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.031756">
                <text:p>18.031756</text:p>
              </table:table-cell>
              <table:table-cell office:value-type="float" office:value="25.694642">
                <text:p>25.694642</text:p>
              </table:table-cell>
              <table:table-cell office:value-type="float" office:value="26.855593">
                <text:p>26.855593</text:p>
              </table:table-cell>
              <table:table-cell office:value-type="float" office:value="19.441527">
                <text:p>19.441527</text:p>
              </table:table-cell>
              <table:table-cell office:value-type="float" office:value="28.297915">
                <text:p>28.297915</text:p>
              </table:table-cell>
              <table:table-cell office:value-type="float" office:value="29.841755">
                <text:p>29.841755</text:p>
              </table:table-cell>
              <table:table-cell office:value-type="float" office:value="21.33669">
                <text:p>21.33669</text:p>
              </table:table-cell>
              <table:table-cell office:value-type="float" office:value="21.016982">
                <text:p>21.016982</text:p>
              </table:table-cell>
              <table:table-cell office:value-type="float" office:value="18.632488">
                <text:p>18.632488</text:p>
              </table:table-cell>
              <table:table-cell office:value-type="float" office:value="20.72189">
                <text:p>20.72189</text:p>
              </table:table-cell>
              <table:table-cell office:value-type="float" office:value="19.487441">
                <text:p>19.487441</text:p>
              </table:table-cell>
              <table:table-cell office:value-type="float" office:value="20.61469">
                <text:p>20.61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832443">
                <text:p>3.832443</text:p>
              </table:table-cell>
              <table:table-cell office:value-type="float" office:value="22.012147">
                <text:p>22.012147</text:p>
              </table:table-cell>
              <table:table-cell office:value-type="float" office:value="24.17265">
                <text:p>24.17265</text:p>
              </table:table-cell>
              <table:table-cell office:value-type="float" office:value="24.015298">
                <text:p>24.015298</text:p>
              </table:table-cell>
              <table:table-cell office:value-type="float" office:value="27.347723">
                <text:p>27.347723</text:p>
              </table:table-cell>
              <table:table-cell office:value-type="float" office:value="28.342111">
                <text:p>28.342111</text:p>
              </table:table-cell>
              <table:table-cell office:value-type="float" office:value="24.147846">
                <text:p>24.147846</text:p>
              </table:table-cell>
              <table:table-cell office:value-type="float" office:value="22.480478">
                <text:p>22.480478</text:p>
              </table:table-cell>
              <table:table-cell office:value-type="float" office:value="19.388916">
                <text:p>19.388916</text:p>
              </table:table-cell>
              <table:table-cell office:value-type="float" office:value="22.882665">
                <text:p>22.882665</text:p>
              </table:table-cell>
              <table:table-cell office:value-type="float" office:value="20.865671">
                <text:p>20.865671</text:p>
              </table:table-cell>
              <table:table-cell office:value-type="float" office:value="21.491935">
                <text:p>21.491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9.99">
                <text:p>99.99</text:p>
              </table:table-cell>
              <table:table-cell office:value-type="float" office:value="24.487887">
                <text:p>24.487887</text:p>
              </table:table-cell>
              <table:table-cell office:value-type="float" office:value="24.710283">
                <text:p>24.710283</text:p>
              </table:table-cell>
              <table:table-cell office:value-type="float" office:value="26.204391">
                <text:p>26.204391</text:p>
              </table:table-cell>
              <table:table-cell office:value-type="float" office:value="23.320107">
                <text:p>23.320107</text:p>
              </table:table-cell>
              <table:table-cell office:value-type="float" office:value="20.463861">
                <text:p>20.463861</text:p>
              </table:table-cell>
              <table:table-cell office:value-type="float" office:value="25.312055">
                <text:p>25.312055</text:p>
              </table:table-cell>
              <table:table-cell office:value-type="float" office:value="21.336793">
                <text:p>21.336793</text:p>
              </table:table-cell>
              <table:table-cell office:value-type="float" office:value="22.58668">
                <text:p>22.58668</text:p>
              </table:table-cell>
              <table:table-cell office:value-type="float" office:value="26.690023">
                <text:p>26.690023</text:p>
              </table:table-cell>
              <table:table-cell office:value-type="float" office:value="22.119899">
                <text:p>22.119899</text:p>
              </table:table-cell>
              <table:table-cell office:value-type="float" office:value="23.424188">
                <text:p>23.424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.223069">
                <text:p>9.223069</text:p>
              </table:table-cell>
              <table:table-cell office:value-type="float" office:value="24.864517">
                <text:p>24.864517</text:p>
              </table:table-cell>
              <table:table-cell office:value-type="float" office:value="23.143997">
                <text:p>23.143997</text:p>
              </table:table-cell>
              <table:table-cell office:value-type="float" office:value="17.812346">
                <text:p>17.812346</text:p>
              </table:table-cell>
              <table:table-cell office:value-type="float" office:value="29.482843">
                <text:p>29.482843</text:p>
              </table:table-cell>
              <table:table-cell office:value-type="float" office:value="26.15635">
                <text:p>26.15635</text:p>
              </table:table-cell>
              <table:table-cell office:value-type="float" office:value="21.014268">
                <text:p>21.014268</text:p>
              </table:table-cell>
              <table:table-cell office:value-type="float" office:value="20.231851">
                <text:p>20.231851</text:p>
              </table:table-cell>
              <table:table-cell office:value-type="float" office:value="18.257987">
                <text:p>18.257987</text:p>
              </table:table-cell>
              <table:table-cell office:value-type="float" office:value="21.843764">
                <text:p>21.843764</text:p>
              </table:table-cell>
              <table:table-cell office:value-type="float" office:value="17.656779">
                <text:p>17.656779</text:p>
              </table:table-cell>
              <table:table-cell office:value-type="float" office:value="19.907086">
                <text:p>19.907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.967763">
                <text:p>10.967763</text:p>
              </table:table-cell>
              <table:table-cell office:value-type="float" office:value="24.264202">
                <text:p>24.264202</text:p>
              </table:table-cell>
              <table:table-cell office:value-type="float" office:value="24.130253">
                <text:p>24.130253</text:p>
              </table:table-cell>
              <table:table-cell office:value-type="float" office:value="25.932022">
                <text:p>25.932022</text:p>
              </table:table-cell>
              <table:table-cell office:value-type="float" office:value="21.573837">
                <text:p>21.573837</text:p>
              </table:table-cell>
              <table:table-cell office:value-type="float" office:value="23.058934">
                <text:p>23.058934</text:p>
              </table:table-cell>
              <table:table-cell office:value-type="float" office:value="20.702729">
                <text:p>20.702729</text:p>
              </table:table-cell>
              <table:table-cell office:value-type="float" office:value="20.719696">
                <text:p>20.719696</text:p>
              </table:table-cell>
              <table:table-cell office:value-type="float" office:value="24.682122">
                <text:p>24.682122</text:p>
              </table:table-cell>
              <table:table-cell office:value-type="float" office:value="19.142698">
                <text:p>19.142698</text:p>
              </table:table-cell>
              <table:table-cell office:value-type="float" office:value="21.157155">
                <text:p>21.157155</text:p>
              </table:table-cell>
              <table:table-cell office:value-type="float" office:value="21.984508">
                <text:p>21.984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.094218">
                <text:p>8.094218</text:p>
              </table:table-cell>
              <table:table-cell office:value-type="float" office:value="24.047436">
                <text:p>24.047436</text:p>
              </table:table-cell>
              <table:table-cell office:value-type="float" office:value="25.946756">
                <text:p>25.946756</text:p>
              </table:table-cell>
              <table:table-cell office:value-type="float" office:value="20.797304">
                <text:p>20.797304</text:p>
              </table:table-cell>
              <table:table-cell office:value-type="float" office:value="23.256115">
                <text:p>23.256115</text:p>
              </table:table-cell>
              <table:table-cell office:value-type="float" office:value="23.660785">
                <text:p>23.660785</text:p>
              </table:table-cell>
              <table:table-cell office:value-type="float" office:value="26.181497">
                <text:p>26.181497</text:p>
              </table:table-cell>
              <table:table-cell office:value-type="float" office:value="22.393074">
                <text:p>22.393074</text:p>
              </table:table-cell>
              <table:table-cell office:value-type="float" office:value="29.110446">
                <text:p>29.110446</text:p>
              </table:table-cell>
              <table:table-cell office:value-type="float" office:value="25.776568">
                <text:p>25.776568</text:p>
              </table:table-cell>
              <table:table-cell office:value-type="float" office:value="25.946779">
                <text:p>25.946779</text:p>
              </table:table-cell>
              <table:table-cell office:value-type="float" office:value="24.602164">
                <text:p>24.602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175354">
                <text:p>3.175354</text:p>
              </table:table-cell>
              <table:table-cell office:value-type="float" office:value="19.090112">
                <text:p>19.090112</text:p>
              </table:table-cell>
              <table:table-cell office:value-type="float" office:value="20.227026">
                <text:p>20.227026</text:p>
              </table:table-cell>
              <table:table-cell office:value-type="float" office:value="18.659426">
                <text:p>18.659426</text:p>
              </table:table-cell>
              <table:table-cell office:value-type="float" office:value="18.619904">
                <text:p>18.619904</text:p>
              </table:table-cell>
              <table:table-cell office:value-type="float" office:value="19.130634">
                <text:p>19.130634</text:p>
              </table:table-cell>
              <table:table-cell office:value-type="float" office:value="21.542158">
                <text:p>21.542158</text:p>
              </table:table-cell>
              <table:table-cell office:value-type="float" office:value="21.386193">
                <text:p>21.386193</text:p>
              </table:table-cell>
              <table:table-cell office:value-type="float" office:value="22.499843">
                <text:p>22.499843</text:p>
              </table:table-cell>
              <table:table-cell office:value-type="float" office:value="16.896815">
                <text:p>16.896815</text:p>
              </table:table-cell>
              <table:table-cell office:value-type="float" office:value="18.956726">
                <text:p>18.956726</text:p>
              </table:table-cell>
              <table:table-cell office:value-type="float" office:value="18.675078">
                <text:p>18.675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9.99">
                <text:p>99.99</text:p>
              </table:table-cell>
              <table:table-cell office:value-type="float" office:value="22.705509">
                <text:p>22.705509</text:p>
              </table:table-cell>
              <table:table-cell office:value-type="float" office:value="19.186791">
                <text:p>19.186791</text:p>
              </table:table-cell>
              <table:table-cell office:value-type="float" office:value="18.148816">
                <text:p>18.148816</text:p>
              </table:table-cell>
              <table:table-cell office:value-type="float" office:value="22.701687">
                <text:p>22.701687</text:p>
              </table:table-cell>
              <table:table-cell office:value-type="float" office:value="21.467725">
                <text:p>21.467725</text:p>
              </table:table-cell>
              <table:table-cell office:value-type="float" office:value="25.714483">
                <text:p>25.714483</text:p>
              </table:table-cell>
              <table:table-cell office:value-type="float" office:value="25.984525">
                <text:p>25.984525</text:p>
              </table:table-cell>
              <table:table-cell office:value-type="float" office:value="26.003267">
                <text:p>26.003267</text:p>
              </table:table-cell>
              <table:table-cell office:value-type="float" office:value="26.435313">
                <text:p>26.435313</text:p>
              </table:table-cell>
              <table:table-cell office:value-type="float" office:value="23.303931">
                <text:p>23.303931</text:p>
              </table:table-cell>
              <table:table-cell office:value-type="float" office:value="24.832558">
                <text:p>24.832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.309779">
                <text:p>8.309779</text:p>
              </table:table-cell>
              <table:table-cell office:value-type="float" office:value="27.14175">
                <text:p>27.14175</text:p>
              </table:table-cell>
              <table:table-cell office:value-type="float" office:value="26.184686">
                <text:p>26.184686</text:p>
              </table:table-cell>
              <table:table-cell office:value-type="float" office:value="24.875388">
                <text:p>24.875388</text:p>
              </table:table-cell>
              <table:table-cell office:value-type="float" office:value="25.546723">
                <text:p>25.546723</text:p>
              </table:table-cell>
              <table:table-cell office:value-type="float" office:value="27.46806">
                <text:p>27.46806</text:p>
              </table:table-cell>
              <table:table-cell office:value-type="float" office:value="26.620016">
                <text:p>26.620016</text:p>
              </table:table-cell>
              <table:table-cell office:value-type="float" office:value="23.937946">
                <text:p>23.937946</text:p>
              </table:table-cell>
              <table:table-cell office:value-type="float" office:value="22.738353">
                <text:p>22.738353</text:p>
              </table:table-cell>
              <table:table-cell office:value-type="float" office:value="27.460125">
                <text:p>27.460125</text:p>
              </table:table-cell>
              <table:table-cell office:value-type="float" office:value="24.006199">
                <text:p>24.006199</text:p>
              </table:table-cell>
              <table:table-cell office:value-type="float" office:value="24.477215">
                <text:p>24.477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.643156">
                <text:p>7.643156</text:p>
              </table:table-cell>
              <table:table-cell office:value-type="float" office:value="21.720263">
                <text:p>21.720263</text:p>
              </table:table-cell>
              <table:table-cell office:value-type="float" office:value="20.993396">
                <text:p>20.993396</text:p>
              </table:table-cell>
              <table:table-cell office:value-type="float" office:value="22.116486">
                <text:p>22.116486</text:p>
              </table:table-cell>
              <table:table-cell office:value-type="float" office:value="23.374647">
                <text:p>23.374647</text:p>
              </table:table-cell>
              <table:table-cell office:value-type="float" office:value="25.295865">
                <text:p>25.295865</text:p>
              </table:table-cell>
              <table:table-cell office:value-type="float" office:value="24.844961">
                <text:p>24.844961</text:p>
              </table:table-cell>
              <table:table-cell office:value-type="float" office:value="22.710444">
                <text:p>22.710444</text:p>
              </table:table-cell>
              <table:table-cell office:value-type="float" office:value="26.032042">
                <text:p>26.032042</text:p>
              </table:table-cell>
              <table:table-cell office:value-type="float" office:value="24.282221">
                <text:p>24.282221</text:p>
              </table:table-cell>
              <table:table-cell office:value-type="float" office:value="22.250613">
                <text:p>22.250613</text:p>
              </table:table-cell>
              <table:table-cell office:value-type="float" office:value="22.96004">
                <text:p>22.96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738851">
                <text:p>4.738851</text:p>
              </table:table-cell>
              <table:table-cell office:value-type="float" office:value="25.53847">
                <text:p>25.53847</text:p>
              </table:table-cell>
              <table:table-cell office:value-type="float" office:value="24.273301">
                <text:p>24.273301</text:p>
              </table:table-cell>
              <table:table-cell office:value-type="float" office:value="26.820251">
                <text:p>26.820251</text:p>
              </table:table-cell>
              <table:table-cell office:value-type="float" office:value="28.273438">
                <text:p>28.273438</text:p>
              </table:table-cell>
              <table:table-cell office:value-type="float" office:value="35.133076">
                <text:p>35.133076</text:p>
              </table:table-cell>
              <table:table-cell office:value-type="float" office:value="28.352094">
                <text:p>28.352094</text:p>
              </table:table-cell>
              <table:table-cell office:value-type="float" office:value="24.942257">
                <text:p>24.942257</text:p>
              </table:table-cell>
              <table:table-cell office:value-type="float" office:value="25.262502">
                <text:p>25.262502</text:p>
              </table:table-cell>
              <table:table-cell office:value-type="float" office:value="21.828409">
                <text:p>21.828409</text:p>
              </table:table-cell>
              <table:table-cell office:value-type="float" office:value="21.543397">
                <text:p>21.543397</text:p>
              </table:table-cell>
              <table:table-cell office:value-type="float" office:value="24.481082">
                <text:p>24.481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.255299">
                <text:p>5.255299</text:p>
              </table:table-cell>
              <table:table-cell office:value-type="float" office:value="17.681475">
                <text:p>17.681475</text:p>
              </table:table-cell>
              <table:table-cell office:value-type="float" office:value="20.899251">
                <text:p>20.899251</text:p>
              </table:table-cell>
              <table:table-cell office:value-type="float" office:value="13.384812">
                <text:p>13.384812</text:p>
              </table:table-cell>
              <table:table-cell office:value-type="float" office:value="22.004304">
                <text:p>22.004304</text:p>
              </table:table-cell>
              <table:table-cell office:value-type="float" office:value="20.832052">
                <text:p>20.832052</text:p>
              </table:table-cell>
              <table:table-cell office:value-type="float" office:value="26.841559">
                <text:p>26.841559</text:p>
              </table:table-cell>
              <table:table-cell office:value-type="float" office:value="31.261175">
                <text:p>31.261175</text:p>
              </table:table-cell>
              <table:table-cell office:value-type="float" office:value="27.520202">
                <text:p>27.520202</text:p>
              </table:table-cell>
              <table:table-cell office:value-type="float" office:value="31.421676">
                <text:p>31.421676</text:p>
              </table:table-cell>
              <table:table-cell office:value-type="float" office:value="21.691385">
                <text:p>21.691385</text:p>
              </table:table-cell>
              <table:table-cell office:value-type="float" office:value="24.883146">
                <text:p>24.883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.693871">
                <text:p>9.693871</text:p>
              </table:table-cell>
              <table:table-cell office:value-type="float" office:value="19.410151">
                <text:p>19.410151</text:p>
              </table:table-cell>
              <table:table-cell office:value-type="float" office:value="21.036908">
                <text:p>21.036908</text:p>
              </table:table-cell>
              <table:table-cell office:value-type="float" office:value="17.846835">
                <text:p>17.846835</text:p>
              </table:table-cell>
              <table:table-cell office:value-type="float" office:value="21.646241">
                <text:p>21.646241</text:p>
              </table:table-cell>
              <table:table-cell office:value-type="float" office:value="18.40782">
                <text:p>18.40782</text:p>
              </table:table-cell>
              <table:table-cell office:value-type="float" office:value="16.954697">
                <text:p>16.954697</text:p>
              </table:table-cell>
              <table:table-cell office:value-type="float" office:value="17.921536">
                <text:p>17.921536</text:p>
              </table:table-cell>
              <table:table-cell office:value-type="float" office:value="17.577203">
                <text:p>17.577203</text:p>
              </table:table-cell>
              <table:table-cell office:value-type="float" office:value="17.61087">
                <text:p>17.61087</text:p>
              </table:table-cell>
              <table:table-cell office:value-type="float" office:value="17.773918">
                <text:p>17.773918</text:p>
              </table:table-cell>
              <table:table-cell office:value-type="float" office:value="16.275162">
                <text:p>16.275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.430688">
                <text:p>8.430688</text:p>
              </table:table-cell>
              <table:table-cell office:value-type="float" office:value="21.120646">
                <text:p>21.120646</text:p>
              </table:table-cell>
              <table:table-cell office:value-type="float" office:value="28.433189">
                <text:p>28.433189</text:p>
              </table:table-cell>
              <table:table-cell office:value-type="float" office:value="17.937746">
                <text:p>17.937746</text:p>
              </table:table-cell>
              <table:table-cell office:value-type="float" office:value="26.189431">
                <text:p>26.189431</text:p>
              </table:table-cell>
              <table:table-cell office:value-type="float" office:value="22.790506">
                <text:p>22.790506</text:p>
              </table:table-cell>
              <table:table-cell office:value-type="float" office:value="22.18651">
                <text:p>22.18651</text:p>
              </table:table-cell>
              <table:table-cell office:value-type="float" office:value="20.995384">
                <text:p>20.995384</text:p>
              </table:table-cell>
              <table:table-cell office:value-type="float" office:value="23.942921">
                <text:p>23.942921</text:p>
              </table:table-cell>
              <table:table-cell office:value-type="float" office:value="22.891704">
                <text:p>22.891704</text:p>
              </table:table-cell>
              <table:table-cell office:value-type="float" office:value="23.654707">
                <text:p>23.654707</text:p>
              </table:table-cell>
              <table:table-cell office:value-type="float" office:value="21.864137">
                <text:p>21.864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.925544">
                <text:p>6.925544</text:p>
              </table:table-cell>
              <table:table-cell office:value-type="float" office:value="20.923557">
                <text:p>20.923557</text:p>
              </table:table-cell>
              <table:table-cell office:value-type="float" office:value="27.693812">
                <text:p>27.693812</text:p>
              </table:table-cell>
              <table:table-cell office:value-type="float" office:value="19.526569">
                <text:p>19.526569</text:p>
              </table:table-cell>
              <table:table-cell office:value-type="float" office:value="23.271627">
                <text:p>23.271627</text:p>
              </table:table-cell>
              <table:table-cell office:value-type="float" office:value="24.934555">
                <text:p>24.934555</text:p>
              </table:table-cell>
              <table:table-cell office:value-type="float" office:value="24.116797">
                <text:p>24.116797</text:p>
              </table:table-cell>
              <table:table-cell office:value-type="float" office:value="20.539414">
                <text:p>20.539414</text:p>
              </table:table-cell>
              <table:table-cell office:value-type="float" office:value="23.814913">
                <text:p>23.814913</text:p>
              </table:table-cell>
              <table:table-cell office:value-type="float" office:value="24.561365">
                <text:p>24.561365</text:p>
              </table:table-cell>
              <table:table-cell office:value-type="float" office:value="19.608841">
                <text:p>19.608841</text:p>
              </table:table-cell>
              <table:table-cell office:value-type="float" office:value="19.97827">
                <text:p>19.97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.147677">
                <text:p>7.147677</text:p>
              </table:table-cell>
              <table:table-cell office:value-type="float" office:value="27.039594">
                <text:p>27.039594</text:p>
              </table:table-cell>
              <table:table-cell office:value-type="float" office:value="19.944726">
                <text:p>19.944726</text:p>
              </table:table-cell>
              <table:table-cell office:value-type="float" office:value="28.309246">
                <text:p>28.309246</text:p>
              </table:table-cell>
              <table:table-cell office:value-type="float" office:value="22.811006">
                <text:p>22.811006</text:p>
              </table:table-cell>
              <table:table-cell office:value-type="float" office:value="25.772426">
                <text:p>25.772426</text:p>
              </table:table-cell>
              <table:table-cell office:value-type="float" office:value="20.52848">
                <text:p>20.52848</text:p>
              </table:table-cell>
              <table:table-cell office:value-type="float" office:value="22.285525">
                <text:p>22.285525</text:p>
              </table:table-cell>
              <table:table-cell office:value-type="float" office:value="20.274549">
                <text:p>20.274549</text:p>
              </table:table-cell>
              <table:table-cell office:value-type="float" office:value="22.142092">
                <text:p>22.142092</text:p>
              </table:table-cell>
              <table:table-cell office:value-type="float" office:value="21.799386">
                <text:p>21.799386</text:p>
              </table:table-cell>
              <table:table-cell office:value-type="float" office:value="22.491938">
                <text:p>22.491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.97707">
                <text:p>9.97707</text:p>
              </table:table-cell>
              <table:table-cell office:value-type="float" office:value="30.090614">
                <text:p>30.090614</text:p>
              </table:table-cell>
              <table:table-cell office:value-type="float" office:value="30.405309">
                <text:p>30.405309</text:p>
              </table:table-cell>
              <table:table-cell office:value-type="float" office:value="34.935778">
                <text:p>34.935778</text:p>
              </table:table-cell>
              <table:table-cell office:value-type="float" office:value="33.875582">
                <text:p>33.875582</text:p>
              </table:table-cell>
              <table:table-cell office:value-type="float" office:value="45.951979">
                <text:p>45.951979</text:p>
              </table:table-cell>
              <table:table-cell office:value-type="float" office:value="24.366805">
                <text:p>24.366805</text:p>
              </table:table-cell>
              <table:table-cell office:value-type="float" office:value="27.631904">
                <text:p>27.631904</text:p>
              </table:table-cell>
              <table:table-cell office:value-type="float" office:value="26.611521">
                <text:p>26.611521</text:p>
              </table:table-cell>
              <table:table-cell office:value-type="float" office:value="31.640281">
                <text:p>31.640281</text:p>
              </table:table-cell>
              <table:table-cell office:value-type="float" office:value="28.630582">
                <text:p>28.630582</text:p>
              </table:table-cell>
              <table:table-cell office:value-type="float" office:value="27.731487">
                <text:p>27.731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7.059997">
                <text:p>7.059997</text:p>
              </table:table-cell>
              <table:table-cell office:value-type="float" office:value="39.394887">
                <text:p>39.394887</text:p>
              </table:table-cell>
              <table:table-cell office:value-type="float" office:value="37.411686">
                <text:p>37.411686</text:p>
              </table:table-cell>
              <table:table-cell office:value-type="float" office:value="30.927371">
                <text:p>30.927371</text:p>
              </table:table-cell>
              <table:table-cell office:value-type="float" office:value="36.324646">
                <text:p>36.324646</text:p>
              </table:table-cell>
              <table:table-cell office:value-type="float" office:value="52.109165">
                <text:p>52.109165</text:p>
              </table:table-cell>
              <table:table-cell office:value-type="float" office:value="26.333296">
                <text:p>26.333296</text:p>
              </table:table-cell>
              <table:table-cell office:value-type="float" office:value="24.770591">
                <text:p>24.770591</text:p>
              </table:table-cell>
              <table:table-cell office:value-type="float" office:value="26.312692">
                <text:p>26.312692</text:p>
              </table:table-cell>
              <table:table-cell office:value-type="float" office:value="22.797449">
                <text:p>22.797449</text:p>
              </table:table-cell>
              <table:table-cell office:value-type="float" office:value="27.60675">
                <text:p>27.60675</text:p>
              </table:table-cell>
              <table:table-cell office:value-type="float" office:value="30.201945">
                <text:p>30.201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.668104">
                <text:p>12.668104</text:p>
              </table:table-cell>
              <table:table-cell office:value-type="float" office:value="28.428264">
                <text:p>28.428264</text:p>
              </table:table-cell>
              <table:table-cell office:value-type="float" office:value="34.147425">
                <text:p>34.147425</text:p>
              </table:table-cell>
              <table:table-cell office:value-type="float" office:value="27.495024">
                <text:p>27.495024</text:p>
              </table:table-cell>
              <table:table-cell office:value-type="float" office:value="27.633218">
                <text:p>27.633218</text:p>
              </table:table-cell>
              <table:table-cell office:value-type="float" office:value="36.541257">
                <text:p>36.541257</text:p>
              </table:table-cell>
              <table:table-cell office:value-type="float" office:value="25.484252">
                <text:p>25.484252</text:p>
              </table:table-cell>
              <table:table-cell office:value-type="float" office:value="30.049907">
                <text:p>30.049907</text:p>
              </table:table-cell>
              <table:table-cell office:value-type="float" office:value="31.841191">
                <text:p>31.841191</text:p>
              </table:table-cell>
              <table:table-cell office:value-type="float" office:value="26.009865">
                <text:p>26.009865</text:p>
              </table:table-cell>
              <table:table-cell office:value-type="float" office:value="26.717549">
                <text:p>26.717549</text:p>
              </table:table-cell>
              <table:table-cell office:value-type="float" office:value="27.373649">
                <text:p>27.373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65648">
                <text:p>2.65648</text:p>
              </table:table-cell>
              <table:table-cell office:value-type="float" office:value="26.72239">
                <text:p>26.72239</text:p>
              </table:table-cell>
              <table:table-cell office:value-type="float" office:value="29.746294">
                <text:p>29.746294</text:p>
              </table:table-cell>
              <table:table-cell office:value-type="float" office:value="25.639311">
                <text:p>25.639311</text:p>
              </table:table-cell>
              <table:table-cell office:value-type="float" office:value="29.676234">
                <text:p>29.676234</text:p>
              </table:table-cell>
              <table:table-cell office:value-type="float" office:value="33.290461">
                <text:p>33.290461</text:p>
              </table:table-cell>
              <table:table-cell office:value-type="float" office:value="26.025569">
                <text:p>26.025569</text:p>
              </table:table-cell>
              <table:table-cell office:value-type="float" office:value="24.483445">
                <text:p>24.483445</text:p>
              </table:table-cell>
              <table:table-cell office:value-type="float" office:value="22.320676">
                <text:p>22.320676</text:p>
              </table:table-cell>
              <table:table-cell office:value-type="float" office:value="23.761365">
                <text:p>23.761365</text:p>
              </table:table-cell>
              <table:table-cell office:value-type="float" office:value="23.388096">
                <text:p>23.388096</text:p>
              </table:table-cell>
              <table:table-cell office:value-type="float" office:value="25.459975">
                <text:p>25.4599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9.99">
                <text:p>99.99</text:p>
              </table:table-cell>
              <table:table-cell office:value-type="float" office:value="39.371059">
                <text:p>39.371059</text:p>
              </table:table-cell>
              <table:table-cell office:value-type="float" office:value="33.026569">
                <text:p>33.026569</text:p>
              </table:table-cell>
              <table:table-cell office:value-type="float" office:value="32.67064">
                <text:p>32.67064</text:p>
              </table:table-cell>
              <table:table-cell office:value-type="float" office:value="30.323165">
                <text:p>30.323165</text:p>
              </table:table-cell>
              <table:table-cell office:value-type="float" office:value="55.380524">
                <text:p>55.380524</text:p>
              </table:table-cell>
              <table:table-cell office:value-type="float" office:value="25.573736">
                <text:p>25.573736</text:p>
              </table:table-cell>
              <table:table-cell office:value-type="float" office:value="25.523978">
                <text:p>25.523978</text:p>
              </table:table-cell>
              <table:table-cell office:value-type="float" office:value="22.958875">
                <text:p>22.958875</text:p>
              </table:table-cell>
              <table:table-cell office:value-type="float" office:value="24.309719">
                <text:p>24.309719</text:p>
              </table:table-cell>
              <table:table-cell office:value-type="float" office:value="23.158401">
                <text:p>23.158401</text:p>
              </table:table-cell>
              <table:table-cell office:value-type="float" office:value="25.573736">
                <text:p>25.573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441cm" svg:height="17.123cm" xlink:href=".." xlink:type="simple" chart:class="chart:scatter" chart:style-name="ch1">
        <chart:title svg:x="9.845cm" svg:y="0.478cm" chart:style-name="ch2">
          <text:p>TTC Estimation using Camera and Lidar (Top results)</text:p>
        </chart:title>
        <chart:legend chart:legend-position="end" svg:x="26.557cm" svg:y="7.017cm" style:legend-expansion="high" chart:style-name="ch3"/>
        <chart:plot-area chart:style-name="ch4" table:cell-range-address="TTC_results_top_2.A1:TTC_results_top_2.G31" chart:data-source-has-labels="row" svg:x="1.619cm" svg:y="1.599cm" svg:width="24.33cm" svg:height="14.201cm">
          <chartooo:coordinate-region svg:x="2.24cm" svg:y="1.799cm" svg:width="23.522cm" svg:height="13.354cm"/>
          <chart:axis chart:dimension="x" chart:name="primary-x" chart:style-name="ch5">
            <chart:title svg:x="11.928cm" svg:y="16.142cm" chart:style-name="ch6">
              <text:p>Time Step (0.1s per step)</text:p>
            </chart:title>
          </chart:axis>
          <chart:axis chart:dimension="y" chart:name="primary-y" chart:style-name="ch5">
            <chart:title svg:x="0.451cm" svg:y="9.285cm" chart:style-name="ch7">
              <text:p>TTC (s)</text:p>
            </chart:title>
            <chart:grid chart:style-name="ch8" chart:class="major"/>
          </chart:axis>
          <chart:series chart:style-name="ch9" chart:values-cell-range-address="TTC_results_top_2.B2:TTC_results_top_2.B31" chart:label-cell-address="TTC_results_top_2.B1:TTC_results_top_2.B1" chart:class="chart:scatter">
            <chart:domain table:cell-range-address="TTC_results_top_2.A2:TTC_results_top_2.A31"/>
            <chart:data-point chart:repeated="30"/>
          </chart:series>
          <chart:series chart:style-name="ch10" chart:values-cell-range-address="TTC_results_top_2.C2:TTC_results_top_2.C31" chart:label-cell-address="TTC_results_top_2.C1:TTC_results_top_2.C1" chart:class="chart:scatter">
            <chart:data-point chart:repeated="30"/>
          </chart:series>
          <chart:series chart:style-name="ch11" chart:values-cell-range-address="TTC_results_top_2.D2:TTC_results_top_2.D31" chart:label-cell-address="TTC_results_top_2.D1:TTC_results_top_2.D1" chart:class="chart:scatter">
            <chart:data-point chart:repeated="30"/>
          </chart:series>
          <chart:series chart:style-name="ch12" chart:values-cell-range-address="TTC_results_top_2.E2:TTC_results_top_2.E31" chart:label-cell-address="TTC_results_top_2.E1:TTC_results_top_2.E1" chart:class="chart:scatter">
            <chart:data-point chart:repeated="30"/>
          </chart:series>
          <chart:series chart:style-name="ch13" chart:values-cell-range-address="TTC_results_top_2.F2:TTC_results_top_2.F31" chart:label-cell-address="TTC_results_top_2.F1:TTC_results_top_2.F1" chart:class="chart:scatter">
            <chart:data-point chart:repeated="30"/>
          </chart:series>
          <chart:series chart:style-name="ch14" chart:values-cell-range-address="TTC_results_top_2.G2:TTC_results_top_2.G31" chart:label-cell-address="TTC_results_top_2.G1:TTC_results_top_2.G1" chart:class="chart:scatter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KAZE+BRISK</text:p>
                <draw:g>
                  <svg:desc>TTC_results_top_2.B1:TTC_results_top_2.B1</svg:desc>
                </draw:g>
              </table:table-cell>
              <table:table-cell office:value-type="string">
                <text:p>AKAZE+BRIEF</text:p>
                <draw:g>
                  <svg:desc>TTC_results_top_2.C1:TTC_results_top_2.C1</svg:desc>
                </draw:g>
              </table:table-cell>
              <table:table-cell office:value-type="string">
                <text:p>AKAZE+ORB</text:p>
                <draw:g>
                  <svg:desc>TTC_results_top_2.D1:TTC_results_top_2.D1</svg:desc>
                </draw:g>
              </table:table-cell>
              <table:table-cell office:value-type="string">
                <text:p>AKAZE+FREAK</text:p>
                <draw:g>
                  <svg:desc>TTC_results_top_2.E1:TTC_results_top_2.E1</svg:desc>
                </draw:g>
              </table:table-cell>
              <table:table-cell office:value-type="string">
                <text:p>AKAZE+AKAZE</text:p>
                <draw:g>
                  <svg:desc>TTC_results_top_2.F1:TTC_results_top_2.F1</svg:desc>
                </draw:g>
              </table:table-cell>
              <table:table-cell office:value-type="string">
                <text:p>AKAZE+SIFT</text:p>
                <draw:g>
                  <svg:desc>TTC_results_top_2.G1:TTC_results_top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TC_results_top_2.A2:TTC_results_top_2.A31</svg:desc>
                </draw:g>
              </table:table-cell>
              <table:table-cell office:value-type="float" office:value="23.279921">
                <text:p>23.279921</text:p>
                <draw:g>
                  <svg:desc>TTC_results_top_2.B2:TTC_results_top_2.B31</svg:desc>
                </draw:g>
              </table:table-cell>
              <table:table-cell office:value-type="float" office:value="21.068161">
                <text:p>21.068161</text:p>
                <draw:g>
                  <svg:desc>TTC_results_top_2.C2:TTC_results_top_2.C31</svg:desc>
                </draw:g>
              </table:table-cell>
              <table:table-cell office:value-type="float" office:value="21.494153">
                <text:p>21.494153</text:p>
                <draw:g>
                  <svg:desc>TTC_results_top_2.D2:TTC_results_top_2.D31</svg:desc>
                </draw:g>
              </table:table-cell>
              <table:table-cell office:value-type="float" office:value="17.96558">
                <text:p>17.96558</text:p>
                <draw:g>
                  <svg:desc>TTC_results_top_2.E2:TTC_results_top_2.E31</svg:desc>
                </draw:g>
              </table:table-cell>
              <table:table-cell office:value-type="float" office:value="21.582747">
                <text:p>21.582747</text:p>
                <draw:g>
                  <svg:desc>TTC_results_top_2.F2:TTC_results_top_2.F31</svg:desc>
                </draw:g>
              </table:table-cell>
              <table:table-cell office:value-type="float" office:value="23.51136">
                <text:p>23.51136</text:p>
                <draw:g>
                  <svg:desc>TTC_results_top_2.G2:TTC_results_top_2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.493863">
                <text:p>27.493863</text:p>
              </table:table-cell>
              <table:table-cell office:value-type="float" office:value="25.946299">
                <text:p>25.946299</text:p>
              </table:table-cell>
              <table:table-cell office:value-type="float" office:value="25.03941">
                <text:p>25.03941</text:p>
              </table:table-cell>
              <table:table-cell office:value-type="float" office:value="27.281426">
                <text:p>27.281426</text:p>
              </table:table-cell>
              <table:table-cell office:value-type="float" office:value="25.194576">
                <text:p>25.194576</text:p>
              </table:table-cell>
              <table:table-cell office:value-type="float" office:value="25.947994">
                <text:p>25.947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.022143">
                <text:p>25.022143</text:p>
              </table:table-cell>
              <table:table-cell office:value-type="float" office:value="27.433734">
                <text:p>27.433734</text:p>
              </table:table-cell>
              <table:table-cell office:value-type="float" office:value="28.227036">
                <text:p>28.227036</text:p>
              </table:table-cell>
              <table:table-cell office:value-type="float" office:value="34.04152">
                <text:p>34.04152</text:p>
              </table:table-cell>
              <table:table-cell office:value-type="float" office:value="23.84918">
                <text:p>23.84918</text:p>
              </table:table-cell>
              <table:table-cell office:value-type="float" office:value="25.774697">
                <text:p>25.774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.790686">
                <text:p>24.790686</text:p>
              </table:table-cell>
              <table:table-cell office:value-type="float" office:value="22.058747">
                <text:p>22.058747</text:p>
              </table:table-cell>
              <table:table-cell office:value-type="float" office:value="20.86283">
                <text:p>20.86283</text:p>
              </table:table-cell>
              <table:table-cell office:value-type="float" office:value="25.280408">
                <text:p>25.280408</text:p>
              </table:table-cell>
              <table:table-cell office:value-type="float" office:value="21.684672">
                <text:p>21.684672</text:p>
              </table:table-cell>
              <table:table-cell office:value-type="float" office:value="24.044413">
                <text:p>24.044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1.284204">
                <text:p>21.284204</text:p>
              </table:table-cell>
              <table:table-cell office:value-type="float" office:value="21.450182">
                <text:p>21.450182</text:p>
              </table:table-cell>
              <table:table-cell office:value-type="float" office:value="23.140146">
                <text:p>23.140146</text:p>
              </table:table-cell>
              <table:table-cell office:value-type="float" office:value="20.444424">
                <text:p>20.444424</text:p>
              </table:table-cell>
              <table:table-cell office:value-type="float" office:value="19.38868">
                <text:p>19.38868</text:p>
              </table:table-cell>
              <table:table-cell office:value-type="float" office:value="21.043816">
                <text:p>21.043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7.418472">
                <text:p>27.418472</text:p>
              </table:table-cell>
              <table:table-cell office:value-type="float" office:value="24.735668">
                <text:p>24.735668</text:p>
              </table:table-cell>
              <table:table-cell office:value-type="float" office:value="26.741599">
                <text:p>26.741599</text:p>
              </table:table-cell>
              <table:table-cell office:value-type="float" office:value="23.829936">
                <text:p>23.829936</text:p>
              </table:table-cell>
              <table:table-cell office:value-type="float" office:value="20.103904">
                <text:p>20.103904</text:p>
              </table:table-cell>
              <table:table-cell office:value-type="float" office:value="21.388956">
                <text:p>21.388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2.642321">
                <text:p>22.642321</text:p>
              </table:table-cell>
              <table:table-cell office:value-type="float" office:value="23.025407">
                <text:p>23.025407</text:p>
              </table:table-cell>
              <table:table-cell office:value-type="float" office:value="22.7341">
                <text:p>22.7341</text:p>
              </table:table-cell>
              <table:table-cell office:value-type="float" office:value="23.881436">
                <text:p>23.881436</text:p>
              </table:table-cell>
              <table:table-cell office:value-type="float" office:value="21.493304">
                <text:p>21.493304</text:p>
              </table:table-cell>
              <table:table-cell office:value-type="float" office:value="23.881436">
                <text:p>23.881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.463855">
                <text:p>23.463855</text:p>
              </table:table-cell>
              <table:table-cell office:value-type="float" office:value="23.77524">
                <text:p>23.77524</text:p>
              </table:table-cell>
              <table:table-cell office:value-type="float" office:value="20.658463">
                <text:p>20.658463</text:p>
              </table:table-cell>
              <table:table-cell office:value-type="float" office:value="19.933894">
                <text:p>19.933894</text:p>
              </table:table-cell>
              <table:table-cell office:value-type="float" office:value="22.887143">
                <text:p>22.887143</text:p>
              </table:table-cell>
              <table:table-cell office:value-type="float" office:value="23.495993">
                <text:p>23.495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.430667">
                <text:p>25.430667</text:p>
              </table:table-cell>
              <table:table-cell office:value-type="float" office:value="23.104133">
                <text:p>23.104133</text:p>
              </table:table-cell>
              <table:table-cell office:value-type="float" office:value="19.954099">
                <text:p>19.954099</text:p>
              </table:table-cell>
              <table:table-cell office:value-type="float" office:value="24.617889">
                <text:p>24.617889</text:p>
              </table:table-cell>
              <table:table-cell office:value-type="float" office:value="23.962291">
                <text:p>23.962291</text:p>
              </table:table-cell>
              <table:table-cell office:value-type="float" office:value="24.373427">
                <text:p>24.373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1.33669">
                <text:p>21.33669</text:p>
              </table:table-cell>
              <table:table-cell office:value-type="float" office:value="21.016982">
                <text:p>21.016982</text:p>
              </table:table-cell>
              <table:table-cell office:value-type="float" office:value="18.632488">
                <text:p>18.632488</text:p>
              </table:table-cell>
              <table:table-cell office:value-type="float" office:value="20.72189">
                <text:p>20.72189</text:p>
              </table:table-cell>
              <table:table-cell office:value-type="float" office:value="19.487441">
                <text:p>19.487441</text:p>
              </table:table-cell>
              <table:table-cell office:value-type="float" office:value="20.61469">
                <text:p>20.61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.147846">
                <text:p>24.147846</text:p>
              </table:table-cell>
              <table:table-cell office:value-type="float" office:value="22.480478">
                <text:p>22.480478</text:p>
              </table:table-cell>
              <table:table-cell office:value-type="float" office:value="19.388916">
                <text:p>19.388916</text:p>
              </table:table-cell>
              <table:table-cell office:value-type="float" office:value="22.882665">
                <text:p>22.882665</text:p>
              </table:table-cell>
              <table:table-cell office:value-type="float" office:value="20.865671">
                <text:p>20.865671</text:p>
              </table:table-cell>
              <table:table-cell office:value-type="float" office:value="21.491935">
                <text:p>21.491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.312055">
                <text:p>25.312055</text:p>
              </table:table-cell>
              <table:table-cell office:value-type="float" office:value="21.336793">
                <text:p>21.336793</text:p>
              </table:table-cell>
              <table:table-cell office:value-type="float" office:value="22.58668">
                <text:p>22.58668</text:p>
              </table:table-cell>
              <table:table-cell office:value-type="float" office:value="26.690023">
                <text:p>26.690023</text:p>
              </table:table-cell>
              <table:table-cell office:value-type="float" office:value="22.119899">
                <text:p>22.119899</text:p>
              </table:table-cell>
              <table:table-cell office:value-type="float" office:value="23.424188">
                <text:p>23.424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1.014268">
                <text:p>21.014268</text:p>
              </table:table-cell>
              <table:table-cell office:value-type="float" office:value="20.231851">
                <text:p>20.231851</text:p>
              </table:table-cell>
              <table:table-cell office:value-type="float" office:value="18.257987">
                <text:p>18.257987</text:p>
              </table:table-cell>
              <table:table-cell office:value-type="float" office:value="21.843764">
                <text:p>21.843764</text:p>
              </table:table-cell>
              <table:table-cell office:value-type="float" office:value="17.656779">
                <text:p>17.656779</text:p>
              </table:table-cell>
              <table:table-cell office:value-type="float" office:value="19.907086">
                <text:p>19.907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0.702729">
                <text:p>20.702729</text:p>
              </table:table-cell>
              <table:table-cell office:value-type="float" office:value="20.719696">
                <text:p>20.719696</text:p>
              </table:table-cell>
              <table:table-cell office:value-type="float" office:value="24.682122">
                <text:p>24.682122</text:p>
              </table:table-cell>
              <table:table-cell office:value-type="float" office:value="19.142698">
                <text:p>19.142698</text:p>
              </table:table-cell>
              <table:table-cell office:value-type="float" office:value="21.157155">
                <text:p>21.157155</text:p>
              </table:table-cell>
              <table:table-cell office:value-type="float" office:value="21.984508">
                <text:p>21.984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6.181497">
                <text:p>26.181497</text:p>
              </table:table-cell>
              <table:table-cell office:value-type="float" office:value="22.393074">
                <text:p>22.393074</text:p>
              </table:table-cell>
              <table:table-cell office:value-type="float" office:value="29.110446">
                <text:p>29.110446</text:p>
              </table:table-cell>
              <table:table-cell office:value-type="float" office:value="25.776568">
                <text:p>25.776568</text:p>
              </table:table-cell>
              <table:table-cell office:value-type="float" office:value="25.946779">
                <text:p>25.946779</text:p>
              </table:table-cell>
              <table:table-cell office:value-type="float" office:value="24.602164">
                <text:p>24.602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.542158">
                <text:p>21.542158</text:p>
              </table:table-cell>
              <table:table-cell office:value-type="float" office:value="21.386193">
                <text:p>21.386193</text:p>
              </table:table-cell>
              <table:table-cell office:value-type="float" office:value="22.499843">
                <text:p>22.499843</text:p>
              </table:table-cell>
              <table:table-cell office:value-type="float" office:value="16.896815">
                <text:p>16.896815</text:p>
              </table:table-cell>
              <table:table-cell office:value-type="float" office:value="18.956726">
                <text:p>18.956726</text:p>
              </table:table-cell>
              <table:table-cell office:value-type="float" office:value="18.675078">
                <text:p>18.675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.714483">
                <text:p>25.714483</text:p>
              </table:table-cell>
              <table:table-cell office:value-type="float" office:value="25.984525">
                <text:p>25.984525</text:p>
              </table:table-cell>
              <table:table-cell office:value-type="float" office:value="26.003267">
                <text:p>26.003267</text:p>
              </table:table-cell>
              <table:table-cell office:value-type="float" office:value="26.435313">
                <text:p>26.435313</text:p>
              </table:table-cell>
              <table:table-cell office:value-type="float" office:value="23.303931">
                <text:p>23.303931</text:p>
              </table:table-cell>
              <table:table-cell office:value-type="float" office:value="24.832558">
                <text:p>24.832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6.620016">
                <text:p>26.620016</text:p>
              </table:table-cell>
              <table:table-cell office:value-type="float" office:value="23.937946">
                <text:p>23.937946</text:p>
              </table:table-cell>
              <table:table-cell office:value-type="float" office:value="22.738353">
                <text:p>22.738353</text:p>
              </table:table-cell>
              <table:table-cell office:value-type="float" office:value="27.460125">
                <text:p>27.460125</text:p>
              </table:table-cell>
              <table:table-cell office:value-type="float" office:value="24.006199">
                <text:p>24.006199</text:p>
              </table:table-cell>
              <table:table-cell office:value-type="float" office:value="24.477215">
                <text:p>24.477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4.844961">
                <text:p>24.844961</text:p>
              </table:table-cell>
              <table:table-cell office:value-type="float" office:value="22.710444">
                <text:p>22.710444</text:p>
              </table:table-cell>
              <table:table-cell office:value-type="float" office:value="26.032042">
                <text:p>26.032042</text:p>
              </table:table-cell>
              <table:table-cell office:value-type="float" office:value="24.282221">
                <text:p>24.282221</text:p>
              </table:table-cell>
              <table:table-cell office:value-type="float" office:value="22.250613">
                <text:p>22.250613</text:p>
              </table:table-cell>
              <table:table-cell office:value-type="float" office:value="22.96004">
                <text:p>22.96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8.352094">
                <text:p>28.352094</text:p>
              </table:table-cell>
              <table:table-cell office:value-type="float" office:value="24.942257">
                <text:p>24.942257</text:p>
              </table:table-cell>
              <table:table-cell office:value-type="float" office:value="25.262502">
                <text:p>25.262502</text:p>
              </table:table-cell>
              <table:table-cell office:value-type="float" office:value="21.828409">
                <text:p>21.828409</text:p>
              </table:table-cell>
              <table:table-cell office:value-type="float" office:value="21.543397">
                <text:p>21.543397</text:p>
              </table:table-cell>
              <table:table-cell office:value-type="float" office:value="24.481082">
                <text:p>24.481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6.841559">
                <text:p>26.841559</text:p>
              </table:table-cell>
              <table:table-cell office:value-type="float" office:value="31.261175">
                <text:p>31.261175</text:p>
              </table:table-cell>
              <table:table-cell office:value-type="float" office:value="27.520202">
                <text:p>27.520202</text:p>
              </table:table-cell>
              <table:table-cell office:value-type="float" office:value="31.421676">
                <text:p>31.421676</text:p>
              </table:table-cell>
              <table:table-cell office:value-type="float" office:value="21.691385">
                <text:p>21.691385</text:p>
              </table:table-cell>
              <table:table-cell office:value-type="float" office:value="24.883146">
                <text:p>24.883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6.954697">
                <text:p>16.954697</text:p>
              </table:table-cell>
              <table:table-cell office:value-type="float" office:value="17.921536">
                <text:p>17.921536</text:p>
              </table:table-cell>
              <table:table-cell office:value-type="float" office:value="17.577203">
                <text:p>17.577203</text:p>
              </table:table-cell>
              <table:table-cell office:value-type="float" office:value="17.61087">
                <text:p>17.61087</text:p>
              </table:table-cell>
              <table:table-cell office:value-type="float" office:value="17.773918">
                <text:p>17.773918</text:p>
              </table:table-cell>
              <table:table-cell office:value-type="float" office:value="16.275162">
                <text:p>16.275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.18651">
                <text:p>22.18651</text:p>
              </table:table-cell>
              <table:table-cell office:value-type="float" office:value="20.995384">
                <text:p>20.995384</text:p>
              </table:table-cell>
              <table:table-cell office:value-type="float" office:value="23.942921">
                <text:p>23.942921</text:p>
              </table:table-cell>
              <table:table-cell office:value-type="float" office:value="22.891704">
                <text:p>22.891704</text:p>
              </table:table-cell>
              <table:table-cell office:value-type="float" office:value="23.654707">
                <text:p>23.654707</text:p>
              </table:table-cell>
              <table:table-cell office:value-type="float" office:value="21.864137">
                <text:p>21.864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4.116797">
                <text:p>24.116797</text:p>
              </table:table-cell>
              <table:table-cell office:value-type="float" office:value="20.539414">
                <text:p>20.539414</text:p>
              </table:table-cell>
              <table:table-cell office:value-type="float" office:value="23.814913">
                <text:p>23.814913</text:p>
              </table:table-cell>
              <table:table-cell office:value-type="float" office:value="24.561365">
                <text:p>24.561365</text:p>
              </table:table-cell>
              <table:table-cell office:value-type="float" office:value="19.608841">
                <text:p>19.608841</text:p>
              </table:table-cell>
              <table:table-cell office:value-type="float" office:value="19.97827">
                <text:p>19.97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.52848">
                <text:p>20.52848</text:p>
              </table:table-cell>
              <table:table-cell office:value-type="float" office:value="22.285525">
                <text:p>22.285525</text:p>
              </table:table-cell>
              <table:table-cell office:value-type="float" office:value="20.274549">
                <text:p>20.274549</text:p>
              </table:table-cell>
              <table:table-cell office:value-type="float" office:value="22.142092">
                <text:p>22.142092</text:p>
              </table:table-cell>
              <table:table-cell office:value-type="float" office:value="21.799386">
                <text:p>21.799386</text:p>
              </table:table-cell>
              <table:table-cell office:value-type="float" office:value="22.491938">
                <text:p>22.491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.366805">
                <text:p>24.366805</text:p>
              </table:table-cell>
              <table:table-cell office:value-type="float" office:value="27.631904">
                <text:p>27.631904</text:p>
              </table:table-cell>
              <table:table-cell office:value-type="float" office:value="26.611521">
                <text:p>26.611521</text:p>
              </table:table-cell>
              <table:table-cell office:value-type="float" office:value="31.640281">
                <text:p>31.640281</text:p>
              </table:table-cell>
              <table:table-cell office:value-type="float" office:value="28.630582">
                <text:p>28.630582</text:p>
              </table:table-cell>
              <table:table-cell office:value-type="float" office:value="27.731487">
                <text:p>27.731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296">
                <text:p>26.333296</text:p>
              </table:table-cell>
              <table:table-cell office:value-type="float" office:value="24.770591">
                <text:p>24.770591</text:p>
              </table:table-cell>
              <table:table-cell office:value-type="float" office:value="26.312692">
                <text:p>26.312692</text:p>
              </table:table-cell>
              <table:table-cell office:value-type="float" office:value="22.797449">
                <text:p>22.797449</text:p>
              </table:table-cell>
              <table:table-cell office:value-type="float" office:value="27.60675">
                <text:p>27.60675</text:p>
              </table:table-cell>
              <table:table-cell office:value-type="float" office:value="30.201945">
                <text:p>30.201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.484252">
                <text:p>25.484252</text:p>
              </table:table-cell>
              <table:table-cell office:value-type="float" office:value="30.049907">
                <text:p>30.049907</text:p>
              </table:table-cell>
              <table:table-cell office:value-type="float" office:value="31.841191">
                <text:p>31.841191</text:p>
              </table:table-cell>
              <table:table-cell office:value-type="float" office:value="26.009865">
                <text:p>26.009865</text:p>
              </table:table-cell>
              <table:table-cell office:value-type="float" office:value="26.717549">
                <text:p>26.717549</text:p>
              </table:table-cell>
              <table:table-cell office:value-type="float" office:value="27.373649">
                <text:p>27.373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.025569">
                <text:p>26.025569</text:p>
              </table:table-cell>
              <table:table-cell office:value-type="float" office:value="24.483445">
                <text:p>24.483445</text:p>
              </table:table-cell>
              <table:table-cell office:value-type="float" office:value="22.320676">
                <text:p>22.320676</text:p>
              </table:table-cell>
              <table:table-cell office:value-type="float" office:value="23.761365">
                <text:p>23.761365</text:p>
              </table:table-cell>
              <table:table-cell office:value-type="float" office:value="23.388096">
                <text:p>23.388096</text:p>
              </table:table-cell>
              <table:table-cell office:value-type="float" office:value="25.459975">
                <text:p>25.4599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.573736">
                <text:p>25.573736</text:p>
              </table:table-cell>
              <table:table-cell office:value-type="float" office:value="25.523978">
                <text:p>25.523978</text:p>
              </table:table-cell>
              <table:table-cell office:value-type="float" office:value="22.958875">
                <text:p>22.958875</text:p>
              </table:table-cell>
              <table:table-cell office:value-type="float" office:value="24.309719">
                <text:p>24.309719</text:p>
              </table:table-cell>
              <table:table-cell office:value-type="float" office:value="23.158401">
                <text:p>23.158401</text:p>
              </table:table-cell>
              <table:table-cell office:value-type="float" office:value="25.573736">
                <text:p>25.5737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